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34000001EC9C5C42C6D9168A6C.png" manifest:media-type="image/png"/>
  <manifest:file-entry manifest:full-path="Pictures/10000000000002E30000013994411A75BC9B7FEC.png" manifest:media-type="image/png"/>
  <manifest:file-entry manifest:full-path="Pictures/10000000000003050000019AA2F3F7537F10FDE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F" svg:font-family="" style:font-family-generic="roman"/>
    <style:font-face style:name="Arial2" svg:font-family="Arial" style:font-family-generic="swiss"/>
    <style:font-face style:name="Arial1" svg:font-family="Arial" style:font-pitch="variable"/>
    <style:font-face style:name="Microsoft YaHei" svg:font-family="'Microsoft YaHei'" style:font-pitch="variable"/>
    <style:font-face style:name="NSimSun" svg:font-family="NSimSu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Arial" style:font-family-generic="swiss" style:font-pitch="variable"/>
    <style:font-face style:name="Arial" svg:font-family="Arial" style:font-family-generic="system" style:font-pitch="variable"/>
    <style:font-face style:name="Microsoft YaHei1" svg:font-family="'Microsoft YaHei'" style:font-family-generic="system" style:font-pitch="variable"/>
    <style:font-face style:name="NSimSun1" svg:font-family="NSimSun" style:font-family-generic="system" style:font-pitch="variable"/>
  </office:font-face-decls>
  <office:automatic-styles>
    <style:style style:name="P1" style:family="paragraph" style:parent-style-name="Text_20_body">
      <style:paragraph-properties fo:text-align="justify" style:justify-single-word="false" fo:break-before="page"/>
    </style:style>
    <style:style style:name="P2" style:family="paragraph" style:parent-style-name="Standard">
      <style:paragraph-properties fo:text-align="justify" style:justify-single-word="false"/>
      <style:text-properties fo:language="en" fo:country="US" officeooo:rsid="00190729" officeooo:paragraph-rsid="00190729"/>
    </style:style>
    <style:style style:name="P3" style:family="paragraph" style:parent-style-name="Standard">
      <style:paragraph-properties fo:text-align="justify" style:justify-single-word="false"/>
    </style:style>
    <style:style style:name="P4" style:family="paragraph" style:parent-style-name="Text_20_body">
      <style:paragraph-properties fo:text-align="justify" style:justify-single-word="false"/>
      <style:text-properties fo:language="en" fo:country="US" officeooo:rsid="00222970" officeooo:paragraph-rsid="00248f72"/>
    </style:style>
    <style:style style:name="P5" style:family="paragraph" style:parent-style-name="Text_20_body">
      <style:paragraph-properties fo:text-align="justify" style:justify-single-word="false"/>
      <style:text-properties fo:language="en" fo:country="US" officeooo:rsid="00248faa" officeooo:paragraph-rsid="00254421"/>
    </style:style>
    <style:style style:name="P6" style:family="paragraph" style:parent-style-name="Text_20_body">
      <style:paragraph-properties fo:text-align="justify" style:justify-single-word="false"/>
      <style:text-properties fo:language="en" fo:country="US" officeooo:rsid="003682ce" officeooo:paragraph-rsid="00475b75"/>
    </style:style>
    <style:style style:name="P7" style:family="paragraph" style:parent-style-name="Text_20_body">
      <style:paragraph-properties fo:text-align="center" style:justify-single-word="false"/>
      <style:text-properties fo:language="en" fo:country="US" officeooo:rsid="003682ce" officeooo:paragraph-rsid="003fb632"/>
    </style:style>
    <style:style style:name="P8" style:family="paragraph" style:parent-style-name="Text_20_body">
      <style:text-properties fo:language="en" fo:country="US" fo:font-style="normal" officeooo:rsid="001a5581" officeooo:paragraph-rsid="001a5581" style:font-style-asian="normal" style:font-style-complex="normal"/>
    </style:style>
    <style:style style:name="P9" style:family="paragraph" style:parent-style-name="Text_20_body">
      <style:paragraph-properties fo:text-align="center" style:justify-single-word="false"/>
      <style:text-properties fo:language="en" fo:country="US" fo:font-style="normal" officeooo:rsid="001a5581" officeooo:paragraph-rsid="001a5581" style:font-style-asian="normal" style:font-style-complex="normal"/>
    </style:style>
    <style:style style:name="P10" style:family="paragraph" style:parent-style-name="Text_20_body">
      <style:paragraph-properties fo:text-align="justify" style:justify-single-word="false"/>
      <style:text-properties fo:language="en" fo:country="US" fo:font-style="normal" officeooo:rsid="002e23a5" officeooo:paragraph-rsid="002e23a5" style:font-style-asian="normal" style:font-style-complex="normal"/>
    </style:style>
    <style:style style:name="P11" style:family="paragraph" style:parent-style-name="Text_20_body">
      <style:paragraph-properties fo:text-align="justify" style:justify-single-word="false"/>
      <style:text-properties fo:language="en" fo:country="US" fo:font-style="normal" officeooo:rsid="003251fe" officeooo:paragraph-rsid="002afd10" style:font-style-asian="normal" style:font-style-complex="normal"/>
    </style:style>
    <style:style style:name="P12" style:family="paragraph" style:parent-style-name="Text_20_body">
      <style:paragraph-properties fo:text-align="justify" style:justify-single-word="false"/>
      <style:text-properties style:rfc-language-tag="sr-Latn-RS" fo:language="sr" fo:script="Latn" fo:country="RS" officeooo:rsid="00190729" officeooo:paragraph-rsid="00190729"/>
    </style:style>
    <style:style style:name="P13" style:family="paragraph" style:parent-style-name="Text_20_body">
      <style:paragraph-properties fo:text-align="justify" style:justify-single-word="false"/>
      <style:text-properties style:rfc-language-tag="sr-Latn-RS" fo:language="sr" fo:script="Latn" fo:country="RS" officeooo:rsid="00190729" officeooo:paragraph-rsid="0020eca6"/>
    </style:style>
    <style:style style:name="P14" style:family="paragraph" style:parent-style-name="Text_20_body">
      <style:paragraph-properties fo:text-align="justify" style:justify-single-word="false"/>
      <style:text-properties style:rfc-language-tag="sr-Latn-RS" fo:language="sr" fo:script="Latn" fo:country="RS" officeooo:rsid="001cfb1a" officeooo:paragraph-rsid="001cfb1a"/>
    </style:style>
    <style:style style:name="P15" style:family="paragraph" style:parent-style-name="Text_20_body">
      <style:paragraph-properties fo:text-align="justify" style:justify-single-word="false"/>
      <style:text-properties style:rfc-language-tag="sr-Latn-RS" fo:language="sr" fo:script="Latn" fo:country="RS" officeooo:rsid="00222970" officeooo:paragraph-rsid="00222970"/>
    </style:style>
    <style:style style:name="P16" style:family="paragraph" style:parent-style-name="Text_20_body">
      <style:paragraph-properties fo:text-align="justify" style:justify-single-word="false"/>
      <style:text-properties style:rfc-language-tag="sr-Latn-RS" fo:language="sr" fo:script="Latn" fo:country="RS" officeooo:rsid="004ac239" officeooo:paragraph-rsid="0063b71c"/>
    </style:style>
    <style:style style:name="P17" style:family="paragraph" style:parent-style-name="Text_20_body">
      <style:paragraph-properties fo:text-align="center" style:justify-single-word="false"/>
      <style:text-properties style:rfc-language-tag="sr-Latn-RS" fo:language="sr" fo:script="Latn" fo:country="RS" officeooo:rsid="004ac239" officeooo:paragraph-rsid="0063b71c"/>
    </style:style>
    <style:style style:name="P18" style:family="paragraph" style:parent-style-name="Text_20_body">
      <style:paragraph-properties fo:text-align="justify" style:justify-single-word="false"/>
      <style:text-properties style:rfc-language-tag="sr-Latn-RS" fo:language="sr" fo:script="Latn" fo:country="RS" officeooo:rsid="004d718e" officeooo:paragraph-rsid="005b7333"/>
    </style:style>
    <style:style style:name="P19" style:family="paragraph" style:parent-style-name="Text_20_body">
      <style:paragraph-properties fo:text-align="justify" style:justify-single-word="false"/>
      <style:text-properties style:rfc-language-tag="sr-Latn-RS" fo:language="sr" fo:script="Latn" fo:country="RS" officeooo:rsid="004f6de8" officeooo:paragraph-rsid="004f6de8"/>
    </style:style>
    <style:style style:name="P20" style:family="paragraph" style:parent-style-name="Text_20_body">
      <style:paragraph-properties fo:text-align="justify" style:justify-single-word="false"/>
      <style:text-properties style:rfc-language-tag="sr-Latn-RS" fo:language="sr" fo:script="Latn" fo:country="RS" officeooo:rsid="0050e7fe" officeooo:paragraph-rsid="0055c3f7"/>
    </style:style>
    <style:style style:name="P21" style:family="paragraph" style:parent-style-name="Text_20_body">
      <style:text-properties style:rfc-language-tag="sr-Latn-RS" fo:language="sr" fo:script="Latn" fo:country="RS" officeooo:rsid="006719af" officeooo:paragraph-rsid="006719af"/>
    </style:style>
    <style:style style:name="P22" style:family="paragraph" style:parent-style-name="Text_20_body">
      <style:paragraph-properties fo:text-align="justify" style:justify-single-word="false"/>
      <style:text-properties style:rfc-language-tag="sr-Latn-RS" fo:language="sr" fo:script="Latn" fo:country="RS" officeooo:rsid="00672878" officeooo:paragraph-rsid="00672878"/>
    </style:style>
    <style:style style:name="P23" style:family="paragraph" style:parent-style-name="Text_20_body">
      <style:paragraph-properties fo:text-align="justify" style:justify-single-word="false"/>
      <style:text-properties style:rfc-language-tag="sr-Latn-RS" fo:language="sr" fo:script="Latn" fo:country="RS" fo:font-style="normal" officeooo:rsid="002e23a5" officeooo:paragraph-rsid="002e23a5" style:font-style-asian="normal" style:font-style-complex="normal"/>
    </style:style>
    <style:style style:name="P24" style:family="paragraph" style:parent-style-name="Text_20_body">
      <style:paragraph-properties fo:text-align="start" style:justify-single-word="false"/>
      <style:text-properties style:rfc-language-tag="sr-Latn-RS" fo:language="sr" fo:script="Latn" fo:country="RS" fo:font-style="normal" officeooo:rsid="004ac239" officeooo:paragraph-rsid="004ac239" style:font-style-asian="normal" style:font-style-complex="normal"/>
    </style:style>
    <style:style style:name="P25" style:family="paragraph" style:parent-style-name="Text_20_body">
      <style:paragraph-properties fo:text-align="justify" style:justify-single-word="false"/>
      <style:text-properties style:rfc-language-tag="sr-Latn-RS" fo:language="sr" fo:script="Latn" fo:country="RS" fo:font-style="normal" officeooo:rsid="004d718e" officeooo:paragraph-rsid="004d718e" style:font-style-asian="normal" style:font-style-complex="normal"/>
    </style:style>
    <style:style style:name="P26" style:family="paragraph" style:parent-style-name="Text_20_body">
      <style:paragraph-properties fo:text-align="justify" style:justify-single-word="false"/>
      <style:text-properties style:rfc-language-tag="sr-Latn-RS" fo:language="sr" fo:script="Latn" fo:country="RS" fo:font-style="normal" officeooo:rsid="0055be52" officeooo:paragraph-rsid="0055c3f7" style:font-style-asian="normal" style:font-style-complex="normal"/>
    </style:style>
    <style:style style:name="P27" style:family="paragraph" style:parent-style-name="Text_20_body">
      <style:paragraph-properties fo:text-align="start" style:justify-single-word="false"/>
      <style:text-properties officeooo:rsid="0020eca6" officeooo:paragraph-rsid="0020eca6"/>
    </style:style>
    <style:style style:name="P28" style:family="paragraph" style:parent-style-name="Text_20_body">
      <style:paragraph-properties fo:text-align="justify" style:justify-single-word="false"/>
      <style:text-properties officeooo:rsid="0026970f" officeooo:paragraph-rsid="0026970f"/>
    </style:style>
    <style:style style:name="P29" style:family="paragraph" style:parent-style-name="Text_20_body">
      <style:paragraph-properties fo:text-align="justify" style:justify-single-word="false"/>
      <style:text-properties officeooo:rsid="002afd10" officeooo:paragraph-rsid="002afd10"/>
    </style:style>
    <style:style style:name="P30" style:family="paragraph" style:parent-style-name="Text_20_body">
      <style:paragraph-properties fo:text-align="justify" style:justify-single-word="false"/>
      <style:text-properties officeooo:rsid="002e23a5" officeooo:paragraph-rsid="00616a13"/>
    </style:style>
    <style:style style:name="P31" style:family="paragraph" style:parent-style-name="Text_20_body">
      <style:paragraph-properties fo:text-align="center" style:justify-single-word="false"/>
      <style:text-properties fo:font-style="normal" style:font-style-asian="normal" style:font-style-complex="normal"/>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P33" style:family="paragraph" style:parent-style-name="Contents_20_2">
      <style:paragraph-properties>
        <style:tab-stops>
          <style:tab-stop style:position="6.9252in" style:type="right" style:leader-style="dotted" style:leader-text="."/>
        </style:tab-stops>
      </style:paragraph-properties>
    </style:style>
    <style:style style:name="P34" style:family="paragraph" style:parent-style-name="Contents_20_3">
      <style:paragraph-properties>
        <style:tab-stops>
          <style:tab-stop style:position="6.9252in" style:type="right" style:leader-style="dotted" style:leader-text="."/>
        </style:tab-stops>
      </style:paragraph-properties>
    </style:style>
    <style:style style:name="P35" style:family="paragraph" style:parent-style-name="Contents_20_Heading">
      <style:paragraph-properties fo:break-before="page"/>
    </style:style>
    <style:style style:name="P36" style:family="paragraph" style:parent-style-name="Heading_20_1">
      <style:paragraph-properties fo:break-before="page"/>
    </style:style>
    <style:style style:name="P37" style:family="paragraph" style:parent-style-name="Heading_20_1">
      <style:paragraph-properties fo:text-align="justify" style:justify-single-word="false" fo:break-before="page"/>
    </style:style>
    <style:style style:name="P38" style:family="paragraph" style:parent-style-name="Heading_20_2" style:list-style-name=""/>
    <style:style style:name="P39" style:family="paragraph" style:parent-style-name="Heading_20_2">
      <style:paragraph-properties fo:text-align="center" style:justify-single-word="false"/>
    </style:style>
    <style:style style:name="P40" style:family="paragraph" style:parent-style-name="Heading_20_2">
      <style:paragraph-properties fo:break-before="page"/>
    </style:style>
    <style:style style:name="P41" style:family="paragraph" style:parent-style-name="Heading_20_3">
      <style:text-properties fo:language="en" fo:country="US" officeooo:rsid="00a7d39e" officeooo:paragraph-rsid="00a7d39e"/>
    </style:style>
    <style:style style:name="P42" style:family="paragraph" style:parent-style-name="Heading_20_3">
      <style:paragraph-properties fo:line-height="100%"/>
    </style:style>
    <style:style style:name="P43" style:family="paragraph" style:parent-style-name="Text_20_body">
      <style:paragraph-properties fo:text-align="justify" style:justify-single-word="false"/>
      <style:text-properties officeooo:paragraph-rsid="0050e7fe"/>
    </style:style>
    <style:style style:name="P44" style:family="paragraph" style:parent-style-name="Text_20_body">
      <style:paragraph-properties fo:text-align="justify" style:justify-single-word="false"/>
      <style:text-properties officeooo:paragraph-rsid="00933da5"/>
    </style:style>
    <style:style style:name="P45" style:family="paragraph" style:parent-style-name="Text_20_body">
      <style:paragraph-properties fo:text-align="justify" style:justify-single-word="false"/>
      <style:text-properties style:rfc-language-tag="sr-Latn-RS" fo:language="sr" fo:script="Latn" fo:country="RS" fo:font-style="normal" fo:font-weight="normal" officeooo:rsid="00a6f516" officeooo:paragraph-rsid="00a6f516" style:font-style-asian="normal" style:font-weight-asian="normal" style:font-style-complex="normal" style:font-weight-complex="normal"/>
    </style:style>
    <style:style style:name="P46" style:family="paragraph" style:parent-style-name="Text_20_body">
      <style:paragraph-properties fo:text-align="justify" style:justify-single-word="false"/>
      <style:text-properties style:rfc-language-tag="sr-Latn-RS" fo:language="sr" fo:script="Latn" fo:country="RS" officeooo:rsid="0099c5a9" officeooo:paragraph-rsid="0099c5a9"/>
    </style:style>
    <style:style style:name="P47" style:family="paragraph" style:parent-style-name="Text_20_body">
      <style:paragraph-properties fo:text-align="justify" style:justify-single-word="false"/>
      <style:text-properties style:rfc-language-tag="sr-Latn-RS" fo:language="sr" fo:script="Latn" fo:country="RS" officeooo:rsid="009c52cb" officeooo:paragraph-rsid="009c52cb"/>
    </style:style>
    <style:style style:name="P48" style:family="paragraph" style:parent-style-name="Text_20_body">
      <style:paragraph-properties fo:line-height="100%"/>
      <style:text-properties style:rfc-language-tag="sr-Latn-RS" fo:language="sr" fo:script="Latn" fo:country="RS" officeooo:rsid="00a8bfcc" officeooo:paragraph-rsid="00a8bfcc"/>
    </style:style>
    <style:style style:name="P49" style:family="paragraph" style:parent-style-name="Text_20_body" style:list-style-name="L1">
      <style:paragraph-properties fo:line-height="100%" fo:text-align="justify" style:justify-single-word="false"/>
      <style:text-properties style:rfc-language-tag="sr-Latn-RS" fo:language="sr" fo:script="Latn" fo:country="RS" officeooo:rsid="00a8bfcc" officeooo:paragraph-rsid="00a8bfcc"/>
    </style:style>
    <style:style style:name="P50" style:family="paragraph" style:parent-style-name="Text_20_body" style:list-style-name="L1">
      <style:paragraph-properties fo:line-height="100%" fo:text-align="justify" style:justify-single-word="false"/>
      <style:text-properties style:rfc-language-tag="sr-Latn-RS" fo:language="sr" fo:script="Latn" fo:country="RS" officeooo:rsid="00a9cadf" officeooo:paragraph-rsid="00a9cadf"/>
    </style:style>
    <style:style style:name="P51" style:family="paragraph" style:parent-style-name="Text_20_body">
      <style:paragraph-properties fo:line-height="100%"/>
      <style:text-properties style:rfc-language-tag="sr-Latn-RS" fo:language="sr" fo:script="Latn" fo:country="RS" fo:font-weight="bold" officeooo:rsid="00a9cadf" officeooo:paragraph-rsid="00a8bfcc" style:font-weight-asian="bold" style:font-weight-complex="bold"/>
    </style:style>
    <style:style style:name="P52" style:family="paragraph" style:parent-style-name="Text_20_body">
      <style:paragraph-properties fo:text-align="justify" style:justify-single-word="false"/>
      <style:text-properties fo:language="en" fo:country="US" officeooo:rsid="00a1c077" officeooo:paragraph-rsid="00a1c077"/>
    </style:style>
    <style:style style:name="P53" style:family="paragraph" style:parent-style-name="Text_20_body">
      <style:paragraph-properties fo:line-height="100%"/>
      <style:text-properties fo:language="en" fo:country="US" fo:font-weight="bold" officeooo:rsid="00a8bfcc" officeooo:paragraph-rsid="00a8bfcc" style:font-weight-asian="bold" style:font-weight-complex="bold"/>
    </style:style>
    <style:style style:name="P54" style:family="paragraph" style:parent-style-name="Text_20_body">
      <style:paragraph-properties fo:text-align="justify" style:justify-single-word="false"/>
      <style:text-properties fo:language="en" fo:country="US" fo:font-style="italic" fo:font-weight="bold" officeooo:rsid="00a46c9b" officeooo:paragraph-rsid="00a8bfcc" style:font-style-asian="italic" style:font-weight-asian="bold" style:font-style-complex="italic" style:font-weight-complex="bold"/>
    </style:style>
    <style:style style:name="P55" style:family="paragraph" style:parent-style-name="Text_20_body">
      <style:paragraph-properties fo:text-align="justify" style:justify-single-word="false"/>
      <style:text-properties fo:language="en" fo:country="US" fo:font-style="italic" fo:font-weight="bold" officeooo:rsid="00a57277" officeooo:paragraph-rsid="00a57277" style:font-style-asian="italic" style:font-weight-asian="bold" style:font-style-complex="italic" style:font-weight-complex="bold"/>
    </style:style>
    <style:style style:name="P56" style:family="paragraph" style:parent-style-name="Text_20_body">
      <style:paragraph-properties fo:line-height="115%" fo:text-align="justify" style:justify-single-word="false"/>
      <style:text-properties fo:language="en" fo:country="US" fo:font-style="normal" fo:font-weight="normal" officeooo:rsid="00a46c9b" officeooo:paragraph-rsid="00a46c9b" style:font-style-asian="normal" style:font-weight-asian="normal" style:font-style-complex="normal" style:font-weight-complex="normal"/>
    </style:style>
    <style:style style:name="P57" style:family="paragraph" style:parent-style-name="Text_20_body">
      <style:paragraph-properties fo:line-height="100%"/>
      <style:text-properties fo:language="en" fo:country="US" officeooo:rsid="00a8bfcc" officeooo:paragraph-rsid="00a8bfcc"/>
    </style:style>
    <style:style style:name="P58" style:family="paragraph" style:parent-style-name="Text_20_body">
      <style:paragraph-properties fo:text-align="center" style:justify-single-word="false"/>
    </style:style>
    <style:style style:name="P59" style:family="paragraph" style:parent-style-name="Text_20_body" style:list-style-name="L1">
      <style:paragraph-properties fo:line-height="100%"/>
      <style:text-properties officeooo:paragraph-rsid="00a9cadf"/>
    </style:style>
    <style:style style:name="P60" style:family="paragraph" style:parent-style-name="Text_20_body" style:list-style-name=""/>
    <style:style style:name="P61"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1"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2"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1"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eeabe" style:font-style-asian="normal" style:font-style-complex="normal"/>
    </style:style>
    <style:style style:name="T4" style:family="text">
      <style:text-properties fo:font-style="normal" officeooo:rsid="00223674" style:font-style-asian="normal" style:font-style-complex="normal"/>
    </style:style>
    <style:style style:name="T5" style:family="text">
      <style:text-properties fo:font-style="normal" officeooo:rsid="0022945c" style:font-style-asian="normal" style:font-style-complex="normal"/>
    </style:style>
    <style:style style:name="T6" style:family="text">
      <style:text-properties fo:font-style="normal" officeooo:rsid="00248f72" style:font-style-asian="normal" style:font-style-complex="normal"/>
    </style:style>
    <style:style style:name="T7" style:family="text">
      <style:text-properties fo:font-style="normal" officeooo:rsid="0024e588" style:font-style-asian="normal" style:font-style-complex="normal"/>
    </style:style>
    <style:style style:name="T8" style:family="text">
      <style:text-properties fo:font-style="normal" officeooo:rsid="00254421" style:font-style-asian="normal" style:font-style-complex="normal"/>
    </style:style>
    <style:style style:name="T9" style:family="text">
      <style:text-properties fo:font-style="normal" officeooo:rsid="003fb632" style:font-style-asian="normal" style:font-style-complex="normal"/>
    </style:style>
    <style:style style:name="T10" style:family="text">
      <style:text-properties fo:font-style="normal" officeooo:rsid="0047c8c8" style:font-style-asian="normal" style:font-style-complex="normal"/>
    </style:style>
    <style:style style:name="T11" style:family="text">
      <style:text-properties fo:font-style="normal" officeooo:rsid="0049abce" style:font-style-asian="normal" style:font-style-complex="normal"/>
    </style:style>
    <style:style style:name="T12" style:family="text">
      <style:text-properties fo:font-style="normal" officeooo:rsid="004cac36" style:font-style-asian="normal" style:font-style-complex="normal"/>
    </style:style>
    <style:style style:name="T13" style:family="text">
      <style:text-properties fo:font-style="normal" officeooo:rsid="0055be52" style:font-style-asian="normal" style:font-style-complex="normal"/>
    </style:style>
    <style:style style:name="T14" style:family="text">
      <style:text-properties fo:font-style="normal" officeooo:rsid="005685b4" style:font-style-asian="normal" style:font-style-complex="normal"/>
    </style:style>
    <style:style style:name="T15" style:family="text">
      <style:text-properties fo:font-style="normal" officeooo:rsid="00616a13" style:font-style-asian="normal" style:font-style-complex="normal"/>
    </style:style>
    <style:style style:name="T16" style:family="text">
      <style:text-properties fo:font-style="normal" officeooo:rsid="00627d8a" style:font-style-asian="normal" style:font-style-complex="normal"/>
    </style:style>
    <style:style style:name="T17" style:family="text">
      <style:text-properties fo:font-style="normal" officeooo:rsid="0063b71c" style:font-style-asian="normal" style:font-style-complex="normal"/>
    </style:style>
    <style:style style:name="T18" style:family="text">
      <style:text-properties fo:font-style="normal" officeooo:rsid="002e23a5" style:font-style-asian="normal" style:font-style-complex="normal"/>
    </style:style>
    <style:style style:name="T19" style:family="text">
      <style:text-properties fo:font-style="normal" officeooo:rsid="008a99ca" style:font-style-asian="normal" style:font-style-complex="normal"/>
    </style:style>
    <style:style style:name="T20" style:family="text">
      <style:text-properties fo:font-style="normal" officeooo:rsid="008bbcb2" style:font-style-asian="normal" style:font-style-complex="normal"/>
    </style:style>
    <style:style style:name="T21" style:family="text">
      <style:text-properties fo:font-style="normal" officeooo:rsid="00b06086"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a57277" style:font-style-asian="normal" style:font-weight-asian="normal" style:font-style-complex="normal" style:font-weight-complex="normal"/>
    </style:style>
    <style:style style:name="T24" style:family="text">
      <style:text-properties fo:font-style="normal" fo:font-weight="normal" officeooo:rsid="00a8bfcc" style:font-style-asian="normal" style:font-weight-asian="normal" style:font-style-complex="normal" style:font-weight-complex="normal"/>
    </style:style>
    <style:style style:name="T25" style:family="text">
      <style:text-properties fo:language="en" fo:country="US"/>
    </style:style>
    <style:style style:name="T26" style:family="text">
      <style:text-properties fo:language="en" fo:country="US" fo:font-style="normal" style:font-style-asian="normal" style:font-style-complex="normal"/>
    </style:style>
    <style:style style:name="T27" style:family="text">
      <style:text-properties fo:language="en" fo:country="US" fo:font-style="normal" officeooo:rsid="001a5581" style:font-style-asian="normal" style:font-style-complex="normal"/>
    </style:style>
    <style:style style:name="T28" style:family="text">
      <style:text-properties fo:language="en" fo:country="US" fo:font-style="normal" officeooo:rsid="002c2d5b" style:font-style-asian="normal" style:font-style-complex="normal"/>
    </style:style>
    <style:style style:name="T29" style:family="text">
      <style:text-properties fo:language="en" fo:country="US" fo:font-style="normal" officeooo:rsid="004cac36" style:font-style-asian="normal" style:font-style-complex="normal"/>
    </style:style>
    <style:style style:name="T30" style:family="text">
      <style:text-properties fo:language="en" fo:country="US" fo:font-style="normal" officeooo:rsid="005685b4" style:font-style-asian="normal" style:font-style-complex="normal"/>
    </style:style>
    <style:style style:name="T31" style:family="text">
      <style:text-properties fo:language="en" fo:country="US" fo:font-style="normal" officeooo:rsid="005dbee3" style:font-style-asian="normal" style:font-style-complex="normal"/>
    </style:style>
    <style:style style:name="T32" style:family="text">
      <style:text-properties fo:language="en" fo:country="US" fo:font-style="normal" officeooo:rsid="00619732" style:font-style-asian="normal" style:font-style-complex="normal"/>
    </style:style>
    <style:style style:name="T33" style:family="text">
      <style:text-properties fo:language="en" fo:country="US" fo:font-style="normal" officeooo:rsid="00627d8a" style:font-style-asian="normal" style:font-style-complex="normal"/>
    </style:style>
    <style:style style:name="T34" style:family="text">
      <style:text-properties fo:language="en" fo:country="US" fo:font-style="normal" officeooo:rsid="0063b71c" style:font-style-asian="normal" style:font-style-complex="normal"/>
    </style:style>
    <style:style style:name="T35" style:family="text">
      <style:text-properties fo:language="en" fo:country="US" officeooo:rsid="0069db81"/>
    </style:style>
    <style:style style:name="T36" style:family="text">
      <style:text-properties fo:language="en" fo:country="US" fo:font-style="italic" officeooo:rsid="005c3826" style:font-style-asian="italic" style:font-style-complex="italic"/>
    </style:style>
    <style:style style:name="T37" style:family="text">
      <style:text-properties fo:language="en" fo:country="US" fo:font-style="italic" officeooo:rsid="008ee31f" style:font-style-asian="italic" style:font-style-complex="italic"/>
    </style:style>
    <style:style style:name="T38" style:family="text">
      <style:text-properties fo:language="en" fo:country="US" officeooo:rsid="006f795e"/>
    </style:style>
    <style:style style:name="T39" style:family="text">
      <style:text-properties fo:language="en" fo:country="US" officeooo:rsid="00933da5"/>
    </style:style>
    <style:style style:name="T40" style:family="text">
      <style:text-properties fo:language="en" fo:country="US" officeooo:rsid="008ee31f"/>
    </style:style>
    <style:style style:name="T41" style:family="text">
      <style:text-properties fo:language="en" fo:country="US" fo:font-weight="normal" style:font-weight-asian="normal" style:font-weight-complex="normal"/>
    </style:style>
    <style:style style:name="T42" style:family="text">
      <style:text-properties fo:language="en" fo:country="US" fo:font-weight="normal" officeooo:rsid="00a8bfcc" style:font-weight-asian="normal" style:font-weight-complex="normal"/>
    </style:style>
    <style:style style:name="T43" style:family="text">
      <style:text-properties style:rfc-language-tag="sr-Latn-RS" fo:language="sr" fo:script="Latn" fo:country="RS"/>
    </style:style>
    <style:style style:name="T44" style:family="text">
      <style:text-properties style:rfc-language-tag="sr-Latn-RS" fo:language="sr" fo:script="Latn" fo:country="RS" fo:font-style="normal" style:font-style-asian="normal" style:font-style-complex="normal"/>
    </style:style>
    <style:style style:name="T45" style:family="text">
      <style:text-properties style:rfc-language-tag="sr-Latn-RS" fo:language="sr" fo:script="Latn" fo:country="RS" fo:font-style="normal" officeooo:rsid="00223674" style:font-style-asian="normal" style:font-style-complex="normal"/>
    </style:style>
    <style:style style:name="T46" style:family="text">
      <style:text-properties style:rfc-language-tag="sr-Latn-RS" fo:language="sr" fo:script="Latn" fo:country="RS" fo:font-style="normal" officeooo:rsid="00248f72" style:font-style-asian="normal" style:font-style-complex="normal"/>
    </style:style>
    <style:style style:name="T47" style:family="text">
      <style:text-properties style:rfc-language-tag="sr-Latn-RS" fo:language="sr" fo:script="Latn" fo:country="RS" fo:font-style="normal" officeooo:rsid="0024e588" style:font-style-asian="normal" style:font-style-complex="normal"/>
    </style:style>
    <style:style style:name="T48" style:family="text">
      <style:text-properties style:rfc-language-tag="sr-Latn-RS" fo:language="sr" fo:script="Latn" fo:country="RS" fo:font-style="normal" officeooo:rsid="002c2d5b" style:font-style-asian="normal" style:font-style-complex="normal"/>
    </style:style>
    <style:style style:name="T49" style:family="text">
      <style:text-properties style:rfc-language-tag="sr-Latn-RS" fo:language="sr" fo:script="Latn" fo:country="RS" fo:font-style="normal" officeooo:rsid="002e23a5" style:font-style-asian="normal" style:font-style-complex="normal"/>
    </style:style>
    <style:style style:name="T50" style:family="text">
      <style:text-properties style:rfc-language-tag="sr-Latn-RS" fo:language="sr" fo:script="Latn" fo:country="RS" fo:font-style="normal" officeooo:rsid="003750fa" style:font-style-asian="normal" style:font-style-complex="normal"/>
    </style:style>
    <style:style style:name="T51" style:family="text">
      <style:text-properties style:rfc-language-tag="sr-Latn-RS" fo:language="sr" fo:script="Latn" fo:country="RS" fo:font-style="normal" officeooo:rsid="003fb632" style:font-style-asian="normal" style:font-style-complex="normal"/>
    </style:style>
    <style:style style:name="T52" style:family="text">
      <style:text-properties style:rfc-language-tag="sr-Latn-RS" fo:language="sr" fo:script="Latn" fo:country="RS" fo:font-style="normal" officeooo:rsid="008f795d" style:font-style-asian="normal" style:font-style-complex="normal"/>
    </style:style>
    <style:style style:name="T53" style:family="text">
      <style:text-properties style:rfc-language-tag="sr-Latn-RS" fo:language="sr" fo:script="Latn" fo:country="RS" fo:font-style="normal" officeooo:rsid="00914c65" style:font-style-asian="normal" style:font-style-complex="normal"/>
    </style:style>
    <style:style style:name="T54" style:family="text">
      <style:text-properties style:rfc-language-tag="sr-Latn-RS" fo:language="sr" fo:script="Latn" fo:country="RS" fo:font-style="normal" officeooo:rsid="0047c8c8" style:font-style-asian="normal" style:font-style-complex="normal"/>
    </style:style>
    <style:style style:name="T55" style:family="text">
      <style:text-properties style:rfc-language-tag="sr-Latn-RS" fo:language="sr" fo:script="Latn" fo:country="RS" fo:font-style="normal" officeooo:rsid="00abdad7" style:font-style-asian="normal" style:font-style-complex="normal"/>
    </style:style>
    <style:style style:name="T56" style:family="text">
      <style:text-properties style:rfc-language-tag="sr-Latn-RS" fo:language="sr" fo:script="Latn" fo:country="RS" fo:font-style="normal" style:text-underline-style="none" style:font-style-asian="normal" style:font-style-complex="normal"/>
    </style:style>
    <style:style style:name="T57" style:family="text">
      <style:text-properties style:rfc-language-tag="sr-Latn-RS" fo:language="sr" fo:script="Latn" fo:country="RS" fo:font-style="normal" fo:font-weight="normal" style:font-style-asian="normal" style:font-weight-asian="normal" style:font-style-complex="normal" style:font-weight-complex="normal"/>
    </style:style>
    <style:style style:name="T58" style:family="text">
      <style:text-properties style:rfc-language-tag="sr-Latn-RS" fo:language="sr" fo:script="Latn" fo:country="RS" fo:font-style="normal" fo:font-weight="normal" officeooo:rsid="00a57277" style:font-style-asian="normal" style:font-weight-asian="normal" style:font-style-complex="normal" style:font-weight-complex="normal"/>
    </style:style>
    <style:style style:name="T59" style:family="text">
      <style:text-properties style:rfc-language-tag="sr-Latn-RS" fo:language="sr" fo:script="Latn" fo:country="RS" fo:font-style="italic" style:font-style-asian="italic" style:font-style-complex="italic"/>
    </style:style>
    <style:style style:name="T60" style:family="text">
      <style:text-properties style:rfc-language-tag="sr-Latn-RS" fo:language="sr" fo:script="Latn" fo:country="RS" fo:font-style="italic" officeooo:rsid="0050e7fe" style:font-style-asian="italic" style:font-style-complex="italic"/>
    </style:style>
    <style:style style:name="T61" style:family="text">
      <style:text-properties style:rfc-language-tag="sr-Latn-RS" fo:language="sr" fo:script="Latn" fo:country="RS" fo:font-style="italic" officeooo:rsid="005283b6" style:font-style-asian="italic" style:font-style-complex="italic"/>
    </style:style>
    <style:style style:name="T62" style:family="text">
      <style:text-properties style:rfc-language-tag="sr-Latn-RS" fo:language="sr" fo:script="Latn" fo:country="RS" fo:font-style="italic" officeooo:rsid="0053f09e" style:font-style-asian="italic" style:font-style-complex="italic"/>
    </style:style>
    <style:style style:name="T63" style:family="text">
      <style:text-properties style:rfc-language-tag="sr-Latn-RS" fo:language="sr" fo:script="Latn" fo:country="RS" fo:font-style="italic" officeooo:rsid="008f795d" style:font-style-asian="italic" style:font-style-complex="italic"/>
    </style:style>
    <style:style style:name="T64" style:family="text">
      <style:text-properties style:rfc-language-tag="sr-Latn-RS" fo:language="sr" fo:script="Latn" fo:country="RS" fo:font-style="italic" fo:font-weight="bold" officeooo:rsid="0050e7fe" style:font-style-asian="italic" style:font-weight-asian="bold" style:font-style-complex="italic" style:font-weight-complex="bold"/>
    </style:style>
    <style:style style:name="T65" style:family="text">
      <style:text-properties style:rfc-language-tag="sr-Latn-RS" fo:language="sr" fo:script="Latn" fo:country="RS" officeooo:rsid="008f795d"/>
    </style:style>
    <style:style style:name="T66" style:family="text">
      <style:text-properties style:rfc-language-tag="sr-Latn-RS" fo:language="sr" fo:script="Latn" fo:country="RS" officeooo:rsid="00933da5"/>
    </style:style>
    <style:style style:name="T67" style:family="text">
      <style:text-properties style:rfc-language-tag="sr-Latn-RS" fo:language="sr" fo:script="Latn" fo:country="RS" officeooo:rsid="008ee31f"/>
    </style:style>
    <style:style style:name="T68" style:family="text">
      <style:text-properties style:rfc-language-tag="sr-Latn-RS" fo:language="sr" fo:script="Latn" fo:country="RS" officeooo:rsid="0098bf78"/>
    </style:style>
    <style:style style:name="T69" style:family="text">
      <style:text-properties style:rfc-language-tag="sr-Latn-RS" fo:language="sr" fo:script="Latn" fo:country="RS" officeooo:rsid="00a46c9b"/>
    </style:style>
    <style:style style:name="T70" style:family="text">
      <style:text-properties style:rfc-language-tag="sr-Latn-RS" fo:language="sr" fo:script="Latn" fo:country="RS" fo:font-weight="normal" style:font-weight-asian="normal" style:font-weight-complex="normal"/>
    </style:style>
    <style:style style:name="T71" style:family="text">
      <style:text-properties style:rfc-language-tag="sr-Latn-RS" fo:language="sr" fo:script="Latn" fo:country="RS" fo:font-weight="normal" officeooo:rsid="00a8bfcc" style:font-weight-asian="normal" style:font-weight-complex="normal"/>
    </style:style>
    <style:style style:name="T72" style:family="text">
      <style:text-properties style:rfc-language-tag="sr-Latn-RS" fo:language="sr" fo:script="Latn" fo:country="RS" officeooo:rsid="00b15e59"/>
    </style:style>
    <style:style style:name="T73" style:family="text">
      <style:text-properties officeooo:rsid="005ea611"/>
    </style:style>
    <style:style style:name="T74" style:family="text">
      <style:text-properties officeooo:rsid="0067b665"/>
    </style:style>
    <style:style style:name="T75" style:family="text">
      <style:text-properties officeooo:rsid="0069db81"/>
    </style:style>
    <style:style style:name="T76" style:family="text">
      <style:text-properties officeooo:rsid="0088b847"/>
    </style:style>
    <style:style style:name="T77" style:family="text">
      <style:text-properties officeooo:rsid="008ee31f"/>
    </style:style>
    <style:style style:name="T78" style:family="text">
      <style:text-properties officeooo:rsid="00a46c9b"/>
    </style:style>
    <style:style style:name="T79" style:family="text">
      <style:text-properties fo:font-weight="normal" style:font-weight-asian="normal" style:font-weight-complex="normal"/>
    </style:style>
    <style:style style:name="T80" style:family="text">
      <style:text-properties officeooo:rsid="00ae1070"/>
    </style:style>
    <style:style style:name="T81" style:family="text">
      <style:text-properties officeooo:rsid="00aea0f1"/>
    </style:style>
    <style:style style:name="T82" style:family="text">
      <style:text-properties officeooo:rsid="00b35e82"/>
    </style:style>
    <style:style style:name="fr1" style:family="graphic" style:parent-style-name="Graphics">
      <style:graphic-properties style:horizontal-pos="center" style:horizontal-rel="paragraph" style:mirror="none" fo:clip="rect(0in, 0in, 0.0575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5138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1209in, 0.248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12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dde-connection-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NASLOVNA STRANA</text:p>
      <text:p text:style-name="P2"/>
      <text:p text:style-name="P2"/>
      <text:p text:style-name="P2">– <text:span text:style-name="T73">skloni numeraciju s naslovne i sledece</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5">Table of Contents</text:p>
          </text:index-title>
          <text:p text:style-name="P32"><text:a xlink:type="simple" xlink:href="#__RefHeading___Toc3079_2544167869" text:style-name="Index_20_Link" text:visited-style-name="Index_20_Link">Uvod<text:tab/>3</text:a></text:p>
          <text:p text:style-name="P32"><text:a xlink:type="simple" xlink:href="#__RefHeading___Toc3081_2544167869" text:style-name="Index_20_Link" text:visited-style-name="Index_20_Link">Rešavanje problema<text:tab/>4</text:a></text:p>
          <text:p text:style-name="P33"><text:a xlink:type="simple" xlink:href="#__RefHeading___Toc3083_2544167869" text:style-name="Index_20_Link" text:visited-style-name="Index_20_Link"><text:span text:style-name="T2">R</text:span></text:a><text:a xlink:type="simple" xlink:href="#__RefHeading___Toc3083_2544167869" text:style-name="Index_20_Link" text:visited-style-name="Index_20_Link"><text:span text:style-name="T2">e</text:span></text:a><text:a xlink:type="simple" xlink:href="#__RefHeading___Toc3083_2544167869" text:style-name="Index_20_Link" text:visited-style-name="Index_20_Link"><text:span text:style-name="T2">šenja grubom silom</text:span></text:a><text:a xlink:type="simple" xlink:href="#__RefHeading___Toc3083_2544167869" text:style-name="Index_20_Link" text:visited-style-name="Index_20_Link"><text:tab/>4</text:a></text:p>
          <text:p text:style-name="P34"><text:a xlink:type="simple" xlink:href="#__RefHeading___Toc3119_2544167869" text:style-name="Index_20_Link" text:visited-style-name="Index_20_Link"><text:span text:style-name="T2">I</text:span></text:a><text:a xlink:type="simple" xlink:href="#__RefHeading___Toc3119_2544167869" text:style-name="Index_20_Link" text:visited-style-name="Index_20_Link"><text:span text:style-name="T2">scrpna pretraga</text:span></text:a><text:a xlink:type="simple" xlink:href="#__RefHeading___Toc3119_2544167869" text:style-name="Index_20_Link" text:visited-style-name="Index_20_Link"><text:tab/>4</text:a></text:p>
          <text:p text:style-name="P34"><text:a xlink:type="simple" xlink:href="#__RefHeading___Toc3121_2544167869" text:style-name="Index_20_Link" text:visited-style-name="Index_20_Link"><text:span text:style-name="T2">P</text:span></text:a><text:a xlink:type="simple" xlink:href="#__RefHeading___Toc3121_2544167869" text:style-name="Index_20_Link" text:visited-style-name="Index_20_Link"><text:span text:style-name="T2">retraga sa odsecanjem</text:span></text:a><text:a xlink:type="simple" xlink:href="#__RefHeading___Toc3121_2544167869" text:style-name="Index_20_Link" text:visited-style-name="Index_20_Link"><text:tab/>5</text:a></text:p>
          <text:p text:style-name="P34"><text:a xlink:type="simple" xlink:href="#__RefHeading___Toc2201_3645954432" text:style-name="Index_20_Link" text:visited-style-name="Index_20_Link">Poređenje iscrpne pretrage i pretrage sa odsecanjem<text:tab/>6</text:a></text:p>
          <text:p text:style-name="P33"><text:a xlink:type="simple" xlink:href="#__RefHeading___Toc3085_2544167869" text:style-name="Index_20_Link" text:visited-style-name="Index_20_Link">Metaheuristička rešenja<text:tab/>8</text:a></text:p>
          <text:p text:style-name="P34"><text:a xlink:type="simple" xlink:href="#__RefHeading___Toc3133_2544167869" text:style-name="Index_20_Link" text:visited-style-name="Index_20_Link">Genetski algoritam<text:tab/>8</text:a></text:p>
          <text:p text:style-name="P34"><text:a xlink:type="simple" xlink:href="#__RefHeading___Toc3135_2544167869" text:style-name="Index_20_Link" text:visited-style-name="Index_20_Link">Optimizacija kolonijom mrava<text:tab/>9</text:a></text:p>
          <text:p text:style-name="P33"><text:a xlink:type="simple" xlink:href="#__RefHeading___Toc3102_2544167869" text:style-name="Index_20_Link" text:visited-style-name="Index_20_Link">Polinomijalne aproksimacije<text:tab/>10</text:a></text:p>
          <text:p text:style-name="P32"><text:a xlink:type="simple" xlink:href="#__RefHeading___Toc3157_2544167869" text:style-name="Index_20_Link" text:visited-style-name="Index_20_Link">Eksperimentalni rezultati<text:tab/>11</text:a></text:p>
          <text:p text:style-name="P32"><text:a xlink:type="simple" xlink:href="#__RefHeading___Toc3176_2544167869" text:style-name="Index_20_Link" text:visited-style-name="Index_20_Link">Zaključak<text:tab/>12</text:a></text:p>
        </text:index-body>
      </text:table-of-content>
      <text:p text:style-name="P2"/>
      <text:h text:style-name="P37" text:outline-level="1"><text:bookmark-start text:name="__RefHeading___Toc3079_2544167869"/>Uvod<text:bookmark-end text:name="__RefHeading___Toc3079_2544167869"/></text:h>
      <text:p text:style-name="P12"><text:tab/>Problem najbliže niske <text:span text:style-name="T1">(Closest String Problem – CSP) </text:span><text:span text:style-name="T2">formulisan je na sledeći način.</text:span></text:p>
      <text:p text:style-name="P13"><text:span text:style-name="T2">Dato je </text:span><text:span text:style-name="T2"><draw:g text:anchor-type="as-char" svg:y="-0.0744in" draw:z-index="0" draw:name="Shape1" draw:style-name="gr123"><svg:title>TexMaths</svg:title><svg:desc>12§display§n§svg§600§FALSE§</svg:desc><draw:g draw:style-name="gr2"><draw:path draw:style-name="gr124" draw:text-style-name="P61" svg:width="0.0772in" svg:height="0.0567in" svg:x="0.0039in" svg:y="0.0087in" svg:viewBox="0 0 197 145" svg:d="M0 0c65 0 131 0 197 0 0 48 0 97 0 145-66 0-132 0-197 0 0-48 0-97 0-145z"><text:p/></draw:path><draw:path draw:style-name="gr125" draw:text-style-name="P62"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pan><text:span text:style-name="T2"><text:s/>niski </text:span><text:span text:style-name="T2"><draw:g text:anchor-type="as-char" svg:y="-0.0717in" draw:z-index="1" draw:name="Shape2" draw:style-name="gr123"><svg:title>TexMaths</svg:title><svg:desc>12§display§s_1, s_2, … s_n§svg§600§FALSE§</svg:desc><draw:g draw:style-name="gr2"><draw:path draw:style-name="gr124" draw:text-style-name="P61" svg:width="0.8094in" svg:height="0.0874in" svg:x="0.0004in" svg:y="0.0087in" svg:viewBox="0 0 2057 223" svg:d="M1029 223c-343 0-686 0-1029 0 0-74 0-149 0-223 686 0 1371 0 2057 0 0 74 0 149 0 223-343 0-686 0-1028 0z"><text:p/></draw:path><draw:path draw:style-name="gr125" draw:text-style-name="P62" svg:width="0.061in" svg:height="0.0744in" svg:x="0.0004in" svg:y="0in" svg:viewBox="0 0 156 190" svg:d="M144 29c-12 0-20 9-20 19 0 6 3 12 13 12 8 0 19-7 19-24 0-18-18-36-50-36-56 0-71 43-71 61 0 34 31 40 43 42 22 5 43 9 43 33 0 10-9 44-60 44-6 0-38 0-48-22 16 2 27-9 27-21 0-10-6-15-16-15-11 0-24 9-24 28 0 23 25 40 61 40 69 0 84-50 84-69 0-15-7-26-13-31-11-12-23-13-42-18-14-2-31-6-31-25 0-12 9-37 47-37 10 0 31 2 38 19z"><text:p/></draw:path><draw:path draw:style-name="gr125" draw:text-style-name="P62" svg:width="0.0417in" svg:height="0.076in" svg:x="0.0827in" svg:y="0.0213in" svg:viewBox="0 0 107 194" svg:d="M66 8c0-8 0-8-8-8-20 18-46 18-58 18 0 4 0 7 0 11 7 0 26 0 42-9 0 51 0 101 0 150 0 10 0 14-29 14-3 0-8 0-12 0 0 3 0 7 0 10 6-1 42-1 53-1 10 0 47 0 53 1 0-3 0-7 0-10-4 0-7 0-11 0-30 0-30-4-30-14 0-54 0-108 0-162z"><text:p/></draw:path><draw:path draw:style-name="gr125" draw:text-style-name="P62" svg:width="0.0189in" svg:height="0.0492in" svg:x="0.1587in" svg:y="0.0555in" svg:viewBox="0 0 49 126" svg:d="M49 44c0-27-11-44-27-44-14 0-22 11-22 23 0 11 8 21 22 21 6 0 10-1 15-4 1-2 1-2 1-2 2 0 2 0 2 6 0 32-15 57-29 70-5 4-5 6-5 7 0 3 2 5 5 5 5 0 38-32 38-82z"><text:p/></draw:path><draw:path draw:style-name="gr125" draw:text-style-name="P62" svg:width="0.0606in" svg:height="0.0744in" svg:x="0.2264in" svg:y="0in" svg:viewBox="0 0 155 190" svg:d="M143 29c-12 0-21 9-21 19 0 6 4 12 14 12 9 0 19-7 19-24 0-18-18-36-51-36-55 0-70 43-70 61 0 34 31 40 43 42 21 5 44 9 44 33 0 10-9 44-61 44-5 0-38 0-48-22 17 2 28-9 28-21 0-10-8-15-16-15-12 0-24 9-24 28 0 23 24 40 60 40 68 0 85-50 85-69 0-15-8-26-13-31-12-12-24-13-42-18-16-2-32-6-32-25 0-12 9-37 46-37 11 0 33 2 39 19z"><text:p/></draw:path><draw:path draw:style-name="gr125" draw:text-style-name="P62" svg:width="0.0508in" svg:height="0.076in" svg:x="0.3031in" svg:y="0.0213in" svg:viewBox="0 0 130 194" svg:d="M130 142c-4 0-6 0-10 0-1 6-4 22-7 25-3 2-25 2-30 2-18 0-36 0-54 0 31-26 42-35 59-48 21-18 42-36 42-63 0-36-32-58-69-58s-61 25-61 53c0 14 12 15 16 15 7 0 15-4 15-15 0-5-2-16-18-16 10-20 30-26 43-26 30 0 46 23 46 47 0 25-19 45-29 56-24 23-47 46-71 68-2 3-2 4-2 12 41 0 80 0 121 0 3-18 6-36 9-52z"><text:p/></draw:path><draw:path draw:style-name="gr125" draw:text-style-name="P62" svg:width="0.0189in" svg:height="0.0492in" svg:x="0.3843in" svg:y="0.0555in" svg:viewBox="0 0 49 126" svg:d="M49 44c0-27-11-44-26-44s-23 11-23 23c0 11 8 21 23 21 5 0 9-1 14-4 1-2 1-2 3-2 0 3 0 0 0 6 0 32-15 57-28 70-5 5-5 6-5 7 0 3 1 5 4 5 5 0 38-32 38-82z"><text:p/></draw:path><draw:path draw:style-name="gr125" draw:text-style-name="P62" svg:width="0.0169in" svg:height="0.0169in" svg:x="0.4575in" svg:y="0.0555in" svg:viewBox="0 0 44 44" svg:d="M44 23c0-13-9-23-21-23s-23 10-23 23c0 12 11 21 23 21s21-9 21-21z"><text:p/></draw:path><draw:path draw:style-name="gr125" draw:text-style-name="P62" svg:width="0.0177in" svg:height="0.0169in" svg:x="0.5311in" svg:y="0.0555in" svg:viewBox="0 0 46 44" svg:d="M46 23c0-13-11-23-23-23s-23 10-23 23c0 12 11 21 23 21s23-9 23-21z"><text:p/></draw:path><draw:path draw:style-name="gr125" draw:text-style-name="P62" svg:width="0.0177in" svg:height="0.0169in" svg:x="0.6047in" svg:y="0.0555in" svg:viewBox="0 0 46 44" svg:d="M46 23c0-13-11-23-23-23s-23 10-23 23c0 12 11 21 23 21s23-9 23-21z"><text:p/></draw:path><draw:path draw:style-name="gr125" draw:text-style-name="P62" svg:width="0.0606in" svg:height="0.0744in" svg:x="0.6732in" svg:y="0in" svg:viewBox="0 0 155 190" svg:d="M143 29c-12 0-21 9-21 19 0 6 4 12 14 12 8 0 19-7 19-24 0-18-18-36-51-36-55 0-70 43-70 61 0 34 31 40 43 42 21 5 43 9 43 33 0 10-10 44-60 44-6 0-38 0-48-22 16 2 26-9 26-21 0-10-6-15-15-15-11 0-23 9-23 28 0 23 24 40 60 40 68 0 84-50 84-69 0-15-7-26-12-31-12-12-24-13-43-18-15-2-31-6-31-25 0-12 9-37 46-37 11 0 32 2 39 19z"><text:p/></draw:path><draw:path draw:style-name="gr125" draw:text-style-name="P62" svg:width="0.0705in" svg:height="0.0516in" svg:x="0.748in" svg:y="0.0472in" svg:viewBox="0 0 180 132" svg:d="M22 110c-2 4-2 8-3 12 0 8 5 10 10 10s8-4 11-6c1-2 4-12 6-18 1-6 4-19 6-28 2-6 3-12 4-19 4-12 5-14 14-26 8-12 21-28 44-28 17 0 17 16 17 22 0 17-12 50-17 62-4 9-5 11-5 16 0 15 13 25 28 25 30 0 43-41 43-44 0-5-4-5-5-5-5 0-5 2-6 6-6 23-19 35-31 35-6 0-7-4-7-10 0-7 1-11 7-24 4-10 16-41 16-58 0-27-23-32-39-32-25 0-41 14-50 26-3-20-19-26-31-26-14 0-20 8-24 16-6 10-10 27-10 28 0 4 4 4 5 4 3 0 3 0 6-8 5-18 9-33 21-33 8 0 10 7 10 15 0 6-4 16-5 25-2 7-5 19-6 26-3 12-6 24-9 37z"><text:p/></draw:path></draw:g></draw:g></text:span><text:span text:style-name="T26"><text:s/>du</text:span><text:span text:style-name="T2">žine </text:span><text:span text:style-name="T2"><draw:g text:anchor-type="as-char" svg:y="-0.0744in" draw:z-index="2" draw:name="Shape3" draw:style-name="gr123"><svg:title>TexMaths</svg:title><svg:desc>12§display§m§svg§600§FALSE§</svg:desc><draw:g draw:style-name="gr2"><draw:path draw:style-name="gr124" draw:text-style-name="P61" svg:width="0.122in" svg:height="0.0567in" svg:x="0.0039in" svg:y="0.0087in" svg:viewBox="0 0 311 145" svg:d="M0 0c104 0 207 0 311 0 0 48 0 97 0 145-104 0-207 0-311 0 0-48 0-97 0-145z"><text:p/></draw:path><draw:path draw:style-name="gr125" draw:text-style-name="P62"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2">. Naći nisku </text:span><text:span text:style-name="T2"><draw:g text:anchor-type="as-char" svg:y="-0.0744in" draw:z-index="3" draw:name="Shape4" draw:style-name="gr123"><svg:title>TexMaths</svg:title><svg:desc>12§display§s§svg§600§FALSE§</svg:desc><draw:g draw:style-name="gr2"><draw:path draw:style-name="gr124" draw:text-style-name="P61" svg:width="0.0512in" svg:height="0.0567in" svg:x="0.0004in" svg:y="0.0087in" svg:viewBox="0 0 131 145" svg:d="M0 0c44 0 88 0 131 0 0 48 0 97 0 145-43 0-87 0-131 0 0-48 0-97 0-145z"><text:p/></draw:path><draw:path draw:style-name="gr125" draw:text-style-name="P62"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2"><text:s/>dužine </text:span><text:span text:style-name="T2"><draw:g text:anchor-type="as-char" svg:y="-0.0744in" draw:z-index="4" draw:name="Shape5" draw:style-name="gr123"><svg:title>TexMaths</svg:title><svg:desc>12§display§m§svg§600§FALSE§</svg:desc><draw:g draw:style-name="gr2"><draw:path draw:style-name="gr124" draw:text-style-name="P61" svg:width="0.122in" svg:height="0.0567in" svg:x="0.0039in" svg:y="0.0087in" svg:viewBox="0 0 311 145" svg:d="M0 0c104 0 207 0 311 0 0 48 0 97 0 145-104 0-207 0-311 0 0-48 0-97 0-145z"><text:p/></draw:path><draw:path draw:style-name="gr125" draw:text-style-name="P62"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2"><text:s/>koja minimizuje </text:span><text:span text:style-name="T2"><draw:g text:anchor-type="as-char" svg:y="-0.1161in" draw:z-index="5" draw:name="Shape6" draw:style-name="gr123"><svg:title>TexMaths</svg:title><svg:desc>12§display§d§svg§600§FALSE§</svg:desc><draw:g draw:style-name="gr2"><draw:path draw:style-name="gr124" draw:text-style-name="P61" svg:width="0.0673in" svg:height="0.0988in" svg:x="0.0024in" svg:y="0.0075in" svg:viewBox="0 0 172 252" svg:d="M0 0c58 0 114 0 172 0 0 84 0 168 0 252-58 0-114 0-172 0 0-84 0-168 0-252z"><text:p/></draw:path><draw:path draw:style-name="gr125" draw:text-style-name="P62" svg:width="0.078in" svg:height="0.1161in" svg:x="0.0004in" svg:y="0in"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26"><text:s/>gde </text:span><text:span text:style-name="T2">je </text:span><text:span text:style-name="T2"><draw:g text:anchor-type="as-char" svg:y="-0.1236in" draw:z-index="8" draw:name="Shape7" draw:style-name="gr123"><svg:title>TexMaths</svg:title><svg:desc>12§display§d = \max \{d_H(s, s_i) | i = 1, … n\}§svg§600§FALSE§</svg:desc><draw:g draw:style-name="gr2"><draw:path draw:style-name="gr124" draw:text-style-name="P61" svg:width="2.1815in" svg:height="0.1476in" svg:x="0.0024in" svg:y="0.0087in" svg:viewBox="0 0 5542 376" svg:d="M0 0c1847 0 3695 0 5542 0 0 125 0 251 0 376-1847 0-3695 0-5542 0 0-125 0-251 0-376z"><text:p/></draw:path><draw:path draw:style-name="gr125" draw:text-style-name="P62" svg:width="0.0783in" svg:height="0.1154in" svg:x="0.0004in" svg:y="0.0094in" svg:viewBox="0 0 200 294" svg:d="M200 4c-1-2 0-4-4-4-8 0-47 4-54 4-4 1-6 3-6 8s3 5 10 5c21 0 21 3 21 7 0 2-1 6-1 8-9 34-17 67-26 100-7-15-19-26-38-26-49 0-102 61-102 121 0 40 23 67 56 67 9 0 29-1 54-31 4 18 20 31 39 31 15 0 25-9 31-22 7-16 13-41 13-42 0-4-3-4-5-4-4 0-4 1-6 7-7 28-14 53-32 53-11 0-12-11-12-19 0-11 0-13 2-21 21-80 40-162 60-242zM113 240c-3 8-3 9-9 16-18 23-36 30-48 30-20 0-26-24-26-40 0-21 13-72 23-91 13-25 32-41 49-41 28 0 34 35 34 37 0 3-2 5-2 8-7 27-14 54-21 81z"><text:p/></draw:path><draw:path draw:style-name="gr125" draw:text-style-name="P62" svg:width="0.1102in" svg:height="0.0386in" svg:x="0.1354in" svg:y="0.0634in" svg:viewBox="0 0 281 99" svg:d="M266 17c6 0 15 0 15-9 0-8-9-8-15-8-84 0-168 0-252 0-6 0-14 0-14 8 0 9 8 9 14 9 84 0 168 0 252 0zM266 99c6 0 15 0 15-9 0-8-9-8-15-8-84 0-168 0-252 0-6 0-14 0-14 8 0 9 8 9 14 9 84 0 168 0 252 0z"><text:p/></draw:path><draw:path draw:style-name="gr125" draw:text-style-name="P62" svg:width="0.1291in" svg:height="0.0728in" svg:x="0.3071in" svg:y="0.0512in" svg:viewBox="0 0 329 186" svg:d="M32 41c0 37 0 74 0 113 0 19-4 19-32 19 0 4 0 9 0 13 14-1 36-2 47-2 12 0 33 1 48 2 0-4 0-9 0-13-29 0-34 0-34-19 0-27 0-53 0-78 0-44 30-68 58-68 26 0 31 23 31 47 0 33 0 65 0 99 0 19-5 19-34 19 0 4 0 9 0 13 16-1 38-2 48-2 11 0 33 1 47 2 0-4 0-9 0-13-27 0-32 0-32-19 0-27 0-53 0-78 0-44 30-68 56-68 28 0 31 23 31 47 0 33 0 65 0 99 0 19-3 19-32 19 0 4 0 9 0 13 14-1 36-2 48-2 11 0 32 1 47 2 0-4 0-9 0-13-22 0-33 0-33-13 0-28 0-54 0-81 0-36 0-49-13-63-6-8-20-16-44-16-36 0-54 25-61 41-6-36-38-41-57-41-30 0-50 18-62 44 0-14 0-30 0-44-19 1-40 4-59 5 0 5 0 8 0 13 29 0 32 2 32 23z"><text:p/></draw:path><draw:path draw:style-name="gr125" draw:text-style-name="P62" svg:width="0.0744in" svg:height="0.0752in" svg:x="0.4469in" svg:y="0.05in" svg:viewBox="0 0 190 192" svg:d="M122 156c3 17 14 35 34 35 8 0 34-6 34-41 0-8 0-15 0-23-4 0-6 0-10 0 0 8 0 15 0 23 0 25-11 28-16 28-14 0-15-19-15-22 0-29 0-56 0-84 0-17 0-34-16-49-15-17-37-23-57-23-35 0-64 19-64 47 0 13 8 20 19 20 12 0 21-8 21-19 0-6-3-19-22-20 11-15 31-20 46-20 20 0 44 17 44 55 0 4 0 9 0 15-22 1-52 3-78 16-31 14-42 36-42 54 0 35 41 44 67 44 28 0 48-17 55-36zM120 87c0 13 0 27 0 42 0 40-30 55-49 55-22 0-39-16-39-36 0-23 18-58 88-61z"><text:p/></draw:path><draw:path draw:style-name="gr125" draw:text-style-name="P62" svg:width="0.0831in" svg:height="0.0713in" svg:x="0.5248in" svg:y="0.0531in" svg:viewBox="0 0 212 182" svg:d="M116 82c12-16 29-36 39-47 13-16 30-22 50-22 0-5 0-8 0-13-11 0-24 1-35 1-12 0-34-1-40-1 0 5 0 8 0 13 9 0 13 5 13 12 0 6-5 12-7 16-9 11-17 22-26 32-10-14-22-27-33-42-4-5-4-6-4-8 0-6 6-10 15-10 0-5 0-8 0-13-11 0-39 1-46 1-8 0-29-1-40-1 0 5 0 8 0 13 30 0 30 0 50 25 14 18 27 37 42 55-14 16-27 33-40 50-20 24-44 25-54 25 0 4 0 9 0 14 11-2 24-3 35-3 13 0 30 1 41 3 0-5 0-10 0-14-10-1-12-7-12-13 0-10 12-23 37-54 11 13 21 28 32 42 4 5 9 12 9 14 0 4-4 10-15 11 0 4 0 9 0 14 12-2 36-3 46-3 11 0 27 1 39 3 0-5 0-10 0-14-22 0-30-1-39-13-19-25-37-49-57-73z"><text:p/></draw:path><draw:path draw:style-name="gr125" draw:text-style-name="P62" svg:width="0.0583in" svg:height="0.165in" svg:x="0.6224in" svg:y="0in" svg:viewBox="0 0 149 420" svg:d="M89 56c0-16 11-44 56-46 3-2 4-3 4-5 0-5-3-5-7-5-42 0-81 22-82 53 0 31 0 64 0 96 0 16 0 29-17 43-14 12-30 14-39 14-3 0-4 2-4 4 0 3 2 3 6 4 29 1 48 17 53 37 1 5 1 6 1 21 0 27 0 55 0 83 0 18 0 31 20 48 17 12 45 17 62 17 4 0 7 0 7-5 0-4-3-4-6-5-27-1-48-15-53-36-1-4-1-5-1-21 0-28 0-57 0-87 0-20-4-27-17-40-10-10-22-13-34-16 35-9 51-28 51-53 0-33 0-67 0-101z"><text:p/></draw:path><draw:path draw:style-name="gr125" draw:text-style-name="P62" svg:width="0.0783in" svg:height="0.1154in" svg:x="0.7in" svg:y="0.0094in" svg:viewBox="0 0 200 294" svg:d="M200 4c-1-2 0-4-4-4-6 0-47 4-54 4-4 1-6 3-6 8s3 5 10 5c21 0 21 3 21 7 0 2-1 6-1 8-9 34-17 67-26 100-7-15-19-26-38-26-49 0-102 61-102 121 0 40 23 67 56 67 9 0 29-1 56-31 2 18 18 31 38 31 14 0 24-9 31-22 7-16 12-41 12-42 0-4-3-4-5-4-4 0-4 1-6 7-7 28-14 53-32 53-11 0-12-11-12-19 0-11 0-13 2-21 21-80 40-162 60-242zM113 240c-1 8-1 9-9 16-18 23-36 30-46 30-22 0-28-24-28-40 0-21 13-72 23-91 13-25 32-41 49-41 28 0 34 35 34 37 0 3-2 5-2 8-7 27-14 54-21 81z"><text:p/></draw:path><draw:path draw:style-name="gr125" draw:text-style-name="P62" svg:width="0.1031in" svg:height="0.0787in" svg:x="0.7878in" svg:y="0.0701in" svg:viewBox="0 0 263 201" svg:d="M228 24c2-12 4-14 25-14 6 0 10 0 10-6 0-2-1-4-5-4-8 0-30 1-38 1-5 0-16 0-21-1-6 0-13 0-18 0-2 0-7 0-7 6 0 4 4 4 10 4 3 0 6 0 12 1 6 0 6 1 6 3s0 3-2 8c-6 22-10 47-16 69-34 0-66 0-100 0 6-22 12-45 18-68 2-11 2-13 25-13 5 0 10 0 10-6 0-2-1-4-5-4-8 0-30 1-40 1-4 0-14 0-20-1-5 0-12 0-18 0-1 0-6 0-6 6 0 4 4 4 10 4 3 0 6 0 10 1 6 0 8 1 8 3s0 3-2 8c-13 51-26 103-39 156-3 10-3 12-27 12-4 0-8 0-8 6 0 4 2 5 5 5 8 0 30-1 38-1 5 0 16 0 21 0 6 1 13 1 19 1 1 0 6 0 6-6 0-5-4-5-10-5-5 0-6 0-12 0-6-1-6-2-6-5 0-2 0-2 1-6 6-26 14-53 20-78 33 0 66 0 99 0-6 25-13 50-19 77-2 10-4 12-26 12-5 0-9 0-9 6 0 4 1 5 4 5 9 0 30-1 38-1 6 0 16 0 21 0 6 1 13 1 19 1 1 0 6 0 6-6 0-5-3-5-10-5-5 0-6 0-11 0-7-1-7-2-7-5 0-1 1-5 1-6 14-52 27-103 40-155z"><text:p/></draw:path><draw:path draw:style-name="gr125" draw:text-style-name="P62" svg:width="0.0382in" svg:height="0.165in" svg:x="0.922in" svg:y="0in" svg:viewBox="0 0 98 420" svg:d="M98 415c0-2 0-2-7-9-53-53-66-132-66-196 0-73 16-146 67-199 6-5 6-5 6-7 0-3-2-4-4-4-4 0-42 29-68 82-20 47-26 93-26 128 0 32 5 83 29 130 25 52 61 80 65 80 2 0 4-2 4-5z"><text:p/></draw:path><draw:path draw:style-name="gr125" draw:text-style-name="P62" svg:width="0.061in" svg:height="0.0744in" svg:x="0.9787in" svg:y="0.0512in" svg:viewBox="0 0 156 190" svg:d="M144 29c-12 0-20 9-20 18 0 6 3 13 13 13 8 0 19-7 19-24 0-19-18-36-50-36-56 0-71 42-71 61 0 33 31 39 43 42 22 4 43 9 43 32 0 10-9 47-60 47-6 0-38 0-48-23 16 2 27-11 27-22s-6-16-16-16c-11 0-24 10-24 28 0 24 24 41 61 41 69 0 84-51 84-70 0-14-7-25-13-30-11-12-23-14-42-18-14-3-31-6-31-25 0-12 9-39 47-39 10 0 31 4 38 21z"><text:p/></draw:path><draw:path draw:style-name="gr125" draw:text-style-name="P62" svg:width="0.0189in" svg:height="0.0492in" svg:x="1.0622in" svg:y="0.1059in" svg:viewBox="0 0 49 126" svg:d="M49 44c0-27-11-44-26-44s-23 11-23 23c0 11 8 23 23 23 5 0 11-3 14-6 1-2 1-2 3-2 0 3 1 0 1 6 0 32-15 57-29 71-5 4-5 5-5 6 0 4 3 5 4 5 5 0 38-32 38-82z"><text:p/></draw:path><draw:path draw:style-name="gr125" draw:text-style-name="P62" svg:width="0.061in" svg:height="0.0744in" svg:x="1.1299in" svg:y="0.0512in" svg:viewBox="0 0 156 190" svg:d="M143 29c-11 0-19 9-19 18 0 6 2 13 12 13 8 0 20-7 20-24 0-19-18-36-50-36-57 0-72 42-72 61 0 33 31 39 44 42 22 4 43 9 43 32 0 10-9 47-60 47-6 0-38 0-48-23 16 2 27-11 27-22s-8-16-16-16c-11 0-24 10-24 28 0 24 24 41 61 41 69 0 84-51 84-70 0-14-7-25-13-30-11-12-23-14-42-18-14-3-32-6-32-25 0-12 10-39 48-39 10 0 31 4 37 21z"><text:p/></draw:path><draw:path draw:style-name="gr125" draw:text-style-name="P62" svg:width="0.035in" svg:height="0.0772in" svg:x="1.2047in" svg:y="0.0724in" svg:viewBox="0 0 90 197" svg:d="M82 11c0-5-3-11-11-11-9 0-17 7-17 16 0 4 4 10 12 10s16-8 16-15zM22 160c-2 5-3 7-3 13 0 13 12 24 28 24 30 0 43-40 43-44s-4-4-5-4c-3 0-5 1-6 5-6 24-19 36-31 36-6 0-7-5-7-11 0-7 2-12 5-19 2-7 6-16 9-23s13-34 15-37c1-4 1-7 1-10 0-14-11-25-28-25-29 0-43 40-43 44 0 5 5 5 6 5 4 0 4-2 5-5 7-25 20-36 31-36 5 0 7 3 7 10s-1 12-8 30c-6 16-13 31-19 47z"><text:p/></draw:path><draw:path draw:style-name="gr125" draw:text-style-name="P62" svg:width="0.0378in" svg:height="0.165in" svg:x="1.2642in" svg:y="0in" svg:viewBox="0 0 97 420" svg:d="M97 210c0-32-5-84-27-131-26-51-62-79-66-79-3 0-4 1-4 4 0 2 0 2 7 10 42 41 66 109 66 196 0 71-15 145-68 199-5 4-5 4-5 6 0 3 1 5 4 5 4 0 42-29 67-82 21-47 26-94 26-128z"><text:p/></draw:path><draw:path draw:style-name="gr125" draw:text-style-name="P62" svg:width="0.0063in" svg:height="0.165in" svg:x="1.3386in" svg:y="0in" svg:viewBox="0 0 17 420" svg:d="M17 16c0-9 0-16-9-16-8 0-8 7-8 16 0 129 0 258 0 388 0 8 0 16 8 16 9 0 9-8 9-16 0-130 0-259 0-388z"><text:p/></draw:path><draw:path draw:style-name="gr125" draw:text-style-name="P62" svg:width="0.0437in" svg:height="0.1102in" svg:x="1.3701in" svg:y="0.0146in" svg:viewBox="0 0 112 281" svg:d="M108 16c0-9-6-16-16-16-12 0-22 11-22 23 0 7 6 14 15 14 10 0 23-9 23-21zM76 173c4-12 4-13 9-24 4-8 5-14 5-23 0-18-13-33-34-33-39 0-56 61-56 64 0 4 4 3 5 4 5 0 5-1 7-7 12-40 29-53 43-53 3 0 10 0 10 14 0 9-3 17-5 22-2 11-22 60-29 77-3 11-9 24-9 34 0 19 14 33 34 33 40 0 56-60 56-65 0-3-4-3-5-3-5 0-5 1-6 7-9 26-22 53-43 53-8 0-11-5-11-15s2-16 12-42c6-14 11-28 17-43z"><text:p/></draw:path><draw:path draw:style-name="gr125" draw:text-style-name="P62" svg:width="0.1102in" svg:height="0.0386in" svg:x="1.4776in" svg:y="0.0634in" svg:viewBox="0 0 281 99" svg:d="M266 17c6 0 15 0 15-9 0-8-9-8-15-8-84 0-168 0-252 0-6 0-14 0-14 8 0 9 8 9 14 9 84 0 168 0 252 0zM266 99c6 0 15 0 15-9 0-8-9-8-15-8-84 0-168 0-252 0-6 0-14 0-14 8 0 9 8 9 14 9 84 0 168 0 252 0z"><text:p/></draw:path><draw:path draw:style-name="gr125" draw:text-style-name="P62" svg:width="0.0543in" svg:height="0.1098in" svg:x="1.6587in" svg:y="0.0138in" svg:viewBox="0 0 139 280" svg:d="M86 11c0-10 0-11-9-11-27 28-64 28-77 28 0 4 0 8 0 13 8 0 34 0 55-11 0 72 0 144 0 216 0 15-1 21-39 21-5 0-9 0-14 0 0 5 0 9 0 13 15-2 52-2 69-2s54 0 68 2c0-4 0-8 0-13-5 0-8 0-13 0-38 0-40-5-40-21 0-78 0-157 0-235z"><text:p/></draw:path><draw:path draw:style-name="gr125" draw:text-style-name="P62" svg:width="0.0189in" svg:height="0.0492in" svg:x="1.7413in" svg:y="0.1059in" svg:viewBox="0 0 49 126" svg:d="M49 44c0-27-11-44-27-44-14 0-22 11-22 23 0 11 8 23 22 23 4 0 10-3 14-6 2-2 1-2 2-2 2 0 2 0 2 6 0 32-15 57-29 71-5 4-5 5-5 6 0 4 2 5 5 5 5 0 38-32 38-82z"><text:p/></draw:path><draw:path draw:style-name="gr125" draw:text-style-name="P62" svg:width="0.0169in" svg:height="0.0177in" svg:x="1.815in" svg:y="0.1059in" svg:viewBox="0 0 44 46" svg:d="M44 23c0-12-10-23-22-23-14 0-22 11-22 23s8 23 22 23c12 0 22-11 22-23z"><text:p/></draw:path><draw:path draw:style-name="gr125" draw:text-style-name="P62" svg:width="0.0169in" svg:height="0.0177in" svg:x="1.8886in" svg:y="0.1059in" svg:viewBox="0 0 44 46" svg:d="M44 23c0-12-9-23-21-23-13 0-23 11-23 23s10 23 23 23c12 0 21-11 21-23z"><text:p/></draw:path><draw:path draw:style-name="gr125" draw:text-style-name="P62" svg:width="0.0169in" svg:height="0.0177in" svg:x="1.9622in" svg:y="0.1059in" svg:viewBox="0 0 44 46" svg:d="M44 23c0-12-9-23-21-23s-23 11-23 23 11 23 23 23 21-11 21-23z"><text:p/></draw:path><draw:path draw:style-name="gr125" draw:text-style-name="P62" svg:width="0.0898in" svg:height="0.0744in" svg:x="2.0268in" svg:y="0.0512in" svg:viewBox="0 0 229 190" svg:d="M25 161c-1 6-3 16-3 18 0 7 6 11 12 11 4 0 13-2 15-11 0-1 6-22 9-31 2-13 6-27 8-39 4-9 6-18 7-27 3-7 6-19 6-22 6-13 29-52 69-52 19 0 22 16 22 30 0 27-20 80-27 99-4 10-4 14-4 19 0 19 15 34 35 34 40 0 55-61 55-65s-3-4-6-4-3 2-6 8c-8 28-21 53-43 53-7 0-10-5-10-15 0-11 4-20 8-30 8-22 26-68 26-93 0-27-18-44-49-44-37 0-59 26-66 36-1-23-19-36-39-36-19 0-27 16-31 24-7 14-13 39-13 41 0 4 4 2 5 4 5 0 5 0 7-10 7-30 16-51 31-51 9 0 13 6 13 21 0 8-1 13-7 35-8 32-15 65-24 97z"><text:p/></draw:path><draw:path draw:style-name="gr125" draw:text-style-name="P62" svg:width="0.0587in" svg:height="0.165in" svg:x="2.1335in" svg:y="0in" svg:viewBox="0 0 150 420" svg:d="M61 363c0 17-11 44-57 47-2 1-4 2-4 5 0 5 5 5 8 5 41 0 81-21 81-53s0-64 0-97c0-15 0-28 17-43 15-12 31-13 40-13 3-1 4-2 4-4 0-4-2-4-7-4-28-2-48-17-53-38-1-5-1-6-1-20 0-28 0-55 0-83 0-18 0-31-19-48-18-13-47-17-62-17-3 0-8 0-8 5 0 3 2 3 7 5 27 1 47 14 53 36 1 3 1 4 1 20 0 29 0 58 0 88 0 19 4 25 17 40 8 8 20 13 32 16-33 9-49 28-49 52 0 34 0 67 0 101z"><text:p/></draw:path></draw:g></draw:g></text:span><text:span text:style-name="T26">. Sa </text:span><text:span text:style-name="T26"><draw:g text:anchor-type="as-char" svg:y="-0.1146in" draw:z-index="6" draw:name="Shape8" draw:style-name="gr123"><svg:title>TexMaths</svg:title><svg:desc>12§display§d_H§svg§600§FALSE§</svg:desc><draw:g draw:style-name="gr2"><draw:path draw:style-name="gr124" draw:text-style-name="P61" svg:width="0.1803in" svg:height="0.1224in" svg:x="0.0024in" svg:y="0.0087in" svg:viewBox="0 0 459 312" svg:d="M231 312c-77 0-154 0-231 0 0-104 0-208 0-312 153 0 306 0 459 0 0 104 0 208 0 312-76 0-153 0-228 0z"><text:p/></draw:path><draw:path draw:style-name="gr125" draw:text-style-name="P62" svg:width="0.0787in" svg:height="0.1161in" svg:x="0.0004in" svg:y="0.0004in" svg:viewBox="0 0 201 296" svg:d="M201 5c-3-1 0-5-5-5-6 0-47 4-54 5-4 0-6 2-6 8 0 5 3 5 11 5 20 0 20 2 20 7-1 3-1 6-1 9-9 32-17 66-25 100-8-16-20-28-39-28-49 0-102 63-102 123 0 39 24 67 56 67 9 0 30-1 56-31 2 18 18 31 38 31 15 0 24-10 30-23 7-15 13-41 13-42 0-4-3-4-4-4-5 0-5 2-6 8-8 27-15 51-33 51-11 0-12-10-12-19s0-13 3-20c19-81 39-162 60-242zM113 242c-1 7-1 8-9 16-18 22-36 28-46 28-22 0-28-22-28-39 0-21 13-71 23-91 13-25 32-40 49-40 28 0 34 34 34 37 0 2-2 5-2 7-7 28-14 54-21 82z"><text:p/></draw:path><draw:path draw:style-name="gr125" draw:text-style-name="P62" svg:width="0.1031in" svg:height="0.0787in" svg:x="0.0882in" svg:y="0.061in" svg:viewBox="0 0 263 201" svg:d="M228 24c3-11 3-13 24-13 7 0 11 0 11-6 0-1-1-5-5-5-8 0-30 1-38 1-6 0-16 0-21 0-6 0-13-1-19-1-1 0-6 0-6 7 0 4 4 4 10 4 3 0 6 0 11 1 6 0 7 1 7 4-1 2 0 2-1 6-6 23-12 45-18 69-34 0-67 0-99 0 5-22 11-45 17-68 3-10 3-12 26-12 5 0 9 0 9-6 0-1 0-5-5-5-9 0-30 1-39 1-4 0-15 0-20 0-6 0-13-1-18-1-2 0-6 0-6 7 0 4 4 4 10 4 3 0 4 0 10 1 6 0 8 1 8 4 0 1 0 2-2 6-13 51-26 104-39 157-3 10-4 12-27 12-4 0-8 0-8 5 0 4 2 5 5 5 8 0 30-1 38-1 5 0 16 0 21 0 6 0 13 1 18 1 2 0 7 0 7-6 0-4-4-4-11-4-4 0-5 0-11-1-6 0-6-1-6-3 0-3 0-3 1-8 6-26 14-51 20-77 32 0 65 0 98 0-7 26-13 51-19 77-2 10-2 12-25 12-6 0-10 0-10 5 0 4 2 5 5 5 8 0 30-1 38-1 5 0 16 0 21 0 6 0 13 1 19 1 1 0 6 0 6-6 0-4-2-4-10-4-4 0-6 0-10-1-8 0-8-1-8-3 0-3 2-5 2-8 13-51 26-103 39-155z"><text:p/></draw:path></draw:g></draw:g></text:span><text:span text:style-name="T26"><text:s/>obele</text:span><text:span text:style-name="T2">žavamo Hamingovu distancu između dve niske, tj:</text:span></text:p>
      <text:p text:style-name="P31"><draw:g text:anchor-type="as-char" svg:y="-0.2571in" draw:z-index="12" draw:name="Shape9" draw:style-name="gr123"><svg:title>TexMaths</svg:title><svg:desc>12§display§d_H(s_1, s_2) = \sum_{j=1}^m \chi(s_1[j], s_2[j])§svg§600§FALSE§</svg:desc><draw:g draw:style-name="gr2"><draw:path draw:style-name="gr124" draw:text-style-name="P61" svg:width="2.126in" svg:height="0.4606in" svg:x="0.0024in" svg:y="0.0075in" svg:viewBox="0 0 5401 1171" svg:d="M0 0c1800 0 3600 0 5401 0 0 390 0 780 0 1171-1801 0-3601 0-5401 0 0-391 0-781 0-1171z"><text:p/></draw:path><draw:path draw:style-name="gr125" draw:text-style-name="P62" svg:width="0.0783in" svg:height="0.1165in" svg:x="0.0004in" svg:y="0.1437in" svg:viewBox="0 0 200 297" svg:d="M200 5c0-1 0-5-4-5-8 0-47 4-54 5-4 0-6 2-6 7s3 5 10 5c20 0 21 3 21 7 0 2-1 6-1 8-9 34-17 68-26 101-7-15-19-27-38-27-49 0-102 62-102 123 0 40 23 68 56 68 9 0 29-2 54-32 4 18 20 32 39 32 15 0 25-10 31-23 7-16 13-41 13-42 0-4-3-4-5-4-4 0-4 1-6 7-7 28-14 53-32 53-11 0-12-12-12-20 0-10 0-12 2-19 21-82 40-163 60-244zM113 243c-3 7-3 8-9 15-18 23-36 30-48 30-20 0-26-24-26-39 0-22 13-74 23-93 13-25 32-41 49-41 28 0 34 35 34 37 0 3-2 5-2 8-7 27-14 55-21 83z"><text:p/></draw:path><draw:path draw:style-name="gr125" draw:text-style-name="P62" svg:width="0.1031in" svg:height="0.0791in" svg:x="0.0882in" svg:y="0.2043in" svg:viewBox="0 0 263 202" svg:d="M228 24c2-11 2-13 25-13 6 0 10 0 10-6 0-1-1-5-5-5-8 0-30 1-38 1-5 0-16 0-21 0-6 0-13-1-19-1-1 0-6 0-6 7 0 4 4 4 10 4 3 0 6 0 10 1 8 0 8 1 8 4 0 2 0 2-2 6-6 22-10 46-16 69-34 0-66 0-100 0 6-23 11-45 17-68 3-10 3-12 26-12 5 0 9 0 9-6 0-1 0-5-4-5-10 0-31 1-40 1-4 0-14 0-20 0s-12-1-18-1c-2 0-6 0-6 7 0 4 4 4 10 4 3 0 4 0 10 1 6 0 8 1 8 4 0 2 0 2-2 6-13 52-26 104-39 157-3 10-4 12-27 12-4 0-8 0-8 6 0 4 2 5 5 5 8 0 30-1 38-1 5 0 16 0 21 0 6 1 13 1 18 1 2 0 7 0 7-6 0-5-4-5-10-5-5 0-6 0-12 0-6-1-6-1-6-5 0-2 0-2 1-6 6-26 14-52 20-78 32 0 66 0 98 0-6 25-13 52-19 77-3 10-3 12-25 12-5 0-10 0-10 6 0 4 2 5 5 5 8 0 30-1 38-1 5 0 16 0 21 0 6 1 13 1 19 1 1 0 6 0 6-6 0-5-3-5-10-5-5 0-6 0-11 0-7-1-7-1-7-5 0-1 1-5 1-6 14-52 27-104 40-156z"><text:p/></draw:path><draw:path draw:style-name="gr125" draw:text-style-name="P62" svg:width="0.0382in" svg:height="0.1654in" svg:x="0.2224in" svg:y="0.1335in" svg:viewBox="0 0 98 421" svg:d="M98 418c0-1 0-3-7-10-53-53-66-133-66-197 0-73 16-147 67-199 6-6 6-6 6-7 0-4-2-5-4-5-4 0-42 29-68 83-21 45-26 92-26 128 0 33 5 84 28 131 25 52 62 79 66 79 2 0 4-1 4-3z"><text:p/></draw:path><draw:path draw:style-name="gr125" draw:text-style-name="P62" svg:width="0.061in" svg:height="0.0748in" svg:x="0.2791in" svg:y="0.1854in" svg:viewBox="0 0 156 191" svg:d="M143 29c-11 0-19 9-19 19 0 6 2 12 12 12 8 0 20-7 20-24 0-18-19-36-50-36-57 0-72 43-72 61 0 34 31 40 44 42 22 5 43 10 43 33 0 10-9 47-60 47-6 0-38 0-48-23 16 2 27-11 27-23 0-10-8-15-16-15-11 0-24 9-24 28 0 24 24 41 61 41 67 0 84-51 84-70 0-15-8-25-13-31-11-11-23-13-42-17-16-3-32-7-32-25 0-13 10-38 48-38 10 0 31 2 37 19z"><text:p/></draw:path><draw:path draw:style-name="gr125" draw:text-style-name="P62" svg:width="0.0417in" svg:height="0.0768in" svg:x="0.3614in" svg:y="0.2067in" svg:viewBox="0 0 107 196" svg:d="M66 8c0-8 0-8-8-8-20 18-46 19-58 19 0 4 0 6 0 10 6 0 26 0 42-7 0 50 0 99 0 150 0 9 0 13-29 13-3 0-8 0-12 0 0 4 0 7 0 11 6 0 42-1 53-1 10 0 47 1 53 1 0-4 0-7 0-11-4 0-7 0-11 0-30 0-30-4-30-13 0-54 0-110 0-164z"><text:p/></draw:path><draw:path draw:style-name="gr125" draw:text-style-name="P62" svg:width="0.0189in" svg:height="0.0492in" svg:x="0.4374in" svg:y="0.2398in" svg:viewBox="0 0 49 126" svg:d="M49 44c0-27-11-44-27-44-14 0-22 11-22 23 0 11 8 21 22 21 4 0 10-1 15-4 1-2 1-2 1-2 2 0 2 0 2 6 0 32-15 57-29 71-5 5-5 5-5 6 0 4 2 5 5 5 5 0 38-32 38-82z"><text:p/></draw:path><draw:path draw:style-name="gr125" draw:text-style-name="P62" svg:width="0.0606in" svg:height="0.0748in" svg:x="0.5055in" svg:y="0.1854in" svg:viewBox="0 0 155 191" svg:d="M143 29c-12 0-21 9-21 19 0 6 4 12 14 12 9 0 19-7 19-24 0-18-18-36-51-36-55 0-70 43-70 61 0 34 31 40 43 42 21 5 44 10 44 33 0 10-9 47-61 47-6 0-38 0-48-23 17 2 26-11 26-23 0-10-6-15-15-15-11 0-23 9-23 28 0 24 24 41 60 41 68 0 85-51 85-70 0-15-8-25-13-31-12-11-24-13-42-17-16-3-32-7-32-25 0-13 9-38 46-38 11 0 33 2 39 19z"><text:p/></draw:path><draw:path draw:style-name="gr125" draw:text-style-name="P62" svg:width="0.0508in" svg:height="0.0768in" svg:x="0.5819in" svg:y="0.2067in" svg:viewBox="0 0 130 196" svg:d="M130 142c-4 0-6 0-10 0-1 7-4 24-7 27-3 1-25 1-30 1-18 0-36 0-54 0 31-27 42-36 59-49 21-18 42-36 42-63 0-36-32-58-69-58s-61 25-61 53c0 14 12 17 16 17 7 0 15-6 15-16 0-6-2-16-18-16 10-21 30-27 43-27 30 0 46 23 46 47 0 25-19 45-29 56-24 24-47 47-71 71-2 2-2 2-2 11 41 0 80 0 121 0 3-18 6-36 9-54z"><text:p/></draw:path><draw:path draw:style-name="gr125" draw:text-style-name="P62" svg:width="0.0378in" svg:height="0.1654in" svg:x="0.6587in" svg:y="0.1335in" svg:viewBox="0 0 97 421" svg:d="M97 211c0-33-3-84-27-132-26-51-62-79-66-79-3 0-4 1-4 5 0 1 0 1 8 9 41 41 65 108 65 197 0 72-15 147-68 200-5 4-5 6-5 7 0 2 1 3 4 3 4 0 43-28 67-81 21-47 26-94 26-129z"><text:p/></draw:path><draw:path draw:style-name="gr125" draw:text-style-name="P62" svg:width="0.1098in" svg:height="0.0382in" svg:x="0.7693in" svg:y="0.198in" svg:viewBox="0 0 280 98" svg:d="M266 17c6 0 14 0 14-9 0-8-8-8-14-8-84 0-169 0-253 0-6 0-13 0-13 8 0 9 7 9 14 9 84 0 168 0 252 0zM266 98c6 0 14 0 14-8s-8-8-14-8c-84 0-168 0-252 0-7 0-14 0-14 8s7 8 13 8c84 0 169 0 253 0z"><text:p/></draw:path><draw:path draw:style-name="gr125" draw:text-style-name="P62" svg:width="0.1059in" svg:height="0.052in" svg:x="1.0016in" svg:y="0in" svg:viewBox="0 0 270 133" svg:d="M114 107c-1 5-5 15-5 17 0 6 6 9 11 9s8-5 11-7c2-4 5-12 6-18 1-5 5-19 6-26 2-6 3-14 5-20 3-13 3-13 9-22 10-15 24-32 47-32 17 0 18 14 18 21 0 18-13 50-18 62-2 9-4 12-4 17 0 16 12 25 28 25 30 0 42-41 42-45s-2-3-4-4c-4 0-4 2-6 5-7 24-19 36-31 36-6 0-7-4-7-11 0-6 1-10 6-24 4-8 16-40 16-56 0-5 0-17-11-26-5-4-13-8-28-8-26 0-42 18-51 30-3-25-24-30-39-30-25 0-41 16-50 26-1-20-19-26-31-26-14 0-20 10-23 16-7 10-11 27-11 30s4 3 5 3c3 0 5-1 6-9 5-17 11-32 21-32 9 0 10 6 10 15 0 6-4 15-5 24-2 7-5 20-6 26-3 13-6 25-9 39-2 3-3 10-3 12 0 6 5 9 10 9s9-5 12-7c1-4 3-12 5-18 1-5 4-19 6-26 2-6 3-14 6-20 2-12 3-14 12-26 8-12 21-28 44-28 17 0 17 15 17 21 0 7 0 11-5 27-4 17-8 34-12 51z"><text:p/></draw:path><draw:path draw:style-name="gr125" draw:text-style-name="P62" svg:width="0.2201in" svg:height="0.2319in" svg:x="0.9445in" svg:y="0.1012in" svg:viewBox="0 0 560 590" svg:d="M510 590c17-46 34-91 50-135-3 0-6 0-9 0-17 44-61 73-111 85-8 3-50 14-130 14-86 0-170 0-255 0 72-85 143-169 215-253 2-3 4-4 4-6 0-1 0-2-3-7-66-89-131-179-197-268 77 0 154 0 231 0 57 0 95 6 99 6 23 4 59 11 93 33 11 6 39 25 54 59 3 0 6 0 9 0-16-40-33-78-50-118-166 0-332 0-498 0-11 0-11 0-12 2 0 2 0 10 0 15 74 102 149 203 223 305-73 85-145 170-218 256-5 6-5 7-5 8 0 4 4 4 12 4 166 0 332 0 498 0z"><text:p/></draw:path><draw:path draw:style-name="gr125" draw:text-style-name="P62" svg:width="0.0508in" svg:height="0.1004in" svg:x="0.9402in" svg:y="0.3776in" svg:viewBox="0 0 130 256" svg:d="M130 11c0-5-5-11-12-11-9 0-17 8-17 16 0 4 3 12 12 12 7 0 17-9 17-17zM66 210c-5 21-20 37-37 37-4 0-7 0-11-1 7-3 10-11 10-15 0-8-5-11-11-11-10 0-17 8-17 18 0 11 11 18 29 18s53-11 61-47c8-35 18-71 26-106 2-3 3-6 3-9 0-17-15-29-33-29-32 0-51 42-51 45 0 4 3 3 5 4 3 0 4-1 6-5 7-17 22-36 39-36 9 0 11 5 11 15 0 3-1 8-1 9-10 37-19 76-29 113z"><text:p/></draw:path><draw:path draw:style-name="gr125" draw:text-style-name="P62" svg:width="0.085in" svg:height="0.0307in" svg:x="1.0094in" svg:y="0.4094in" svg:viewBox="0 0 217 79" svg:d="M206 14c5 0 11 0 11-7s-7-7-11-7c-64 0-130 0-195 0-4 0-11 0-11 7s7 7 12 7c65 0 130 0 194 0zM206 79c4 0 11 0 11-7s-6-7-11-7c-64 0-129 0-194 0-5 0-12 0-12 7s7 7 11 7c65 0 131 0 195 0z"><text:p/></draw:path><draw:path draw:style-name="gr125" draw:text-style-name="P62" svg:width="0.0417in" svg:height="0.0768in" svg:x="1.1157in" svg:y="0.3776in" svg:viewBox="0 0 107 196" svg:d="M66 7c0-7 0-7-8-7-20 18-46 18-58 18 0 4 0 7 0 11 7 0 26 0 42-9 0 51 0 101 0 152 0 9 0 13-29 13-3 0-8 0-12 0 0 4 0 7 0 11 6 0 42-1 53-1 10 0 47 1 53 1 0-4 0-7 0-11-4 0-7 0-11 0-30 0-30-4-30-13 0-56 0-110 0-165z"><text:p/></draw:path><draw:path draw:style-name="gr125" draw:text-style-name="P62" svg:width="0.0933in" svg:height="0.1071in" svg:x="1.2071in" svg:y="0.1854in" svg:viewBox="0 0 238 273" svg:d="M233 17c5-5 5-6 5-7 0-3-3-5-5-5-4 0-5 2-7 5-33 36-64 72-96 108-18-54-21-65-30-87-5-9-15-31-52-31-24 0-35 22-35 28 0 1 0 4 5 4 4 0 5-2 5-4 7-17 20-18 23-18 12 0 25 32 32 50 13 34 26 83 26 84-1 1 0 1-2 4-32 36-65 72-97 109-5 5-5 5-5 6 0 2 2 6 5 6s5-4 7-5c32-37 64-73 96-109 14 44 19 61 29 84 6 13 14 34 53 34 24 0 36-22 36-27 0-2-3-5-6-5-5 0-4 2-6 6-4 10-14 17-22 17-22 0-50-102-60-134 34-38 67-76 101-113z"><text:p/></draw:path><draw:path draw:style-name="gr125" draw:text-style-name="P62" svg:width="0.0378in" svg:height="0.1654in" svg:x="1.3224in" svg:y="0.1335in" svg:viewBox="0 0 97 421" svg:d="M97 418c0-1 0-3-7-10-53-53-66-133-66-197 0-73 16-147 68-199 5-6 5-6 5-7 0-4-1-5-3-5-5 0-42 29-68 83-21 45-26 92-26 128 0 33 5 84 28 131 25 52 61 79 66 79 2 0 3-1 3-3z"><text:p/></draw:path><draw:path draw:style-name="gr125" draw:text-style-name="P62" svg:width="0.0606in" svg:height="0.0748in" svg:x="1.3791in" svg:y="0.1854in" svg:viewBox="0 0 155 191" svg:d="M143 29c-12 0-21 9-21 19 0 6 4 12 14 12 9 0 19-7 19-24 0-18-18-36-51-36-55 0-70 43-70 61 0 34 31 40 43 42 21 5 44 10 44 33 0 10-9 47-61 47-5 0-38 0-48-23 17 2 28-11 28-23 0-10-8-15-16-15-12 0-24 9-24 28 0 24 24 41 60 41 68 0 85-51 85-70 0-15-8-25-13-31-12-11-24-13-42-17-16-3-32-7-32-25 0-13 9-38 46-38 11 0 33 2 39 19z"><text:p/></draw:path><draw:path draw:style-name="gr125" draw:text-style-name="P62" svg:width="0.0421in" svg:height="0.0768in" svg:x="1.461in" svg:y="0.2067in" svg:viewBox="0 0 108 196" svg:d="M67 8c0-8-1-8-9-8-18 18-46 19-58 19 0 4 0 6 0 10 7 0 26 0 43-7 0 50 0 99 0 150 0 9 0 13-30 13-3 0-7 0-11 0 0 4 0 7 0 11 5 0 42-1 53-1 9 0 46 1 53 1 0-4 0-7 0-11-4 0-8 0-12 0-29 0-29-4-29-13 0-54 0-110 0-164z"><text:p/></draw:path><draw:path draw:style-name="gr125" draw:text-style-name="P62" svg:width="0.0228in" svg:height="0.1654in" svg:x="1.5421in" svg:y="0.1335in" svg:viewBox="0 0 59 421" svg:d="M59 421c0-6 0-12 0-16-15 0-28 0-42 0 0-130 0-259 0-388 14 0 27 0 42 0 0-6 0-11 0-17-19 0-40 0-59 0 0 140 0 281 0 421 19 0 40 0 59 0z"><text:p/></draw:path><draw:path draw:style-name="gr125" draw:text-style-name="P62" svg:width="0.0677in" svg:height="0.1433in" svg:x="1.5665in" svg:y="0.148in" svg:viewBox="0 0 173 365" svg:d="M173 16c0-9-6-16-16-16-9 0-23 10-23 23 0 8 6 15 16 15 12 0 23-12 23-22zM88 300c-8 33-28 57-52 57-2 0-8 0-17-4 13-4 19-14 19-23 0-7-4-14-15-14s-23 8-23 24c0 17 17 25 37 25 29 0 69-22 79-64 14-51 26-102 39-153 2-10 2-15 2-16 0-24-18-40-38-40-43 0-67 62-67 65 0 5 3 5 4 5 4 0 5-1 8-8 10-27 30-52 54-52 6 0 13 1 13 19 0 10-1 15-4 22-13 53-26 104-39 157z"><text:p/></draw:path><draw:path draw:style-name="gr125" draw:text-style-name="P62" svg:width="0.0224in" svg:height="0.1654in" svg:x="1.6504in" svg:y="0.1335in" svg:viewBox="0 0 58 421" svg:d="M58 0c-20 0-39 0-58 0 0 6 0 11 0 17 13 0 28 0 41 0 0 129 0 258 0 388-13 0-28 0-41 0 0 4 0 10 0 16 19 0 38 0 58 0 0-140 0-281 0-421z"><text:p/></draw:path><draw:path draw:style-name="gr125" draw:text-style-name="P62" svg:width="0.0189in" svg:height="0.0492in" svg:x="1.7071in" svg:y="0.2398in" svg:viewBox="0 0 49 126" svg:d="M49 44c0-27-11-44-26-44s-23 11-23 23c0 11 8 21 23 21 5 0 11-1 14-4 1-2 1-2 3-2 0 3 1 0 1 6 0 32-16 57-29 71-5 5-5 5-5 6 0 4 3 5 4 5 5 0 38-32 38-82z"><text:p/></draw:path><draw:path draw:style-name="gr125" draw:text-style-name="P62" svg:width="0.061in" svg:height="0.0748in" svg:x="1.7752in" svg:y="0.1854in" svg:viewBox="0 0 156 191" svg:d="M143 29c-11 0-19 9-19 19 0 6 3 12 13 12 8 0 19-7 19-24 0-18-18-36-50-36-57 0-72 43-72 61 0 34 31 40 44 42 22 5 43 10 43 33 0 10-9 47-60 47-6 0-38 0-48-23 16 2 27-11 27-23 0-10-8-15-16-15-11 0-24 9-24 28 0 24 24 41 61 41 69 0 84-51 84-70 0-15-7-25-13-31-11-11-23-13-42-17-14-3-31-7-31-25 0-13 9-38 47-38 10 0 31 2 37 19z"><text:p/></draw:path><draw:path draw:style-name="gr125" draw:text-style-name="P62" svg:width="0.0512in" svg:height="0.0768in" svg:x="1.8516in" svg:y="0.2067in" svg:viewBox="0 0 131 196" svg:d="M131 142c-4 0-6 0-10 0-1 7-5 24-8 27-3 1-25 1-29 1-18 0-36 0-54 0 30-27 41-36 59-49 21-18 42-36 42-63 0-36-31-58-70-58-36 0-61 25-61 53 0 14 13 17 16 17 7 0 15-6 15-16 0-6-1-16-17-16 9-21 29-27 44-27 28 0 44 23 44 47 0 25-18 45-28 56-24 24-46 47-70 71-4 2-4 2-4 11 41 0 82 0 122 0 3-18 6-36 9-54z"><text:p/></draw:path><draw:path draw:style-name="gr125" draw:text-style-name="P62" svg:width="0.0224in" svg:height="0.1654in" svg:x="1.9386in" svg:y="0.1335in" svg:viewBox="0 0 58 421" svg:d="M58 421c0-6 0-12 0-16-14 0-28 0-41 0 0-130 0-259 0-388 13 0 27 0 41 0 0-6 0-11 0-17-20 0-39 0-58 0 0 140 0 281 0 421 19 0 38 0 58 0z"><text:p/></draw:path><draw:path draw:style-name="gr125" draw:text-style-name="P62" svg:width="0.0681in" svg:height="0.1433in" svg:x="1.9626in" svg:y="0.148in" svg:viewBox="0 0 174 365" svg:d="M174 16c0-9-6-16-17-16-9 0-21 10-21 23 0 8 4 15 15 15s23-12 23-22zM89 300c-9 33-29 57-52 57-2 0-9 0-17-4 14-4 20-14 20-23 0-7-5-14-17-14-10 0-23 8-23 24 0 17 18 25 37 25 30 0 70-22 79-64 14-51 27-102 40-153 2-10 2-15 2-16 0-24-18-40-39-40-43 0-67 62-67 65 0 5 4 5 6 5 3 0 3-1 7-8 11-27 30-52 53-52 6 0 13 1 13 19 0 10-1 15-3 22-13 53-26 104-39 157z"><text:p/></draw:path><draw:path draw:style-name="gr125" draw:text-style-name="P62" svg:width="0.0224in" svg:height="0.1654in" svg:x="2.0469in" svg:y="0.1335in" svg:viewBox="0 0 58 421" svg:d="M58 0c-20 0-39 0-58 0 0 6 0 11 0 17 13 0 28 0 41 0 0 129 0 258 0 388-13 0-28 0-41 0 0 4 0 10 0 16 19 0 38 0 58 0 0-140 0-281 0-421z"><text:p/></draw:path><draw:path draw:style-name="gr125" draw:text-style-name="P62" svg:width="0.0382in" svg:height="0.1654in" svg:x="2.0984in" svg:y="0.1335in" svg:viewBox="0 0 98 421" svg:d="M98 211c0-33-4-84-27-132-25-51-61-79-66-79-3 0-5 1-5 5 0 1 0 1 8 9 42 41 66 108 66 197 0 72-15 147-68 200-6 4-6 6-6 7 0 2 2 3 5 3 5 0 42-28 67-81 22-47 26-94 26-129z"><text:p/></draw:path></draw:g></draw:g></text:p>
      <text:p text:style-name="P8">gde je </text:p>
      <text:p text:style-name="P9"><draw:g text:anchor-type="as-char" svg:y="-0.2898in" draw:z-index="7" draw:name="Shape10" draw:style-name="gr123"><svg:title>TexMaths</svg:title><svg:desc>12§display§\chi(a, b) = \begin{cases} 0 &amp; a = b \\ 1 &amp; a \neq b \end{cases}§svg§600§FALSE§</svg:desc><draw:g draw:style-name="gr2"><draw:path draw:style-name="gr124" draw:text-style-name="P61" svg:width="1.4303in" svg:height="0.4795in" svg:x="0.0035in" svg:y="0.0079in" svg:viewBox="0 0 3634 1219" svg:d="M1818 1219c-606 0-1212 0-1818 0 0-407 0-812 0-1219 1211 0 2423 0 3634 0 0 407 0 812 0 1219-605 0-1211 0-1816 0z"><text:p/></draw:path><draw:path draw:style-name="gr125" draw:text-style-name="P62" svg:width="0.0933in" svg:height="0.1067in" svg:x="0.0004in" svg:y="0.2161in" svg:viewBox="0 0 238 272" svg:d="M233 17c5-5 5-6 5-7 0-3-2-5-5-5s-5 2-7 5c-33 36-64 72-96 108-17-54-21-64-30-87-5-9-15-31-52-31-24 0-35 23-35 28 0 1 0 4 5 4 4 0 5-2 5-4 7-17 20-18 23-18 13 0 25 32 32 50 13 34 28 83 28 84-2 1 0 1-4 4-32 36-65 72-97 109-5 5-5 5-5 6 0 2 2 6 5 6s6-4 7-5c32-37 64-73 96-109 14 44 19 61 29 84 6 13 15 33 53 33 24 0 36-21 36-26 0-2-2-5-5-5-5 0-5 1-6 6-5 10-15 17-23 17-22 0-50-102-60-134 34-38 67-76 101-113z"><text:p/></draw:path><draw:path draw:style-name="gr125" draw:text-style-name="P62" svg:width="0.0378in" svg:height="0.1654in" svg:x="0.1157in" svg:y="0.1657in" svg:viewBox="0 0 97 421" svg:d="M97 417c0-1 0-2-7-9-53-53-66-133-66-197 0-73 17-146 68-199 5-6 5-6 5-7 0-4-1-5-3-5-5 0-42 29-68 83-21 45-26 92-26 128 0 33 5 84 28 131 25 51 61 79 66 79 2 0 3-1 3-4z"><text:p/></draw:path><draw:path draw:style-name="gr125" draw:text-style-name="P62" svg:width="0.0756in" svg:height="0.0748in" svg:x="0.1705in" svg:y="0.2161in" svg:viewBox="0 0 193 191" svg:d="M140 28c-8-16-20-28-39-28-49 0-101 62-101 124 0 39 23 67 56 67 9 0 29-1 54-31 4 18 18 31 39 31 14 0 25-10 31-23 7-16 13-41 13-42 0-4-3-4-5-4-4 0-4 2-6 8-7 27-15 52-32 52-12 0-13-12-13-20s1-12 6-31c5-17 5-22 9-37 5-20 10-40 15-59 3-12 3-13 3-15 0-7-4-12-12-12-10 0-16 10-18 20zM113 137c-3 7-3 8-9 15-19 23-36 30-48 30-20 0-26-24-26-39 0-22 13-73 23-93 13-25 32-40 49-40 28 0 34 34 34 37 0 2-2 5-2 7-7 28-14 55-21 83z"><text:p/></draw:path><draw:path draw:style-name="gr125" draw:text-style-name="P62" svg:width="0.0189in" svg:height="0.0492in" svg:x="0.2657in" svg:y="0.2717in" svg:viewBox="0 0 49 126" svg:d="M49 44c0-27-11-44-27-44-14 0-22 11-22 23 0 11 8 21 22 21 6 0 10-1 15-4 1-2 1-2 1-2 2 0 2 0 2 6 0 32-15 57-29 71-5 5-5 5-5 6 0 4 2 5 5 5 5 0 38-32 38-82z"><text:p/></draw:path><draw:path draw:style-name="gr125" draw:text-style-name="P62" svg:width="0.0606in" svg:height="0.1161in" svg:x="0.3331in" svg:y="0.1748in" svg:viewBox="0 0 155 296" svg:d="M82 5c0-1 0-5-6-5-10 0-41 4-52 4-4 1-7 1-7 8 0 6 3 6 9 6 21 0 22 2 22 7 0 3-5 17-6 25-12 46-23 93-35 138-5 21-7 28-7 42 0 41 23 66 54 66 49 0 101-62 101-123 0-37-22-67-55-67-20 0-38 12-50 25 11-42 21-84 32-126zM42 163c2-8 2-9 6-14 20-28 40-34 50-34 16 0 27 13 27 40 0 25-13 73-22 89-13 28-33 44-49 44-14 0-29-12-29-43 0-9 0-16 7-42 4-13 6-27 10-40z"><text:p/></draw:path><draw:path draw:style-name="gr125" draw:text-style-name="P62" svg:width="0.0382in" svg:height="0.1654in" svg:x="0.4055in" svg:y="0.1657in" svg:viewBox="0 0 98 421" svg:d="M98 211c0-33-4-84-27-132-25-51-63-79-66-79s-5 2-5 5c0 1 0 1 8 9 42 42 66 108 66 197 0 72-15 145-68 199-6 5-6 6-6 7 0 3 2 4 5 4s42-29 67-81c22-47 26-94 26-129z"><text:p/></draw:path><draw:path draw:style-name="gr125" draw:text-style-name="P62" svg:width="0.1102in" svg:height="0.0382in" svg:x="0.5161in" svg:y="0.2287in" svg:viewBox="0 0 281 98" svg:d="M266 17c6 0 15 0 15-9 0-8-9-8-15-8-84 0-168 0-252 0-6 0-14 0-14 8 0 9 8 9 14 9 84 0 168 0 252 0zM266 98c6 0 15 0 15-8s-9-8-15-8c-84 0-168 0-252 0-6 0-14 0-14 8s8 8 14 8c84 0 168 0 252 0z"><text:p/></draw:path><draw:path draw:style-name="gr125" draw:text-style-name="P62" svg:width="0.0854in" svg:height="0.4965in" svg:x="0.7063in" svg:y="0in" svg:viewBox="0 0 218 1262" svg:d="M130 785c0-46-33-117-106-153 46-25 100-74 106-152 0-1 0-3 0-3 0-98 0-195 0-292 0-34 0-42 3-58 7-33 28-75 82-107 2-2 3-2 3-10 0-9-1-10-9-10-9 0-9 0-21 7-93 53-99 132-99 147 0 99 0 199 0 299 0 30 0 64-22 102-19 35-42 53-61 65-5 4-6 4-6 11 0 8 1 8 4 11 36 21 74 60 84 128 1 10 1 10 1 15 0 108 0 216 0 323 0 34 21 105 102 148 9 6 11 6 18 6 8 0 9-1 9-10 0-8-1-8-2-9-18-11-73-45-85-118-1-11-1-12-1-17 0-107 0-215 0-323z"><text:p/></draw:path><draw:path draw:style-name="gr125" draw:text-style-name="P62" svg:width="0.0697in" svg:height="0.1138in" svg:x="0.822in" svg:y="0.0661in" svg:viewBox="0 0 178 290" svg:d="M178 146c0-33-2-67-17-98-19-41-54-48-72-48-25 0-55 11-73 50-14 29-16 63-16 96 0 32 2 70 19 101 18 35 49 43 70 43 23 0 55-9 73-49 14-29 16-62 16-95zM89 281c-17 0-41-11-49-51-4-25-4-64-4-88 0-28 0-56 2-78 9-51 40-54 51-54 14 0 42 7 50 49 4 24 4 55 4 83 0 31 0 60-5 86-6 41-30 53-49 53z"><text:p/></draw:path><draw:path draw:style-name="gr125" draw:text-style-name="P62" svg:width="0.0756in" svg:height="0.0748in" svg:x="1.0713in" svg:y="0.1039in" svg:viewBox="0 0 193 191" svg:d="M140 26c-8-15-20-26-39-26-49 0-101 62-101 124 0 39 23 67 56 67 9 0 29-1 54-31 4 16 18 31 39 31 14 0 25-10 31-23 7-16 13-41 13-42 0-5-3-5-6-5s-3 3-5 9c-7 26-15 51-32 51-12 0-13-11-13-19 0-10 1-12 6-31 5-18 5-22 9-39 5-19 10-39 15-58 3-11 3-12 3-15 0-7-4-11-12-11-10 0-16 10-18 18zM113 136c-3 8-3 8-9 15-19 24-36 30-48 30-20 0-26-23-26-39 0-21 13-74 23-93 13-24 32-39 49-39 28 0 34 33 34 37 0 2-2 5-2 7-7 28-14 54-21 82z"><text:p/></draw:path><draw:path draw:style-name="gr125" draw:text-style-name="P62" svg:width="0.1098in" svg:height="0.0382in" svg:x="1.2079in" svg:y="0.1157in" svg:viewBox="0 0 280 98" svg:d="M265 17c7 0 15 0 15-9 0-8-8-8-14-8-84 0-169 0-253 0-6 0-13 0-13 8 0 9 7 9 14 9 84 0 167 0 251 0zM266 98c6 0 14 0 14-8s-8-8-15-8c-84 0-167 0-251 0-7 0-14 0-14 8s7 8 13 8c84 0 169 0 253 0z"><text:p/></draw:path><draw:path draw:style-name="gr125" draw:text-style-name="P62" svg:width="0.061in" svg:height="0.1169in" svg:x="1.3811in" svg:y="0.0618in" svg:viewBox="0 0 156 298" svg:d="M82 5c-3-1 0-5-6-5-10 0-40 4-52 5-2 0-7 1-7 8 0 5 3 5 9 5 21 0 22 4 22 7 0 4-4 18-6 27-12 45-23 91-35 136-5 22-7 29-7 44 0 39 23 66 54 66 50 0 102-63 102-124 0-38-23-67-56-67-20 0-38 12-50 25 11-42 21-85 32-127zM42 164c2-9 2-9 6-14 20-28 40-34 50-34 16 0 27 12 27 40 0 24-13 73-21 89-14 29-33 43-50 43-14 0-28-11-28-42 0-8 0-17 6-43 4-13 6-25 10-39z"><text:p/></draw:path><draw:path draw:style-name="gr125" draw:text-style-name="P62" svg:width="0.0543in" svg:height="0.1098in" svg:x="0.8303in" svg:y="0.3043in" svg:viewBox="0 0 139 280" svg:d="M86 11c0-11 0-11-9-11-27 26-64 26-77 26 0 5 0 9 0 14 8 0 34 0 55-11 0 73 0 145 0 218 0 15-1 21-39 21-5 0-9 0-14 0 0 3 0 7 0 12 15-2 52-2 69-2s54 0 68 2c0-5 0-9 0-12-5 0-8 0-13 0-38 0-40-5-40-21 0-79 0-157 0-236z"><text:p/></draw:path><draw:path draw:style-name="gr125" draw:text-style-name="P62" svg:width="0.0756in" svg:height="0.0748in" svg:x="1.0713in" svg:y="0.3421in" svg:viewBox="0 0 193 191" svg:d="M140 28c-8-16-20-28-39-28-49 0-101 62-101 124 0 39 23 67 56 67 9 0 29-1 54-31 4 18 18 31 39 31 14 0 25-10 31-23 7-16 13-41 13-42 0-4-3-4-6-4s-3 2-5 8c-7 27-15 52-32 52-12 0-13-12-13-20s1-12 6-31c5-17 5-22 9-37 5-20 10-40 15-59 3-12 3-13 3-15 0-7-4-12-12-12-10 0-16 10-18 20zM113 137c-3 7-3 8-9 15-19 23-36 30-48 30-20 0-26-24-26-39 0-22 13-73 23-93 13-25 32-40 49-40 28 0 34 34 34 37 0 2-2 5-2 7-7 28-14 55-21 83z"><text:p/></draw:path><draw:path draw:style-name="gr125" draw:text-style-name="P62" svg:width="0.0823in" svg:height="0.1539in" svg:x="1.2217in" svg:y="0.2961in" svg:viewBox="0 0 210 392" svg:d="M206 17c4-6 4-7 4-9s-2-8-8-8c-5 0-6 2-10 8-62 123-126 245-188 369-4 4-4 6-4 7 0 3 2 8 8 8 5 0 6-2 10-8 62-122 126-245 188-367z"><text:p/></draw:path><draw:path draw:style-name="gr125" draw:text-style-name="P62" svg:width="0.1098in" svg:height="0.0382in" svg:x="1.2079in" svg:y="0.3543in" svg:viewBox="0 0 280 98" svg:d="M265 17c7 0 15 0 15-9 0-8-8-8-14-8-84 0-169 0-253 0-6 0-13 0-13 8 0 9 7 9 14 9 84 0 167 0 251 0zM266 98c6 0 14 0 14-8s-8-8-15-8c-84 0-167 0-251 0-7 0-14 0-14 8s7 8 13 8c84 0 169 0 253 0z"><text:p/></draw:path><draw:path draw:style-name="gr125" draw:text-style-name="P62" svg:width="0.061in" svg:height="0.1161in" svg:x="1.3811in" svg:y="0.3004in" svg:viewBox="0 0 156 296" svg:d="M82 5c0-1 0-5-6-5-10 0-40 4-52 4-2 1-7 1-7 8 0 6 3 6 9 6 21 0 22 2 22 7 0 3-4 17-6 25-12 46-23 93-35 138-5 21-7 28-7 42 0 41 23 66 54 66 50 0 102-62 102-123 0-37-23-67-56-67-20 0-38 13-50 25 11-42 21-84 32-126zM42 163c2-8 2-9 6-14 20-28 40-34 50-34 16 0 27 13 27 40 0 25-13 73-21 89-14 28-33 44-50 44-14 0-28-12-28-43 0-9 0-16 6-42 4-13 6-27 10-40z"><text:p/></draw:path></draw:g></draw:g></text:p>
      <text:p text:style-name="P27"><text:span text:style-name="T27">i </text:span><text:span text:style-name="T26">sa </text:span><text:span text:style-name="T26"><draw:g text:anchor-type="as-char" svg:y="-0.1236in" draw:z-index="11" draw:name="Shape11" draw:style-name="gr123"><svg:title>TexMaths</svg:title><svg:desc>12§display§s[j]§svg§600§FALSE§</svg:desc><draw:g draw:style-name="gr2"><draw:path draw:style-name="gr124" draw:text-style-name="P61" svg:width="0.2106in" svg:height="0.148in" svg:x="0.0004in" svg:y="0.0091in" svg:viewBox="0 0 536 377" svg:d="M269 377c-90 0-179 0-269 0 0-126 0-251 0-377 179 0 357 0 536 0 0 126 0 251 0 377-89 0-178 0-267 0z"><text:p/></draw:path><draw:path draw:style-name="gr125" draw:text-style-name="P62" svg:width="0.061in" svg:height="0.0748in" svg:x="0.0004in" svg:y="0.0516in" svg:viewBox="0 0 156 191" svg:d="M143 29c-11 0-19 9-19 19 0 6 3 12 13 12 8 0 19-7 19-24 0-18-18-36-50-36-56 0-71 43-71 61 0 34 31 40 43 42 22 5 43 9 43 33 0 11-9 46-60 46-6 0-38 0-48-22 16 1 27-11 27-23 0-10-6-14-16-14-11 0-24 8-24 27 0 24 24 41 61 41 69 0 84-50 84-70 0-15-7-26-13-31-11-12-23-13-42-18-14-2-31-6-31-25 0-12 9-37 47-37 11 0 31 2 37 19z"><text:p/></draw:path><draw:path draw:style-name="gr125" draw:text-style-name="P62" svg:width="0.0224in" svg:height="0.1654in" svg:x="0.0894in" svg:y="0.0004in" svg:viewBox="0 0 58 421" svg:d="M58 421c0-6 0-11 0-17-14 0-28 0-41 0 0-129 0-259 0-387 13 0 27 0 41 0 0-6 0-11 0-17-20 0-39 0-58 0 0 141 0 280 0 421 19 0 38 0 58 0z"><text:p/></draw:path><draw:path draw:style-name="gr125" draw:text-style-name="P62" svg:width="0.0677in" svg:height="0.1429in" svg:x="0.1134in" svg:y="0.015in" svg:viewBox="0 0 173 364" svg:d="M173 16c0-9-6-16-17-16-9 0-21 10-21 23 0 8 6 15 15 15 11 0 23-12 23-22zM88 299c-9 32-28 56-52 56-2 0-8 0-17-4 13-2 19-13 19-22 0-7-4-15-15-15s-23 9-23 24c0 17 17 26 37 26 29 0 69-23 80-63 12-52 25-103 38-154 2-9 2-15 2-16 0-24-18-38-39-38-42 0-66 61-66 64 0 5 3 5 4 5 4 0 4-1 8-8 10-27 30-52 53-52 6 0 14 1 14 19 0 10-1 15-4 22-13 52-26 105-39 156z"><text:p/></draw:path><draw:path draw:style-name="gr125" draw:text-style-name="P62" svg:width="0.0224in" svg:height="0.1654in" svg:x="0.1972in" svg:y="0.0004in" svg:viewBox="0 0 58 421" svg:d="M58 0c-20 0-39 0-58 0 0 6 0 11 0 17 13 0 28 0 41 0 0 128 0 258 0 387-13 0-28 0-41 0 0 6 0 11 0 17 19 0 38 0 58 0 0-141 0-280 0-421z"><text:p/></draw:path></draw:g></draw:g></text:span><text:span text:style-name="T26"><text:s/>obele</text:span><text:span text:style-name="T44">žavamo slovo na </text:span><text:span text:style-name="T44"><draw:g text:anchor-type="as-char" svg:y="-0.1102in" draw:z-index="10" draw:name="Shape12" draw:style-name="gr123"><svg:title>TexMaths</svg:title><svg:desc>12§display§j§svg§600§FALSE§</svg:desc><draw:g draw:style-name="gr2"><draw:path draw:style-name="gr124" draw:text-style-name="P61" svg:width="0.05in" svg:height="0.1252in" svg:x="0.0087in" svg:y="0.0083in" svg:viewBox="0 0 128 319" svg:d="M0 0c42 0 86 0 128 0 0 107 0 212 0 319-42 0-86 0-128 0 0-107 0-212 0-319z"><text:p/></draw:path><draw:path draw:style-name="gr125" draw:text-style-name="P62"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44">-toj poziciji niske </text:span><text:span text:style-name="T44"><draw:g text:anchor-type="as-char" svg:y="-0.0744in" draw:z-index="9" draw:name="Shape13" draw:style-name="gr123"><svg:title>TexMaths</svg:title><svg:desc>12§display§s§svg§600§FALSE§</svg:desc><draw:g draw:style-name="gr2"><draw:path draw:style-name="gr124" draw:text-style-name="P61" svg:width="0.0512in" svg:height="0.0567in" svg:x="0.0004in" svg:y="0.0087in" svg:viewBox="0 0 131 145" svg:d="M0 0c44 0 88 0 131 0 0 48 0 97 0 145-43 0-87 0-131 0 0-48 0-97 0-145z"><text:p/></draw:path><draw:path draw:style-name="gr125" draw:text-style-name="P62"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44">.</text:span></text:p>
      <text:p text:style-name="P14">Intuitivno, traži se niska <text:span text:style-name="T2">koja je po Hamingovoj distanci najbliža </text:span><text:span text:style-name="T3">celom skupu zadatih niski</text:span><text:span text:style-name="T2">, gde kao meru bliskosti celom skupu niski uzimamo udaljenost od one koja joj je najudaljenija. </text:span></text:p>
      <text:p text:style-name="P14">Ubraja se u NP teške probleme i predmet je mnogih istraživanja, posebno u oblasti bioinformatike. </text:p>
      <text:p text:style-name="P22">Najpre predstavljamo proste algoritme pretrage grubom silom, s jednim potencijalnim poboljšanjem. Zatim sagledamo rešenja metaheurističkim algoritmima iz <text:span text:style-name="T25">[?] [?]. Na kraju, razmatramo dve </text:span><text:s/>polinomijalne aproksimacij<text:span text:style-name="T74">e </text:span><text:span text:style-name="T75">date u </text:span><text:span text:style-name="T35">[?] [?]</text:span>.</text:p>
      <text:p text:style-name="P22"/>
      <text:h text:style-name="P37" text:outline-level="1"><text:bookmark-start text:name="__RefHeading___Toc3081_2544167869"/>Rešavanje problema<text:bookmark-end text:name="__RefHeading___Toc3081_2544167869"/></text:h>
      <text:p text:style-name="P15">Pre prikazivanja rešenja uvodimo neke uobičajene notacije.</text:p>
      <text:p text:style-name="P4"><draw:g text:anchor-type="as-char" svg:y="-0.1126in" draw:z-index="13" draw:name="Shape14" draw:style-name="gr123"><svg:title>TexMaths</svg:title><svg:desc>12§display§\Sigma§svg§600§FALSE§</svg:desc><draw:g draw:style-name="gr2"><draw:path draw:style-name="gr124" draw:text-style-name="P61" svg:width="0.0921in" svg:height="0.0949in" svg:x="0.0004in" svg:y="0.0087in" svg:viewBox="0 0 235 242" svg:d="M0 0c78 0 157 0 235 0 0 80 0 162 0 242-78 0-157 0-235 0 0-80 0-162 0-242z"><text:p/></draw:path><draw:path draw:style-name="gr125" draw:text-style-name="P62" svg:width="0.0996in" svg:height="0.1122in" svg:x="0.0012in" svg:y="0in" svg:viewBox="0 0 254 286" svg:d="M132 149c3-5 3-5 3-6s-1-4-2-6c-29-42-58-83-86-124 32 0 64 0 96 0 70 0 92 15 100 82 4 0 7 0 11 0-4-33-8-64-12-95-77 0-155 0-231 0-11 0-11 0-11 10 35 50 70 100 104 151-33 38-67 77-100 114-4 3-4 5-4 6 0 5 4 5 11 5 76 0 154 0 231 0 4-34 8-66 12-100-4 0-7 0-11 0-7 71-36 82-102 82-38 0-76 0-115 0 35-40 70-80 106-119z"><text:p/></draw:path></draw:g></draw:g><text:s/>predstavlja kona<text:span text:style-name="T43">čan skup slova (karaktera) koji nazivamo </text:span><text:span text:style-name="T59">azbuka</text:span><text:span text:style-name="T44">. Niske </text:span><text:span text:style-name="T2">najčešće</text:span><text:span text:style-name="T44"> označavamo </text:span><text:span text:style-name="T2">malim slovima </text:span><text:span text:style-name="T2"><draw:g text:anchor-type="as-char" svg:y="-0.0717in" draw:z-index="14" draw:name="Shape15" draw:style-name="gr123"><svg:title>TexMaths</svg:title><svg:desc>12§display§s_1, s_2, ...§svg§600§FALSE§</svg:desc><draw:g draw:style-name="gr2"><draw:path draw:style-name="gr124" draw:text-style-name="P61" svg:width="0.5579in" svg:height="0.087in" svg:x="0.0004in" svg:y="0.0087in" svg:viewBox="0 0 1418 222" svg:d="M0 0c473 0 946 0 1418 0 0 74 0 148 0 222-472 0-945 0-1418 0 0-74 0-148 0-222z"><text:p/></draw:path><draw:path draw:style-name="gr125" draw:text-style-name="P62" svg:width="0.0606in" svg:height="0.0736in" svg:x="0.0004in" svg:y="0in" svg:viewBox="0 0 155 188" svg:d="M143 29c-12 0-21 9-21 19 0 5 4 12 14 12 8 0 19-7 19-24 0-19-18-36-49-36-57 0-72 43-72 61 0 33 31 40 44 42 22 4 43 9 43 30 0 11-9 47-60 47-6 0-38 0-48-23 16 3 27-11 27-21 0-9-8-15-16-15-11 0-24 10-24 27 0 24 24 40 60 40 68 0 85-50 85-68 0-14-8-25-13-30-11-12-23-14-42-18-16-4-32-6-32-25 0-12 10-37 48-37 9 0 31 2 37 19z"><text:p/></draw:path><draw:path draw:style-name="gr125" draw:text-style-name="P62" svg:width="0.0421in" svg:height="0.076in" svg:x="0.0819in" svg:y="0.0209in" svg:viewBox="0 0 108 194" svg:d="M67 8c0-7-1-8-8-8-19 19-47 19-59 19 0 4 0 7 0 11 7 0 28 0 43-8 0 49 0 99 0 148 0 10 0 14-30 14-3 0-7 0-11 0 0 3 0 7 0 10 6 0 42-1 53-1 10 0 46 1 53 1 0-3 0-7 0-10-4 0-7 0-11 0-30 0-30-4-30-14 0-54 0-108 0-162z"><text:p/></draw:path><draw:path draw:style-name="gr125" draw:text-style-name="P62" svg:width="0.0189in" svg:height="0.0492in" svg:x="0.1583in" svg:y="0.0543in" svg:viewBox="0 0 49 126" svg:d="M49 44c0-27-9-44-26-44-15 0-23 11-23 23 0 11 8 23 23 23 5 0 11-3 14-6 1-2 1-2 3-2 0 3 1 0 1 6 0 32-16 57-29 71-5 4-5 5-5 6 0 4 3 5 4 5 5 0 38-32 38-82z"><text:p/></draw:path><draw:path draw:style-name="gr125" draw:text-style-name="P62" svg:width="0.061in" svg:height="0.0736in" svg:x="0.226in" svg:y="0in" svg:viewBox="0 0 156 188" svg:d="M144 29c-12 0-20 9-20 19 0 5 3 12 13 12 8 0 19-7 19-24 0-19-18-36-50-36-56 0-71 43-71 61 0 33 31 40 43 42 22 4 43 9 43 30 0 11-9 47-60 47-6 0-38 0-48-23 16 3 27-11 27-21 0-9-6-15-16-15-11 0-24 10-24 27 0 24 25 40 61 40 69 0 84-50 84-68 0-14-7-25-13-30-11-12-23-14-42-18-14-4-31-6-31-25 0-12 9-37 47-37 10 0 31 2 38 19z"><text:p/></draw:path><draw:path draw:style-name="gr125" draw:text-style-name="P62" svg:width="0.0512in" svg:height="0.076in" svg:x="0.3024in" svg:y="0.0209in" svg:viewBox="0 0 131 194" svg:d="M131 140c-4 0-6 0-10 0-1 8-5 24-8 28-3 1-25 1-29 1-18 0-36 0-54 0 30-27 41-35 59-48 21-17 42-36 42-63 0-35-31-58-70-58-36 0-61 26-61 53 0 15 13 17 16 17 7 0 15-5 15-16 0-5-1-16-17-16 10-20 29-27 44-27 28 0 44 23 44 47 0 25-18 45-28 56-24 23-46 46-70 68-4 4-4 4-4 12 41 0 82 0 122 0 3-18 6-36 9-54z"><text:p/></draw:path><draw:path draw:style-name="gr125" draw:text-style-name="P62" svg:width="0.0189in" svg:height="0.0492in" svg:x="0.3839in" svg:y="0.0543in" svg:viewBox="0 0 49 126" svg:d="M49 44c0-27-11-44-27-44-14 0-22 11-22 23 0 11 8 23 22 23 4 0 10-3 15-6 1-2 1-2 1-2 2 0 2 0 2 6 0 32-15 57-29 71-5 4-5 5-5 6 0 4 2 5 5 5 5 0 38-32 38-82z"><text:p/></draw:path><draw:path draw:style-name="gr125" draw:text-style-name="P62" svg:width="0.0169in" svg:height="0.0177in" svg:x="0.4575in" svg:y="0.0543in" svg:viewBox="0 0 44 46" svg:d="M44 23c0-12-10-23-22-23s-22 11-22 23 10 23 22 23 22-11 22-23z"><text:p/></draw:path><draw:path draw:style-name="gr125" draw:text-style-name="P62" svg:width="0.0169in" svg:height="0.0177in" svg:x="0.5035in" svg:y="0.0543in" svg:viewBox="0 0 44 46" svg:d="M44 23c0-12-9-23-21-23s-23 11-23 23 11 23 23 23 21-11 21-23z"><text:p/></draw:path><draw:path draw:style-name="gr125" draw:text-style-name="P62" svg:width="0.0169in" svg:height="0.0177in" svg:x="0.5496in" svg:y="0.0543in" svg:viewBox="0 0 44 46" svg:d="M44 23c0-12-10-23-22-23-14 0-22 11-22 23s8 23 22 23c12 0 22-11 22-23z"><text:p/></draw:path></draw:g></draw:g></text:span><text:span text:style-name="T2"><text:s/></text:span><text:span text:style-name="T4">Pojedina</text:span><text:span text:style-name="T45">čne karaktere označavamo standardnom notacijom indeksiranja,</text:span><text:span text:style-name="T4"> </text:span><text:span text:style-name="T5">upotrebom</text:span><text:span text:style-name="T4"> </text:span><text:span text:style-name="T45">uglastih zagrada: </text:span><text:span text:style-name="T45"><draw:g text:anchor-type="as-char" svg:y="-0.1236in" draw:z-index="15" draw:name="Shape16" draw:style-name="gr123"><svg:title>TexMaths</svg:title><svg:desc>12§display§s[j]§svg§600§FALSE§</svg:desc><draw:g draw:style-name="gr2"><draw:path draw:style-name="gr124" draw:text-style-name="P61" svg:width="0.2106in" svg:height="0.148in" svg:x="0.0004in" svg:y="0.0091in" svg:viewBox="0 0 536 377" svg:d="M269 377c-90 0-179 0-269 0 0-126 0-251 0-377 179 0 357 0 536 0 0 126 0 251 0 377-89 0-178 0-267 0z"><text:p/></draw:path><draw:path draw:style-name="gr125" draw:text-style-name="P62" svg:width="0.061in" svg:height="0.0748in" svg:x="0.0004in" svg:y="0.0516in" svg:viewBox="0 0 156 191" svg:d="M143 29c-11 0-19 9-19 19 0 6 3 12 13 12 8 0 19-7 19-24 0-18-18-36-50-36-56 0-71 43-71 61 0 34 31 40 43 42 22 5 43 9 43 33 0 11-9 46-60 46-6 0-38 0-48-22 16 1 27-11 27-23 0-10-6-14-16-14-11 0-24 8-24 27 0 24 24 41 61 41 69 0 84-50 84-70 0-15-7-26-13-31-11-12-23-13-42-18-14-2-31-6-31-25 0-12 9-37 47-37 11 0 31 2 37 19z"><text:p/></draw:path><draw:path draw:style-name="gr125" draw:text-style-name="P62" svg:width="0.0224in" svg:height="0.1654in" svg:x="0.0894in" svg:y="0.0004in" svg:viewBox="0 0 58 421" svg:d="M58 421c0-6 0-11 0-17-14 0-28 0-41 0 0-129 0-259 0-387 13 0 27 0 41 0 0-6 0-11 0-17-20 0-39 0-58 0 0 141 0 280 0 421 19 0 38 0 58 0z"><text:p/></draw:path><draw:path draw:style-name="gr125" draw:text-style-name="P62" svg:width="0.0677in" svg:height="0.1429in" svg:x="0.1134in" svg:y="0.015in" svg:viewBox="0 0 173 364" svg:d="M173 16c0-9-6-16-17-16-9 0-21 10-21 23 0 8 6 15 15 15 11 0 23-12 23-22zM88 299c-9 32-28 56-52 56-2 0-8 0-17-4 13-2 19-13 19-22 0-7-4-15-15-15s-23 9-23 24c0 17 17 26 37 26 29 0 69-23 80-63 12-52 25-103 38-154 2-9 2-15 2-16 0-24-18-38-39-38-42 0-66 61-66 64 0 5 3 5 4 5 4 0 4-1 8-8 10-27 30-52 53-52 6 0 14 1 14 19 0 10-1 15-4 22-13 52-26 105-39 156z"><text:p/></draw:path><draw:path draw:style-name="gr125" draw:text-style-name="P62" svg:width="0.0224in" svg:height="0.1654in" svg:x="0.1972in" svg:y="0.0004in" svg:viewBox="0 0 58 421" svg:d="M58 0c-20 0-39 0-58 0 0 6 0 11 0 17 13 0 28 0 41 0 0 128 0 258 0 387-13 0-28 0-41 0 0 6 0 11 0 17 19 0 38 0 58 0 0-141 0-280 0-421z"><text:p/></draw:path></draw:g></draw:g></text:span><text:span text:style-name="T45">. </text:span><text:span text:style-name="T6">Tako nisku </text:span><text:span text:style-name="T6"><draw:g text:anchor-type="as-char" svg:y="-0.0744in" draw:z-index="17" draw:name="Shape17" draw:style-name="gr123"><svg:title>TexMaths</svg:title><svg:desc>12§display§s§svg§600§FALSE§</svg:desc><draw:g draw:style-name="gr2"><draw:path draw:style-name="gr124" draw:text-style-name="P61" svg:width="0.0512in" svg:height="0.0567in" svg:x="0.0004in" svg:y="0.0087in" svg:viewBox="0 0 131 145" svg:d="M0 0c44 0 88 0 131 0 0 48 0 97 0 145-43 0-87 0-131 0 0-48 0-97 0-145z"><text:p/></draw:path><draw:path draw:style-name="gr125" draw:text-style-name="P62"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6"><text:s/>du</text:span><text:span text:style-name="T46">žine </text:span><text:span text:style-name="T46"><draw:g text:anchor-type="as-char" svg:y="-0.0744in" draw:z-index="18" draw:name="Shape18" draw:style-name="gr123"><svg:title>TexMaths</svg:title><svg:desc>12§display§m§svg§600§FALSE§</svg:desc><draw:g draw:style-name="gr2"><draw:path draw:style-name="gr124" draw:text-style-name="P61" svg:width="0.122in" svg:height="0.0567in" svg:x="0.0039in" svg:y="0.0087in" svg:viewBox="0 0 311 145" svg:d="M0 0c104 0 207 0 311 0 0 48 0 97 0 145-104 0-207 0-311 0 0-48 0-97 0-145z"><text:p/></draw:path><draw:path draw:style-name="gr125" draw:text-style-name="P62"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46"><text:s/>nekad zapisujemo u razvijenom obliku </text:span><text:span text:style-name="T46"><draw:g text:anchor-type="as-char" svg:y="-0.1236in" draw:z-index="16" draw:name="Shape19" draw:style-name="gr123"><svg:title>TexMaths</svg:title><svg:desc>12§display§s[1]s[2]...s[m]§svg§600§FALSE§</svg:desc><draw:g draw:style-name="gr2"><draw:path draw:style-name="gr124" draw:text-style-name="P61" svg:width="0.9224in" svg:height="0.148in" svg:x="0.0004in" svg:y="0.0091in" svg:viewBox="0 0 2344 377" svg:d="M1173 377c-391 0-782 0-1173 0 0-126 0-251 0-377 781 0 1563 0 2344 0 0 126 0 251 0 377-390 0-781 0-1171 0z"><text:p/></draw:path><draw:path draw:style-name="gr125" draw:text-style-name="P62" svg:width="0.061in" svg:height="0.0748in" svg:x="0.0004in" svg:y="0.0516in" svg:viewBox="0 0 156 191" svg:d="M144 29c-12 0-20 9-20 19 0 6 3 12 13 12 8 0 19-7 19-24 0-18-18-36-50-36-56 0-71 43-71 61 0 34 31 40 43 42 22 5 43 9 43 33 0 11-9 46-60 46-6 0-38 0-48-22 16 1 27-11 27-23 0-10-6-14-16-14-11 0-24 8-24 27 0 24 25 41 61 41 69 0 84-50 84-70 0-15-7-26-13-31-11-12-23-13-42-18-14-2-31-6-31-25 0-12 9-37 47-37 10 0 31 2 38 19z"><text:p/></draw:path><draw:path draw:style-name="gr125" draw:text-style-name="P62" svg:width="0.0228in" svg:height="0.1654in" svg:x="0.089in" svg:y="0.0004in" svg:viewBox="0 0 59 421" svg:d="M59 421c0-6 0-11 0-17-15 0-28 0-42 0 0-129 0-259 0-387 14 0 27 0 42 0 0-6 0-11 0-17-19 0-40 0-59 0 0 141 0 280 0 421 19 0 40 0 59 0z"><text:p/></draw:path><draw:path draw:style-name="gr125" draw:text-style-name="P62" svg:width="0.0543in" svg:height="0.1094in" svg:x="0.1307in" svg:y="0.0146in" svg:viewBox="0 0 139 279" svg:d="M86 11c0-11 0-11-9-11-27 26-64 26-77 26 0 5 0 9 0 14 8 0 34 0 55-11 0 72 0 144 0 216 0 16-1 21-39 21-5 0-9 0-14 0 0 4 0 9 0 13 15-1 52-1 69-1s53 0 68 1c0-4 0-9 0-13-5 0-9 0-14 0-37 0-39-5-39-21 0-78 0-156 0-234z"><text:p/></draw:path><draw:path draw:style-name="gr125" draw:text-style-name="P62" svg:width="0.0224in" svg:height="0.1654in" svg:x="0.2024in" svg:y="0.0004in" svg:viewBox="0 0 58 421" svg:d="M58 0c-20 0-39 0-58 0 0 6 0 11 0 17 13 0 28 0 41 0 0 128 0 258 0 387-13 0-28 0-41 0 0 6 0 11 0 17 19 0 38 0 58 0 0-141 0-280 0-421z"><text:p/></draw:path><draw:path draw:style-name="gr125" draw:text-style-name="P62" svg:width="0.0606in" svg:height="0.0748in" svg:x="0.2535in" svg:y="0.0516in" svg:viewBox="0 0 155 191" svg:d="M143 29c-12 0-21 9-21 19 0 6 4 12 14 12 9 0 19-7 19-24 0-18-18-36-49-36-57 0-72 43-72 61 0 34 31 40 43 42 23 5 44 9 44 33 0 11-9 46-60 46-6 0-38 0-48-22 16 1 27-11 27-23 0-10-8-14-16-14-11 0-24 8-24 27 0 24 24 41 60 41 68 0 85-50 85-70 0-15-8-26-13-31-11-12-24-13-42-18-16-2-32-6-32-25 0-12 10-37 48-37 9 0 31 2 37 19z"><text:p/></draw:path><draw:path draw:style-name="gr125" draw:text-style-name="P62" svg:width="0.0224in" svg:height="0.1654in" svg:x="0.3421in" svg:y="0.0004in" svg:viewBox="0 0 58 421" svg:d="M58 421c0-6 0-11 0-17-14 0-28 0-41 0 0-129 0-259 0-387 13 0 27 0 41 0 0-6 0-11 0-17-20 0-39 0-58 0 0 141 0 280 0 421 19 0 38 0 58 0z"><text:p/></draw:path><draw:path draw:style-name="gr125" draw:text-style-name="P62" svg:width="0.0657in" svg:height="0.1094in" svg:x="0.3772in" svg:y="0.0146in" svg:viewBox="0 0 168 279" svg:d="M32 246c15-14 30-27 45-42 66-57 91-80 91-122 0-48-38-82-90-82-47 0-78 38-78 76 0 24 20 24 22 24 7 0 22-5 22-23 0-11-8-22-22-22-4 0-5 0-6 0 9-27 32-42 57-42 39 0 57 34 57 69 0 33-22 66-45 92-26 30-54 59-80 89-5 5-5 6-5 16 52 0 104 0 156 0 4-24 8-48 12-72-4 0-7 0-11 0-2 13-5 30-9 36-3 3-30 3-40 3-25 0-50 0-76 0z"><text:p/></draw:path><draw:path draw:style-name="gr125" draw:text-style-name="P62" svg:width="0.0228in" svg:height="0.1654in" svg:x="0.4551in" svg:y="0.0004in" svg:viewBox="0 0 59 421" svg:d="M59 0c-19 0-40 0-59 0 0 6 0 11 0 17 14 0 28 0 42 0 0 128 0 258 0 387-14 0-28 0-42 0 0 6 0 11 0 17 19 0 40 0 59 0 0-141 0-280 0-421z"><text:p/></draw:path><draw:path draw:style-name="gr125" draw:text-style-name="P62" svg:width="0.0169in" svg:height="0.0169in" svg:x="0.5118in" svg:y="0.1067in" svg:viewBox="0 0 44 44" svg:d="M44 23c0-13-10-23-22-23s-22 10-22 23c0 12 10 21 22 21s22-9 22-21z"><text:p/></draw:path><draw:path draw:style-name="gr125" draw:text-style-name="P62" svg:width="0.0169in" svg:height="0.0169in" svg:x="0.5575in" svg:y="0.1067in" svg:viewBox="0 0 44 44" svg:d="M44 23c0-13-9-23-21-23s-23 10-23 23c0 12 11 21 23 21s21-9 21-21z"><text:p/></draw:path><draw:path draw:style-name="gr125" draw:text-style-name="P62" svg:width="0.0169in" svg:height="0.0169in" svg:x="0.6039in" svg:y="0.1067in" svg:viewBox="0 0 44 44" svg:d="M44 23c0-13-10-23-22-23-14 0-22 10-22 23 0 12 8 21 22 21 12 0 22-9 22-21z"><text:p/></draw:path><draw:path draw:style-name="gr125" draw:text-style-name="P62" svg:width="0.061in" svg:height="0.0748in" svg:x="0.6441in" svg:y="0.0516in" svg:viewBox="0 0 156 191" svg:d="M144 29c-12 0-20 9-20 19 0 6 3 12 13 12 8 0 19-7 19-24 0-18-18-36-50-36-56 0-71 43-71 61 0 34 31 40 43 42 22 5 43 9 43 33 0 11-9 46-60 46-6 0-38 0-48-22 16 1 27-11 27-23 0-10-8-14-16-14-11 0-24 8-24 27 0 24 24 41 61 41 69 0 84-50 84-70 0-15-7-26-13-31-11-12-23-13-42-18-14-2-31-6-31-25 0-12 9-37 47-37 10 0 31 2 38 19z"><text:p/></draw:path><draw:path draw:style-name="gr125" draw:text-style-name="P62" svg:width="0.0224in" svg:height="0.1654in" svg:x="0.7327in" svg:y="0.0004in" svg:viewBox="0 0 58 421" svg:d="M58 421c0-6 0-11 0-17-14 0-28 0-41 0 0-129 0-259 0-387 13 0 27 0 41 0 0-6 0-11 0-17-20 0-39 0-58 0 0 141 0 280 0 421 19 0 38 0 58 0z"><text:p/></draw:path><draw:path draw:style-name="gr125" draw:text-style-name="P62" svg:width="0.135in" svg:height="0.0748in" svg:x="0.7646in" svg:y="0.0516in" svg:viewBox="0 0 344 191" svg:d="M24 161c-1 7-4 17-4 19 0 8 6 11 12 11s14-3 16-12c1-1 6-20 8-31 4-13 6-25 10-37 2-10 5-20 7-29 1-7 5-19 5-21 7-13 29-51 70-51 18 0 22 15 22 28 0 11-3 23-7 37-3 15-8 31-12 48-2 10-6 21-8 32-1 8-5 23-5 25 0 8 6 11 12 11 13 0 16-11 19-24 6-24 22-85 25-101 2-6 24-56 70-56 18 0 23 14 23 28 0 25-18 73-27 95-3 10-5 15-5 23 0 21 15 35 34 35 40 0 55-61 55-65 0-3-3-3-5-3-3 0-3 1-6 7-6 21-20 52-43 52-7 0-9-4-9-14 0-11 3-20 7-30 8-21 25-68 25-92 0-28-17-46-48-46s-53 19-68 41c-1-5-3-19-15-30-9-9-24-11-33-11-39 0-59 28-66 37-3-24-21-37-39-37-20 0-27 17-31 24-8 14-13 40-13 41 0 5 4 5 5 5 3 0 5-1 7-10 7-30 16-50 30-50 7 0 13 3 13 19 0 8-1 13-6 35-8 32-17 65-25 97z"><text:p/></draw:path><draw:path draw:style-name="gr125" draw:text-style-name="P62" svg:width="0.0224in" svg:height="0.1654in" svg:x="0.9091in" svg:y="0.0004in" svg:viewBox="0 0 58 421" svg:d="M58 0c-20 0-39 0-58 0 0 6 0 11 0 17 13 0 28 0 41 0 0 128 0 258 0 387-13 0-28 0-41 0 0 6 0 11 0 17 19 0 38 0 58 0 0-141 0-280 0-421z"><text:p/></draw:path></draw:g></draw:g></text:span><text:span text:style-name="T46">.</text:span></text:p>
      <text:p text:style-name="P5"><text:span text:style-name="T6">N</text:span><text:span text:style-name="T2">eka je data niska </text:span><text:span text:style-name="T2"><draw:g text:anchor-type="as-char" svg:y="-0.1236in" draw:z-index="19" draw:name="Shape20" draw:style-name="gr123"><svg:title>TexMaths</svg:title><svg:desc>12§display§s = s[1]s[2]...s[m]§svg§600§FALSE§</svg:desc><draw:g draw:style-name="gr2"><draw:path draw:style-name="gr124" draw:text-style-name="P61" svg:width="1.2224in" svg:height="0.148in" svg:x="0.0004in" svg:y="0.0091in" svg:viewBox="0 0 3106 377" svg:d="M1554 377c-519 0-1037 0-1554 0 0-126 0-251 0-377 1035 0 2071 0 3106 0 0 126 0 251 0 377-518 0-1035 0-1552 0z"><text:p/></draw:path><draw:path draw:style-name="gr125" draw:text-style-name="P62" svg:width="0.061in" svg:height="0.0748in" svg:x="0.0004in" svg:y="0.0516in" svg:viewBox="0 0 156 191" svg:d="M144 29c-12 0-20 9-20 19 0 6 3 12 13 12 8 0 19-7 19-24 0-18-18-36-50-36-56 0-71 43-71 61 0 34 31 40 43 42 22 5 43 9 43 33 0 11-9 46-60 46-6 0-38 0-48-22 16 1 27-11 27-23 0-10-6-14-16-14-11 0-24 8-24 27 0 24 25 41 61 41 69 0 84-50 84-70 0-15-7-26-13-31-11-12-23-13-42-18-14-2-31-6-31-25 0-12 9-37 47-37 10 0 31 2 38 19z"><text:p/></draw:path><draw:path draw:style-name="gr125" draw:text-style-name="P62" svg:width="0.1102in" svg:height="0.039in" svg:x="0.1252in" svg:y="0.0638in" svg:viewBox="0 0 281 100" svg:d="M267 18c6 0 14-1 14-10 0-8-8-8-14-8-85 0-169 0-253 0-6 0-14 0-14 8 0 9 8 10 14 10 84 0 168 0 253 0zM267 100c6 0 14 0 14-9s-8-9-14-9c-85 0-169 0-253 0-6 0-14 0-14 9s8 9 14 9c84 0 168 0 253 0z"><text:p/></draw:path><draw:path draw:style-name="gr125" draw:text-style-name="P62" svg:width="0.0606in" svg:height="0.0748in" svg:x="0.3in" svg:y="0.0516in" svg:viewBox="0 0 155 191" svg:d="M143 29c-12 0-21 9-21 19 0 6 4 12 14 12 8 0 19-7 19-24 0-18-18-36-51-36-55 0-70 43-70 61 0 34 31 40 43 42 21 5 43 9 43 33 0 11-10 46-60 46-6 0-38 0-48-22 16 1 26-11 26-23 0-10-6-14-15-14-11 0-23 8-23 27 0 24 24 41 60 41 68 0 84-50 84-70 0-15-7-26-12-31-12-12-24-13-43-18-15-2-31-6-31-25 0-12 9-37 46-37 11 0 32 2 39 19z"><text:p/></draw:path><draw:path draw:style-name="gr125" draw:text-style-name="P62" svg:width="0.0228in" svg:height="0.1654in" svg:x="0.3882in" svg:y="0.0004in" svg:viewBox="0 0 59 421" svg:d="M59 421c0-6 0-11 0-17-13 0-28 0-41 0 0-129 0-259 0-387 13 0 28 0 41 0 0-6 0-11 0-17-19 0-40 0-59 0 0 141 0 280 0 421 19 0 40 0 59 0z"><text:p/></draw:path><draw:path draw:style-name="gr125" draw:text-style-name="P62" svg:width="0.0543in" svg:height="0.1094in" svg:x="0.4299in" svg:y="0.0146in" svg:viewBox="0 0 139 279" svg:d="M86 11c0-11 0-11-9-11-27 26-64 26-77 26 0 5 0 9 0 14 8 0 34 0 55-11 0 72 0 144 0 216 0 16-1 21-39 21-5 0-9 0-14 0 0 4 0 9 0 13 15-1 52-1 69-1s54 0 68 1c0-4 0-9 0-13-5 0-8 0-13 0-38 0-40-5-40-21 0-78 0-156 0-234z"><text:p/></draw:path><draw:path draw:style-name="gr125" draw:text-style-name="P62" svg:width="0.0224in" svg:height="0.1654in" svg:x="0.502in" svg:y="0.0004in" svg:viewBox="0 0 58 421" svg:d="M58 0c-20 0-39 0-58 0 0 6 0 11 0 17 13 0 28 0 41 0 0 128 0 258 0 387-13 0-28 0-41 0 0 6 0 11 0 17 19 0 38 0 58 0 0-141 0-280 0-421z"><text:p/></draw:path><draw:path draw:style-name="gr125" draw:text-style-name="P62" svg:width="0.0606in" svg:height="0.0748in" svg:x="0.5528in" svg:y="0.0516in" svg:viewBox="0 0 155 191" svg:d="M143 29c-12 0-21 9-21 19 0 6 4 12 14 12 8 0 19-7 19-24 0-18-18-36-49-36-57 0-72 43-72 61 0 34 31 40 43 42 23 5 44 9 44 33 0 11-9 46-60 46-6 0-38 0-48-22 16 1 27-11 27-23 0-10-8-14-16-14-11 0-24 8-24 27 0 24 24 41 60 41 68 0 85-50 85-70 0-15-8-26-13-31-11-12-24-13-42-18-16-2-32-6-32-25 0-12 10-37 48-37 9 0 31 2 37 19z"><text:p/></draw:path><draw:path draw:style-name="gr125" draw:text-style-name="P62" svg:width="0.0224in" svg:height="0.1654in" svg:x="0.6413in" svg:y="0.0004in" svg:viewBox="0 0 58 421" svg:d="M58 421c0-6 0-11 0-17-14 0-28 0-41 0 0-129 0-259 0-387 13 0 27 0 41 0 0-6 0-11 0-17-20 0-39 0-58 0 0 141 0 280 0 421 19 0 38 0 58 0z"><text:p/></draw:path><draw:path draw:style-name="gr125" draw:text-style-name="P62" svg:width="0.0657in" svg:height="0.1094in" svg:x="0.6764in" svg:y="0.0146in" svg:viewBox="0 0 168 279" svg:d="M32 246c15-14 30-27 45-42 66-57 91-80 91-122 0-48-38-82-90-82-47 0-78 38-78 76 0 24 20 24 22 24 7 0 22-5 22-23 0-11-8-22-22-22-4 0-5 0-6 0 9-27 32-42 57-42 39 0 57 34 57 69 0 33-22 66-45 92-26 30-54 59-80 89-5 5-5 6-5 16 52 0 104 0 156 0 4-24 8-48 12-72-4 0-7 0-11 0-2 13-5 30-9 36-3 3-30 3-40 3-25 0-50 0-76 0z"><text:p/></draw:path><draw:path draw:style-name="gr125" draw:text-style-name="P62" svg:width="0.0224in" svg:height="0.1654in" svg:x="0.7547in" svg:y="0.0004in" svg:viewBox="0 0 58 421" svg:d="M58 0c-20 0-39 0-58 0 0 6 0 11 0 17 13 0 28 0 41 0 0 128 0 258 0 387-13 0-28 0-41 0 0 6 0 11 0 17 19 0 38 0 58 0 0-141 0-280 0-421z"><text:p/></draw:path><draw:path draw:style-name="gr125" draw:text-style-name="P62" svg:width="0.0169in" svg:height="0.0169in" svg:x="0.8114in" svg:y="0.1067in" svg:viewBox="0 0 44 44" svg:d="M44 23c0-13-10-23-22-23s-22 10-22 23c0 12 10 21 22 21s22-9 22-21z"><text:p/></draw:path><draw:path draw:style-name="gr125" draw:text-style-name="P62" svg:width="0.0169in" svg:height="0.0169in" svg:x="0.8571in" svg:y="0.1067in" svg:viewBox="0 0 44 44" svg:d="M44 23c0-13-9-23-21-23s-23 10-23 23c0 12 11 21 23 21s21-9 21-21z"><text:p/></draw:path><draw:path draw:style-name="gr125" draw:text-style-name="P62" svg:width="0.0169in" svg:height="0.0169in" svg:x="0.9035in" svg:y="0.1067in" svg:viewBox="0 0 44 44" svg:d="M44 23c0-13-10-23-22-23-14 0-22 10-22 23 0 12 8 21 22 21 12 0 22-9 22-21z"><text:p/></draw:path><draw:path draw:style-name="gr125" draw:text-style-name="P62" svg:width="0.061in" svg:height="0.0748in" svg:x="0.9437in" svg:y="0.0516in" svg:viewBox="0 0 156 191" svg:d="M144 29c-12 0-20 9-20 19 0 6 3 12 13 12 8 0 19-7 19-24 0-18-18-36-50-36-56 0-71 43-71 61 0 34 31 40 43 42 22 5 43 9 43 33 0 11-9 46-60 46-6 0-38 0-48-22 16 1 27-11 27-23 0-10-8-14-16-14-11 0-24 8-24 27 0 24 24 41 61 41 69 0 84-50 84-70 0-15-7-26-13-31-11-12-23-13-42-18-14-2-31-6-31-25 0-12 9-37 47-37 10 0 31 2 38 19z"><text:p/></draw:path><draw:path draw:style-name="gr125" draw:text-style-name="P62" svg:width="0.0224in" svg:height="0.1654in" svg:x="1.0327in" svg:y="0.0004in" svg:viewBox="0 0 58 421" svg:d="M58 421c0-6 0-11 0-17-14 0-28 0-41 0 0-129 0-259 0-387 13 0 27 0 41 0 0-6 0-11 0-17-20 0-39 0-58 0 0 141 0 280 0 421 19 0 38 0 58 0z"><text:p/></draw:path><draw:path draw:style-name="gr125" draw:text-style-name="P62" svg:width="0.1354in" svg:height="0.0748in" svg:x="1.0642in" svg:y="0.0516in" svg:viewBox="0 0 345 191" svg:d="M24 161c-1 7-4 17-4 19 0 8 6 11 12 11s14-3 16-12c1-1 6-20 8-31 4-13 6-25 10-37 2-10 5-20 7-29 1-7 5-19 5-21 7-13 29-51 70-51 18 0 22 15 22 28 0 11-3 23-7 37-3 15-8 31-12 48-2 10-6 21-8 32-1 8-5 23-5 25 0 8 6 11 12 11 13 0 16-11 19-24 6-24 22-85 25-101 2-6 24-56 70-56 18 0 23 14 23 28 0 25-18 73-26 95-4 10-5 15-5 23 0 21 14 35 33 35 40 0 56-61 56-65 0-3-4-3-5-3-4 0-4 1-6 7-6 21-21 52-43 52-8 0-10-4-10-14 0-11 4-20 7-30 9-21 25-68 25-92 0-28-16-46-48-46-31 0-53 19-68 41-1-5-3-19-15-30-9-9-24-11-33-11-39 0-59 28-66 37-3-24-21-37-39-37-20 0-27 17-31 24-8 14-13 40-13 41 0 5 4 5 5 5 3 0 5-1 7-10 7-30 16-50 30-50 7 0 13 3 13 19 0 8-1 13-6 35-8 32-17 65-25 97z"><text:p/></draw:path><draw:path draw:style-name="gr125" draw:text-style-name="P62" svg:width="0.0224in" svg:height="0.1654in" svg:x="1.2091in" svg:y="0.0004in" svg:viewBox="0 0 58 421" svg:d="M58 0c-20 0-39 0-58 0 0 6 0 11 0 17 13 0 28 0 41 0 0 128 0 258 0 387-13 0-28 0-41 0 0 6 0 11 0 17 19 0 38 0 58 0 0-141 0-280 0-421z"><text:p/></draw:path></draw:g></draw:g></text:span><text:span text:style-name="T2"><text:s/>i lista indeksa </text:span><text:span text:style-name="T2"><draw:g text:anchor-type="as-char" svg:y="-0.1236in" draw:z-index="20" draw:name="Shape21" draw:style-name="gr123"><svg:title>TexMaths</svg:title><svg:desc>12§display§I = [j_1, j_2, … j_r] \subseteq [1, 2, …, m]§svg§600§FALSE§</svg:desc><draw:g draw:style-name="gr2"><draw:path draw:style-name="gr124" draw:text-style-name="P61" svg:width="2.2272in" svg:height="0.1476in" svg:x="0.0031in" svg:y="0.0087in" svg:viewBox="0 0 5658 376" svg:d="M0 0c1886 0 3773 0 5658 0 0 125 0 251 0 376-1885 0-3772 0-5658 0 0-125 0-251 0-376z"><text:p/></draw:path><draw:path draw:style-name="gr125" draw:text-style-name="P62" svg:width="0.0768in" svg:height="0.1126in" svg:x="0.0004in" svg:y="0.011in" svg:viewBox="0 0 196 287" svg:d="M143 32c5-14 6-19 38-19 11 0 15 0 15-7 0-6-5-6-8-6-12 0-43 1-55 1-13 0-43-1-56-1-3 0-9 0-9 8 0 5 4 5 12 5 18 0 29 0 29 9 0 2 0 2 0 7-19 74-38 150-57 225-4 15-5 20-39 20-9 0-13 0-13 8 0 5 5 5 6 5 12 0 43-2 55-2 13 0 45 2 57 2 3 0 8 0 8-8 0-5-2-5-12-5-7 0-10 0-18-1-10-1-11-3-11-7s1-8 1-10c20-74 38-149 57-224z"><text:p/></draw:path><draw:path draw:style-name="gr125" draw:text-style-name="P62" svg:width="0.1102in" svg:height="0.0386in" svg:x="0.1358in" svg:y="0.0634in" svg:viewBox="0 0 281 99" svg:d="M266 17c6 0 15 0 15-9 0-8-9-8-15-8-84 0-168 0-252 0-6 0-14 0-14 8 0 9 8 9 14 9 84 0 168 0 252 0zM266 99c6 0 15 0 15-9 0-8-9-8-15-8-84 0-168 0-252 0-6 0-14 0-14 8 0 9 8 9 14 9 84 0 168 0 252 0z"><text:p/></draw:path><draw:path draw:style-name="gr125" draw:text-style-name="P62" svg:width="0.0224in" svg:height="0.165in" svg:x="0.3217in" svg:y="0in" svg:viewBox="0 0 58 420" svg:d="M58 420c0-7 0-11 0-17-14 0-28 0-41 0 0-129 0-258 0-386 13 0 27 0 41 0 0-6 0-11 0-17-20 0-39 0-58 0 0 139 0 280 0 420 19 0 38 0 58 0z"><text:p/></draw:path><draw:path draw:style-name="gr125" draw:text-style-name="P62" svg:width="0.0677in" svg:height="0.1425in" svg:x="0.3461in" svg:y="0.0146in" svg:viewBox="0 0 173 363" svg:d="M173 16c0-9-6-16-17-16-10 0-22 10-22 23 0 8 6 14 16 14 11 0 23-11 23-21zM88 298c-9 33-28 57-52 57-2 0-8 0-17-5 13-3 19-13 19-22 0-7-4-14-15-14s-23 8-23 24c0 17 17 25 37 25 29 0 69-22 79-64 14-50 26-102 39-152 2-9 2-15 2-16 0-24-18-38-39-38-42 0-66 61-66 64 0 4 3 4 4 4 4 0 4 0 8-8 10-26 30-52 52-52 6 0 15 2 15 20 0 10-1 14-4 21-13 52-26 104-39 156z"><text:p/></draw:path><draw:path draw:style-name="gr125" draw:text-style-name="P62" svg:width="0.0417in" svg:height="0.0768in" svg:x="0.4295in" svg:y="0.072in" svg:viewBox="0 0 107 196" svg:d="M66 8c0-7 0-8-8-8-20 19-46 19-58 19 0 4 0 7 0 11 7 0 26 0 42-8 0 49 0 99 0 150 0 10 0 13-29 13-3 0-8 0-12 0 0 4 0 7 0 11 6 0 42-1 53-1 10 0 47 1 53 1 0-4 0-7 0-11-4 0-7 0-11 0-30 0-30-3-30-13 0-55 0-109 0-164z"><text:p/></draw:path><draw:path draw:style-name="gr125" draw:text-style-name="P62" svg:width="0.0189in" svg:height="0.0492in" svg:x="0.5055in" svg:y="0.1059in" svg:viewBox="0 0 49 126" svg:d="M49 44c0-27-11-44-27-44-14 0-22 11-22 23 0 11 8 23 22 23 6 0 10-3 15-6 1-2 1-2 3-2 0 3 0 0 0 6 0 32-15 57-29 71-5 4-5 5-5 6 0 4 2 5 5 5 5 0 38-32 38-82z"><text:p/></draw:path><draw:path draw:style-name="gr125" draw:text-style-name="P62" svg:width="0.0677in" svg:height="0.1425in" svg:x="0.5626in" svg:y="0.0146in" svg:viewBox="0 0 173 363" svg:d="M173 16c0-9-6-16-16-16-9 0-23 10-23 23 0 8 6 14 16 14 12 0 23-11 23-21zM89 298c-9 33-29 57-53 57-2 0-8 0-16-5 12-3 20-13 20-22 0-7-5-14-17-14-11 0-23 8-23 24 0 17 17 25 37 25 30 0 69-22 79-64 14-50 27-102 40-152 1-9 1-15 1-16 0-24-17-38-38-38-43 0-67 61-67 64 0 4 3 3 4 4 4 0 5 0 9-8 9-26 30-52 53-52 6 0 13 2 13 20 0 10-1 14-3 21-13 52-26 104-39 156z"><text:p/></draw:path><draw:path draw:style-name="gr125" draw:text-style-name="P62" svg:width="0.0512in" svg:height="0.0768in" svg:x="0.6406in" svg:y="0.072in" svg:viewBox="0 0 131 196" svg:d="M131 142c-4 0-7 0-11 0 0 7-4 24-7 27-3 2-25 2-29 2-18 0-37 0-55 0 31-28 42-35 60-50 21-16 42-36 42-63 0-36-31-58-70-58-36 0-61 26-61 53 0 16 13 17 16 17 7 0 15-5 15-16 0-6-2-16-17-16 9-20 29-27 42-27 30 0 46 23 46 47 0 25-18 45-28 56-24 23-48 46-72 70-2 4-2 4-2 12 41 0 80 0 121 0 4-18 6-36 10-54z"><text:p/></draw:path><draw:path draw:style-name="gr125" draw:text-style-name="P62" svg:width="0.0189in" svg:height="0.0492in" svg:x="0.722in" svg:y="0.1059in" svg:viewBox="0 0 49 126" svg:d="M49 44c0-27-9-44-26-44-15 0-23 11-23 23 0 11 8 23 23 23 5 0 11-3 14-6 1-2 1-2 3-2 0 3 1 0 1 6 0 32-15 57-29 71-5 4-5 5-5 6 0 4 3 5 5 5 4 0 37-32 37-82z"><text:p/></draw:path><draw:path draw:style-name="gr125" draw:text-style-name="P62" svg:width="0.0169in" svg:height="0.0177in" svg:x="0.7961in" svg:y="0.1059in" svg:viewBox="0 0 44 46" svg:d="M44 23c0-12-10-23-22-23s-22 11-22 23 10 23 22 23 22-11 22-23z"><text:p/></draw:path><draw:path draw:style-name="gr125" draw:text-style-name="P62" svg:width="0.0169in" svg:height="0.0177in" svg:x="0.8697in" svg:y="0.1059in" svg:viewBox="0 0 44 46" svg:d="M44 23c0-12-10-23-22-23-14 0-22 11-22 23s8 23 22 23c12 0 22-11 22-23z"><text:p/></draw:path><draw:path draw:style-name="gr125" draw:text-style-name="P62" svg:width="0.0169in" svg:height="0.0177in" svg:x="0.9437in" svg:y="0.1059in" svg:viewBox="0 0 44 46" svg:d="M44 23c0-12-9-23-21-23-13 0-23 11-23 23s10 23 23 23c12 0 21-11 21-23z"><text:p/></draw:path><draw:path draw:style-name="gr125" draw:text-style-name="P62" svg:width="0.0677in" svg:height="0.1425in" svg:x="1.0008in" svg:y="0.0146in" svg:viewBox="0 0 173 363" svg:d="M173 16c0-9-6-16-16-16-9 0-23 10-23 23 0 8 6 14 16 14 12 0 23-11 23-21zM89 298c-9 33-29 57-52 57-3 0-9 0-17-5 12-3 20-13 20-22 0-7-5-14-17-14-10 0-23 8-23 24 0 17 17 25 37 25 30 0 70-22 79-64 14-50 27-102 40-152 1-9 1-15 1-16 0-24-17-38-38-38-43 0-67 61-67 64 0 4 3 3 4 4 5 0 5 0 9-8 11-26 30-52 53-52 6 0 13 2 13 20 0 10-1 14-3 21-13 52-26 104-39 156z"><text:p/></draw:path><draw:path draw:style-name="gr125" draw:text-style-name="P62" svg:width="0.0539in" svg:height="0.0516in" svg:x="1.0768in" svg:y="0.0976in" svg:viewBox="0 0 138 132" svg:d="M55 71c1-2 7-29 9-30 0-3 8-17 18-24 3-3 12-9 24-9 3 0 10 0 16 4-9 2-13 11-13 17s5 11 12 11c6 0 17-6 17-18 0-16-17-22-32-22s-28 6-41 20c-6-18-24-20-31-20-11 0-18 7-23 14-6 12-11 29-11 30 0 5 4 4 5 5 5 0 5-1 7-9 4-18 10-32 22-32 7 0 9 6 9 15 0 5-2 15-5 24-2 7-4 20-6 26-3 12-6 26-9 39-1 3-4 11-4 12 0 6 6 8 11 8 4 0 10-2 12-8 1-1 4-15 6-22 2-11 5-21 7-31z"><text:p/></draw:path><draw:path draw:style-name="gr125" draw:text-style-name="P62" svg:width="0.0224in" svg:height="0.165in" svg:x="1.148in" svg:y="0in" svg:viewBox="0 0 58 420" svg:d="M58 0c-20 0-39 0-58 0 0 6 0 11 0 17 13 0 28 0 41 0 0 128 0 257 0 386-13 0-28 0-41 0 0 6 0 10 0 17 19 0 38 0 58 0 0-140 0-281 0-420z"><text:p/></draw:path><draw:path draw:style-name="gr125" draw:text-style-name="P62" svg:width="0.1008in" svg:height="0.1268in" svg:x="1.2508in" svg:y="0.0189in" svg:viewBox="0 0 257 323" svg:d="M242 17c8 0 15 0 15-9 0-8-7-8-15-8-37 0-75 0-112 0-74 0-130 55-130 121 0 68 58 122 130 122 37 0 75 0 112 0 8 0 15 0 15-9 0-8-7-8-15-8-37 0-75 0-112 0-66 0-113-48-113-105 0-56 48-104 113-104 37 0 75 0 112 0zM23 307c-7 0-15 0-15 8s8 8 15 8c73 0 146 0 219 0 8 0 15 0 15-8s-7-8-15-8c-73 0-146 0-219 0z"><text:p/></draw:path><draw:path draw:style-name="gr125" draw:text-style-name="P62" svg:width="0.0224in" svg:height="0.165in" svg:x="1.4319in" svg:y="0in" svg:viewBox="0 0 58 420" svg:d="M58 420c0-7 0-11 0-17-14 0-28 0-41 0 0-129 0-258 0-386 13 0 27 0 41 0 0-6 0-11 0-17-20 0-39 0-58 0 0 139 0 280 0 420 19 0 38 0 58 0z"><text:p/></draw:path><draw:path draw:style-name="gr125" draw:text-style-name="P62" svg:width="0.0543in" svg:height="0.1098in" svg:x="1.4728in" svg:y="0.0138in" svg:viewBox="0 0 139 280" svg:d="M86 11c0-10 0-11-9-11-27 28-63 28-77 28 0 4 0 8 0 13 8 0 34 0 55-11 0 72 0 144 0 216 0 15-1 21-38 21-5 0-10 0-15 0 0 5 0 9 0 13 16-2 52-2 69-2s54 0 68 2c0-4 0-8 0-13-5 0-8 0-13 0-38 0-40-5-40-21 0-78 0-157 0-235z"><text:p/></draw:path><draw:path draw:style-name="gr125" draw:text-style-name="P62" svg:width="0.0189in" svg:height="0.0492in" svg:x="1.5555in" svg:y="0.1059in" svg:viewBox="0 0 49 126" svg:d="M49 44c0-27-11-44-26-44s-23 11-23 23c0 11 8 23 23 23 5 0 9-3 14-6 1-2 1-2 3-2 0 3 0 0 0 6 0 32-15 57-29 71-4 4-4 5-4 6 0 4 1 5 4 5 5 0 38-32 38-82z"><text:p/></draw:path><draw:path draw:style-name="gr125" draw:text-style-name="P62" svg:width="0.0661in" svg:height="0.1098in" svg:x="1.6232in" svg:y="0.0138in" svg:viewBox="0 0 169 280" svg:d="M34 248c14-15 30-29 44-44 66-57 91-80 91-122 0-48-38-82-90-82-47 0-79 40-79 77 0 23 22 23 23 23 7 0 21-5 21-22 0-11-7-22-21-22-4 0-5 0-6 0 9-27 32-43 57-43 39 0 57 35 57 69 0 33-22 67-45 93-27 31-54 59-81 89-5 4-5 5-5 16 53 0 104 0 157 0 4-24 9-48 12-72-3 0-7 0-11 0-2 11-4 29-9 36-3 4-30 4-40 4-25 0-50 0-75 0z"><text:p/></draw:path><draw:path draw:style-name="gr125" draw:text-style-name="P62" svg:width="0.0189in" svg:height="0.0492in" svg:x="1.7126in" svg:y="0.1059in" svg:viewBox="0 0 49 126" svg:d="M49 44c0-27-11-44-27-44-14 0-22 11-22 23 0 11 8 23 22 23 6 0 10-3 15-6 1-2 1-2 3-2 0 3 0 0 0 6 0 32-15 57-29 71-5 4-5 5-5 6 0 4 2 5 5 5 5 0 38-32 38-82z"><text:p/></draw:path><draw:path draw:style-name="gr125" draw:text-style-name="P62" svg:width="0.0169in" svg:height="0.0177in" svg:x="1.7862in" svg:y="0.1059in" svg:viewBox="0 0 44 46" svg:d="M44 23c0-12-9-23-21-23-13 0-23 11-23 23s10 23 23 23c12 0 21-11 21-23z"><text:p/></draw:path><draw:path draw:style-name="gr125" draw:text-style-name="P62" svg:width="0.0169in" svg:height="0.0177in" svg:x="1.8598in" svg:y="0.1059in" svg:viewBox="0 0 44 46" svg:d="M44 23c0-12-9-23-21-23s-23 11-23 23 11 23 23 23 21-11 21-23z"><text:p/></draw:path><draw:path draw:style-name="gr125" draw:text-style-name="P62" svg:width="0.0177in" svg:height="0.0177in" svg:x="1.9335in" svg:y="0.1059in" svg:viewBox="0 0 46 46" svg:d="M46 23c0-12-11-23-23-23s-23 11-23 23 11 23 23 23 23-11 23-23z"><text:p/></draw:path><draw:path draw:style-name="gr125" draw:text-style-name="P62" svg:width="0.0189in" svg:height="0.0492in" svg:x="2.0079in" svg:y="0.1059in" svg:viewBox="0 0 49 126" svg:d="M49 44c0-27-11-44-27-44-14 0-22 11-22 23 0 11 8 23 22 23 4 0 10-3 15-6 1-2 1-2 1-2 2 0 2 0 2 6 0 32-15 57-29 71-5 4-5 5-5 6 0 4 2 5 5 5 5 0 38-32 38-82z"><text:p/></draw:path><draw:path draw:style-name="gr125" draw:text-style-name="P62" svg:width="0.1358in" svg:height="0.0744in" svg:x="2.072in" svg:y="0.0512in" svg:viewBox="0 0 346 190" svg:d="M24 161c-1 6-4 16-4 18 0 7 6 11 14 11 4 0 12-2 15-11 0-1 5-22 7-31 4-13 6-27 10-39 2-9 5-18 7-27 1-7 5-19 5-22 7-13 29-52 70-52 19 0 22 16 22 30 0 11-3 23-7 35-3 16-7 33-11 50-2 9-6 20-8 31-2 8-6 23-6 25 0 7 6 11 12 11 13 0 16-10 19-24 6-23 22-84 25-101 2-5 24-57 70-57 18 0 23 15 23 30 0 25-18 73-27 94-3 11-4 16-4 24 0 19 14 34 34 34 40 0 56-61 56-65s-5-4-6-4c-4 0-4 2-6 8-6 22-20 53-44 53-7 0-9-5-9-15 0-11 3-20 7-30 8-22 26-68 26-93 0-26-18-44-49-44-32 0-53 18-68 41 0-6-3-21-13-30-11-9-24-11-35-11-39 0-59 26-66 36-3-24-21-36-39-36-20 0-27 16-31 24-8 14-13 40-13 41 0 4 4 4 5 4 3 0 5 0 7-10 7-30 16-51 31-51 6 0 13 4 13 21 0 8-2 13-7 35-8 32-17 65-25 97z"><text:p/></draw:path><draw:path draw:style-name="gr125" draw:text-style-name="P62" svg:width="0.0224in" svg:height="0.165in" svg:x="2.2165in" svg:y="0in" svg:viewBox="0 0 58 420" svg:d="M58 0c-20 0-39 0-58 0 0 6 0 11 0 17 13 0 28 0 41 0 0 128 0 257 0 386-13 0-28 0-41 0 0 6 0 10 0 17 19 0 38 0 58 0 0-140 0-281 0-420z"><text:p/></draw:path></draw:g></draw:g></text:span><text:span text:style-name="T2"><text:s text:c="2"/>gde su svi elementi </text:span><text:span text:style-name="T2"><draw:g text:anchor-type="as-char" svg:y="-0.1126in" draw:z-index="21" draw:name="Shape22" draw:style-name="gr123"><svg:title>TexMaths</svg:title><svg:desc>12§display§I§svg§600§FALSE§</svg:desc><draw:g draw:style-name="gr2"><draw:path draw:style-name="gr124" draw:text-style-name="P61" svg:width="0.0642in" svg:height="0.0949in" svg:x="0.0031in" svg:y="0.0087in" svg:viewBox="0 0 164 242" svg:d="M0 0c55 0 109 0 164 0 0 80 0 162 0 242-55 0-109 0-164 0 0-80 0-162 0-242z"><text:p/></draw:path><draw:path draw:style-name="gr125" draw:text-style-name="P62" svg:width="0.0756in" svg:height="0.1122in" svg:x="0.0004in" svg:y="0in" svg:viewBox="0 0 193 286" svg:d="M141 32c4-15 5-19 39-19 9 0 13 0 13-8 0-5-5-5-6-5-12 0-43 1-55 1-13 0-43-1-55-1-3 0-9 0-9 8 0 5 4 5 12 5 17 0 28 0 28 7 0 3 0 4-1 8-18 75-38 150-55 225-4 16-5 19-39 19-9 0-13 0-13 9 0 5 5 5 6 5 12 0 43-2 55-2 13 0 43 2 55 2 4 0 9 0 9-9 0-5-4-5-14-5-7 0-8 0-16-1-9 0-10-2-10-6 0-3 0-7 1-11 18-74 37-147 55-222z"><text:p/></draw:path></draw:g></draw:g></text:span><text:span text:style-name="T2"><text:s/>razli</text:span><text:span text:style-name="T44">čiti. </text:span><text:span text:style-name="T47">Sa s</text:span><text:span text:style-name="T47"><draw:g text:anchor-type="as-char" svg:y="-0.0571in" draw:z-index="22" draw:name="Shape23" draw:style-name="gr123"><svg:title>TexMaths</svg:title><svg:desc>12§display§_{|I}§svg§600§FALSE§</svg:desc><draw:g draw:style-name="gr2"><draw:path draw:style-name="gr124" draw:text-style-name="P61" svg:width="0.0831in" svg:height="0.098in" svg:x="0.0004in" svg:y="0.0075in" svg:viewBox="0 0 212 250" svg:d="M0 0c71 0 142 0 212 0 0 83 0 167 0 250-70 0-141 0-212 0 0-83 0-167 0-250z"><text:p/></draw:path><draw:path draw:style-name="gr125" draw:text-style-name="P62" svg:width="0.0051in" svg:height="0.1154in" svg:x="0.0083in" svg:y="0in" svg:viewBox="0 0 14 294" svg:d="M14 12c0-5 0-12-6-12-8 0-8 7-8 12 0 90 0 179 0 269 0 5 0 13 7 13s7-8 7-13c0-90 0-179 0-269z"><text:p/></draw:path><draw:path draw:style-name="gr125" draw:text-style-name="P62" svg:width="0.0535in" svg:height="0.0787in" svg:x="0.0386in" svg:y="0.0071in" svg:viewBox="0 0 137 201" svg:d="M102 24c2-11 4-13 25-13 6 0 10 0 10-6 0-3-3-5-5-5-5 0-12 1-18 1-7 0-14 0-20 0-8 0-15 0-21 0s-13-1-20-1c-1 0-6 0-6 7 0 4 3 4 9 4 2 0 6 0 12 1 5 0 8 0 8 4 0 2 0 3-2 6-13 51-26 103-38 155-2 9-4 13-25 13-9 0-11 0-11 6 0 1 0 5 5 5 8 0 30-1 39-1 6 0 12 0 20 0 7 0 14 1 20 1 2 0 6 0 6-7 0-4-4-4-8-4-2 0-8 0-14-1-7 0-7-1-7-4 0-2 0-2 1-7 14-50 27-102 40-154z"><text:p/></draw:path></draw:g></draw:g></text:span><text:span text:style-name="T47"> </text:span><text:span text:style-name="T7">o</text:span><text:span text:style-name="T47">značavamo nisku dobijenu od niske </text:span><text:span text:style-name="T47"><draw:g text:anchor-type="as-char" svg:y="-0.0744in" draw:z-index="24" draw:name="Shape24" draw:style-name="gr123"><svg:title>TexMaths</svg:title><svg:desc>12§display§s§svg§600§FALSE§</svg:desc><draw:g draw:style-name="gr2"><draw:path draw:style-name="gr124" draw:text-style-name="P61" svg:width="0.0512in" svg:height="0.0567in" svg:x="0.0004in" svg:y="0.0087in" svg:viewBox="0 0 131 145" svg:d="M0 0c44 0 88 0 131 0 0 48 0 97 0 145-43 0-87 0-131 0 0-48 0-97 0-145z"><text:p/></draw:path><draw:path draw:style-name="gr125" draw:text-style-name="P62"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47"><text:s/>korišćenjem samo slova na indeksima iz </text:span><text:span text:style-name="T47"><draw:g text:anchor-type="as-char" svg:y="-0.1126in" draw:z-index="23" draw:name="Shape25" draw:style-name="gr123"><svg:title>TexMaths</svg:title><svg:desc>12§display§I§svg§600§FALSE§</svg:desc><draw:g draw:style-name="gr2"><draw:path draw:style-name="gr124" draw:text-style-name="P61" svg:width="0.0642in" svg:height="0.0949in" svg:x="0.0031in" svg:y="0.0087in" svg:viewBox="0 0 164 242" svg:d="M0 0c55 0 109 0 164 0 0 80 0 162 0 242-55 0-109 0-164 0 0-80 0-162 0-242z"><text:p/></draw:path><draw:path draw:style-name="gr125" draw:text-style-name="P62" svg:width="0.0756in" svg:height="0.1122in" svg:x="0.0004in" svg:y="0in" svg:viewBox="0 0 193 286" svg:d="M141 32c4-15 5-19 39-19 9 0 13 0 13-8 0-5-5-5-6-5-12 0-43 1-55 1-13 0-43-1-55-1-3 0-9 0-9 8 0 5 4 5 12 5 17 0 28 0 28 7 0 3 0 4-1 8-18 75-38 150-55 225-4 16-5 19-39 19-9 0-13 0-13 9 0 5 5 5 6 5 12 0 43-2 55-2 13 0 43 2 55 2 4 0 9 0 9-9 0-5-4-5-14-5-7 0-8 0-16-1-9 0-10-2-10-6 0-3 0-7 1-11 18-74 37-147 55-222z"><text:p/></draw:path></draw:g></draw:g></text:span><text:span text:style-name="T47">, odnosno </text:span><text:span text:style-name="T47"><draw:g text:anchor-type="as-char" svg:y="-0.1244in" draw:z-index="25" draw:name="Shape26" draw:style-name="gr123"><svg:title>TexMaths</svg:title><svg:desc>12§display§s_{|I} = s[j_1]s[j_2]...s[j_r]§svg§600§FALSE§</svg:desc><draw:g draw:style-name="gr2"><draw:path draw:style-name="gr124" draw:text-style-name="P61" svg:width="1.4531in" svg:height="0.1657in" svg:x="0in" svg:y="0.0087in" svg:viewBox="0 0 3692 422" svg:d="M0 0c1231 0 2461 0 3692 0 0 140 0 282 0 422-1231 0-2461 0-3692 0 0-140 0-282 0-422z"><text:p/></draw:path><draw:path draw:style-name="gr125" draw:text-style-name="P62" svg:width="0.061in" svg:height="0.0748in" svg:x="0in" svg:y="0.0512in" svg:viewBox="0 0 156 191" svg:d="M143 29c-11 0-21 9-21 19 0 6 5 12 14 12s20-7 20-24c0-19-19-36-50-36-57 0-72 43-72 61 0 34 31 40 44 42 22 5 43 9 43 33 0 10-9 45-60 45-6 0-38 0-48-21 16 2 27-11 27-23 0-10-8-15-16-15-11 0-24 9-24 28 0 24 24 41 61 41 67 0 84-51 84-70 0-15-8-26-13-31-11-12-23-13-42-18-16-2-32-6-32-25 0-12 10-37 48-37 10 0 31 2 37 19z"><text:p/></draw:path><draw:path draw:style-name="gr125" draw:text-style-name="P62" svg:width="0.0051in" svg:height="0.1157in" svg:x="0.0858in" svg:y="0.0673in" svg:viewBox="0 0 14 295" svg:d="M14 12c0-5 0-12-7-12s-7 7-7 12c0 90 0 181 0 271 0 5 0 12 7 12s7-7 7-12c0-90 0-181 0-271z"><text:p/></draw:path><draw:path draw:style-name="gr125" draw:text-style-name="P62" svg:width="0.0543in" svg:height="0.0791in" svg:x="0.1161in" svg:y="0.0752in" svg:viewBox="0 0 139 202" svg:d="M103 23c3-10 3-12 25-12 8 0 11 0 11-7 0-3-2-4-5-4-6 0-13 1-19 1-7 0-14 0-20 0-7 0-13 0-21 0-7 0-14-1-20-1-2 0-6 0-6 6 0 5 2 5 10 5 3 0 6 0 10 0 6 1 9 1 9 5 0 1-1 3-1 6-14 51-27 104-40 156-2 9-4 13-25 13-9 0-11 0-11 6 1 1 0 5 5 5 8 0 31-2 39-2s14 0 21 0c6 0 14 2 20 2 1 0 6 0 6-8 0-3-3-3-9-3-4 0-6 0-12-1-8 0-8-2-8-4 0-1 0-2 2-7 13-52 26-105 39-156z"><text:p/></draw:path><draw:path draw:style-name="gr125" draw:text-style-name="P62" svg:width="0.1098in" svg:height="0.039in" svg:x="0.2406in" svg:y="0.0634in" svg:viewBox="0 0 280 100" svg:d="M265 17c6 0 15 0 15-9 0-8-9-8-14-8-84 0-169 0-253 0-6 0-13 0-13 8 0 9 7 9 13 9 84 0 168 0 252 0zM266 100c5 0 14 0 14-9 0-8-9-8-15-8-84 0-168 0-252 0-6 0-13 0-13 8 0 9 7 9 13 9 84 0 169 0 253 0z"><text:p/></draw:path><draw:path draw:style-name="gr125" draw:text-style-name="P62" svg:width="0.0606in" svg:height="0.0748in" svg:x="0.415in" svg:y="0.0512in" svg:viewBox="0 0 155 191" svg:d="M143 29c-12 0-21 9-21 19 0 6 4 12 14 12 9 0 19-7 19-24 0-19-18-36-51-36-55 0-70 43-70 61 0 34 31 40 43 42 23 5 44 9 44 33 0 10-9 45-60 45-6 0-38 0-49-21 17 2 28-11 28-23 0-10-8-15-16-15-12 0-24 9-24 28 0 24 24 41 60 41 68 0 85-51 85-70 0-15-8-26-13-31-12-12-24-13-42-18-16-2-32-6-32-25 0-12 10-37 46-37 11 0 33 2 39 19z"><text:p/></draw:path><draw:path draw:style-name="gr125" draw:text-style-name="P62" svg:width="0.0224in" svg:height="0.1654in" svg:x="0.5035in" svg:y="0in" svg:viewBox="0 0 58 421" svg:d="M58 421c0-6 0-11 0-17-14 0-28 0-41 0 0-129 0-258 0-387 13 0 27 0 41 0 0-6 0-11 0-17-20 0-39 0-58 0 0 140 0 281 0 421 19 0 38 0 58 0z"><text:p/></draw:path><draw:path draw:style-name="gr125" draw:text-style-name="P62" svg:width="0.0677in" svg:height="0.1433in" svg:x="0.5276in" svg:y="0.0146in" svg:viewBox="0 0 173 365" svg:d="M173 16c0-9-6-16-16-16-9 0-23 10-23 23 0 8 6 14 16 14 12 0 23-11 23-21zM89 300c-9 31-29 55-52 55-3 0-9 0-17-3 12-3 20-14 20-22 0-7-5-16-17-16-10 0-23 10-23 24 0 17 17 27 37 27 30 0 70-22 79-64 14-51 27-103 40-155 1-8 1-14 1-15 0-24-17-39-38-39-43 0-67 62-67 65 0 5 3 4 4 5 5 0 5-1 9-8 11-27 30-52 53-52 6 0 13 1 13 19 0 10-1 15-3 22-13 53-26 104-39 157z"><text:p/></draw:path><draw:path draw:style-name="gr125" draw:text-style-name="P62" svg:width="0.0421in" svg:height="0.0768in" svg:x="0.611in" svg:y="0.0717in" svg:viewBox="0 0 108 196" svg:d="M67 8c0-8 0-8-8-8-19 18-47 18-59 18 0 4 0 7 0 11 7 0 28 0 43-9 0 51 0 101 0 152 0 9 0 13-30 13-3 0-7 0-11 0 0 3 0 7 0 11 6 0 42-2 53-2 10 0 47 2 53 2 0-4 0-8 0-11-4 0-7 0-11 0-30 0-30-4-30-13 0-54 0-110 0-164z"><text:p/></draw:path><draw:path draw:style-name="gr125" draw:text-style-name="P62" svg:width="0.0224in" svg:height="0.1654in" svg:x="0.6764in" svg:y="0in" svg:viewBox="0 0 58 421" svg:d="M58 0c-20 0-39 0-58 0 0 6 0 11 0 17 13 0 28 0 41 0 0 129 0 258 0 387-13 0-28 0-41 0 0 6 0 11 0 17 19 0 38 0 58 0 0-140 0-281 0-421z"><text:p/></draw:path><draw:path draw:style-name="gr125" draw:text-style-name="P62" svg:width="0.0606in" svg:height="0.0748in" svg:x="0.7276in" svg:y="0.0512in" svg:viewBox="0 0 155 191" svg:d="M143 29c-12 0-21 9-21 19 0 6 4 12 14 12 9 0 19-7 19-24 0-19-18-36-49-36-57 0-72 43-72 61 0 34 31 40 43 42 23 5 44 9 44 33 0 10-9 45-60 45-6 0-38 0-48-21 16 2 27-11 27-23 0-10-8-15-16-15-11 0-24 9-24 28 0 24 24 41 60 41 68 0 85-51 85-70 0-15-8-26-13-31-11-12-24-13-42-18-16-2-32-6-32-25 0-12 10-37 48-37 9 0 31 2 37 19z"><text:p/></draw:path><draw:path draw:style-name="gr125" draw:text-style-name="P62" svg:width="0.0224in" svg:height="0.1654in" svg:x="0.8165in" svg:y="0in" svg:viewBox="0 0 58 421" svg:d="M58 421c0-6 0-11 0-17-14 0-28 0-41 0 0-129 0-258 0-387 13 0 27 0 41 0 0-6 0-11 0-17-20 0-39 0-58 0 0 140 0 281 0 421 19 0 38 0 58 0z"><text:p/></draw:path><draw:path draw:style-name="gr125" draw:text-style-name="P62" svg:width="0.0681in" svg:height="0.1433in" svg:x="0.8406in" svg:y="0.0146in" svg:viewBox="0 0 174 365" svg:d="M174 16c0-9-6-16-17-16-9 0-21 10-21 23 0 8 4 14 15 14s23-11 23-21zM89 300c-9 31-29 55-52 55-2 0-9 0-17-3 14-3 20-14 20-22 0-7-5-16-17-16-10 0-23 10-23 24 0 17 18 27 37 27 30 0 70-22 79-64 14-51 27-103 40-155 2-8 2-14 2-15 0-24-18-39-39-39-43 0-67 62-67 65 0 5 4 5 6 5 3 0 3-1 7-8 11-27 30-52 53-52 6 0 13 1 13 19 0 10-1 15-3 22-13 53-26 104-39 157z"><text:p/></draw:path><draw:path draw:style-name="gr125" draw:text-style-name="P62" svg:width="0.0512in" svg:height="0.0768in" svg:x="0.9185in" svg:y="0.0717in" svg:viewBox="0 0 131 196" svg:d="M131 142c-4 0-6 0-10 0-1 7-5 24-8 27-3 1-25 1-29 1-18 0-36 0-54 0 30-27 41-36 59-49 21-18 42-36 42-63 0-36-31-58-70-58-36 0-61 25-61 53 0 14 13 15 16 15 7 0 15-4 15-15 0-5-1-16-17-16 9-20 29-26 44-26 28 0 44 23 44 47 0 25-18 45-28 56-24 23-46 47-70 70-4 2-4 3-4 12 41 0 82 0 122 0 3-18 6-36 9-54z"><text:p/></draw:path><draw:path draw:style-name="gr125" draw:text-style-name="P62" svg:width="0.0224in" svg:height="0.1654in" svg:x="0.9894in" svg:y="0in" svg:viewBox="0 0 58 421" svg:d="M58 0c-20 0-39 0-58 0 0 6 0 11 0 17 13 0 28 0 41 0 0 129 0 258 0 387-13 0-28 0-41 0 0 6 0 11 0 17 19 0 38 0 58 0 0-140 0-281 0-421z"><text:p/></draw:path><draw:path draw:style-name="gr125" draw:text-style-name="P62" svg:width="0.0169in" svg:height="0.0169in" svg:x="1.0461in" svg:y="0.1067in" svg:viewBox="0 0 44 44" svg:d="M44 23c0-13-9-23-21-23s-23 11-23 23c0 13 11 21 23 21s21-9 21-21z"><text:p/></draw:path><draw:path draw:style-name="gr125" draw:text-style-name="P62" svg:width="0.0169in" svg:height="0.0169in" svg:x="1.0921in" svg:y="0.1067in" svg:viewBox="0 0 44 44" svg:d="M44 23c0-13-9-23-22-23-12 0-22 11-22 23 0 13 10 21 22 21 13 0 22-9 22-21z"><text:p/></draw:path><draw:path draw:style-name="gr125" draw:text-style-name="P62" svg:width="0.0177in" svg:height="0.0169in" svg:x="1.1382in" svg:y="0.1067in" svg:viewBox="0 0 46 44" svg:d="M46 23c0-13-11-23-23-23s-23 11-23 23c0 13 11 21 23 21s23-9 23-21z"><text:p/></draw:path><draw:path draw:style-name="gr125" draw:text-style-name="P62" svg:width="0.0606in" svg:height="0.0748in" svg:x="1.1787in" svg:y="0.0512in" svg:viewBox="0 0 155 191" svg:d="M143 29c-12 0-21 9-21 19 0 6 4 12 14 12 9 0 19-7 19-24 0-19-18-36-51-36-55 0-70 43-70 61 0 34 31 40 43 42 21 5 44 9 44 33 0 10-9 45-60 45-6 0-38 0-49-21 17 2 28-11 28-23 0-10-8-15-16-15-12 0-24 9-24 28 0 24 24 41 60 41 68 0 85-51 85-70 0-15-8-26-13-31-12-12-24-13-42-18-16-2-32-6-32-25 0-12 9-37 46-37 11 0 33 2 39 19z"><text:p/></draw:path><draw:path draw:style-name="gr125" draw:text-style-name="P62" svg:width="0.0224in" svg:height="0.1654in" svg:x="1.2677in" svg:y="0in" svg:viewBox="0 0 58 421" svg:d="M58 421c0-6 0-11 0-17-14 0-28 0-41 0 0-129 0-258 0-387 13 0 27 0 41 0 0-6 0-11 0-17-20 0-39 0-58 0 0 140 0 281 0 421 19 0 38 0 58 0z"><text:p/></draw:path><draw:path draw:style-name="gr125" draw:text-style-name="P62" svg:width="0.0677in" svg:height="0.1433in" svg:x="1.2917in" svg:y="0.0146in" svg:viewBox="0 0 173 365" svg:d="M173 16c0-9-6-16-16-16-9 0-23 10-23 23 0 8 6 14 16 14 12 0 23-11 23-21zM89 300c-9 31-29 55-52 55-3 0-9 0-17-3 12-3 20-14 20-22 0-7-5-16-17-16-10 0-23 10-23 24 0 17 17 27 37 27 30 0 70-22 79-64 14-51 27-103 40-155 1-8 1-14 1-15 0-24-17-39-38-39-43 0-67 62-67 65 0 5 3 4 4 5 5 0 5-1 9-8 11-27 30-52 53-52 6 0 13 1 13 19 0 10-1 15-3 22-13 53-26 104-39 157z"><text:p/></draw:path><draw:path draw:style-name="gr125" draw:text-style-name="P62" svg:width="0.0535in" svg:height="0.0516in" svg:x="1.3677in" svg:y="0.098in" svg:viewBox="0 0 137 132" svg:d="M55 70c1-2 7-28 9-30 0-3 8-17 18-24 3-3 12-9 24-9 3 0 10 1 16 5-9 2-13 11-13 16 0 7 6 10 12 10 7 0 16-4 16-18s-16-20-31-20-28 6-41 20c-6-18-24-20-31-20-11 0-18 6-23 14-6 12-11 29-11 30 0 4 4 3 5 4 5 0 5 0 7-8 4-18 10-33 22-33 7 0 9 7 9 15 0 6-2 16-5 25-2 8-4 20-7 26-2 12-6 25-8 37-1 5-3 9-4 12 0 8 6 10 10 10 5 0 11-2 13-8 1-2 4-15 6-22 2-11 5-22 7-32z"><text:p/></draw:path><draw:path draw:style-name="gr125" draw:text-style-name="P62" svg:width="0.0224in" svg:height="0.1654in" svg:x="1.4394in" svg:y="0in" svg:viewBox="0 0 58 421" svg:d="M58 0c-20 0-39 0-58 0 0 6 0 11 0 17 13 0 28 0 41 0 0 129 0 258 0 387-13 0-28 0-41 0 0 6 0 11 0 17 19 0 38 0 58 0 0-140 0-281 0-421z"><text:p/></draw:path></draw:g></draw:g></text:span><text:span text:style-name="T47">.</text:span></text:p>
      <text:h text:style-name="Heading_20_2" text:outline-level="2"><text:bookmark-start text:name="__RefHeading___Toc3083_2544167869"/><text:span text:style-name="T8">R</text:span><text:span text:style-name="T2">e</text:span><text:span text:style-name="T44">šenja grubom silom</text:span><text:bookmark-end text:name="__RefHeading___Toc3083_2544167869"/></text:h>
      <text:p text:style-name="P28"><text:span text:style-name="T44">Kao kod svakog kombinatornog problema, jedan očigledan način za rešavanje je pretraga po celom skupu mogućih vrednosti. Skup svih mogućih vrednosti su sve niske dužine </text:span><text:span text:style-name="T44"><draw:g text:anchor-type="as-char" svg:y="-0.0744in" draw:z-index="28" draw:name="Shape27" draw:style-name="gr123"><svg:title>TexMaths</svg:title><svg:desc>12§display§m§svg§600§FALSE§</svg:desc><draw:g draw:style-name="gr2"><draw:path draw:style-name="gr124" draw:text-style-name="P61" svg:width="0.122in" svg:height="0.0567in" svg:x="0.0039in" svg:y="0.0087in" svg:viewBox="0 0 311 145" svg:d="M0 0c104 0 207 0 311 0 0 48 0 97 0 145-104 0-207 0-311 0 0-48 0-97 0-145z"><text:p/></draw:path><draw:path draw:style-name="gr125" draw:text-style-name="P62"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44"><text:s/>nad azbukom </text:span><text:span text:style-name="T44"><draw:g text:anchor-type="as-char" svg:y="-0.1126in" draw:z-index="29" draw:name="Shape28" draw:style-name="gr123"><svg:title>TexMaths</svg:title><svg:desc>12§display§\Sigma§svg§600§FALSE§</svg:desc><draw:g draw:style-name="gr2"><draw:path draw:style-name="gr124" draw:text-style-name="P61" svg:width="0.0921in" svg:height="0.0949in" svg:x="0.0004in" svg:y="0.0087in" svg:viewBox="0 0 235 242" svg:d="M0 0c78 0 157 0 235 0 0 80 0 162 0 242-78 0-157 0-235 0 0-80 0-162 0-242z"><text:p/></draw:path><draw:path draw:style-name="gr125" draw:text-style-name="P62" svg:width="0.0996in" svg:height="0.1122in" svg:x="0.0012in" svg:y="0in" svg:viewBox="0 0 254 286" svg:d="M132 149c3-5 3-5 3-6s-1-4-2-6c-29-42-58-83-86-124 32 0 64 0 96 0 70 0 92 15 100 82 4 0 7 0 11 0-4-33-8-64-12-95-77 0-155 0-231 0-11 0-11 0-11 10 35 50 70 100 104 151-33 38-67 77-100 114-4 3-4 5-4 6 0 5 4 5 11 5 76 0 154 0 231 0 4-34 8-66 12-100-4 0-7 0-11 0-7 71-36 82-102 82-38 0-76 0-115 0 35-40 70-80 106-119z"><text:p/></draw:path></draw:g></draw:g></text:span><text:span text:style-name="T26">. Slova se mogu proizvoljno ponavljati</text:span><text:span text:style-name="T44"> pa </text:span><text:span text:style-name="T26">za svaku poziciju imamo </text:span><text:span text:style-name="T26"><draw:g text:anchor-type="as-char" svg:y="-0.1236in" draw:z-index="27" draw:name="Shape29" draw:style-name="gr123"><svg:title>TexMaths</svg:title><svg:desc>12§display§|\Sigma|§svg§600§FALSE§</svg:desc><draw:g draw:style-name="gr2"><draw:path draw:style-name="gr124" draw:text-style-name="P61" svg:width="0.1732in" svg:height="0.1476in" svg:x="0.0004in" svg:y="0.0087in" svg:viewBox="0 0 441 376" svg:d="M0 0c147 0 294 0 441 0 0 125 0 251 0 376-147 0-294 0-441 0 0-125 0-251 0-376z"><text:p/></draw:path><draw:path draw:style-name="gr125" draw:text-style-name="P62" svg:width="0.0063in" svg:height="0.165in" svg:x="0.0118in" svg:y="0in" svg:viewBox="0 0 17 420" svg:d="M17 16c0-9 0-16-9-16-8 0-8 7-8 16 0 129 0 258 0 388 0 8 0 16 8 16 9 0 9-8 9-16 0-130 0-259 0-388z"><text:p/></draw:path><draw:path draw:style-name="gr125" draw:text-style-name="P62" svg:width="0.0996in" svg:height="0.1126in" svg:x="0.0469in" svg:y="0.011in" svg:viewBox="0 0 254 287" svg:d="M133 150c3-3 2-5 3-6 0-2-2-5-3-6-29-42-56-83-85-125 32 0 63 0 96 0 71 0 92 16 99 82 3 0 7 0 11 0-4-31-8-64-11-95-78 0-156 0-232 0-10 0-11 0-11 10 35 50 69 101 104 152-33 38-66 76-99 113-5 5-5 6-5 7 0 5 5 5 11 5 76 0 154 0 232 0 3-32 7-66 11-98-4 0-8 0-11 0-6 68-35 80-101 80-38 0-76 0-114 0 34-39 69-79 105-119z"><text:p/></draw:path><draw:path draw:style-name="gr125" draw:text-style-name="P62" svg:width="0.0063in" svg:height="0.165in" svg:x="0.176in" svg:y="0in" svg:viewBox="0 0 17 420" svg:d="M17 16c0-9 0-16-9-16-8 0-8 7-8 16 0 129 0 258 0 388 0 8 0 16 8 16 9 0 9-8 9-16 0-130 0-259 0-388z"><text:p/></draw:path></draw:g></draw:g></text:span><text:span text:style-name="T26"><text:s/>mogu</text:span><text:span text:style-name="T44">ćih slova, tako da je kardinalnost skupa mogućih rešenja </text:span><text:span text:style-name="T26"><draw:g text:anchor-type="as-char" svg:y="-0.1236in" draw:z-index="26" draw:name="Shape30" draw:style-name="gr123"><svg:title>TexMaths</svg:title><svg:desc>12§display§|\Sigma|^m§svg§600§FALSE§</svg:desc><draw:g draw:style-name="gr2"><draw:path draw:style-name="gr124" draw:text-style-name="P61" svg:width="0.3055in" svg:height="0.1476in" svg:x="0.0004in" svg:y="0.0087in" svg:viewBox="0 0 777 376" svg:d="M0 0c259 0 518 0 777 0 0 125 0 251 0 376-259 0-518 0-777 0 0-125 0-251 0-376z"><text:p/></draw:path><draw:path draw:style-name="gr125" draw:text-style-name="P62" svg:width="0.0063in" svg:height="0.165in" svg:x="0.0118in" svg:y="0in" svg:viewBox="0 0 17 420" svg:d="M17 16c0-9 0-16-9-16-8 0-8 7-8 16 0 129 0 258 0 388 0 8 0 16 8 16 9 0 9-8 9-16 0-130 0-259 0-388z"><text:p/></draw:path><draw:path draw:style-name="gr125" draw:text-style-name="P62" svg:width="0.1008in" svg:height="0.1126in" svg:x="0.0472in" svg:y="0.011in" svg:viewBox="0 0 257 287" svg:d="M133 150c4-3 2-5 4-6 0-2-2-5-3-6-28-42-57-83-86-125 32 0 65 0 97 0 71 0 91 16 101 82 3 0 7 0 11 0-5-31-9-64-12-95-78 0-156 0-234 0-10 0-11 0-11 10 35 50 70 101 104 152-33 38-66 76-99 113-5 5-5 6-5 7 0 5 5 5 11 5 78 0 156 0 234 0 3-32 7-66 12-98-4 0-8 0-11 0-7 68-36 80-102 80-38 0-78 0-116 0 34-39 70-79 105-119z"><text:p/></draw:path><draw:path draw:style-name="gr125" draw:text-style-name="P62" svg:width="0.0063in" svg:height="0.165in" svg:x="0.1764in" svg:y="0in" svg:viewBox="0 0 17 420" svg:d="M17 16c0-9 0-16-9-16-8 0-8 7-8 16 0 129 0 258 0 388 0 8 0 16 8 16 9 0 9-8 9-16 0-130 0-259 0-388z"><text:p/></draw:path><draw:path draw:style-name="gr125" draw:text-style-name="P62" svg:width="0.1059in" svg:height="0.0516in" svg:x="0.2087in" svg:y="0.0047in" svg:viewBox="0 0 270 132" svg:d="M114 106c-2 6-5 15-5 18 0 6 6 8 11 8s9-3 11-6c1-2 3-12 6-18 1-6 3-19 6-26 1-7 3-13 4-21 4-12 4-13 10-21 10-15 24-32 47-32 17 0 17 14 17 21 0 18-12 50-17 62-4 9-5 11-5 16 0 16 13 25 29 25 29 0 42-39 42-44 0-4-4-4-5-4-4 0-5 1-6 5-6 24-19 36-31 36-6 0-7-5-7-11 0-7 1-11 7-24 3-8 15-40 15-56 0-5 0-17-10-26-5-4-14-8-28-8-26 0-43 17-52 30-2-25-24-30-38-30-25 0-41 14-50 26-3-20-19-26-31-26-14 0-20 10-24 16-6 10-10 27-10 28 0 5 4 5 5 5 3 0 5-1 6-9 5-17 11-32 21-32 9 0 10 6 10 15 0 5-4 15-5 24-2 7-5 20-6 26-3 12-6 26-9 39-2 3-3 11-3 12 0 6 5 8 10 8s9-3 12-6c1-2 3-12 5-18 1-6 4-19 6-26s3-13 6-21c2-12 3-14 12-26 8-11 21-27 44-27 17 0 17 15 17 21 0 7-2 11-5 27-4 16-9 33-12 50z"><text:p/></draw:path></draw:g></draw:g></text:span><text:span text:style-name="T26">. </text:span></text:p>
      <text:p text:style-name="P29"><text:span text:style-name="T44">Ostaje još pitanje generisanja svih mogućih niski. Jedan način je generisanje svih kombinacija u leksikografskom poretku, </text:span><text:span text:style-name="T28">me</text:span><text:span text:style-name="T48">đutim </text:span><text:span text:style-name="T49">ovo rešenje ne daje prostora ni za kakave dodatne optimizacije. Zbog toga u rešenju koristimo DFS pretragu kako bismo kasnije iskoristili tehniku odsecanja.</text:span></text:p>
      <text:h text:style-name="Heading_20_3" text:outline-level="3"><text:bookmark-start text:name="__RefHeading___Toc3119_2544167869"/><text:span text:style-name="T18">I</text:span><text:span text:style-name="T2">scrpna pretraga</text:span><text:bookmark-end text:name="__RefHeading___Toc3119_2544167869"/></text:h>
      <text:p text:style-name="P30"><text:span text:style-name="T44">Ideja DFS-a je da se počne od prazne niske na nultom nivou. Prvi nivo dobijamo tako što na prvoj poziciji u niski dodajemo svako slovo azbuke, zatim</text:span><text:span text:style-name="T56"> drugi </text:span><text:span text:style-name="T44">nivo tako što na drugoj poziciji uradimo isto, i tako dalje. Ukupan broj nivoa u stablu pretrage biće upravo dužina niske - </text:span><text:span text:style-name="T44"><draw:g text:anchor-type="as-char" svg:y="-0.0744in" draw:z-index="51" draw:name="Shape31" draw:style-name="gr123"><svg:title>TexMaths</svg:title><svg:desc>12§display§m§svg§600§FALSE§</svg:desc><draw:g draw:style-name="gr2"><draw:path draw:style-name="gr124" draw:text-style-name="P61" svg:width="0.122in" svg:height="0.0567in" svg:x="0.0039in" svg:y="0.0087in" svg:viewBox="0 0 311 145" svg:d="M0 0c104 0 207 0 311 0 0 48 0 97 0 145-104 0-207 0-311 0 0-48 0-97 0-145z"><text:p/></draw:path><draw:path draw:style-name="gr125" draw:text-style-name="P62"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26">. </text:span></text:p>
      <text:p text:style-name="P23"><draw:frame draw:style-name="fr3" draw:name="Image1" text:anchor-type="char" svg:x="0.8272in" svg:y="-0.0409in" svg:width="5.0028in" svg:height="1.989in" draw:z-index="30"><draw:image xlink:href="Pictures/10000000000002E30000013994411A75BC9B7FEC.png" xlink:type="simple" xlink:show="embed" xlink:actuate="onLoad" draw:mime-type="image/png"/></draw:frame></text:p>
      <text:p text:style-name="P10"/>
      <text:p text:style-name="P23"/>
      <text:p text:style-name="P10"/>
      <text:p text:style-name="P10"/>
      <text:p text:style-name="P10"/>
      <text:p text:style-name="P11"/>
      <text:p text:style-name="P6"><text:span text:style-name="T2">// </text:span><text:span text:style-name="T10">vidi moze li kod nekako bolje</text:span><text:span text:style-name="T54"> </text:span><text:span text:style-name="T55">kod</text:span><text:span text:style-name="T54"> </text:span><text:span text:style-name="T10">da se stavi u tekst</text:span></text:p>
      <text:p text:style-name="P6"><text:soft-page-break/><text:span text:style-name="T2">Ra</text:span><text:span text:style-name="T44">čunanje vrednosti funkcije cilja zahteva pore</text:span><text:span text:style-name="T50">đ</text:span><text:span text:style-name="T44">enje na </text:span><text:span text:style-name="T44"><draw:g text:anchor-type="as-char" svg:y="-0.0744in" draw:z-index="32" draw:name="Shape32" draw:style-name="gr123"><svg:title>TexMaths</svg:title><svg:desc>12§display§m§svg§600§FALSE§</svg:desc><draw:g draw:style-name="gr2"><draw:path draw:style-name="gr124" draw:text-style-name="P61" svg:width="0.122in" svg:height="0.0567in" svg:x="0.0039in" svg:y="0.0087in" svg:viewBox="0 0 311 145" svg:d="M0 0c104 0 207 0 311 0 0 48 0 97 0 145-104 0-207 0-311 0 0-48 0-97 0-145z"><text:p/></draw:path><draw:path draw:style-name="gr125" draw:text-style-name="P62"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44"><text:s/>pozicija za svaku od </text:span><text:span text:style-name="T44"><draw:g text:anchor-type="as-char" svg:y="-0.0744in" draw:z-index="33" draw:name="Shape33" draw:style-name="gr123"><svg:title>TexMaths</svg:title><svg:desc>12§display§n§svg§600§FALSE§</svg:desc><draw:g draw:style-name="gr2"><draw:path draw:style-name="gr124" draw:text-style-name="P61" svg:width="0.0772in" svg:height="0.0567in" svg:x="0.0039in" svg:y="0.0087in" svg:viewBox="0 0 197 145" svg:d="M0 0c65 0 131 0 197 0 0 48 0 97 0 145-66 0-132 0-197 0 0-48 0-97 0-145z"><text:p/></draw:path><draw:path draw:style-name="gr125" draw:text-style-name="P62"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pan><text:span text:style-name="T44"><text:s/>niski, tako da je složenosti </text:span><text:span text:style-name="T44"><draw:g text:anchor-type="as-char" svg:y="-0.0744in" draw:z-index="31" draw:name="Shape34" draw:style-name="gr123"><svg:title>TexMaths</svg:title><svg:desc>12§display§mn§svg§600§FALSE§</svg:desc><draw:g draw:style-name="gr2"><draw:path draw:style-name="gr124" draw:text-style-name="P61" svg:width="0.222in" svg:height="0.0567in" svg:x="0.0039in" svg:y="0.0087in" svg:viewBox="0 0 565 145" svg:d="M0 0c188 0 377 0 565 0 0 48 0 97 0 145-188 0-377 0-565 0 0-48 0-97 0-145z"><text:p/></draw:path><draw:path draw:style-name="gr125" draw:text-style-name="P62" svg:width="0.1346in" svg:height="0.074in" svg:x="0.0004in" svg:y="0in" svg:viewBox="0 0 343 189" svg:d="M25 160c-1 6-3 16-3 18 0 7 6 11 12 11 4 0 12-4 15-12 3-11 5-21 7-32 4-12 6-24 10-37 2-9 5-17 7-26 3-7 5-19 6-22 6-13 29-50 69-50 19 0 22 15 22 28 0 11-3 23-6 35-4 16-8 32-12 47-3 11-6 22-8 33-2 8-6 23-6 25 0 7 6 11 12 11 13 0 16-11 19-24 6-23 22-83 25-100 1-5 24-55 70-55 18 0 23 14 23 28 0 25-18 71-27 93-3 11-5 14-5 23 0 20 15 35 34 35 38 0 54-62 54-65 0-4-4-4-5-4-3 0-3 1-6 7-6 23-20 52-42 52-7 0-9-3-9-13 0-11 3-21 7-30 8-22 24-67 24-92 0-26-16-44-47-44s-53 18-68 41c0-6-3-21-14-30-10-9-23-11-34-11-39 0-59 26-66 36-3-24-19-36-39-36-19 0-27 17-31 24-7 14-13 40-13 41 0 4 4 2 5 4 5 0 5 0 7-10 7-30 16-49 31-49 7 0 13 2 13 19 0 8-1 13-7 35-8 31-15 63-24 96z"><text:p/></draw:path><draw:path draw:style-name="gr125" draw:text-style-name="P62" svg:width="0.0894in" svg:height="0.074in" svg:x="0.1453in" svg:y="0in" svg:viewBox="0 0 228 189" svg:d="M25 160c-1 6-3 16-3 18 0 7 4 11 12 11 4 0 12-4 15-12 3-11 5-21 7-32 4-12 6-24 10-37 2-9 5-17 7-26 1-7 5-19 6-22 6-13 28-50 69-50 18 0 22 15 22 28 0 27-21 79-27 97-4 9-5 15-5 19 0 20 16 35 35 35 39 0 55-62 55-65 0-4-4-4-5-4-5 0-5 1-6 7-8 29-23 52-43 52-7 0-11-3-11-13 0-11 5-21 8-30 8-22 26-67 26-92 0-27-18-44-48-44-39 0-59 26-66 36-3-23-19-36-39-36-19 0-27 17-31 24-7 14-13 39-13 41 0 4 4 4 5 4 5 0 5 0 7-10 7-30 16-49 31-49 9 0 13 4 13 19 0 8-1 13-7 35-8 31-15 63-24 96z"><text:p/></draw:path></draw:g></draw:g></text:span><text:span text:style-name="T44">.</text:span><text:span text:style-name="T2"> </text:span><text:span text:style-name="T51">N</text:span><text:span text:style-name="T9">a nivoima </text:span><text:span text:style-name="T9"><draw:g text:anchor-type="as-char" svg:y="-0.1091in" draw:z-index="34" draw:name="Shape35" draw:style-name="gr123"><svg:title>TexMaths</svg:title><svg:desc>12§display§1, 2, …, m - 1§svg§600§FALSE§</svg:desc><draw:g draw:style-name="gr2"><draw:path draw:style-name="gr124" draw:text-style-name="P61" svg:width="1.0094in" svg:height="0.1244in" svg:x="0.0004in" svg:y="0.0087in" svg:viewBox="0 0 2565 317" svg:d="M0 0c855 0 1710 0 2565 0 0 106 0 211 0 317-855 0-1710 0-2565 0 0-106 0-211 0-317z"><text:p/></draw:path><draw:path draw:style-name="gr125" draw:text-style-name="P62" svg:width="0.0543in" svg:height="0.1091in" svg:x="0.0063in" svg:y="0in" svg:viewBox="0 0 139 278" svg:d="M86 11c0-10 0-11-9-11-27 26-63 26-77 26 0 5 0 9 0 14 8 0 34 0 55-11 0 72 0 145 0 217 0 14-1 20-38 20-5 0-10 0-15 0 0 5 0 9 0 12 16-1 52-1 69-1s54 0 68 1c0-3 0-7 0-12-5 0-8 0-13 0-38 0-40-4-40-20 0-78 0-157 0-235z"><text:p/></draw:path><draw:path draw:style-name="gr125" draw:text-style-name="P62" svg:width="0.0189in" svg:height="0.0492in" svg:x="0.0894in" svg:y="0.0921in" svg:viewBox="0 0 49 126" svg:d="M49 44c0-27-11-44-27-44-14 0-22 11-22 23 0 11 8 21 22 21 6 0 10-1 15-4 1-2 1-2 3-2 0 3 0 0 0 6 0 32-15 57-29 71-5 4-5 5-5 6 0 4 2 5 5 5 5 0 38-32 38-82z"><text:p/></draw:path><draw:path draw:style-name="gr125" draw:text-style-name="P62" svg:width="0.0657in" svg:height="0.1091in" svg:x="0.1567in" svg:y="0in" svg:viewBox="0 0 168 278" svg:d="M32 246c16-14 30-29 46-43 65-57 90-79 90-121 0-48-37-82-89-82-48 0-79 38-79 76 0 24 22 24 23 24 7 0 21-5 21-23 0-11-7-22-21-22-4 0-5 0-6 1 9-27 32-43 56-43 39 0 58 34 58 69 0 33-22 67-45 92-27 29-54 59-81 89-5 5-5 6-5 15 53 0 104 0 157 0 4-24 7-48 11-73-4 0-6 0-10 0-2 13-6 31-9 39-3 2-31 2-40 2-25 0-51 0-77 0z"><text:p/></draw:path><draw:path draw:style-name="gr125" draw:text-style-name="P62" svg:width="0.0189in" svg:height="0.0492in" svg:x="0.2461in" svg:y="0.0921in" svg:viewBox="0 0 49 126" svg:d="M49 44c0-27-11-44-27-44-14 0-22 11-22 23 0 11 8 21 22 21 4 0 10-1 15-4 1-2 1-2 1-2 2 0 2 0 2 6 0 32-15 57-29 71-5 4-5 5-5 6 0 4 2 5 5 5 5 0 38-32 38-82z"><text:p/></draw:path><draw:path draw:style-name="gr125" draw:text-style-name="P62" svg:width="0.0169in" svg:height="0.0169in" svg:x="0.3197in" svg:y="0.0921in" svg:viewBox="0 0 44 44" svg:d="M44 23c0-12-10-23-22-23-14 0-22 11-22 23s8 21 22 21c12 0 22-9 22-21z"><text:p/></draw:path><draw:path draw:style-name="gr125" draw:text-style-name="P62" svg:width="0.0169in" svg:height="0.0169in" svg:x="0.3937in" svg:y="0.0921in" svg:viewBox="0 0 44 44" svg:d="M44 23c0-12-10-23-22-23-14 0-22 11-22 23s8 21 22 21c12 0 22-9 22-21z"><text:p/></draw:path><draw:path draw:style-name="gr125" draw:text-style-name="P62" svg:width="0.0169in" svg:height="0.0169in" svg:x="0.4673in" svg:y="0.0921in" svg:viewBox="0 0 44 44" svg:d="M44 23c0-12-9-23-21-23-13 0-23 11-23 23s10 21 23 21c12 0 21-9 21-21z"><text:p/></draw:path><draw:path draw:style-name="gr125" draw:text-style-name="P62" svg:width="0.0189in" svg:height="0.0492in" svg:x="0.5406in" svg:y="0.0921in" svg:viewBox="0 0 49 126" svg:d="M49 44c0-27-11-44-26-44s-23 11-23 23c0 11 8 21 23 21 5 0 11-1 14-4 1-2 1-2 3-2 0 3 0 0 0 6 0 32-14 57-28 71-5 4-5 5-5 6 0 4 1 5 4 5 5 0 38-32 38-82z"><text:p/></draw:path><draw:path draw:style-name="gr125" draw:text-style-name="P62" svg:width="0.1358in" svg:height="0.0744in" svg:x="0.6047in" svg:y="0.0362in" svg:viewBox="0 0 346 190" svg:d="M25 162c-1 6-3 16-3 18 0 6 6 10 12 10 4 0 13-4 15-11 3-11 6-21 9-31 2-14 6-26 8-38 2-9 6-18 7-28 3-6 6-20 6-21 6-13 29-51 69-51 19 0 22 15 22 30 0 9-2 21-6 34-3 16-8 32-12 48-2 11-6 22-8 33-1 8-6 23-6 25 0 6 6 10 13 10 13 0 16-10 18-23 6-23 22-85 27-101 1-6 23-56 68-56 19 0 23 14 23 30 0 24-17 72-25 93-4 11-6 15-6 23 0 20 14 34 35 34 39 0 55-60 55-64s-4-4-5-4c-5 0-5 2-7 8-6 22-19 51-42 51-7 0-11-3-11-13 0-11 4-20 8-30 8-22 26-68 26-92 0-28-17-46-48-46-33 0-54 19-70 41 0-5-1-19-13-29-11-10-24-12-35-12-37 0-59 28-66 37-1-24-19-37-39-37-19 0-27 17-31 24-7 16-13 40-13 41 0 5 4 2 5 5 5 0 5 0 7-10 7-30 16-50 31-50 7 0 13 3 13 19 0 9-1 14-7 36-8 32-15 65-24 97z"><text:p/></draw:path><draw:path draw:style-name="gr125" draw:text-style-name="P62" svg:width="0.1008in" svg:height="0.0063in" svg:x="0.7969in" svg:y="0.0657in" svg:viewBox="0 0 257 17" svg:d="M243 17c7 0 14 0 14-9 0-8-7-8-14-8-76 0-153 0-229 0-7 0-14 0-14 8 0 9 7 9 14 9 76 0 153 0 229 0z"><text:p/></draw:path><draw:path draw:style-name="gr125" draw:text-style-name="P62" svg:width="0.0543in" svg:height="0.1091in" svg:x="0.9638in" svg:y="0in" svg:viewBox="0 0 139 278" svg:d="M86 11c0-10 0-11-9-11-27 26-64 26-77 26 0 5 0 9 0 14 8 0 34 0 55-11 0 72 0 145 0 217 0 14-1 20-39 20-5 0-9 0-14 0 0 5 0 9 0 12 15-1 52-1 69-1s54 0 68 1c0-3 0-7 0-12-5 0-8 0-13 0-38 0-40-4-40-20 0-78 0-157 0-235z"><text:p/></draw:path></draw:g></draw:g></text:span><text:span text:style-name="T9"><text:s/>ne ra</text:span><text:span text:style-name="T51">čunamo funkciju cilja. Čvorova u tim nivoima ima </text:span><text:span text:style-name="T51"><draw:g text:anchor-type="as-char" svg:y="-0.2366in" draw:z-index="35" draw:name="Shape36" draw:style-name="gr123"><svg:title>TexMaths</svg:title><svg:desc>12§display§\frac{1 - |\Sigma|^m}{1 - |\Sigma|}§svg§600§FALSE§</svg:desc><draw:g draw:style-name="gr2"><draw:path draw:style-name="gr124" draw:text-style-name="P61" svg:width="0.6059in" svg:height="0.3744in" svg:x="0.0087in" svg:y="0.0098in" svg:viewBox="0 0 1540 952" svg:d="M771 952c-258 0-514 0-771 0 0-317 0-635 0-952 513 0 1027 0 1540 0 0 317 0 635 0 952-257 0-513 0-769 0z"><text:p/></draw:path><draw:path draw:style-name="gr125" draw:text-style-name="P62" svg:width="0.0543in" svg:height="0.1102in" svg:x="0.015in" svg:y="0.0142in" svg:viewBox="0 0 139 281" svg:d="M86 11c0-11 0-11-9-11-25 26-63 26-77 26 0 5 0 9 0 14 10 0 34 0 55-11 0 73 0 145 0 218 0 15-1 21-38 21-5 0-9 0-13 0 0 3 0 8 0 13 14-1 49-1 67-1 17 0 54 0 68 1 0-5 0-10 0-13-5 0-8 0-13 0-37 0-40-5-40-21 0-79 0-157 0-236z"><text:p/></draw:path><draw:path draw:style-name="gr125" draw:text-style-name="P62" svg:width="0.1012in" svg:height="0.0063in" svg:x="0.1339in" svg:y="0.0811in" svg:viewBox="0 0 258 17" svg:d="M242 17c7 0 16 0 16-9 0-8-9-8-16-8-75 0-152 0-228 0-7 0-14 0-14 8 0 9 7 9 14 9 76 0 153 0 228 0z"><text:p/></draw:path><draw:path draw:style-name="gr125" draw:text-style-name="P62" svg:width="0.0063in" svg:height="0.1654in" svg:x="0.3059in" svg:y="0in" svg:viewBox="0 0 17 421" svg:d="M17 16c0-8 0-16-9-16-8 0-8 8-8 16 0 130 0 260 0 391 0 7 0 14 8 14 9 0 9-7 9-14 0-131 0-261 0-391z"><text:p/></draw:path><draw:path draw:style-name="gr125" draw:text-style-name="P62" svg:width="0.1008in" svg:height="0.113in" svg:x="0.3406in" svg:y="0.0126in" svg:viewBox="0 0 257 288" svg:d="M133 150c5-4 5-6 5-7s-2-4-4-5c-28-42-57-83-86-125 32 0 65 0 97 0 72 0 92 15 102 82 4 0 6 0 10 0-4-31-9-64-12-95-78 0-155 0-233 0-11 0-12 0-12 10 35 50 71 102 106 152-34 37-68 76-101 114-4 5-4 6-4 7 0 5 4 5 11 5 78 0 155 0 233 0 3-34 8-67 12-100-4 0-6 0-10 0-8 70-37 82-103 82-38 0-78 0-116 0 34-41 70-80 105-120z"><text:p/></draw:path><draw:path draw:style-name="gr125" draw:text-style-name="P62" svg:width="0.0063in" svg:height="0.1654in" svg:x="0.4709in" svg:y="0in" svg:viewBox="0 0 17 421" svg:d="M17 16c0-8 0-16-9-16-8 0-8 8-8 16 0 130 0 260 0 391 0 7 0 14 8 14 9 0 9-7 9-14 0-131 0-261 0-391z"><text:p/></draw:path><draw:path draw:style-name="gr125" draw:text-style-name="P62" svg:width="0.1059in" svg:height="0.052in" svg:x="0.5031in" svg:y="0.0138in" svg:viewBox="0 0 270 133" svg:d="M114 106c-2 6-5 16-5 18 0 6 6 9 11 9s10-5 11-7 3-12 6-18c1-6 5-19 6-26 1-8 3-14 5-21 3-12 3-13 9-21 10-15 24-32 47-32 17 0 18 14 18 21 0 18-13 50-18 62-4 9-5 11-5 16 0 15 13 26 29 26 29 0 42-41 42-45s-4-4-5-4c-4 0-4 1-5 5-7 24-20 36-31 36-7 0-8-5-8-11 0-7 2-11 7-24 3-8 15-40 15-56 0-5 0-17-10-27-5-3-14-7-28-7-26 0-43 17-52 30-2-25-23-30-38-30-25 0-42 14-50 26-3-20-19-26-31-26-14 0-20 8-24 16-6 10-10 27-10 28 0 5 4 5 5 5 3 0 3-1 6-9 5-17 9-32 21-32 8 0 10 6 10 15 0 5-4 15-5 24-2 8-5 20-6 26-3 13-6 25-9 39-2 3-3 10-3 12 0 6 5 9 10 9s8-5 11-7c1-2 4-12 6-18 1-6 4-19 6-26 2-8 3-14 4-21 4-12 5-14 14-26 8-12 21-27 44-27 17 0 17 15 17 21 0 7-1 11-5 27-4 17-8 33-12 50z"><text:p/></draw:path><draw:path draw:style-name="gr125" draw:text-style-name="P62" svg:width="0.6228in" svg:height="0.0063in" svg:x="0.0004in" svg:y="0.1929in" svg:viewBox="0 0 1583 17" svg:d="M793 17c-265 0-529 0-793 0 0-6 0-11 0-17 528 0 1055 0 1583 0 0 6 0 11 0 17-264 0-528 0-790 0z"><text:p/></draw:path><draw:path draw:style-name="gr125" draw:text-style-name="P62" svg:width="0.0543in" svg:height="0.1102in" svg:x="0.0783in" svg:y="0.2402in" svg:viewBox="0 0 139 281" svg:d="M86 11c0-10 0-11-9-11-27 28-64 28-77 28 0 3 0 8 0 12 8 0 34 0 55-11 0 73 0 145 0 218 0 16-1 21-39 21-5 0-9 0-14 0 0 3 0 8 0 13 15-1 52-1 69-1s54 0 68 1c0-5 0-10 0-13-5 0-8 0-13 0-38 0-40-5-40-21 0-79 0-157 0-236z"><text:p/></draw:path><draw:path draw:style-name="gr125" draw:text-style-name="P62" svg:width="0.1012in" svg:height="0.0063in" svg:x="0.1969in" svg:y="0.3055in" svg:viewBox="0 0 258 17" svg:d="M243 17c8 0 15 0 15-9 0-8-7-8-15-8-75 0-152 0-227 0-8 0-16 0-16 8 0 9 8 9 16 9 75 0 152 0 227 0z"><text:p/></draw:path><draw:path draw:style-name="gr125" draw:text-style-name="P62" svg:width="0.0063in" svg:height="0.1654in" svg:x="0.3681in" svg:y="0.226in" svg:viewBox="0 0 17 421" svg:d="M17 14c0-7 0-14-9-14-8 0-8 7-8 14 0 131 0 261 0 392 0 7 0 15 8 15 9 0 9-8 9-15 0-131 0-261 0-392z"><text:p/></draw:path><draw:path draw:style-name="gr125" draw:text-style-name="P62" svg:width="0.1008in" svg:height="0.113in" svg:x="0.4039in" svg:y="0.237in" svg:viewBox="0 0 257 288" svg:d="M133 151c4-5 4-6 4-7 0-2-1-5-4-6-29-42-57-83-86-125 32 0 66 0 98 0 71 0 92 16 101 82 3 0 7 0 11 0-4-31-9-64-12-95-78 0-156 0-234 0-11 0-11 0-11 10 35 50 70 102 104 152-33 38-66 77-99 115-5 4-5 5-5 6 0 5 5 5 11 5 78 0 156 0 234 0 3-34 8-67 12-100-4 0-8 0-11 0-7 71-36 82-102 82-38 0-78 0-116 0 34-40 70-79 105-119z"><text:p/></draw:path><draw:path draw:style-name="gr125" draw:text-style-name="P62" svg:width="0.0063in" svg:height="0.1654in" svg:x="0.5343in" svg:y="0.226in" svg:viewBox="0 0 17 421" svg:d="M17 14c0-7 0-14-9-14-8 0-8 7-8 14 0 131 0 261 0 392 0 7 0 15 8 15 9 0 9-8 9-15 0-131 0-261 0-392z"><text:p/></draw:path></draw:g></draw:g></text:span><text:span text:style-name="T51">, </text:span><text:span text:style-name="T15">i </text:span><text:span text:style-name="T9">u svakom prolazimo kroz azbuku tako da slo</text:span><text:span text:style-name="T51">ženost završno sa pretposlednjim nivoom je </text:span><text:span text:style-name="T51"><draw:g text:anchor-type="as-char" svg:y="-0.2366in" draw:z-index="36" draw:name="Shape37" draw:style-name="gr123"><svg:title>TexMaths</svg:title><svg:desc>12§display§\frac{1 - |\Sigma|^m}{1 - |\Sigma|}|\Sigma|§svg§600§FALSE§</svg:desc><draw:g draw:style-name="gr2"><draw:path draw:style-name="gr124" draw:text-style-name="P61" svg:width="0.8181in" svg:height="0.3744in" svg:x="0.0087in" svg:y="0.0098in" svg:viewBox="0 0 2079 952" svg:d="M1040 952c-347 0-693 0-1040 0 0-317 0-635 0-952 693 0 1386 0 2079 0 0 317 0 635 0 952-347 0-693 0-1039 0z"><text:p/></draw:path><draw:path draw:style-name="gr125" draw:text-style-name="P62" svg:width="0.0543in" svg:height="0.1102in" svg:x="0.015in" svg:y="0.0142in" svg:viewBox="0 0 139 281" svg:d="M86 11c0-11 0-11-9-11-25 26-63 26-77 26 0 5 0 9 0 14 10 0 34 0 55-11 0 73 0 145 0 218 0 15-1 21-38 21-5 0-9 0-13 0 0 3 0 8 0 13 14-1 49-1 67-1 17 0 54 0 68 1 0-5 0-10 0-13-5 0-8 0-13 0-37 0-40-5-40-21 0-79 0-157 0-236z"><text:p/></draw:path><draw:path draw:style-name="gr125" draw:text-style-name="P62" svg:width="0.1012in" svg:height="0.0063in" svg:x="0.1339in" svg:y="0.0811in" svg:viewBox="0 0 258 17" svg:d="M242 17c8 0 16 0 16-9 0-8-8-8-16-8-75 0-152 0-228 0-7 0-14 0-14 8 0 9 7 9 14 9 76 0 153 0 228 0z"><text:p/></draw:path><draw:path draw:style-name="gr125" draw:text-style-name="P62" svg:width="0.0063in" svg:height="0.1654in" svg:x="0.3059in" svg:y="0in" svg:viewBox="0 0 17 421" svg:d="M17 16c0-8 0-16-9-16-8 0-8 8-8 16 0 130 0 260 0 391 0 7 0 14 8 14 9 0 9-7 9-14 0-131 0-261 0-391z"><text:p/></draw:path><draw:path draw:style-name="gr125" draw:text-style-name="P62" svg:width="0.1008in" svg:height="0.113in" svg:x="0.3413in" svg:y="0.0126in" svg:viewBox="0 0 257 288" svg:d="M133 150c4-4 4-6 4-7s-1-4-3-5c-28-42-57-83-86-125 32 0 65 0 97 0 71 0 93 15 101 82 4 0 7 0 11 0-4-31-9-64-12-95-78 0-156 0-234 0-10 0-11 0-11 10 35 50 71 102 106 152-34 37-68 76-101 114-4 5-4 6-4 7 0 5 4 5 10 5 78 0 156 0 234 0 3-34 8-67 12-100-4 0-7 0-11 0-7 70-36 82-102 82-38 0-78 0-116 0 34-41 70-80 105-120z"><text:p/></draw:path><draw:path draw:style-name="gr125" draw:text-style-name="P62" svg:width="0.0063in" svg:height="0.1654in" svg:x="0.4713in" svg:y="0in" svg:viewBox="0 0 17 421" svg:d="M17 16c0-8 0-16-9-16-8 0-8 8-8 16 0 130 0 260 0 391 0 7 0 14 8 14 9 0 9-7 9-14 0-131 0-261 0-391z"><text:p/></draw:path><draw:path draw:style-name="gr125" draw:text-style-name="P62" svg:width="0.1063in" svg:height="0.052in" svg:x="0.5028in" svg:y="0.0138in" svg:viewBox="0 0 271 133" svg:d="M115 106c-2 6-5 16-5 18 0 6 5 9 10 9 6 0 11-5 12-7s4-12 5-18c2-6 5-19 7-26 1-8 4-14 5-21 3-12 3-13 9-21 10-15 24-32 47-32 17 0 17 14 17 21 0 18-12 50-17 62-3 9-5 11-5 16 0 15 14 26 29 26 29 0 42-41 42-45s-3-4-5-4c-3 0-4 1-6 5-6 24-19 36-31 36-6 0-7-5-7-11 0-7 1-11 7-24 4-8 16-40 16-56 0-5 0-17-11-27-5-3-13-7-28-7-26 0-43 17-52 30-3-25-23-30-39-30-24 0-41 14-49 26-2-20-19-26-31-26-13 0-21 8-24 16-6 10-11 27-11 28 0 5 5 5 6 5 4 0 4-1 6-9 5-17 10-32 22-32 7 0 9 6 9 15 0 5-2 15-5 24-2 8-4 20-6 26-3 13-6 25-9 39-1 3-4 10-4 12 0 6 6 9 11 9s8-5 11-7c1-2 3-12 6-18 1-6 5-19 6-26 2-8 3-14 5-21 3-12 4-14 13-26 8-12 21-27 44-27 17 0 17 15 17 21 0 7-1 11-5 27-3 17-8 33-12 50z"><text:p/></draw:path><draw:path draw:style-name="gr125" draw:text-style-name="P62" svg:width="0.6228in" svg:height="0.0063in" svg:x="0.0004in" svg:y="0.1929in" svg:viewBox="0 0 1583 17" svg:d="M792 17c-264 0-528 0-792 0 0-6 0-11 0-17 528 0 1056 0 1583 0 0 6 0 11 0 17-263 0-527 0-791 0z"><text:p/></draw:path><draw:path draw:style-name="gr125" draw:text-style-name="P62" svg:width="0.0543in" svg:height="0.1102in" svg:x="0.0783in" svg:y="0.2402in" svg:viewBox="0 0 139 281" svg:d="M86 11c0-10 0-11-9-11-27 28-64 28-77 28 0 3 0 8 0 12 8 0 34 0 55-11 0 73 0 145 0 218 0 16-1 21-39 21-5 0-9 0-14 0 0 3 0 8 0 13 15-1 52-1 69-1s53 0 68 1c0-5 0-10 0-13-5 0-8 0-13 0-38 0-40-5-40-21 0-79 0-157 0-236z"><text:p/></draw:path><draw:path draw:style-name="gr125" draw:text-style-name="P62" svg:width="0.1012in" svg:height="0.0063in" svg:x="0.1969in" svg:y="0.3055in" svg:viewBox="0 0 258 17" svg:d="M244 17c7 0 14 0 14-9 0-8-7-8-14-8-76 0-153 0-228 0-8 0-16 0-16 8 0 9 8 9 16 9 75 0 152 0 228 0z"><text:p/></draw:path><draw:path draw:style-name="gr125" draw:text-style-name="P62" svg:width="0.0063in" svg:height="0.1654in" svg:x="0.3689in" svg:y="0.226in" svg:viewBox="0 0 17 421" svg:d="M17 14c0-7 0-14-9-14-8 0-8 7-8 14 0 131 0 261 0 392 0 7 0 15 8 15 9 0 9-8 9-15 0-131 0-261 0-392z"><text:p/></draw:path><draw:path draw:style-name="gr125" draw:text-style-name="P62" svg:width="0.1008in" svg:height="0.113in" svg:x="0.4047in" svg:y="0.237in" svg:viewBox="0 0 257 288" svg:d="M133 151c4-5 4-6 4-7 0-2-3-5-4-6-29-42-57-83-86-125 32 0 65 0 97 0 72 0 92 16 102 82 4 0 7 0 11 0-4-31-9-64-12-95-78 0-156 0-234 0-11 0-11 0-11 10 35 50 70 102 104 152-33 38-66 77-99 115-5 4-5 5-5 6 0 5 5 5 11 5 78 0 156 0 234 0 3-34 8-67 12-100-4 0-7 0-11 0-8 71-36 82-103 82-39 0-77 0-115 0 34-40 70-79 105-119z"><text:p/></draw:path><draw:path draw:style-name="gr125" draw:text-style-name="P62" svg:width="0.0063in" svg:height="0.1654in" svg:x="0.5339in" svg:y="0.226in" svg:viewBox="0 0 17 421" svg:d="M17 14c0-7 0-14-9-14-8 0-8 7-8 14 0 131 0 261 0 392 0 7 0 15 8 15 9 0 9-8 9-15 0-131 0-261 0-392z"><text:p/></draw:path><draw:path draw:style-name="gr125" draw:text-style-name="P62" svg:width="0.0063in" svg:height="0.1654in" svg:x="0.6634in" svg:y="0.1138in" svg:viewBox="0 0 17 421" svg:d="M17 14c0-7 0-14-9-14-8 0-8 7-8 14 0 131 0 261 0 392 0 8 0 15 8 15 9 0 9-7 9-15 0-131 0-261 0-392z"><text:p/></draw:path><draw:path draw:style-name="gr125" draw:text-style-name="P62" svg:width="0.1008in" svg:height="0.113in" svg:x="0.6988in" svg:y="0.1248in" svg:viewBox="0 0 257 288" svg:d="M133 151c4-5 4-6 4-7 0-2-1-4-3-6-28-42-57-83-86-125 32 0 65 0 97 0 71 0 93 16 101 82 4 0 7 0 11 0-4-31-9-64-12-95-78 0-156 0-234 0-10 0-11 0-11 10 35 50 70 102 104 152-33 38-66 77-99 115-5 5-5 5-5 6 0 5 5 5 11 5 78 0 156 0 234 0 3-34 8-67 12-100-4 0-7 0-11 0-7 71-36 82-102 82-38 0-78 0-116 0 34-40 70-79 105-119z"><text:p/></draw:path><draw:path draw:style-name="gr125" draw:text-style-name="P62" svg:width="0.0063in" svg:height="0.1654in" svg:x="0.8291in" svg:y="0.1138in" svg:viewBox="0 0 17 421" svg:d="M17 14c0-7 0-14-9-14-8 0-8 7-8 14 0 131 0 261 0 392 0 8 0 15 8 15 9 0 9-7 9-15 0-131 0-261 0-392z"><text:p/></draw:path></draw:g></draw:g></text:span><text:span text:style-name="T51">. </text:span><text:span text:style-name="T9">Na poslednjem nivou, koji se sastoji od ta</text:span><text:span text:style-name="T51">čno </text:span><text:span text:style-name="T51"><draw:g text:anchor-type="as-char" svg:y="-0.1236in" draw:z-index="39" draw:name="Shape38" draw:style-name="gr123"><svg:title>TexMaths</svg:title><svg:desc>12§display§|\Sigma|^m§svg§600§FALSE§</svg:desc><draw:g draw:style-name="gr2"><draw:path draw:style-name="gr124" draw:text-style-name="P61" svg:width="0.3055in" svg:height="0.1476in" svg:x="0.0004in" svg:y="0.0087in" svg:viewBox="0 0 777 376" svg:d="M0 0c259 0 518 0 777 0 0 125 0 251 0 376-259 0-518 0-777 0 0-125 0-251 0-376z"><text:p/></draw:path><draw:path draw:style-name="gr125" draw:text-style-name="P62" svg:width="0.0063in" svg:height="0.165in" svg:x="0.0118in" svg:y="0in" svg:viewBox="0 0 17 420" svg:d="M17 16c0-9 0-16-9-16-8 0-8 7-8 16 0 129 0 258 0 388 0 8 0 16 8 16 9 0 9-8 9-16 0-130 0-259 0-388z"><text:p/></draw:path><draw:path draw:style-name="gr125" draw:text-style-name="P62" svg:width="0.1008in" svg:height="0.1126in" svg:x="0.0472in" svg:y="0.011in" svg:viewBox="0 0 257 287" svg:d="M133 150c4-3 2-5 4-6 0-2-2-5-3-6-28-42-57-83-86-125 32 0 65 0 97 0 71 0 91 16 101 82 3 0 7 0 11 0-5-31-9-64-12-95-78 0-156 0-234 0-10 0-11 0-11 10 35 50 70 101 104 152-33 38-66 76-99 113-5 5-5 6-5 7 0 5 5 5 11 5 78 0 156 0 234 0 3-32 7-66 12-98-4 0-8 0-11 0-7 68-36 80-102 80-38 0-78 0-116 0 34-39 70-79 105-119z"><text:p/></draw:path><draw:path draw:style-name="gr125" draw:text-style-name="P62" svg:width="0.0063in" svg:height="0.165in" svg:x="0.1764in" svg:y="0in" svg:viewBox="0 0 17 420" svg:d="M17 16c0-9 0-16-9-16-8 0-8 7-8 16 0 129 0 258 0 388 0 8 0 16 8 16 9 0 9-8 9-16 0-130 0-259 0-388z"><text:p/></draw:path><draw:path draw:style-name="gr125" draw:text-style-name="P62" svg:width="0.1059in" svg:height="0.0516in" svg:x="0.2087in" svg:y="0.0047in" svg:viewBox="0 0 270 132" svg:d="M114 106c-2 6-5 15-5 18 0 6 6 8 11 8s9-3 11-6c1-2 3-12 6-18 1-6 3-19 6-26 1-7 3-13 4-21 4-12 4-13 10-21 10-15 24-32 47-32 17 0 17 14 17 21 0 18-12 50-17 62-4 9-5 11-5 16 0 16 13 25 29 25 29 0 42-39 42-44 0-4-4-4-5-4-4 0-5 1-6 5-6 24-19 36-31 36-6 0-7-5-7-11 0-7 1-11 7-24 3-8 15-40 15-56 0-5 0-17-10-26-5-4-14-8-28-8-26 0-43 17-52 30-2-25-24-30-38-30-25 0-41 14-50 26-3-20-19-26-31-26-14 0-20 10-24 16-6 10-10 27-10 28 0 5 4 5 5 5 3 0 5-1 6-9 5-17 11-32 21-32 9 0 10 6 10 15 0 5-4 15-5 24-2 7-5 20-6 26-3 12-6 26-9 39-2 3-3 11-3 12 0 6 5 8 10 8s9-3 12-6c1-2 3-12 5-18 1-6 4-19 6-26s3-13 6-21c2-12 3-14 12-26 8-11 21-27 44-27 17 0 17 15 17 21 0 7-2 11-5 27-4 16-9 33-12 50z"><text:p/></draw:path></draw:g></draw:g></text:span><text:span text:style-name="T9"><text:s/></text:span><text:span text:style-name="T51">čvorova, računamo funkciju cilja, tako da je složenost na tom nivou </text:span><text:span text:style-name="T51"><draw:g text:anchor-type="as-char" svg:y="-0.1236in" draw:z-index="37" draw:name="Shape39" draw:style-name="gr123"><svg:title>TexMaths</svg:title><svg:desc>12§display§|\Sigma|^mmn§svg§600§FALSE§</svg:desc><draw:g draw:style-name="gr2"><draw:path draw:style-name="gr124" draw:text-style-name="P61" svg:width="0.561in" svg:height="0.148in" svg:x="0.0004in" svg:y="0.0091in" svg:viewBox="0 0 1426 377" svg:d="M714 377c-239 0-476 0-714 0 0-126 0-251 0-377 475 0 951 0 1426 0 0 126 0 251 0 377-237 0-475 0-712 0z"><text:p/></draw:path><draw:path draw:style-name="gr125" draw:text-style-name="P62" svg:width="0.0063in" svg:height="0.1654in" svg:x="0.0118in" svg:y="0.0004in" svg:viewBox="0 0 17 421" svg:d="M17 16c0-8 0-16-9-16-8 0-8 8-8 16 0 129 0 259 0 389 0 7 0 16 8 16 9 0 9-9 9-16 0-130 0-260 0-389z"><text:p/></draw:path><draw:path draw:style-name="gr125" draw:text-style-name="P62" svg:width="0.1008in" svg:height="0.1122in" svg:x="0.0472in" svg:y="0.0118in" svg:viewBox="0 0 257 286" svg:d="M133 150c5-5 5-6 5-7 0-2-2-4-4-6-28-42-57-83-86-124 32 0 65 0 97 0 72 0 93 15 102 82 4 0 6 0 10 0-4-31-7-64-11-95-78 0-156 0-234 0-11 0-12 0-12 10 35 50 71 101 106 152-34 38-68 76-101 113-4 5-4 5-4 6 0 5 4 5 11 5 78 0 156 0 234 0 4-32 7-66 11-98-4 0-6 0-10 0-8 69-37 80-103 80-38 0-78 0-116 0 34-40 70-78 105-118z"><text:p/></draw:path><draw:path draw:style-name="gr125" draw:text-style-name="P62" svg:width="0.0063in" svg:height="0.1654in" svg:x="0.1776in" svg:y="0.0004in" svg:viewBox="0 0 17 421" svg:d="M17 16c0-8 0-16-9-16-8 0-8 8-8 16 0 129 0 259 0 389 0 7 0 16 8 16 9 0 9-9 9-16 0-130 0-260 0-389z"><text:p/></draw:path><draw:path draw:style-name="gr125" draw:text-style-name="P62" svg:width="0.1059in" svg:height="0.052in" svg:x="0.2098in" svg:y="0.0051in" svg:viewBox="0 0 270 133" svg:d="M114 107c-1 5-5 16-5 17 0 6 6 9 11 9s10-4 11-7 3-12 6-18c1-5 5-19 6-26 2-6 3-13 5-19 3-14 3-14 9-23 10-15 24-32 47-32 17 0 18 14 18 21 0 18-13 50-18 62-2 9-4 12-4 17 0 16 13 25 28 25 29 0 42-40 42-45 0-4-3-4-5-4-3 0-3 3-4 5-8 24-21 36-32 36-7 0-8-4-8-11 0-6 2-9 7-23 4-9 16-41 16-57 0-5 0-17-11-26-5-3-13-8-28-8-26 0-42 18-51 30-3-25-24-30-39-30-25 0-41 16-50 26-3-19-19-26-31-26-14 0-20 10-24 16-6 10-10 27-10 30s4 3 5 3c3 0 3-1 6-8 5-18 11-33 21-33 9 0 10 6 10 15 0 6-4 15-5 24-2 7-5 20-6 28-3 12-6 24-9 37-2 3-3 11-3 12 0 6 5 9 10 9s9-4 12-7c1-3 3-12 5-18 1-5 4-19 6-26 2-6 3-13 6-19 2-13 3-15 12-27 8-12 21-28 44-28 17 0 17 16 17 21 0 7 0 12-5 27-4 17-8 34-12 51z"><text:p/></draw:path><draw:path draw:style-name="gr125" draw:text-style-name="P62" svg:width="0.1358in" svg:height="0.0748in" svg:x="0.3346in" svg:y="0.0516in" svg:viewBox="0 0 346 191" svg:d="M25 161c-1 7-3 17-3 19 0 8 4 11 12 11 4 0 12-3 15-12 0-1 5-20 7-31 4-13 6-25 10-37 2-10 5-20 7-29 3-7 5-19 6-21 6-13 29-51 69-51 19 0 22 15 22 28 0 11-3 23-6 37-3 15-8 31-12 48-2 10-6 21-8 32-2 8-6 23-6 25 0 8 6 11 12 11 13 0 16-11 19-24 6-24 22-85 25-101 2-6 25-56 70-56 18 0 23 14 23 28 0 25-18 73-26 95-4 10-5 15-5 23 0 21 14 35 35 35 39 0 55-61 55-65 0-3-4-3-6-3-4 0-4 1-6 7-6 21-19 52-43 52-8 0-10-4-10-14 0-11 4-20 7-30 9-21 27-68 27-92 0-28-18-46-50-46s-52 19-68 41c0-5-1-19-13-30-11-9-24-11-35-11-39 0-59 28-66 37-3-24-19-37-39-37-19 0-27 17-31 24-7 14-13 40-13 41 0 5 4 4 5 5 5 0 5-1 7-10 7-30 16-50 31-50 6 0 13 3 13 19 0 8-1 13-7 35-8 32-15 65-24 97z"><text:p/></draw:path><draw:path draw:style-name="gr125" draw:text-style-name="P62" svg:width="0.0898in" svg:height="0.0748in" svg:x="0.4799in" svg:y="0.0516in" svg:viewBox="0 0 229 191" svg:d="M25 161c-1 7-3 17-3 19 0 8 6 11 12 11 4 0 13-3 15-12 1-1 6-20 9-31 3-13 6-25 9-37 3-10 5-20 7-29 2-7 5-19 5-21 6-13 29-51 69-51 19 0 22 15 22 28 0 27-20 81-27 99-4 10-4 14-4 19 0 21 15 35 35 35 40 0 55-61 55-65 0-3-3-3-4-3-5 0-5 1-8 7-8 29-21 52-43 52-7 0-10-4-10-14 0-11 4-20 8-30 8-23 26-68 26-92 0-29-18-46-49-46-37 0-58 28-65 37-2-24-20-37-40-37-19 0-27 17-31 24-7 14-13 40-13 41 0 5 5 5 6 5 4 0 4-1 7-10 7-30 16-50 30-50 9 0 13 4 13 19 0 8-1 13-6 35-8 32-16 65-25 97z"><text:p/></draw:path></draw:g></draw:g></text:span><text:span text:style-name="T51">. </text:span><text:span text:style-name="T9">Ukupna slo</text:span><text:span text:style-name="T51">ženost algoritma predstavlja</text:span><text:span text:style-name="T11">la</text:span><text:span text:style-name="T51"> bi zbir prethodna dva dela:</text:span></text:p>
      <text:p text:style-name="P7"><text:span text:style-name="T51"><text:s/></text:span><text:span text:style-name="T51"><draw:g text:anchor-type="as-char" svg:y="-0.2366in" draw:z-index="38" draw:name="Shape40" draw:style-name="gr123"><svg:title>TexMaths</svg:title><svg:desc>12§display§\frac{1 - |\Sigma|^m}{1 - |\Sigma|}|\Sigma| + |\Sigma|^mmn§svg§600§FALSE§</svg:desc><draw:g draw:style-name="gr2"><draw:path draw:style-name="gr124" draw:text-style-name="P61" svg:width="1.6201in" svg:height="0.3744in" svg:x="0.0087in" svg:y="0.0098in" svg:viewBox="0 0 4116 952" svg:d="M2059 952c-686 0-1373 0-2059 0 0-317 0-635 0-952 1372 0 2744 0 4116 0 0 317 0 635 0 952-685 0-1372 0-2057 0z"><text:p/></draw:path><draw:path draw:style-name="gr125" draw:text-style-name="P62" svg:width="0.0543in" svg:height="0.1102in" svg:x="0.015in" svg:y="0.0142in" svg:viewBox="0 0 139 281" svg:d="M88 11c0-11 0-11-11-11-25 26-63 26-77 26 0 5 0 9 0 14 10 0 34 0 56-11 0 73 0 145 0 218 0 15-2 21-39 21-5 0-9 0-13 0 0 3 0 8 0 13 14-1 50-1 68-1 17 0 53 0 67 1 0-5 0-10 0-13-5 0-8 0-13 0-37 0-38-5-38-21 0-79 0-157 0-236z"><text:p/></draw:path><draw:path draw:style-name="gr125" draw:text-style-name="P62" svg:width="0.1012in" svg:height="0.0063in" svg:x="0.1339in" svg:y="0.0811in" svg:viewBox="0 0 258 17" svg:d="M244 17c7 0 14 0 14-9 0-8-7-8-14-8-77 0-153 0-230 0-7 0-14 0-14 8 0 9 7 9 14 9 77 0 153 0 230 0z"><text:p/></draw:path><draw:path draw:style-name="gr125" draw:text-style-name="P62" svg:width="0.0063in" svg:height="0.1654in" svg:x="0.3059in" svg:y="0in" svg:viewBox="0 0 17 421" svg:d="M17 16c0-8 0-16-9-16-8 0-8 8-8 16 0 130 0 260 0 391 0 7 0 14 8 14 9 0 9-7 9-14 0-131 0-261 0-391z"><text:p/></draw:path><draw:path draw:style-name="gr125" draw:text-style-name="P62" svg:width="0.1008in" svg:height="0.113in" svg:x="0.3417in" svg:y="0.0126in" svg:viewBox="0 0 257 288" svg:d="M133 150c4-4 4-6 4-7s-3-4-4-5c-29-42-57-83-86-125 32 0 65 0 97 0 72 0 92 15 102 82 4 0 7 0 11 0-4-31-9-64-12-95-78 0-156 0-234 0-11 0-11 0-11 10 35 50 70 102 104 152-33 37-67 76-100 114-4 5-4 6-4 7 0 5 4 5 11 5 78 0 156 0 234 0 3-34 8-67 12-100-4 0-7 0-11 0-8 70-36 82-103 82-39 0-78 0-117 0 36-41 71-80 107-120z"><text:p/></draw:path><draw:path draw:style-name="gr125" draw:text-style-name="P62" svg:width="0.0063in" svg:height="0.1654in" svg:x="0.4724in" svg:y="0in" svg:viewBox="0 0 17 421" svg:d="M17 16c0-8 0-16-9-16-8 0-8 8-8 16 0 130 0 260 0 391 0 7 0 14 8 14 9 0 9-7 9-14 0-131 0-261 0-391z"><text:p/></draw:path><draw:path draw:style-name="gr125" draw:text-style-name="P62" svg:width="0.1063in" svg:height="0.052in" svg:x="0.5039in" svg:y="0.0138in" svg:viewBox="0 0 271 133" svg:d="M114 106c-1 6-4 16-4 18 0 6 5 9 10 9s10-5 12-7c1-2 4-12 5-18s5-19 6-26c2-8 3-14 6-21 2-12 2-13 8-21 10-15 24-32 48-32 16 0 17 14 17 21 0 18-12 50-17 62-3 9-5 11-5 16 0 15 14 26 28 26 30 0 43-41 43-45s-3-3-5-4c-4 0-4 1-6 5-7 24-19 36-31 36-6 0-7-5-7-11 0-7 1-11 6-24 4-8 17-40 17-56 0-5 0-17-12-27-5-3-13-7-27-7-27 0-43 17-52 30-3-25-23-30-39-30-24 0-41 14-50 26-1-20-19-26-31-26s-20 8-23 16c-7 10-11 27-11 28 0 5 4 5 5 5 3 0 5-1 6-9 5-17 11-32 21-32 9 0 11 6 11 15 0 5-3 15-5 24-2 8-6 20-7 26-3 13-6 25-9 39-2 3-3 10-3 12 0 6 5 9 10 9 6 0 11-5 12-7s3-12 5-18c1-6 4-19 7-26 1-8 3-14 5-21 3-12 3-14 12-26 8-12 22-27 44-27 17 0 18 15 18 21 0 7-1 11-6 27-4 17-8 33-12 50z"><text:p/></draw:path><draw:path draw:style-name="gr125" draw:text-style-name="P62" svg:width="0.6236in" svg:height="0.0063in" svg:x="0.0004in" svg:y="0.1929in" svg:viewBox="0 0 1585 17" svg:d="M793 17c-264 0-529 0-793 0 0-6 0-11 0-17 528 0 1056 0 1585 0 0 6 0 11 0 17-264 0-528 0-792 0z"><text:p/></draw:path><draw:path draw:style-name="gr125" draw:text-style-name="P62" svg:width="0.0543in" svg:height="0.1102in" svg:x="0.0783in" svg:y="0.2402in" svg:viewBox="0 0 139 281" svg:d="M86 11c0-10 0-11-9-11-27 28-64 28-77 28 0 3 0 8 0 12 8 0 34 0 55-11 0 73 0 145 0 218 0 16-1 21-39 21-5 0-9 0-14 0 0 3 0 8 0 13 15-1 52-1 69-1s54 0 68 1c0-5 0-10 0-13-5 0-8 0-13 0-38 0-40-5-40-21 0-79 0-157 0-236z"><text:p/></draw:path><draw:path draw:style-name="gr125" draw:text-style-name="P62" svg:width="0.1008in" svg:height="0.0063in" svg:x="0.1972in" svg:y="0.3055in" svg:viewBox="0 0 257 17" svg:d="M242 17c8 0 15 0 15-9 0-8-7-8-15-8-75 0-152 0-228 0-7 0-14 0-14 8 0 9 7 9 14 9 76 0 153 0 228 0z"><text:p/></draw:path><draw:path draw:style-name="gr125" draw:text-style-name="P62" svg:width="0.0063in" svg:height="0.1654in" svg:x="0.3693in" svg:y="0.226in" svg:viewBox="0 0 17 421" svg:d="M17 14c0-7 0-14-9-14-8 0-8 7-8 14 0 131 0 261 0 392 0 7 0 15 8 15 9 0 9-8 9-15 0-131 0-261 0-392z"><text:p/></draw:path><draw:path draw:style-name="gr125" draw:text-style-name="P62" svg:width="0.1008in" svg:height="0.113in" svg:x="0.4047in" svg:y="0.237in" svg:viewBox="0 0 257 288" svg:d="M133 151c4-5 4-6 4-7 0-2-1-5-3-6-28-42-57-83-86-125 32 0 65 0 97 0 71 0 93 16 101 82 4 0 7 0 11 0-4-31-9-64-12-95-78 0-156 0-234 0-10 0-11 0-11 10 35 50 71 102 106 152-34 38-68 77-101 115-5 4-5 5-5 6 0 5 5 5 11 5 78 0 156 0 234 0 3-34 8-67 12-100-4 0-7 0-11 0-7 71-36 82-102 82-38 0-78 0-116 0 34-40 70-79 105-119z"><text:p/></draw:path><draw:path draw:style-name="gr125" draw:text-style-name="P62" svg:width="0.0063in" svg:height="0.1654in" svg:x="0.535in" svg:y="0.226in" svg:viewBox="0 0 17 421" svg:d="M17 14c0-7 0-14-9-14-8 0-8 7-8 14 0 131 0 261 0 392 0 7 0 15 8 15 9 0 9-8 9-15 0-131 0-261 0-392z"><text:p/></draw:path><draw:path draw:style-name="gr125" draw:text-style-name="P62" svg:width="0.0063in" svg:height="0.1654in" svg:x="0.6642in" svg:y="0.1138in" svg:viewBox="0 0 17 421" svg:d="M17 14c0-7 0-14-9-14-8 0-8 7-8 14 0 131 0 261 0 392 0 8 0 15 8 15 9 0 9-7 9-15 0-131 0-261 0-392z"><text:p/></draw:path><draw:path draw:style-name="gr125" draw:text-style-name="P62" svg:width="0.1008in" svg:height="0.113in" svg:x="0.7in" svg:y="0.1248in" svg:viewBox="0 0 257 288" svg:d="M133 151c4-5 4-6 4-7 0-2-3-4-4-6-29-42-57-83-86-125 32 0 66 0 98 0 71 0 91 16 101 82 4 0 7 0 11 0-4-31-9-64-12-95-78 0-156 0-234 0-11 0-11 0-11 10 35 50 70 102 104 152-33 38-66 77-99 115-5 5-5 5-5 6 0 5 5 5 11 5 78 0 156 0 234 0 3-34 8-67 12-100-4 0-7 0-11 0-7 71-36 82-103 82-39 0-78 0-117 0 36-40 71-79 107-119z"><text:p/></draw:path><draw:path draw:style-name="gr125" draw:text-style-name="P62" svg:width="0.0063in" svg:height="0.1654in" svg:x="0.8299in" svg:y="0.1138in" svg:viewBox="0 0 17 421" svg:d="M17 14c0-7 0-14-9-14-8 0-8 7-8 14 0 131 0 261 0 392 0 8 0 15 8 15 9 0 9-7 9-15 0-131 0-261 0-392z"><text:p/></draw:path><draw:path draw:style-name="gr125" draw:text-style-name="P62" svg:width="0.1102in" svg:height="0.1102in" svg:x="0.9024in" svg:y="0.1402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125" draw:text-style-name="P62" svg:width="0.0063in" svg:height="0.1654in" svg:x="1.0787in" svg:y="0.1138in" svg:viewBox="0 0 17 421" svg:d="M17 14c0-7 0-14-9-14-8 0-8 7-8 14 0 131 0 261 0 392 0 8 0 15 8 15 9 0 9-7 9-15 0-131 0-261 0-392z"><text:p/></draw:path><draw:path draw:style-name="gr125" draw:text-style-name="P62" svg:width="0.1008in" svg:height="0.113in" svg:x="1.1142in" svg:y="0.1248in" svg:viewBox="0 0 257 288" svg:d="M133 151c4-5 4-6 4-7 0-2-1-4-3-6-28-42-57-83-86-125 32 0 65 0 97 0 71 0 93 16 101 82 4 0 7 0 11 0-4-31-9-64-12-95-78 0-156 0-234 0-10 0-11 0-11 10 35 50 71 102 106 152-34 38-68 77-101 115-5 5-5 5-5 6 0 5 5 5 11 5 78 0 156 0 234 0 3-34 8-67 12-100-4 0-7 0-11 0-7 71-36 82-102 82-38 0-78 0-116 0 34-40 70-79 105-119z"><text:p/></draw:path><draw:path draw:style-name="gr125" draw:text-style-name="P62" svg:width="0.0063in" svg:height="0.1654in" svg:x="1.2449in" svg:y="0.1138in" svg:viewBox="0 0 17 421" svg:d="M17 14c0-7 0-14-9-14-8 0-8 7-8 14 0 131 0 261 0 392 0 8 0 15 8 15 9 0 9-7 9-15 0-131 0-261 0-392z"><text:p/></draw:path><draw:path draw:style-name="gr125" draw:text-style-name="P62" svg:width="0.1063in" svg:height="0.052in" svg:x="1.2764in" svg:y="0.1173in" svg:viewBox="0 0 271 133" svg:d="M114 106c-1 6-4 16-4 18 0 6 5 9 10 9 6 0 11-5 12-7s4-12 5-18c2-6 5-19 7-26 1-8 4-14 5-21 3-12 3-13 9-21 10-15 24-32 47-32 17 0 18 14 18 21 0 18-13 50-18 62-3 9-5 11-5 16 0 15 14 26 29 26 29 0 42-41 42-45s-3-4-5-4c-3 0-4 1-6 5-6 24-19 36-31 36-6 0-7-5-7-11 0-7 1-11 7-24 4-8 16-40 16-56 0-5 0-17-11-27-5-3-13-7-28-7-26 0-43 17-52 30-3-25-23-30-39-30-24 0-41 14-49 26-2-20-19-26-31-26-13 0-21 8-24 16-6 10-11 27-11 28 0 5 4 4 5 5 5 0 5-1 7-9 5-17 10-32 22-32 7 0 9 6 9 15 0 5-2 15-5 24-2 8-4 20-6 26-3 13-6 25-9 39-1 3-4 10-4 12 0 6 6 9 11 9s10-5 11-7 3-12 6-18c1-6 5-19 6-26 2-8 3-14 5-21 3-12 3-14 13-26 7-12 21-27 43-27 18 0 18 15 18 21 0 7-1 11-5 27-5 17-8 33-13 50z"><text:p/></draw:path><draw:path draw:style-name="gr125" draw:text-style-name="P62" svg:width="0.1358in" svg:height="0.0748in" svg:x="1.402in" svg:y="0.1638in" svg:viewBox="0 0 346 191" svg:d="M25 161c-1 7-5 17-5 19 0 7 6 11 14 11 4 0 12-4 15-12 0-1 5-21 7-31 4-12 6-26 10-38 2-9 5-19 7-28 1-8 5-20 6-22 6-12 28-50 69-50 19 0 22 15 22 28 0 11-3 23-6 35-3 17-8 33-12 49-2 11-6 22-8 33-2 8-6 23-6 25 0 7 6 11 12 11 13 0 16-11 19-24 6-24 22-85 25-102 2-5 24-55 70-55 18 0 23 14 23 28 0 24-18 72-27 95-3 10-4 15-4 23 0 20 14 35 34 35 40 0 56-61 56-65 0-5-5-5-6-5-4 0-4 1-6 9-6 21-20 51-44 51-7 0-9-3-9-13 0-11 3-22 7-30 8-23 26-68 26-94s-18-44-49-44c-32 0-53 18-68 41 0-6-1-21-13-30-11-9-24-11-35-11-39 0-59 26-66 36-3-24-19-36-39-36-19 0-27 17-31 24-8 14-13 40-13 41 0 5 4 5 5 5 5 0 5-2 7-11 7-29 16-49 31-49 6 0 13 2 13 19 0 8-1 13-7 35-8 32-15 64-24 97z"><text:p/></draw:path><draw:path draw:style-name="gr125" draw:text-style-name="P62" svg:width="0.0898in" svg:height="0.0748in" svg:x="1.5476in" svg:y="0.1638in" svg:viewBox="0 0 229 191" svg:d="M25 161c-1 7-3 17-3 19 0 7 6 11 12 11 4 0 13-4 15-12 0-1 6-21 9-31 2-12 6-26 8-38 4-9 6-19 7-28 3-8 6-20 6-22 6-12 29-50 69-50 19 0 22 15 22 28 0 27-20 81-27 99-4 9-4 14-4 19 0 20 15 35 35 35 40 0 55-61 55-65 0-5-3-5-5-5-4 0-4 1-7 9-8 28-21 51-43 51-7 0-10-3-10-13 0-11 4-22 8-30 8-23 26-68 26-94 0-27-18-44-49-44-37 0-58 26-65 36-2-23-20-36-40-36-19 0-27 17-31 24-7 14-13 40-13 41 0 5 5 5 6 5 4 0 4-2 7-11 6-29 16-49 30-49 9 0 13 4 13 19 0 8-1 13-7 35-8 32-15 64-24 97z"><text:p/></draw:path></draw:g></draw:g></text:span></text:p>
      <text:p text:style-name="P24"/>
      <text:h text:style-name="Heading_20_3" text:outline-level="3"><text:bookmark-start text:name="__RefHeading___Toc3121_2544167869"/><text:span text:style-name="T32">P</text:span><text:span text:style-name="T26">retraga sa odsecanjem</text:span><text:bookmark-end text:name="__RefHeading___Toc3121_2544167869"/></text:h>
      <text:p text:style-name="P16"><text:span text:style-name="T32">U</text:span><text:span text:style-name="T2">napređenje prethodno</text:span><text:span text:style-name="T32">g</text:span><text:span text:style-name="T2"> algoritma dobija se uvođenjem standardne tehnike odsecanja prilikom pretrage.</text:span></text:p>
      <text:p text:style-name="P16"><text:span text:style-name="T2">Naime, primetimo da se </text:span><text:span text:style-name="T30">pro</text:span><text:span text:style-name="T14">širivanjem</text:span><text:span text:style-name="T2"> niske Hamingova distanca može samo </text:span><text:span text:style-name="T33">pove</text:span><text:span text:style-name="T16">ćati</text:span><text:span text:style-name="T2">. </text:span><text:span text:style-name="T17">Neka je</text:span><text:span text:style-name="T2"> </text:span><text:span text:style-name="T2"><draw:g text:anchor-type="as-char" svg:y="-0.0744in" draw:z-index="40" draw:name="Shape41" draw:style-name="gr123"><svg:title>TexMaths</svg:title><svg:desc>12§display§s§svg§600§FALSE§</svg:desc><draw:g draw:style-name="gr2"><draw:path draw:style-name="gr124" draw:text-style-name="P61" svg:width="0.0512in" svg:height="0.0567in" svg:x="0.0004in" svg:y="0.0087in" svg:viewBox="0 0 131 145" svg:d="M0 0c44 0 88 0 131 0 0 48 0 97 0 145-43 0-87 0-131 0 0-48 0-97 0-145z"><text:p/></draw:path><draw:path draw:style-name="gr125" draw:text-style-name="P62"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2"><text:s/></text:span><text:span text:style-name="T17">proizvoljna</text:span><text:span text:style-name="T2"> nisk</text:span><text:span text:style-name="T17">a. Neka su</text:span><text:span text:style-name="T2"> </text:span><text:span text:style-name="T2"><draw:g text:anchor-type="as-char" svg:y="-0.072in" draw:z-index="41" draw:name="Shape42" draw:style-name="gr123"><svg:title>TexMaths</svg:title><svg:desc>12§display§s_1§svg§600§FALSE§</svg:desc><draw:g draw:style-name="gr2"><draw:path draw:style-name="gr124" draw:text-style-name="P61" svg:width="0.1146in" svg:height="0.0803in" svg:x="0.0004in" svg:y="0.0098in" svg:viewBox="0 0 292 205" svg:d="M147 205c-49 0-98 0-147 0 0-69 0-137 0-205 97 0 195 0 292 0 0 68 0 136 0 205-48 0-97 0-145 0z"><text:p/></draw:path><draw:path draw:style-name="gr125" draw:text-style-name="P62"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125" draw:text-style-name="P62" svg:width="0.0421in" svg:height="0.076in" svg:x="0.0815in" svg:y="0.022in" svg:viewBox="0 0 108 194" svg:d="M67 8c0-8-1-8-8-8-20 18-47 19-59 19 0 4 0 6 0 10 7 0 28 0 43-9 0 51 0 101 0 150 0 9 0 13-30 13-3 0-7 0-11 0 0 4 0 7 0 11 6 0 42-1 53-1 8 0 45 1 53 1 0-4 0-7 0-11-5 0-9 0-12 0-29 0-29-4-29-13 0-54 0-108 0-162z"><text:p/></draw:path></draw:g></draw:g></text:span><text:span text:style-name="T26"><text:s/>i </text:span><text:span text:style-name="T26"><draw:g text:anchor-type="as-char" svg:y="-0.072in" draw:z-index="42" draw:name="Shape43" draw:style-name="gr123"><svg:title>TexMaths</svg:title><svg:desc>12§display§s_2§svg§600§FALSE§</svg:desc><draw:g draw:style-name="gr2"><draw:path draw:style-name="gr124" draw:text-style-name="P61" svg:width="0.1189in" svg:height="0.0803in" svg:x="0in" svg:y="0.0083in" svg:viewBox="0 0 303 205" svg:d="M0 0c101 0 202 0 303 0 0 68 0 136 0 205-101 0-202 0-303 0 0-69 0-137 0-205z"><text:p/></draw:path><draw:path draw:style-name="gr125" draw:text-style-name="P62"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125" draw:text-style-name="P62" svg:width="0.0508in" svg:height="0.0764in" svg:x="0.0768in" svg:y="0.0217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26"><text:s text:c="2"/></text:span><text:span text:style-name="T17">niske dužina </text:span><text:span text:style-name="T30"><draw:g text:anchor-type="as-char" svg:y="-0.1146in" draw:z-index="52" draw:name="Shape44" draw:style-name="gr123"><svg:title>TexMaths</svg:title><svg:desc>12§display§d_1§svg§600§FALSE§</svg:desc><draw:g draw:style-name="gr2"><draw:path draw:style-name="gr124" draw:text-style-name="P61" svg:width="0.1232in" svg:height="0.1224in" svg:x="0.0024in" svg:y="0.0087in" svg:viewBox="0 0 314 312" svg:d="M158 312c-53 0-105 0-158 0 0-104 0-208 0-312 104 0 210 0 314 0 0 104 0 208 0 312-51 0-104 0-156 0z"><text:p/></draw:path><draw:path draw:style-name="gr125" draw:text-style-name="P62" svg:width="0.078in" svg:height="0.1161in" svg:x="0.0004in" svg:y="0.0004in" svg:viewBox="0 0 199 296" svg:d="M199 5c-1-1 0-5-4-5-7 0-46 4-54 5-3 0-6 2-6 8 0 5 4 5 11 5 19 0 21 2 21 7-2 3-2 6-2 9-8 32-16 66-25 100-7-16-19-28-38-28-49 0-102 63-102 123 0 39 24 67 56 67 9 0 29-1 54-31 4 18 19 31 39 31 15 0 25-10 31-23 7-15 13-41 13-42 0-4-4-4-5-4-5 0-5 2-6 8-7 27-15 51-32 51-11 0-12-10-12-19s0-13 2-20c19-81 40-162 59-242zM113 242c-3 7-3 8-9 16-18 22-36 28-46 28-22 0-28-22-28-39 0-21 13-71 23-91 13-25 32-40 49-40 27 0 33 34 33 37 0 2-1 5-1 7-7 28-14 54-21 82z"><text:p/></draw:path><draw:path draw:style-name="gr125" draw:text-style-name="P62" svg:width="0.0421in" svg:height="0.0764in" svg:x="0.0917in" svg:y="0.0642in" svg:viewBox="0 0 108 195" svg:d="M67 8c0-8-1-8-8-8-19 18-46 19-59 19 0 4 0 7 0 11 7 0 28 0 43-8 0 49 0 100 0 150 0 10 0 13-29 13-3 0-8 0-12 0 0 4 0 8 0 10 6 0 42-1 53-1 9 0 46 1 53 1 0-2 0-6 0-10-5 0-9 0-12 0-29 0-29-3-29-13 0-55 0-109 0-164z"><text:p/></draw:path></draw:g></draw:g></text:span><text:span text:style-name="T30"><text:s/>i </text:span><text:span text:style-name="T30"><draw:g text:anchor-type="as-char" svg:y="-0.1146in" draw:z-index="53" draw:name="Shape45" draw:style-name="gr123"><svg:title>TexMaths</svg:title><svg:desc>12§display§d_2§svg§600§FALSE§</svg:desc><draw:g draw:style-name="gr2"><draw:path draw:style-name="gr124" draw:text-style-name="P61" svg:width="0.1272in" svg:height="0.1224in" svg:x="0.0024in" svg:y="0.0087in" svg:viewBox="0 0 324 312" svg:d="M163 312c-55 0-109 0-163 0 0-104 0-208 0-312 108 0 216 0 324 0 0 104 0 208 0 312-54 0-108 0-161 0z"><text:p/></draw:path><draw:path draw:style-name="gr125" draw:text-style-name="P62" svg:width="0.0783in" svg:height="0.1161in" svg:x="0.0004in" svg:y="0.0004in" svg:viewBox="0 0 200 296" svg:d="M200 5c-2-1-1-5-4-5-8 0-47 4-54 5-4 0-6 2-6 8 0 5 3 5 10 5 20 0 21 2 21 7-1 3-1 6-1 9-9 32-17 66-26 100-7-16-19-28-38-28-49 0-102 63-102 123 0 39 24 67 56 67 9 0 29-1 54-31 4 18 20 31 39 31 15 0 25-10 31-23 7-15 13-41 13-42 0-4-3-4-5-4-4 0-4 2-6 8-7 27-14 51-32 51-11 0-12-10-12-19s0-13 2-20c20-81 40-162 60-242zM113 242c-3 7-3 8-9 16-18 22-36 28-46 28-22 0-28-22-28-39 0-21 13-71 23-91 13-25 32-40 49-40 28 0 34 34 34 37 0 2-2 5-2 7-7 28-14 54-21 82z"><text:p/></draw:path><draw:path draw:style-name="gr125" draw:text-style-name="P62" svg:width="0.0512in" svg:height="0.0764in" svg:x="0.0866in" svg:y="0.0642in" svg:viewBox="0 0 131 195" svg:d="M131 142c-4 0-7 0-11 0 0 7-4 24-7 28-3 1-25 1-29 1-18 0-36 0-54 0 30-28 41-36 59-49 21-18 42-37 42-64 0-36-31-58-70-58-36 0-61 25-61 53 0 14 13 17 16 17 7 0 15-6 15-16 0-6-1-15-17-15 9-22 29-28 44-28 28 0 44 23 44 47 0 25-18 46-28 56-24 23-46 46-70 70-4 3-4 4-4 11 41 0 80 0 121 0 3-17 6-35 10-53z"><text:p/></draw:path></draw:g></draw:g></text:span><text:span text:style-name="T30">, </text:span><text:span text:style-name="T17">gde je </text:span><text:span text:style-name="T17"><draw:g text:anchor-type="as-char" svg:y="-0.1146in" draw:z-index="55" draw:name="Shape46" draw:style-name="gr123"><svg:title>TexMaths</svg:title><svg:desc>12§display§d_1 &gt; d_2§svg§600§FALSE§</svg:desc><draw:g draw:style-name="gr2"><draw:path draw:style-name="gr124" draw:text-style-name="P61" svg:width="0.5091in" svg:height="0.1224in" svg:x="0.0024in" svg:y="0.0087in" svg:viewBox="0 0 1294 312" svg:d="M0 0c431 0 863 0 1294 0 0 104 0 208 0 312-431 0-863 0-1294 0 0-104 0-208 0-312z"><text:p/></draw:path><draw:path draw:style-name="gr125" draw:text-style-name="P62" svg:width="0.0787in" svg:height="0.1161in" svg:x="0.0004in" svg:y="0in" svg:viewBox="0 0 201 296" svg:d="M201 5c-2-1 0-5-5-5-7 0-47 4-54 5-4 0-6 2-6 8 0 5 3 5 9 5 21 0 22 2 22 7 0 3-1 6-1 9-9 32-17 66-26 100-7-16-20-28-38-28-49 0-102 63-102 123 0 39 23 67 56 67 9 0 29-1 54-31 4 18 18 31 39 31 15 0 25-10 31-23 7-15 13-41 13-42 0-4-3-4-4-4-5 0-5 2-7 8-7 27-15 53-32 53-11 0-13-12-13-21s1-12 3-19c21-81 40-163 61-243zM113 242c-3 7-3 8-9 16-18 22-36 30-48 30-20 0-26-24-26-40 0-22 13-72 23-92 13-25 32-40 49-40 28 0 34 34 34 37 0 2-2 5-2 7-7 27-14 54-21 82z"><text:p/></draw:path><draw:path draw:style-name="gr125" draw:text-style-name="P62" svg:width="0.0421in" svg:height="0.0764in" svg:x="0.0925in" svg:y="0.0638in" svg:viewBox="0 0 108 195" svg:d="M67 8c0-8 0-8-8-8-19 18-46 19-59 19 0 4 0 7 0 11 7 0 28 0 43-8 0 49 0 100 0 150 0 9 0 12-29 12-3 0-8 0-12 0 0 4 0 7 0 11 6 0 42-1 53-1 10 0 47 1 53 1 0-4 0-7 0-11-4 0-7 0-11 0-30 0-30-3-30-12 0-55 0-109 0-164z"><text:p/></draw:path><draw:path draw:style-name="gr125" draw:text-style-name="P62" svg:width="0.1008in" svg:height="0.0953in" svg:x="0.2146in" svg:y="0.0256in" svg:viewBox="0 0 257 243" svg:d="M250 131c3-1 7-3 7-8s-4-7-7-10c-78-37-156-73-234-111-5-2-6-2-8-2-4 0-8 4-8 8s2 6 7 10c75 35 148 70 222 105-74 35-147 68-222 103-5 3-7 5-7 9 0 5 4 8 8 8 2 0 3 0 8-2 78-36 156-74 234-110z"><text:p/></draw:path><draw:path draw:style-name="gr125" draw:text-style-name="P62" svg:width="0.0787in" svg:height="0.1161in" svg:x="0.3819in" svg:y="0in" svg:viewBox="0 0 201 296" svg:d="M201 5c-2-1 0-5-5-5-6 0-47 4-54 5-4 0-6 2-6 8 0 5 3 5 10 5 21 0 21 2 21 7 0 3-1 6-1 9-9 32-17 66-26 100-7-16-19-28-38-28-49 0-102 63-102 123 0 39 24 67 56 67 9 0 30-1 56-31 2 18 18 31 38 31 14 0 24-10 30-23 7-15 13-41 13-42 0-4-3-4-4-4-5 0-5 2-7 8-7 27-14 53-32 53-11 0-12-12-12-21s0-12 2-19c21-81 40-163 61-243zM113 242c-1 7-1 8-9 16-18 22-36 30-46 30-22 0-28-24-28-40 0-22 13-72 23-92 13-25 32-40 49-40 28 0 34 34 34 37 0 2-2 5-2 7-7 27-14 54-21 82z"><text:p/></draw:path><draw:path draw:style-name="gr125" draw:text-style-name="P62" svg:width="0.0512in" svg:height="0.0764in" svg:x="0.4689in" svg:y="0.0638in" svg:viewBox="0 0 131 195" svg:d="M131 142c-4 0-6 0-10 0-1 7-5 24-8 28-3 1-25 1-29 1-18 0-36 0-54 0 31-28 41-36 59-49 21-18 42-37 42-64 0-36-31-58-69-58-37 0-62 25-62 53 0 14 13 17 16 17 7 0 15-5 15-16 0-6-1-15-17-15 10-22 29-28 44-28 28 0 44 23 44 47 0 25-18 46-28 56-24 23-46 46-70 69-4 4-4 4-4 12 41 0 82 0 122 0 3-17 6-35 9-53z"><text:p/></draw:path></draw:g></draw:g></text:span><text:span text:style-name="T34"><text:s/>i </text:span><text:span text:style-name="T34"><draw:g text:anchor-type="as-char" svg:y="-0.072in" draw:z-index="56" draw:name="Shape47" draw:style-name="gr123"><svg:title>TexMaths</svg:title><svg:desc>12§display§s_2§svg§600§FALSE§</svg:desc><draw:g draw:style-name="gr2"><draw:path draw:style-name="gr124" draw:text-style-name="P61" svg:width="0.1189in" svg:height="0.0803in" svg:x="0in" svg:y="0.0083in" svg:viewBox="0 0 303 205" svg:d="M0 0c101 0 202 0 303 0 0 68 0 136 0 205-101 0-202 0-303 0 0-69 0-137 0-205z"><text:p/></draw:path><draw:path draw:style-name="gr125" draw:text-style-name="P62"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125" draw:text-style-name="P62" svg:width="0.0508in" svg:height="0.0764in" svg:x="0.0768in" svg:y="0.0217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34"><text:s/>je prefiks od </text:span><text:span text:style-name="T34"><draw:g text:anchor-type="as-char" svg:y="-0.072in" draw:z-index="54" draw:name="Shape48" draw:style-name="gr123"><svg:title>TexMaths</svg:title><svg:desc>12§display§s_1§svg§600§FALSE§</svg:desc><draw:g draw:style-name="gr2"><draw:path draw:style-name="gr124" draw:text-style-name="P61" svg:width="0.1146in" svg:height="0.0803in" svg:x="0.0004in" svg:y="0.0098in" svg:viewBox="0 0 292 205" svg:d="M147 205c-49 0-98 0-147 0 0-69 0-137 0-205 97 0 195 0 292 0 0 68 0 136 0 205-48 0-97 0-145 0z"><text:p/></draw:path><draw:path draw:style-name="gr125" draw:text-style-name="P62"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125" draw:text-style-name="P62" svg:width="0.0421in" svg:height="0.076in" svg:x="0.0815in" svg:y="0.022in" svg:viewBox="0 0 108 194" svg:d="M67 8c0-8-1-8-8-8-20 18-47 19-59 19 0 4 0 6 0 10 7 0 28 0 43-9 0 51 0 101 0 150 0 9 0 13-30 13-3 0-7 0-11 0 0 4 0 7 0 11 6 0 42-1 53-1 8 0 45 1 53 1 0-4 0-7 0-11-5 0-9 0-12 0-29 0-29-4-29-13 0-54 0-108 0-162z"><text:p/></draw:path></draw:g></draw:g></text:span><text:span text:style-name="T34">. Tada va</text:span><text:span text:style-name="T17">ži:</text:span></text:p>
      <text:p text:style-name="P17"><text:span text:style-name="T2"><draw:g text:anchor-type="as-char" svg:y="-0.1236in" draw:z-index="43" draw:name="Shape49" draw:style-name="gr123"><svg:title>TexMaths</svg:title><svg:desc>12§display§d_H(s_{|\{1, ... d_1\}}, s_1) \geq d_H(s_{|\{1, ..., d_2\}}, s_2)§svg§600§FALSE§</svg:desc><draw:g draw:style-name="gr2"><draw:path draw:style-name="gr124" draw:text-style-name="P61" svg:width="2.6004in" svg:height="0.165in" svg:x="0.0024in" svg:y="0.0087in" svg:viewBox="0 0 6606 420" svg:d="M0 0c2202 0 4404 0 6606 0 0 140 0 280 0 420-2202 0-4404 0-6606 0 0-140 0-280 0-420z"><text:p/></draw:path><draw:path draw:style-name="gr125" draw:text-style-name="P62" svg:width="0.0783in" svg:height="0.1154in" svg:x="0.0004in" svg:y="0.0094in" svg:viewBox="0 0 200 294" svg:d="M200 5c0-1 0-5-4-5-8 0-47 4-54 5-4 0-6 2-6 7s3 5 10 5c20 0 21 3 21 7 0 2-1 6-1 8-9 34-17 67-26 101-7-16-19-28-38-28-49 0-102 62-102 124 0 38 23 65 56 65 9 0 29-1 54-31 4 17 20 31 39 31 15 0 25-9 31-22 7-16 13-40 13-41 0-4-3-4-5-4-4 0-4 2-6 6-7 28-14 52-32 52-11 0-12-11-12-19 0-10 0-14 2-21 21-80 40-160 60-240zM113 239c-3 9-3 9-9 16-18 24-36 30-48 30-20 0-26-23-26-40 0-19 13-70 23-89 13-26 32-41 49-41 28 0 34 35 34 37s-2 5-2 7c-7 26-14 54-21 80z"><text:p/></draw:path><draw:path draw:style-name="gr125" draw:text-style-name="P62" svg:width="0.1031in" svg:height="0.0787in" svg:x="0.0882in" svg:y="0.0697in" svg:viewBox="0 0 263 201" svg:d="M228 24c2-11 2-13 25-13 6 0 10 0 10-6 0-1-1-5-5-5-8 0-30 1-38 1-5 0-16 0-21 0-6 0-13-1-19-1-1 0-6 0-6 6 0 5 4 5 10 5 3 0 6 0 10 0 8 1 8 1 8 5 0 2 0 2-2 6-6 22-10 46-16 69-34 0-66 0-100 0 6-23 11-46 17-68 3-10 3-12 26-12 5 0 9 0 9-6 0-1 0-5-4-5-10 0-31 1-40 1-4 0-14 0-20 0s-12-1-18-1c-2 0-6 0-6 6 0 5 4 5 10 5 3 0 4 0 10 0 6 1 8 1 8 5 0 2 0 2-2 6-13 52-26 104-39 156-3 10-4 12-27 12-4 0-8 0-8 6 0 4 2 5 5 5 8 0 30-1 38-1 5 0 16 0 21 0 6 0 13 1 18 1 2 0 7 0 7-6 0-5-4-5-10-5-5 0-6 0-12 0-6-1-6-2-6-5 0-2 0-2 1-7 6-26 14-51 20-76 32 0 66 0 98 0-6 25-13 50-19 76-3 10-3 12-25 12-5 0-10 0-10 6 0 4 2 5 5 5 8 0 30-1 38-1 5 0 16 0 21 0 6 0 13 1 19 1 1 0 6 0 6-6 0-5-3-5-10-5-5 0-6 0-11 0-7-1-7-2-7-5 0-2 1-4 1-7 14-51 27-103 40-154z"><text:p/></draw:path><draw:path draw:style-name="gr125" draw:text-style-name="P62" svg:width="0.0382in" svg:height="0.1646in" svg:x="0.2224in" svg:y="0in" svg:viewBox="0 0 98 419" svg:d="M98 414c0-1 0-1-7-8-53-53-66-133-66-197 0-73 16-146 67-198 6-5 6-5 6-6 0-4-2-5-4-5-4 0-42 29-68 81-21 47-26 94-26 128 0 33 5 83 28 131 25 51 62 79 66 79 2 0 4-1 4-5z"><text:p/></draw:path><draw:path draw:style-name="gr125" draw:text-style-name="P62" svg:width="0.061in" svg:height="0.0744in" svg:x="0.2791in" svg:y="0.0508in" svg:viewBox="0 0 156 190" svg:d="M143 29c-11 0-19 9-19 19 0 6 2 12 12 12 8 0 20-7 20-24 0-19-19-36-50-36-57 0-72 43-72 61 0 34 31 39 44 42 22 5 43 8 43 32 0 11-9 46-60 46-6 0-38 0-48-22 16 3 27-11 27-23 0-9-8-14-16-14-11 0-24 8-24 28 0 23 24 40 61 40 67 0 84-50 84-69 0-16-8-26-13-31-11-12-23-13-42-18-16-3-32-6-32-25 0-12 10-37 48-37 10 0 31 2 37 19z"><text:p/></draw:path><draw:path draw:style-name="gr125" draw:text-style-name="P62" svg:width="0.0051in" svg:height="0.115in" svg:x="0.365in" svg:y="0.0669in" svg:viewBox="0 0 14 293" svg:d="M14 12c0-5 0-12-6-12-8 0-8 7-8 12 0 90 0 179 0 269 0 5 0 12 7 12s7-7 7-12c0-90 0-179 0-269z"><text:p/></draw:path><draw:path draw:style-name="gr125" draw:text-style-name="P62" svg:width="0.0461in" svg:height="0.115in" svg:x="0.3988in" svg:y="0.0669in" svg:viewBox="0 0 118 293" svg:d="M71 43c0-6 0-15 8-23 10-8 21-10 33-12 3 0 6 0 6-3 0-5-4-5-8-5-32 0-62 13-63 37 0 23 0 46 0 69 0 8 0 17-10 26-7 6-15 10-31 12-4 0-6 0-6 3 0 4 4 4 5 5 36 2 42 23 42 30 0 23 0 45 0 68 0 8 0 22 15 31 17 11 40 12 48 12 4 0 8 0 8-3 0-5-4-5-5-5-29-1-40-15-42-25 0-4 0-5 0-10 0-19 0-39 0-60 0-9 0-19-9-27-3-4-10-11-27-16 12-3 32-11 35-31 1-1 1-2 1-12 0-20 0-41 0-61z"><text:p/></draw:path><draw:path draw:style-name="gr125" draw:text-style-name="P62" svg:width="0.0417in" svg:height="0.0768in" svg:x="0.4685in" svg:y="0.0768in" svg:viewBox="0 0 107 196" svg:d="M67 8c0-7-1-8-9-8-20 19-46 19-58 19 0 4 0 7 0 11 7 0 26 0 43-8 0 50 0 99 0 149 0 11 0 14-30 14-3 0-7 0-11 0 0 4 0 8 0 11 5-1 41-1 52-1 10 0 47 0 53 1 0-3 0-7 0-11-4 0-7 0-11 0-29 0-29-3-29-14 0-55 0-109 0-163z"><text:p/></draw:path><draw:path draw:style-name="gr125" draw:text-style-name="P62" svg:width="0.0142in" svg:height="0.0354in" svg:x="0.535in" svg:y="0.1398in" svg:viewBox="0 0 37 91" svg:d="M29 30c0 15-3 35-23 54-1 1-2 1-2 3s2 4 4 4c4 0 29-24 29-59 0-18-7-32-20-32-10 0-17 8-17 17s6 18 17 18c7 0 8-4 12-5z"><text:p/></draw:path><draw:path draw:style-name="gr125" draw:text-style-name="P62" svg:width="0.013in" svg:height="0.0134in" svg:x="0.5744in" svg:y="0.1398in" svg:viewBox="0 0 34 35" svg:d="M34 18c0-11-9-18-17-18-10 0-17 8-17 17 0 11 10 18 17 18 9 0 17-9 17-17z"><text:p/></draw:path><draw:path draw:style-name="gr125" draw:text-style-name="P62" svg:width="0.013in" svg:height="0.0134in" svg:x="0.6142in" svg:y="0.1398in" svg:viewBox="0 0 34 35" svg:d="M34 18c0-11-9-18-17-18-10 0-17 8-17 17 0 11 8 18 17 18s17-9 17-17z"><text:p/></draw:path><draw:path draw:style-name="gr125" draw:text-style-name="P62" svg:width="0.013in" svg:height="0.0134in" svg:x="0.6535in" svg:y="0.1398in" svg:viewBox="0 0 34 35" svg:d="M34 18c0-11-9-18-17-18-10 0-17 8-17 17 0 11 8 18 17 18s17-9 17-17z"><text:p/></draw:path><draw:path draw:style-name="gr125" draw:text-style-name="P62" svg:width="0.0591in" svg:height="0.0811in" svg:x="0.687in" svg:y="0.0736in" svg:viewBox="0 0 151 207" svg:d="M150 8c1 0 1-2 1-3 0-3-1-5-3-5-6 0-32 2-39 4-2 0-6 0-6 6 0 4 4 4 7 4 15 0 15 2 15 4s-1 5-1 7c-6 23-11 44-17 67-6-9-17-18-31-18-38 0-76 42-76 84 0 29 19 49 44 49 16 0 30-10 42-20 6 18 23 20 30 20 11 0 18-6 24-16 6-12 10-28 10-29 0-4-2-3-4-4-4 0-4 1-7 9-3 15-9 32-21 32-8 0-10-6-10-15 0-6 1-8 1-12 13-55 28-109 41-164zM88 167c-3 9-9 15-15 20-3 2-15 12-27 12-11 0-22-8-22-29 0-16 8-48 16-60 13-23 28-27 36-27 21 0 26 22 26 25 0 1 0 3 0 4-5 18-10 36-14 55z"><text:p/></draw:path><draw:path draw:style-name="gr125" draw:text-style-name="P62" svg:width="0.0343in" svg:height="0.0547in" svg:x="0.7606in" svg:y="0.115in" svg:viewBox="0 0 88 140" svg:d="M54 6c0-6 0-6-7-6-16 13-39 13-43 13-2 0-3 0-4 0 0 4 0 6 0 10 1 0 2 0 4 0 4 0 19-1 31-6 0 34 0 69 0 105 0 6 0 8-23 8-4 0-6 0-10 0 0 3 0 6 0 10 11-1 30-1 42-1s32 0 44 1c0-4 0-7 0-10-4 0-8 0-11 0-23 0-23-2-23-8 0-39 0-78 0-116z"><text:p/></draw:path><draw:path draw:style-name="gr125" draw:text-style-name="P62" svg:width="0.0453in" svg:height="0.115in" svg:x="0.8248in" svg:y="0.0669in" svg:viewBox="0 0 116 293" svg:d="M70 188c0-7 0-17 9-25 7-6 17-11 31-11 4-1 6-1 6-5 0-3-2-3-4-3-36-3-42-23-42-32 0-23 0-46 0-69 0-7 0-20-16-31-17-11-40-12-47-12-5 0-7 0-7 5 0 3 2 3 5 3 27 2 38 15 41 27 1 2 1 4 1 8 0 20 0 41 0 62 0 9 0 19 7 27 4 4 11 10 28 15-12 4-32 12-35 31 0 3 0 3 0 12 0 21 0 41 0 61 0 6 0 15-10 23-8 7-20 10-31 11-5 0-6 0-6 5 0 3 2 3 7 3 31 0 63-13 63-37 0-23 0-45 0-68z"><text:p/></draw:path><draw:path draw:style-name="gr125" draw:text-style-name="P62" svg:width="0.0189in" svg:height="0.0492in" svg:x="0.9043in" svg:y="0.1059in" svg:viewBox="0 0 49 126" svg:d="M49 44c0-27-11-44-26-44s-23 11-23 23c0 10 8 21 23 21 5 0 11-1 14-5 1-1 1-1 3-1 0 3 1 0 1 6 0 31-16 56-29 70-5 4-5 6-5 7 0 3 3 5 4 5 5 0 38-33 38-82z"><text:p/></draw:path><draw:path draw:style-name="gr125" draw:text-style-name="P62" svg:width="0.061in" svg:height="0.0744in" svg:x="0.9724in" svg:y="0.0508in" svg:viewBox="0 0 156 190" svg:d="M143 29c-11 0-19 9-19 19 0 6 3 12 13 12 8 0 19-7 19-24 0-19-18-36-50-36-57 0-72 43-72 61 0 34 31 39 44 42 22 5 43 8 43 32 0 11-9 46-60 46-6 0-38 0-48-22 16 3 27-11 27-23 0-9-8-14-16-14-11 0-24 8-24 28 0 23 24 40 61 40 69 0 84-50 84-69 0-16-7-26-13-31-11-12-23-13-42-18-14-3-31-6-31-25 0-12 9-37 47-37 10 0 31 2 37 19z"><text:p/></draw:path><draw:path draw:style-name="gr125" draw:text-style-name="P62" svg:width="0.0417in" svg:height="0.0764in" svg:x="1.0543in" svg:y="0.072in" svg:viewBox="0 0 107 195" svg:d="M66 8c0-8 0-8-8-8-20 18-46 18-58 18 0 4 0 7 0 11 7 0 26 0 42-9 0 51 0 101 0 151 0 10 0 13-29 13-3 0-8 0-12 0 0 4 0 7 0 11 6 0 42-1 53-1 10 0 47 1 53 1 0-4 0-7 0-11-4 0-7 0-11 0-30 0-30-3-30-13 0-55 0-109 0-163z"><text:p/></draw:path><draw:path draw:style-name="gr125" draw:text-style-name="P62" svg:width="0.0382in" svg:height="0.1646in" svg:x="1.1256in" svg:y="0in" svg:viewBox="0 0 98 419" svg:d="M98 209c0-32-4-82-27-130-25-51-63-79-66-79s-5 1-5 5c0 1 0 1 8 9 42 41 66 108 66 195 0 71-15 145-68 198-6 6-6 6-6 7 0 4 2 5 5 5s42-29 67-82c22-46 26-93 26-128z"><text:p/></draw:path><draw:path draw:style-name="gr125" draw:text-style-name="P62" svg:width="0.1012in" svg:height="0.1268in" svg:x="1.2406in" svg:y="0.0189in" svg:viewBox="0 0 258 323" svg:d="M250 132c4-4 8-6 8-10 0-5-2-7-8-10-78-37-155-73-233-110-6-2-7-2-9-2-4 0-8 4-8 8 0 5 4 8 8 10 74 35 148 68 221 103-73 35-147 69-221 104-8 4-8 7-8 8 0 5 4 9 8 9 2 0 3 0 8-3 78-36 156-72 234-107zM242 323c8 0 16 0 16-8 0-9-10-9-16-9-75 0-152 0-228 0-6 0-14 0-14 9 0 8 7 8 14 8 76 0 153 0 228 0z"><text:p/></draw:path><draw:path draw:style-name="gr125" draw:text-style-name="P62" svg:width="0.0783in" svg:height="0.1154in" svg:x="1.4083in" svg:y="0.0094in" svg:viewBox="0 0 200 294" svg:d="M200 5c0-1 0-5-6-5s-45 4-52 5c-4 0-6 2-6 7s3 5 9 5c21 0 22 3 22 7 0 2-1 6-1 8-9 34-17 67-26 101-8-16-20-28-39-28-49 0-101 62-101 124 0 38 23 65 55 65 9 0 30-1 55-31 4 17 18 31 39 31 14 0 24-9 31-22 7-16 13-40 13-41 0-4-5-4-6-4-3 0-5 2-6 6-7 28-14 52-31 52-12 0-13-11-13-19 0-10 1-14 2-21 21-80 41-160 61-240zM113 239c-3 9-3 9-9 16-19 24-36 30-48 30-21 0-26-23-26-40 0-19 13-70 23-89 13-26 32-41 49-41 26 0 32 35 32 37s0 5-1 7c-7 26-13 54-20 80z"><text:p/></draw:path><draw:path draw:style-name="gr125" draw:text-style-name="P62" svg:width="0.1035in" svg:height="0.0787in" svg:x="1.4957in" svg:y="0.0697in" svg:viewBox="0 0 264 201" svg:d="M228 24c4-11 4-13 25-13 7 0 11 0 11-6 0-1-1-5-5-5-8 0-30 1-39 1-5 0-15 0-21 0-5 0-12-1-18-1-2 0-6 0-6 6 0 5 4 5 10 5 3 0 6 0 11 0 6 1 7 1 7 5 0 2 0 2-1 6-6 22-12 46-18 69-33 0-66 0-99 0 6-23 11-46 17-68 2-10 4-12 26-12 5 0 9 0 9-6 0-1-1-5-5-5-8 0-30 1-38 1-5 0-16 0-21 0-6 0-13-1-19-1-1 0-6 0-6 6 0 5 4 5 10 5 3 0 6 0 10 0 8 1 8 1 8 5 0 2 0 2-2 6-13 52-26 104-39 156-3 10-3 12-25 12-5 0-10 0-10 6 0 4 2 5 5 5 8 0 30-1 38-1 6 0 16 0 21 0 6 0 13 1 19 1 1 0 6 0 6-6 0-5-3-5-10-5-5 0-6 0-11 0-7-1-7-2-7-5 0-2 0-2 1-7 8-26 14-51 21-76 32 0 66 0 98 0-6 25-13 50-19 76-2 10-2 12-26 12-5 0-9 0-9 6 0 4 3 5 5 5 8 0 30-1 38-1 5 0 16 0 21 0 6 0 13 1 19 1 1 0 6 0 6-6 0-5-4-5-10-5-4 0-6 0-12 0-6-1-6-2-6-5 0-2 2-4 2-7 13-51 25-103 38-154z"><text:p/></draw:path><draw:path draw:style-name="gr125" draw:text-style-name="P62" svg:width="0.0378in" svg:height="0.1646in" svg:x="1.6307in" svg:y="0in" svg:viewBox="0 0 97 419" svg:d="M97 414c0-1 0-1-7-8-53-53-66-133-66-197 0-73 16-146 68-198 5-5 5-5 5-6 0-4-1-5-3-5-5 0-42 29-68 81-21 47-26 94-26 128 0 33 5 83 28 131 25 51 61 79 66 79 2 0 3-1 3-5z"><text:p/></draw:path><draw:path draw:style-name="gr125" draw:text-style-name="P62" svg:width="0.0606in" svg:height="0.0744in" svg:x="1.6874in" svg:y="0.0508in" svg:viewBox="0 0 155 190" svg:d="M143 29c-12 0-21 9-21 19 0 6 4 12 14 12 9 0 19-7 19-24 0-19-18-36-51-36-55 0-70 43-70 61 0 34 31 39 43 42 21 5 44 8 44 32 0 11-9 46-61 46-5 0-38 0-48-22 17 3 28-11 28-23 0-9-8-14-16-14-12 0-24 8-24 28 0 23 24 40 60 40 68 0 85-50 85-69 0-16-8-26-13-31-12-12-24-13-42-18-16-3-32-6-32-25 0-12 9-37 46-37 11 0 33 2 39 19z"><text:p/></draw:path><draw:path draw:style-name="gr125" draw:text-style-name="P62" svg:width="0.0051in" svg:height="0.115in" svg:x="1.7732in" svg:y="0.0669in" svg:viewBox="0 0 14 293" svg:d="M14 12c0-5 0-12-7-12s-7 7-7 12c0 90 0 179 0 269 0 5 0 12 7 12s7-7 7-12c0-90 0-179 0-269z"><text:p/></draw:path><draw:path draw:style-name="gr125" draw:text-style-name="P62" svg:width="0.0453in" svg:height="0.115in" svg:x="1.8067in" svg:y="0.0669in" svg:viewBox="0 0 116 293" svg:d="M70 43c0-6 0-15 9-23s21-10 31-12c5 0 6 0 6-3 0-5-2-5-7-5-31 0-62 13-62 37 0 23 0 46 0 69 0 8 0 17-10 26-7 6-17 10-31 12-4 0-6 0-6 3 0 4 2 4 5 5 35 2 42 23 42 30 0 23 0 45 0 68 0 8 0 22 15 31 17 11 40 12 47 12 5 0 7 0 7-3 0-5-2-5-4-5-28-1-39-15-41-25-1-4-1-5-1-10 0-19 0-39 0-60 0-9 0-19-8-27-4-4-10-11-27-16 12-3 31-11 35-31 0-1 0-2 0-12 0-20 0-41 0-61z"><text:p/></draw:path><draw:path draw:style-name="gr125" draw:text-style-name="P62" svg:width="0.0417in" svg:height="0.0768in" svg:x="1.8768in" svg:y="0.0768in" svg:viewBox="0 0 107 196" svg:d="M66 8c0-7 0-8-8-8-20 19-46 19-58 19 0 4 0 7 0 11 6 0 26 0 42-8 0 50 0 99 0 149 0 11 0 14-29 14-3 0-8 0-12 0 0 4 0 8 0 11 6-1 42-1 53-1 10 0 47 0 53 1 0-3 0-7 0-11-4 0-7 0-11 0-30 0-30-3-30-14 0-55 0-109 0-163z"><text:p/></draw:path><draw:path draw:style-name="gr125" draw:text-style-name="P62" svg:width="0.0146in" svg:height="0.0354in" svg:x="1.9429in" svg:y="0.1398in" svg:viewBox="0 0 38 91" svg:d="M30 30c0 15-4 35-24 54 0 1-1 1-1 3s2 4 3 4c5 0 30-24 30-59 0-18-7-32-21-32-10 0-17 8-17 17s7 18 18 18c6 0 11-5 12-5z"><text:p/></draw:path><draw:path draw:style-name="gr125" draw:text-style-name="P62" svg:width="0.013in" svg:height="0.0134in" svg:x="1.9827in" svg:y="0.1398in" svg:viewBox="0 0 34 35" svg:d="M34 18c0-11-9-18-17-18-10 0-17 8-17 17 0 11 8 18 17 18s17-9 17-17z"><text:p/></draw:path><draw:path draw:style-name="gr125" draw:text-style-name="P62" svg:width="0.0134in" svg:height="0.0134in" svg:x="2.0217in" svg:y="0.1398in" svg:viewBox="0 0 35 35" svg:d="M35 18c0-11-10-18-18-18-10 0-17 8-17 17 0 11 10 18 17 18 9 0 18-9 18-17z"><text:p/></draw:path><draw:path draw:style-name="gr125" draw:text-style-name="P62" svg:width="0.013in" svg:height="0.0134in" svg:x="2.0614in" svg:y="0.1398in" svg:viewBox="0 0 34 35" svg:d="M34 18c0-11-9-18-17-18-10 0-17 8-17 17 0 11 8 18 17 18s17-9 17-17z"><text:p/></draw:path><draw:path draw:style-name="gr125" draw:text-style-name="P62" svg:width="0.0142in" svg:height="0.0354in" svg:x="2.1008in" svg:y="0.1398in" svg:viewBox="0 0 37 91" svg:d="M29 30c0 15-3 35-23 54-1 1-1 1-1 3s2 4 3 4c4 0 29-24 29-59 0-18-7-32-20-32-10 0-17 8-17 17s7 18 17 18c7 0 8-4 12-5z"><text:p/></draw:path><draw:path draw:style-name="gr125" draw:text-style-name="P62" svg:width="0.0591in" svg:height="0.0811in" svg:x="2.1343in" svg:y="0.0736in" svg:viewBox="0 0 151 207" svg:d="M150 8c1 0 1-2 1-3 0-3-1-5-3-5-6 0-32 2-39 4-2 0-6 0-6 6 0 4 4 4 7 4 15 0 15 2 15 4s-1 5-1 7c-6 23-11 44-17 67-6-9-17-18-31-18-38 0-76 42-76 84 0 29 19 49 44 49 16 0 30-10 42-20 6 18 23 20 30 20 11 0 18-6 24-16 6-12 10-28 10-29 0-4-2-3-4-4-4 0-4 1-7 9-3 15-9 32-21 32-8 0-10-6-10-15 0-6 1-8 1-12 13-55 28-109 41-164zM88 167c-3 9-9 15-15 20-3 2-15 12-27 12-11 0-22-8-22-29 0-16 8-48 16-60 13-23 28-27 36-27 21 0 26 22 26 25 0 1 0 3 0 4-5 18-10 36-14 55z"><text:p/></draw:path><draw:path draw:style-name="gr125" draw:text-style-name="P62" svg:width="0.0413in" svg:height="0.0547in" svg:x="2.2035in" svg:y="0.115in" svg:viewBox="0 0 106 140" svg:d="M106 99c-4 0-6 0-10 0 0 4-2 17-6 19-1 2-19 2-22 2-14 0-27 0-42 0 15-11 30-23 42-31 20-12 38-26 38-47 0-28-26-42-57-42-27 0-49 16-49 37 0 11 10 12 12 12 6 0 13-4 13-12 0-7-6-12-12-12 6-9 18-15 33-15 20 0 37 12 37 32 0 18-12 31-29 44-17 14-35 29-52 44-1 2-2 2-2 3 0 2 0 5 0 7 32 0 66 0 98 0 3-14 5-28 8-41z"><text:p/></draw:path><draw:path draw:style-name="gr125" draw:text-style-name="P62" svg:width="0.0453in" svg:height="0.115in" svg:x="2.272in" svg:y="0.0669in" svg:viewBox="0 0 116 293" svg:d="M70 188c0-7 0-17 9-25 7-6 17-11 31-11 4-1 6-1 6-5 0-3-2-3-4-3-35-3-42-23-42-32 0-23 0-46 0-69 0-7 0-20-16-31-17-11-40-12-47-12-5 0-7 0-7 5 0 3 2 3 5 3 27 2 38 15 41 27 1 2 1 4 1 8 0 20 0 41 0 62 0 9 0 19 7 27 4 4 11 10 28 15-12 4-32 12-35 31 0 3 0 3 0 12 0 21 0 41 0 61 0 6 0 15-10 23-8 7-20 10-31 11-5 0-6 0-6 5 0 3 2 3 7 3 31 0 63-13 63-37 0-23 0-45 0-68z"><text:p/></draw:path><draw:path draw:style-name="gr125" draw:text-style-name="P62" svg:width="0.0189in" svg:height="0.0492in" svg:x="2.3516in" svg:y="0.1059in" svg:viewBox="0 0 49 126" svg:d="M49 44c0-27-9-44-26-44-15 0-23 11-23 23 0 10 8 21 23 21 5 0 11-1 14-5 1-1 1-1 3-1 0 3 1 0 1 6 0 31-16 56-29 70-5 4-5 6-5 7 0 3 3 5 4 5 5 0 38-33 38-82z"><text:p/></draw:path><draw:path draw:style-name="gr125" draw:text-style-name="P62" svg:width="0.061in" svg:height="0.0744in" svg:x="2.4197in" svg:y="0.0508in" svg:viewBox="0 0 156 190" svg:d="M144 29c-12 0-20 9-20 19 0 6 3 12 13 12 8 0 19-7 19-24 0-19-18-36-50-36-56 0-71 43-71 61 0 34 31 39 43 42 22 5 43 8 43 32 0 11-9 46-60 46-6 0-38 0-48-22 16 3 27-11 27-23 0-9-8-14-16-14-11 0-24 8-24 28 0 23 24 40 61 40 69 0 84-50 84-69 0-16-7-26-13-31-11-12-23-13-42-18-14-3-31-6-31-25 0-12 9-37 47-37 10 0 31 2 38 19z"><text:p/></draw:path><draw:path draw:style-name="gr125" draw:text-style-name="P62" svg:width="0.0512in" svg:height="0.0764in" svg:x="2.4961in" svg:y="0.072in" svg:viewBox="0 0 131 195" svg:d="M131 141c-4 0-6 0-10 0-1 7-5 24-8 28-3 1-25 1-29 1-18 0-36 0-54 0 30-28 41-36 59-49 21-18 42-36 42-64 0-35-31-57-70-57-36 0-61 25-61 53 0 14 13 15 16 15 7 0 15-5 15-15 0-5-1-16-17-16 10-20 29-26 44-26 28 0 44 22 44 46 0 26-18 46-28 57-24 22-46 45-70 69-4 2-4 4-4 12 41 0 82 0 122 0 3-18 6-36 9-54z"><text:p/></draw:path><draw:path draw:style-name="gr125" draw:text-style-name="P62" svg:width="0.0382in" svg:height="0.1646in" svg:x="2.5728in" svg:y="0in" svg:viewBox="0 0 98 419" svg:d="M98 209c0-32-4-82-27-130-25-51-61-79-66-79-3 0-5 1-5 5 0 1 0 1 8 9 42 41 66 108 66 195 0 71-15 145-68 198-6 6-6 6-6 7 0 4 2 5 5 5 5 0 42-29 67-82 22-46 26-93 26-128z"><text:p/></draw:path></draw:g></draw:g></text:span><text:span text:style-name="T2">.</text:span></text:p>
      <text:p text:style-name="P16"><text:span text:style-name="T29">Po</text:span><text:span text:style-name="T12">što ovo važi za Hamingovu distancu, samim tim važiće i za maksimum Hamingovih distanci kroz </text:span><text:span text:style-name="T12"><draw:g text:anchor-type="as-char" svg:y="-0.0744in" draw:z-index="44" draw:name="Shape50" draw:style-name="gr123"><svg:title>TexMaths</svg:title><svg:desc>12§display§n§svg§600§FALSE§</svg:desc><draw:g draw:style-name="gr2"><draw:path draw:style-name="gr124" draw:text-style-name="P61" svg:width="0.0772in" svg:height="0.0567in" svg:x="0.0039in" svg:y="0.0087in" svg:viewBox="0 0 197 145" svg:d="M0 0c65 0 131 0 197 0 0 48 0 97 0 145-66 0-132 0-197 0 0-48 0-97 0-145z"><text:p/></draw:path><draw:path draw:style-name="gr125" draw:text-style-name="P62"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pan><text:span text:style-name="T12"><text:s/>niski, odnosno upravo za ciljnu funkciju našeg problema.</text:span></text:p>
      <text:p text:style-name="P18"><text:span text:style-name="T12">I</text:span><text:span text:style-name="T2">deja algoritma je da, pošto pamtimo trenutno najbolje rešenje, možemo prekinuti pretragu u onom trenutku kada zaključimo da bilo koja niska trenutnog prefiksa ne može dovesti do boljeg rešenja, odnosno onda kada je vrednost funkcije cilja primenjene na trenutni prefiks, i sve prefikse trenutne dužine originalnih niski, veći ili jednak od trenutnog najboljeg rešenja. </text:span><text:span text:style-name="T26">Preciznije, neka je trenutna nepotpuna niska </text:span><text:span text:style-name="T26"><draw:g text:anchor-type="as-char" svg:y="-0.1236in" draw:z-index="50" draw:name="Shape51" draw:style-name="gr123"><svg:title>TexMaths</svg:title><svg:desc>12§display§s=s[1]s[2]...s[d], d &lt; m§svg§600§FALSE§</svg:desc><draw:g draw:style-name="gr2"><draw:path draw:style-name="gr124" draw:text-style-name="P61" svg:width="1.7043in" svg:height="0.148in" svg:x="0.0004in" svg:y="0.0091in" svg:viewBox="0 0 4330 377" svg:d="M2166 377c-723 0-1444 0-2166 0 0-126 0-251 0-377 1443 0 2887 0 4330 0 0 126 0 251 0 377-721 0-1443 0-2164 0z"><text:p/></draw:path><draw:path draw:style-name="gr125" draw:text-style-name="P62" svg:width="0.061in" svg:height="0.0748in" svg:x="0.0004in" svg:y="0.0516in" svg:viewBox="0 0 156 191" svg:d="M144 29c-12 0-20 9-20 19 0 6 3 12 13 12 8 0 19-7 19-24 0-18-18-36-50-36-56 0-71 43-71 61 0 34 31 40 43 42 22 5 43 9 43 33 0 11-9 46-60 46-6 0-38 0-48-22 16 1 27-11 27-23 0-10-6-14-16-14-11 0-24 8-24 27 0 24 25 41 61 41 69 0 84-50 84-70 0-15-7-26-13-31-11-12-23-13-42-18-14-2-31-6-31-25 0-12 9-37 47-37 10 0 31 2 38 19z"><text:p/></draw:path><draw:path draw:style-name="gr125" draw:text-style-name="P62" svg:width="0.1102in" svg:height="0.039in" svg:x="0.1252in" svg:y="0.0638in" svg:viewBox="0 0 281 100" svg:d="M266 18c6 0 15-1 15-10 0-8-9-8-15-8-84 0-168 0-252 0-6 0-14 0-14 8 0 9 8 10 14 10 84 0 168 0 252 0zM266 100c6 0 15 0 15-9s-9-9-15-9c-84 0-168 0-252 0-6 0-14 0-14 9s8 9 14 9c84 0 168 0 252 0z"><text:p/></draw:path><draw:path draw:style-name="gr125" draw:text-style-name="P62" svg:width="0.0606in" svg:height="0.0748in" svg:x="0.3in" svg:y="0.0516in" svg:viewBox="0 0 155 191" svg:d="M143 29c-12 0-21 9-21 19 0 6 4 12 14 12 9 0 19-7 19-24 0-18-18-36-51-36-55 0-70 43-70 61 0 34 31 40 43 42 21 5 44 9 44 33 0 11-11 46-61 46-6 0-38 0-48-22 17 1 26-11 26-23 0-10-6-14-15-14-11 0-23 8-23 27 0 24 24 41 60 41 68 0 85-50 85-70 0-15-8-26-13-31-12-12-24-13-42-18-16-2-32-6-32-25 0-12 9-37 46-37 11 0 33 2 39 19z"><text:p/></draw:path><draw:path draw:style-name="gr125" draw:text-style-name="P62" svg:width="0.0224in" svg:height="0.1654in" svg:x="0.3886in" svg:y="0.0004in" svg:viewBox="0 0 58 421" svg:d="M58 421c0-6 0-11 0-17-14 0-28 0-41 0 0-129 0-259 0-387 13 0 27 0 41 0 0-6 0-11 0-17-20 0-39 0-58 0 0 141 0 280 0 421 19 0 38 0 58 0z"><text:p/></draw:path><draw:path draw:style-name="gr125" draw:text-style-name="P62" svg:width="0.0543in" svg:height="0.1094in" svg:x="0.4299in" svg:y="0.0146in" svg:viewBox="0 0 139 279" svg:d="M86 11c0-11 0-11-9-11-27 26-64 26-77 26 0 5 0 9 0 14 8 0 34 0 55-11 0 72 0 144 0 216 0 16-1 21-39 21-5 0-9 0-14 0 0 4 0 9 0 13 15-1 52-1 69-1s54 0 68 1c0-4 0-9 0-13-5 0-8 0-13 0-38 0-40-5-40-21 0-78 0-156 0-234z"><text:p/></draw:path><draw:path draw:style-name="gr125" draw:text-style-name="P62" svg:width="0.0224in" svg:height="0.1654in" svg:x="0.5016in" svg:y="0.0004in" svg:viewBox="0 0 58 421" svg:d="M58 0c-20 0-39 0-58 0 0 6 0 11 0 17 13 0 28 0 41 0 0 128 0 258 0 387-13 0-28 0-41 0 0 6 0 11 0 17 19 0 38 0 58 0 0-141 0-280 0-421z"><text:p/></draw:path><draw:path draw:style-name="gr125" draw:text-style-name="P62" svg:width="0.061in" svg:height="0.0748in" svg:x="0.5528in" svg:y="0.0516in" svg:viewBox="0 0 156 191" svg:d="M143 29c-11 0-19 9-19 19 0 6 2 12 12 12 8 0 20-7 20-24 0-18-18-36-50-36-57 0-72 43-72 61 0 34 31 40 44 42 22 5 43 9 43 33 0 11-9 46-60 46-6 0-38 0-48-22 16 1 27-11 27-23 0-10-8-14-16-14-11 0-24 8-24 27 0 24 24 41 61 41 67 0 84-50 84-70 0-15-7-26-13-31-11-12-23-13-42-18-14-2-32-6-32-25 0-12 10-37 48-37 10 0 31 2 37 19z"><text:p/></draw:path><draw:path draw:style-name="gr125" draw:text-style-name="P62" svg:width="0.0224in" svg:height="0.1654in" svg:x="0.6413in" svg:y="0.0004in" svg:viewBox="0 0 58 421" svg:d="M58 421c0-6 0-11 0-17-14 0-28 0-41 0 0-129 0-259 0-387 13 0 27 0 41 0 0-6 0-11 0-17-20 0-39 0-58 0 0 141 0 280 0 421 19 0 38 0 58 0z"><text:p/></draw:path><draw:path draw:style-name="gr125" draw:text-style-name="P62" svg:width="0.0657in" svg:height="0.1094in" svg:x="0.6764in" svg:y="0.0146in" svg:viewBox="0 0 168 279" svg:d="M32 246c15-14 30-27 45-42 66-57 91-80 91-122 0-48-38-82-89-82-48 0-79 38-79 76 0 24 20 24 23 24 7 0 21-5 21-23 0-11-8-22-22-22-4 0-4 0-5 0 9-27 32-42 56-42 39 0 57 34 57 69 0 33-21 66-45 92-26 30-54 59-80 89-5 5-5 6-5 16 52 0 104 0 156 0 4-24 8-48 12-72-4 0-7 0-11 0-1 13-5 30-8 36-4 3-31 3-41 3-25 0-50 0-76 0z"><text:p/></draw:path><draw:path draw:style-name="gr125" draw:text-style-name="P62" svg:width="0.0224in" svg:height="0.1654in" svg:x="0.7547in" svg:y="0.0004in" svg:viewBox="0 0 58 421" svg:d="M58 0c-20 0-39 0-58 0 0 6 0 11 0 17 13 0 28 0 41 0 0 128 0 258 0 387-13 0-28 0-41 0 0 6 0 11 0 17 19 0 38 0 58 0 0-141 0-280 0-421z"><text:p/></draw:path><draw:path draw:style-name="gr125" draw:text-style-name="P62" svg:width="0.0169in" svg:height="0.0169in" svg:x="0.8114in" svg:y="0.1067in" svg:viewBox="0 0 44 44" svg:d="M44 23c0-13-10-23-22-23-14 0-22 10-22 23 0 12 8 21 22 21 12 0 22-9 22-21z"><text:p/></draw:path><draw:path draw:style-name="gr125" draw:text-style-name="P62" svg:width="0.0177in" svg:height="0.0169in" svg:x="0.8567in" svg:y="0.1067in" svg:viewBox="0 0 46 44" svg:d="M46 23c0-13-11-23-23-23s-23 10-23 23c0 12 11 21 23 21s23-9 23-21z"><text:p/></draw:path><draw:path draw:style-name="gr125" draw:text-style-name="P62" svg:width="0.0169in" svg:height="0.0169in" svg:x="0.9031in" svg:y="0.1067in" svg:viewBox="0 0 44 44" svg:d="M44 23c0-13-9-23-21-23s-23 10-23 23c0 12 11 21 23 21s21-9 21-21z"><text:p/></draw:path><draw:path draw:style-name="gr125" draw:text-style-name="P62" svg:width="0.0606in" svg:height="0.0748in" svg:x="0.9437in" svg:y="0.0516in" svg:viewBox="0 0 155 191" svg:d="M143 29c-12 0-21 9-21 19 0 6 4 12 14 12 9 0 19-7 19-24 0-18-18-36-51-36-55 0-70 43-70 61 0 34 31 40 43 42 21 5 44 9 44 33 0 11-11 46-61 46-6 0-38 0-48-22 17 1 26-11 26-23 0-10-6-14-15-14-11 0-23 8-23 27 0 24 24 41 60 41 68 0 85-50 85-70 0-15-8-26-13-31-12-12-24-13-42-18-16-2-32-6-32-25 0-12 9-37 46-37 11 0 33 2 39 19z"><text:p/></draw:path><draw:path draw:style-name="gr125" draw:text-style-name="P62" svg:width="0.0224in" svg:height="0.1654in" svg:x="1.0327in" svg:y="0.0004in" svg:viewBox="0 0 58 421" svg:d="M58 421c0-6 0-11 0-17-14 0-28 0-41 0 0-129 0-259 0-387 13 0 27 0 41 0 0-6 0-11 0-17-20 0-39 0-58 0 0 141 0 280 0 421 19 0 38 0 58 0z"><text:p/></draw:path><draw:path draw:style-name="gr125" draw:text-style-name="P62" svg:width="0.0783in" svg:height="0.1161in" svg:x="1.0657in" svg:y="0.0098in" svg:viewBox="0 0 200 296" svg:d="M200 5c0-1 0-5-4-5-8 0-47 4-54 5-4 0-6 2-6 7 0 6 3 6 9 6 21 0 22 2 22 7 0 3-1 6-1 9-9 33-17 66-26 99-7-15-20-27-38-27-50 0-102 62-102 122 0 40 23 68 56 68 9 0 29-2 54-32 4 17 18 32 39 32 15 0 25-10 31-23 7-16 13-41 13-42 0-4-3-4-5-4-4 0-4 1-6 7-7 28-15 52-32 52-12 0-13-11-13-19 0-10 1-13 2-21 21-80 41-161 61-241zM113 240c-3 9-3 9-9 16-18 24-36 30-48 30-20 0-26-23-26-40 0-19 13-71 23-90 13-25 32-41 49-41 28 0 34 35 34 38 0 2-2 4-2 7-7 26-14 54-21 80z"><text:p/></draw:path><draw:path draw:style-name="gr125" draw:text-style-name="P62" svg:width="0.0228in" svg:height="0.1654in" svg:x="1.1488in" svg:y="0.0004in" svg:viewBox="0 0 59 421" svg:d="M59 0c-19 0-40 0-59 0 0 6 0 11 0 17 13 0 28 0 41 0 0 128 0 258 0 387-13 0-28 0-41 0 0 6 0 11 0 17 19 0 40 0 59 0 0-141 0-280 0-421z"><text:p/></draw:path><draw:path draw:style-name="gr125" draw:text-style-name="P62" svg:width="0.0193in" svg:height="0.0492in" svg:x="1.2055in" svg:y="0.1067in" svg:viewBox="0 0 50 126" svg:d="M50 44c0-27-10-44-27-44-13 0-23 11-23 23 0 11 10 21 23 21 5 0 11-1 14-4 1-2 1-2 3-2 1 0 1 0 1 6 0 32-15 57-29 70-5 5-5 6-5 7 0 3 3 5 5 5 4 0 38-32 38-82z"><text:p/></draw:path><draw:path draw:style-name="gr125" draw:text-style-name="P62" svg:width="0.0791in" svg:height="0.1161in" svg:x="1.2717in" svg:y="0.0098in" svg:viewBox="0 0 202 296" svg:d="M202 5c0-1 0-5-6-5s-46 4-53 5c-4 0-6 2-6 7 0 6 3 6 9 6 21 0 22 2 22 7 0 3-1 6-1 9-9 33-18 66-27 99-7-15-19-27-38-27-49 0-102 62-102 122 0 40 24 68 56 68 9 0 30-2 56-32 3 17 18 32 38 32 14 0 24-10 31-23 7-16 12-41 12-42 0-4-3-4-5-4-3 0-4 1-6 7-7 28-14 52-31 52-12 0-13-11-13-19 0-10 1-13 2-21 21-80 41-161 62-241zM114 240c-2 9-2 9-8 16-20 24-36 30-48 30-22 0-28-23-28-40 0-19 14-71 24-90 13-25 31-41 49-41 27 0 33 35 33 38 0 2 0 4-2 7-7 26-13 54-20 80z"><text:p/></draw:path><draw:path draw:style-name="gr125" draw:text-style-name="P62" svg:width="0.1012in" svg:height="0.0953in" svg:x="1.4114in" svg:y="0.0354in" svg:viewBox="0 0 258 243" svg:d="M250 18c4-4 8-5 8-10 0-4-4-8-8-8-2 0-3 0-9 2-78 38-155 74-233 111-4 2-8 4-8 10 0 4 4 6 8 8 78 36 155 73 233 109 6 3 7 3 9 3 4 0 8-4 8-9 0-4-4-6-8-8-74-35-148-70-221-103 73-35 147-70 221-105z"><text:p/></draw:path><draw:path draw:style-name="gr125" draw:text-style-name="P62" svg:width="0.1358in" svg:height="0.0748in" svg:x="1.5776in" svg:y="0.0516in" svg:viewBox="0 0 346 191" svg:d="M25 161c-1 7-3 17-3 19 0 8 4 11 12 11 4 0 12-3 15-12 0-1 5-20 7-31 4-13 6-25 10-37 2-10 5-20 7-29 3-7 5-19 6-21 6-13 29-51 69-51 19 0 22 15 22 28 0 11-3 23-6 37-3 15-8 31-12 48-2 10-6 21-8 32-2 8-6 23-6 25 0 8 6 11 12 11 13 0 16-11 19-24 6-24 22-85 25-101 2-6 24-56 70-56 18 0 23 14 23 28 0 25-17 73-27 95-3 10-4 15-4 23 0 21 14 35 34 35 40 0 56-61 56-65 0-3-4-3-5-3-5 0-5 1-7 7-6 21-20 52-44 52-7 0-9-4-9-14 0-11 3-20 7-30 8-21 26-68 26-92 0-28-18-46-49-46-32 0-53 19-68 41 0-5-1-19-13-30-11-9-24-11-35-11-39 0-59 28-66 37-3-24-19-37-39-37-19 0-27 17-31 24-7 14-13 40-13 41 0 5 4 4 5 5 5 0 5-1 7-10 7-30 16-50 31-50 6 0 13 3 13 19 0 8-1 13-7 35-8 32-15 65-24 97z"><text:p/></draw:path></draw:g></draw:g></text:span><text:span text:style-name="T26">, </text:span><text:span text:style-name="T26"><draw:g text:anchor-type="as-char" svg:y="-0.1236in" draw:z-index="45" draw:name="Shape52" draw:style-name="gr123"><svg:title>TexMaths</svg:title><svg:desc>12§display§D = [1, 2, …, d]§svg§600§FALSE§</svg:desc><draw:g draw:style-name="gr2"><draw:path draw:style-name="gr124" draw:text-style-name="P61" svg:width="1.113in" svg:height="0.1476in" svg:x="0.0024in" svg:y="0.0087in" svg:viewBox="0 0 2828 376" svg:d="M0 0c942 0 1886 0 2828 0 0 125 0 251 0 376-942 0-1886 0-2828 0 0-125 0-251 0-376z"><text:p/></draw:path><draw:path draw:style-name="gr125" draw:text-style-name="P62" svg:width="0.1264in" svg:height="0.1126in" svg:x="0.0004in" svg:y="0.011in" svg:viewBox="0 0 322 287" svg:d="M50 254c-4 16-4 20-38 20-7 0-12 0-12 7 0 6 4 6 12 6 47 0 92 0 139 0 88 0 171-87 171-180 0-59-35-107-99-107-47 0-95 0-141 0-9 0-14 0-14 8 0 5 4 5 12 5 6 0 14 1 20 1 6 2 8 3 8 8 0 1 0 2-1 7-19 74-37 150-57 225zM142 30c3-16 4-17 22-17 15 0 30 0 45 0 42 0 77 23 77 78 0 21-9 91-45 135-12 16-45 48-97 48-16 0-32 0-48 0-6 0-6 0-10-1-3 0-4 0-4-4 0-1 0-2 2-9 19-76 38-153 58-230z"><text:p/></draw:path><draw:path draw:style-name="gr125" draw:text-style-name="P62" svg:width="0.1098in" svg:height="0.0386in" svg:x="0.1913in" svg:y="0.0634in" svg:viewBox="0 0 280 99" svg:d="M265 17c7 0 15 0 15-9 0-8-8-8-14-8-84 0-169 0-253 0-6 0-13 0-13 8 0 9 7 9 14 9 84 0 167 0 251 0zM266 99c6 0 14 0 14-9 0-8-8-8-15-8-84 0-167 0-251 0-7 0-14 0-14 8 0 9 7 9 13 9 84 0 169 0 253 0z"><text:p/></draw:path><draw:path draw:style-name="gr125" draw:text-style-name="P62" svg:width="0.0224in" svg:height="0.165in" svg:x="0.3764in" svg:y="0in" svg:viewBox="0 0 58 420" svg:d="M58 420c0-7 0-11 0-17-14 0-28 0-41 0 0-129 0-258 0-386 13 0 27 0 41 0 0-6 0-11 0-17-20 0-39 0-58 0 0 139 0 280 0 420 19 0 38 0 58 0z"><text:p/></draw:path><draw:path draw:style-name="gr125" draw:text-style-name="P62" svg:width="0.0543in" svg:height="0.1098in" svg:x="0.4181in" svg:y="0.0138in" svg:viewBox="0 0 139 280" svg:d="M86 11c0-10 0-11-9-11-27 28-64 28-77 28 0 4 0 8 0 13 8 0 32 0 55-11 0 72 0 144 0 216 0 15-1 21-39 21-5 0-9 0-14 0 0 5 0 9 0 13 15-2 52-2 69-2s53 0 68 2c0-4 0-8 0-13-5 0-9 0-14 0-37 0-39-5-39-21 0-78 0-157 0-235z"><text:p/></draw:path><draw:path draw:style-name="gr125" draw:text-style-name="P62" svg:width="0.0189in" svg:height="0.0492in" svg:x="0.5004in" svg:y="0.1059in" svg:viewBox="0 0 49 126" svg:d="M49 44c0-27-9-44-26-44-15 0-23 11-23 23 0 11 8 23 23 23 5 0 11-3 14-6 1-2 1-2 3-2 0 3 1 0 1 6 0 32-15 57-29 71-5 4-5 5-5 6 0 4 3 5 4 5 5 0 38-32 38-82z"><text:p/></draw:path><draw:path draw:style-name="gr125" draw:text-style-name="P62" svg:width="0.0657in" svg:height="0.1098in" svg:x="0.5677in" svg:y="0.0138in" svg:viewBox="0 0 168 280" svg:d="M32 248c15-15 30-29 45-44 66-57 91-80 91-122 0-48-38-82-90-82-47 0-78 40-78 77 0 23 20 23 22 23 7 0 22-5 22-22 0-11-8-22-22-22-4 0-5 0-6 0 10-27 32-43 57-43 39 0 57 35 57 69 0 33-22 67-45 93-26 31-54 59-80 89-5 4-5 5-5 16 52 0 104 0 156 0 4-24 8-48 12-72-4 0-7 0-11 0-2 11-5 29-9 36-3 4-30 4-40 4-25 0-50 0-76 0z"><text:p/></draw:path><draw:path draw:style-name="gr125" draw:text-style-name="P62" svg:width="0.0189in" svg:height="0.0492in" svg:x="0.6567in" svg:y="0.1059in" svg:viewBox="0 0 49 126" svg:d="M49 44c0-27-11-44-26-44s-23 11-23 23c0 11 8 23 23 23 5 0 9-3 14-6 1-2 1-2 3-2 0 3 0 0 0 6 0 32-15 57-29 71-4 4-4 5-4 6 0 4 1 5 4 5 5 0 38-32 38-82z"><text:p/></draw:path><draw:path draw:style-name="gr125" draw:text-style-name="P62" svg:width="0.0169in" svg:height="0.0177in" svg:x="0.7303in" svg:y="0.1059in" svg:viewBox="0 0 44 46" svg:d="M44 23c0-12-9-23-21-23s-23 11-23 23 11 23 23 23 21-11 21-23z"><text:p/></draw:path><draw:path draw:style-name="gr125" draw:text-style-name="P62" svg:width="0.0169in" svg:height="0.0177in" svg:x="0.8043in" svg:y="0.1059in" svg:viewBox="0 0 44 46" svg:d="M44 23c0-12-9-23-21-23s-23 11-23 23 11 23 23 23 21-11 21-23z"><text:p/></draw:path><draw:path draw:style-name="gr125" draw:text-style-name="P62" svg:width="0.0177in" svg:height="0.0177in" svg:x="0.878in" svg:y="0.1059in" svg:viewBox="0 0 46 46" svg:d="M46 23c0-12-11-23-23-23s-23 11-23 23 11 23 23 23 23-11 23-23z"><text:p/></draw:path><draw:path draw:style-name="gr125" draw:text-style-name="P62" svg:width="0.0193in" svg:height="0.0492in" svg:x="0.9516in" svg:y="0.1059in" svg:viewBox="0 0 50 126" svg:d="M50 44c0-27-10-44-27-44-15 0-23 11-23 23 0 11 8 23 23 23 5 0 11-3 14-6 1-2 1-2 3-2 0 3 1 0 1 6 0 32-15 57-29 71-5 4-5 5-5 6 0 4 3 5 5 5 4 0 38-32 38-82z"><text:p/></draw:path><draw:path draw:style-name="gr125" draw:text-style-name="P62" svg:width="0.0791in" svg:height="0.1154in" svg:x="1.0177in" svg:y="0.0094in" svg:viewBox="0 0 202 294" svg:d="M202 4c-3-2 0-4-6-4s-47 4-54 4c-3 1-6 3-6 8s4 5 10 5c21 0 21 3 21 7 0 2-1 6-1 8-9 34-17 67-26 100-7-15-19-26-38-26-49 0-102 61-102 121 0 40 24 67 56 67 9 0 30-1 56-31 3 18 18 31 38 31 14 0 24-9 31-22 7-16 12-41 12-42 0-4-3-4-5-4-3 0-4 1-6 7-7 28-14 53-32 53-11 0-12-11-12-19 0-11 1-13 2-21 21-80 41-162 62-242zM114 240c-2 8-2 9-10 16-18 23-34 30-46 30-22 0-28-24-28-40 0-21 14-72 24-91 13-25 31-41 48-41 28 0 34 35 34 37 0 3-2 5-2 8-7 27-13 54-20 81z"><text:p/></draw:path><draw:path draw:style-name="gr125" draw:text-style-name="P62" svg:width="0.0224in" svg:height="0.165in" svg:x="1.1016in" svg:y="0in" svg:viewBox="0 0 58 420" svg:d="M58 0c-20 0-39 0-58 0 0 6 0 11 0 17 13 0 28 0 41 0 0 128 0 257 0 386-13 0-28 0-41 0 0 6 0 10 0 17 19 0 38 0 58 0 0-140 0-281 0-420z"><text:p/></draw:path></draw:g></draw:g></text:span><text:span text:style-name="T26"><text:s/>i </text:span><text:span text:style-name="T26"><draw:g text:anchor-type="as-char" svg:y="-0.1161in" draw:z-index="46" draw:name="Shape53" draw:style-name="gr123"><svg:title>TexMaths</svg:title><svg:desc>12§display§b§svg§600§FALSE§</svg:desc><draw:g draw:style-name="gr2"><draw:path draw:style-name="gr124" draw:text-style-name="P61" svg:width="0.0504in" svg:height="0.0988in" svg:x="0.0012in" svg:y="0.0075in" svg:viewBox="0 0 129 252" svg:d="M0 0c43 0 86 0 129 0 0 84 0 168 0 252-43 0-86 0-129 0 0-84 0-168 0-252z"><text:p/></draw:path><draw:path draw:style-name="gr125" draw:text-style-name="P62" svg:width="0.0598in" svg:height="0.1161in" svg:x="0.0004in" svg:y="0in" svg:viewBox="0 0 153 296" svg:d="M81 5c-2-1 0-5-6-5-9 0-40 4-51 5-2 0-7 0-7 8 0 5 3 5 9 5 21 0 22 2 22 7 0 3-5 17-6 25-12 46-23 92-35 137-5 21-7 28-7 42 0 40 23 67 54 67 48 0 99-63 99-124 0-37-23-66-55-66-19 0-36 12-48 25 10-42 20-84 31-126zM42 162c2-8 2-9 6-13 20-28 38-34 49-34 14 0 26 14 26 39s-14 73-21 89c-15 29-33 43-48 43s-29-11-29-42c0-9 0-16 7-42 3-13 6-27 10-40z"><text:p/></draw:path></draw:g></draw:g></text:span><text:span text:style-name="T26"><text:s/>trenutno najbolje re</text:span><text:span text:style-name="T2">šenje</text:span><text:span text:style-name="T26">. Pretragu prekidamo ako je ispunjen slede</text:span><text:span text:style-name="T2">ći uslov:</text:span></text:p>
      <text:p text:style-name="P31"><draw:g text:anchor-type="as-char" svg:y="-0.1236in" draw:z-index="47" draw:name="Shape54" draw:style-name="gr123"><svg:title>TexMaths</svg:title><svg:desc>12§display§\max\{d_H(s, s_i_{|D}) | i = 1, ... n\} &gt;= b§svg§600§FALSE§</svg:desc><draw:g draw:style-name="gr2"><draw:path draw:style-name="gr124" draw:text-style-name="P61" svg:width="2.3815in" svg:height="0.165in" svg:x="0.0035in" svg:y="0.0087in" svg:viewBox="0 0 6050 420" svg:d="M0 0c2017 0 4033 0 6050 0 0 140 0 280 0 420-2017 0-4033 0-6050 0 0-140 0-280 0-420z"><text:p/></draw:path><draw:path draw:style-name="gr125" draw:text-style-name="P62" svg:width="0.1295in" svg:height="0.0724in" svg:x="0.0004in" svg:y="0.0508in" svg:viewBox="0 0 330 185" svg:d="M34 41c0 37 0 75 0 113 0 18-5 18-34 18 0 4 0 9 0 13 16 0 36-1 48-1 11 0 32 1 47 1 0-4 0-9 0-13-28 0-33 0-33-18 0-26 0-52 0-77 0-45 30-67 57-67 26 0 31 22 31 46 0 33 0 65 0 98 0 18-5 18-32 18 0 4 0 9 0 13 14 0 36-1 48-1 10 0 32 1 46 1 0-4 0-9 0-13-28 0-32 0-32-18 0-26 0-52 0-77 0-45 30-67 56-67 27 0 32 22 32 46 0 33 0 65 0 98 0 18-5 18-33 18 0 4 0 9 0 13 15 0 36-1 47-1s34 1 48 1c0-4 0-9 0-13-23 0-32 0-34-12 0-27 0-54 0-80 0-36 0-49-13-64-6-8-19-16-44-16-35 0-54 25-60 41-6-36-37-41-57-41-31 0-50 18-62 44 0-14 0-30 0-44-20 1-40 4-60 5 0 5 0 8 0 13 30 0 34 2 34 23z"><text:p/></draw:path><draw:path draw:style-name="gr125" draw:text-style-name="P62" svg:width="0.0744in" svg:height="0.0756in" svg:x="0.1406in" svg:y="0.05in" svg:viewBox="0 0 190 193" svg:d="M122 157c2 16 14 33 33 33 9 0 35-6 35-39 0-9 0-17 0-24-4 0-8 0-11 0 0 7 0 15 0 24 0 24-11 26-15 26-14 0-15-18-15-20 0-29 0-57 0-84 0-18 0-35-16-50-17-16-37-23-57-23-35 0-64 19-64 48 0 12 8 19 19 19 12 0 19-8 19-19 0-5-2-19-21-19 12-15 32-19 45-19 21 0 45 15 45 53 0 5 0 11 0 16-22 1-51 2-77 14-32 15-42 36-42 55 0 34 41 45 67 45 28 0 47-17 55-36zM119 87c0 13 0 28 0 42 0 40-30 54-49 54-21 0-38-14-38-35 0-24 17-58 87-61z"><text:p/></draw:path><draw:path draw:style-name="gr125" draw:text-style-name="P62" svg:width="0.0831in" svg:height="0.0709in" svg:x="0.2185in" svg:y="0.0528in" svg:viewBox="0 0 212 181" svg:d="M115 83c13-17 29-38 40-48 13-16 30-22 49-22 0-5 0-8 0-13-11 1-23 1-34 1-13 0-36-1-40-1 0 5 0 8 0 13 8 1 12 6 12 13 0 6-4 12-6 15-9 10-18 21-27 32-11-14-21-28-32-42-5-5-5-5-5-7 0-7 7-11 16-11 0-5 0-8 0-13-11 0-40 1-46 1-10 0-29 0-41-1 0 5 0 8 0 13 30 0 30 0 51 25 14 18 27 37 42 55-14 16-27 33-40 49-20 25-46 25-54 25 0 4 0 9 0 14 11 0 24-2 35-2 12 0 30 2 39 2 0-5 0-10 0-14-8-1-12-5-12-13s12-22 39-52c11 13 20 27 31 42 4 4 10 10 10 14s-4 9-16 9c0 4 0 9 0 14 13 0 36-2 46-2 12 0 27 2 40 2 0-5 0-10 0-14-22 0-31 0-40-13-20-24-38-48-57-71z"><text:p/></draw:path><draw:path draw:style-name="gr125" draw:text-style-name="P62" svg:width="0.0587in" svg:height="0.1646in" svg:x="0.3157in" svg:y="0in" svg:viewBox="0 0 150 419" svg:d="M89 56c0-17 11-44 57-46 3-2 4-3 4-5 0-5-4-5-8-5-42 0-81 22-81 53s0 63 0 95c0 17 0 30-17 43-15 14-31 14-40 15-2 0-4 1-4 3 0 5 2 5 7 5 28 3 48 17 53 37 1 4 1 5 1 21 0 27 0 55 0 82 0 18 0 31 21 48 15 12 44 17 60 17 4 0 8 0 8-5 0-4-2-4-7-5-27-1-47-14-53-36-1-3-1-5-1-20 0-29 0-58 0-87 0-21-3-28-17-40-8-8-20-13-32-17 34-9 49-28 49-52 0-34 0-67 0-101z"><text:p/></draw:path><draw:path draw:style-name="gr125" draw:text-style-name="P62" svg:width="0.0783in" svg:height="0.1154in" svg:x="0.3937in" svg:y="0.0094in" svg:viewBox="0 0 200 294" svg:d="M200 5c0-1 0-5-6-5s-45 4-52 5c-4 0-6 2-6 7s3 5 9 5c21 0 22 3 22 7 0 2-1 6-1 8-9 34-17 67-26 101-8-16-20-28-39-28-49 0-101 62-101 124 0 38 23 65 55 65 9 0 30-1 55-31 4 17 18 31 39 31 14 0 24-9 31-22 7-16 13-40 13-41 0-4-5-4-6-4-3 0-5 2-6 6-7 28-14 52-31 52-12 0-13-11-13-19 0-10 1-14 2-21 21-80 41-160 61-240zM113 239c-3 9-3 9-9 16-19 24-36 30-48 30-20 0-26-23-26-40 0-19 13-70 23-89 13-26 32-41 49-41 28 0 32 35 32 37s0 5-1 7c-7 26-13 54-20 80z"><text:p/></draw:path><draw:path draw:style-name="gr125" draw:text-style-name="P62" svg:width="0.1035in" svg:height="0.0787in" svg:x="0.4811in" svg:y="0.0697in" svg:viewBox="0 0 264 201" svg:d="M228 24c4-11 4-13 25-13 7 0 11 0 11-6 0-1-1-5-5-5-8 0-30 1-39 1-5 0-15 0-21 0-5 0-12-1-18-1-2 0-6 0-6 6 0 5 4 5 10 5 3 0 6 0 11 0 6 1 7 1 7 5 0 2 0 2-1 6-6 22-12 46-18 69-33 0-66 0-99 0 6-23 11-46 17-68 2-10 4-12 26-12 5 0 9 0 9-6 0-1-1-5-5-5-8 0-30 1-38 1-5 0-16 0-21 0-6 0-13-1-19-1-1 0-6 0-6 6 0 5 4 5 10 5 3 0 6 0 12 0 6 1 6 1 6 5 0 2 0 2-2 6-13 52-26 104-39 156-1 10-3 12-25 12-5 0-10 0-10 6 0 4 2 5 5 5 9 0 30-1 38-1 6 0 16 0 21 0 6 0 13 1 19 1 1 0 6 0 6-6 0-5-3-5-10-5-5 0-6 0-11 0-7-1-7-2-7-5 0-2 0-2 1-7 8-26 14-51 21-76 32 0 66 0 98 0-6 25-13 50-19 76-2 10-2 12-26 12-5 0-9 0-9 6 0 4 3 5 5 5 8 0 30-1 38-1 5 0 16 0 21 0 6 0 13 1 19 1 1 0 6 0 6-6 0-5-4-5-10-5-4 0-6 0-12 0-6-1-6-2-6-5 0-2 2-4 2-7 13-51 25-103 38-154z"><text:p/></draw:path><draw:path draw:style-name="gr125" draw:text-style-name="P62" svg:width="0.0378in" svg:height="0.1646in" svg:x="0.6157in" svg:y="0in" svg:viewBox="0 0 97 419" svg:d="M97 414c0-1 0-1-7-8-53-53-66-133-66-197 0-73 16-146 68-198 5-5 5-5 5-6 0-4-1-5-3-5-5 0-42 29-68 81-21 47-26 94-26 128 0 33 5 83 28 131 25 51 61 79 66 79 2 0 3-1 3-5z"><text:p/></draw:path><draw:path draw:style-name="gr125" draw:text-style-name="P62" svg:width="0.0606in" svg:height="0.0744in" svg:x="0.6724in" svg:y="0.0508in" svg:viewBox="0 0 155 190" svg:d="M143 29c-12 0-21 9-21 19 0 6 4 12 14 12 9 0 19-7 19-24 0-19-18-36-51-36-55 0-70 43-70 61 0 34 31 39 43 42 21 5 44 8 44 32 0 11-9 46-61 46-5 0-37 0-48-22 17 3 28-11 28-23 0-9-8-14-16-14-12 0-24 8-24 28 0 23 24 40 60 40 68 0 85-50 85-69 0-16-8-26-13-31-12-12-24-13-42-18-16-3-32-6-32-25 0-12 9-37 46-37 11 0 33 2 39 19z"><text:p/></draw:path><draw:path draw:style-name="gr125" draw:text-style-name="P62" svg:width="0.0189in" svg:height="0.0492in" svg:x="0.7563in" svg:y="0.1059in" svg:viewBox="0 0 49 126" svg:d="M49 44c0-27-11-44-27-44-14 0-22 11-22 23 0 10 8 21 22 21 4 0 10-1 14-5 2-1 1-1 2-1 2 0 2 0 2 6 0 31-15 56-29 70-5 4-5 6-5 7 0 3 2 5 5 5 5 0 38-33 38-82z"><text:p/></draw:path><draw:path draw:style-name="gr125" draw:text-style-name="P62" svg:width="0.0606in" svg:height="0.0744in" svg:x="0.824in" svg:y="0.0508in" svg:viewBox="0 0 155 190" svg:d="M143 29c-12 0-21 9-21 19 0 6 4 12 14 12 9 0 19-7 19-24 0-19-18-36-51-36-55 0-70 43-70 61 0 34 31 39 43 42 21 5 44 8 44 32 0 11-11 46-61 46-6 0-38 0-48-22 17 3 26-11 26-23 0-9-6-14-15-14-11 0-23 8-23 28 0 23 24 40 60 40 68 0 85-50 85-69 0-16-8-26-13-31-12-12-24-13-42-18-16-3-32-6-32-25 0-12 9-37 46-37 11 0 33 2 39 19z"><text:p/></draw:path><draw:path draw:style-name="gr125" draw:text-style-name="P62" svg:width="0.0346in" svg:height="0.0772in" svg:x="0.8988in" svg:y="0.072in" svg:viewBox="0 0 89 197" svg:d="M82 11c0-5-4-11-12-11-9 0-17 7-17 16 0 6 3 12 12 12 8 0 17-9 17-17zM22 160c-2 4-4 7-4 12 0 15 12 25 29 25 29 0 42-40 42-44 0-3-4-3-5-3-4 0-4 1-5 4-7 23-20 35-31 35-6 0-8-4-8-10 0-7 2-12 4-19 4-8 8-15 10-24 2-6 13-33 14-37 2-2 3-6 3-9 0-13-12-24-29-24-29 0-42 39-42 44 0 4 4 4 5 4 3 0 5-2 5-5 8-25 21-36 32-36 5 0 7 2 7 11 0 7-2 11-9 30-6 15-12 31-18 46z"><text:p/></draw:path><draw:path draw:style-name="gr125" draw:text-style-name="P62" svg:width="0.0051in" svg:height="0.115in" svg:x="0.9654in" svg:y="0.0669in" svg:viewBox="0 0 14 293" svg:d="M14 12c0-5 0-12-7-12s-7 7-7 12c0 90 0 179 0 269 0 5 0 12 7 12s7-7 7-12c0-90 0-179 0-269z"><text:p/></draw:path><draw:path draw:style-name="gr125" draw:text-style-name="P62" svg:width="0.0949in" svg:height="0.0787in" svg:x="0.9961in" svg:y="0.0748in" svg:viewBox="0 0 242 201" svg:d="M35 177c-3 11-3 13-27 13-4 0-8 0-8 6 0 5 4 5 8 5 35 0 71 0 106 0 66 0 128-61 128-124 0-44-30-77-78-77-36 0-70 0-106 0-6 0-10 0-10 6 0 5 4 5 10 5 4 0 6 0 10 0 6 1 8 1 8 5 0 2 0 1-2 6-13 51-26 102-39 155zM101 20c2-9 2-9 15-9 12 0 26 0 38 0 33 0 61 15 61 56 0 6-4 57-33 91-12 13-37 32-73 32-13 0-27 0-41 0-8 0-9-1-9-3 0-3 0-2 1-6 13-54 28-107 41-161z"><text:p/></draw:path><draw:path draw:style-name="gr125" draw:text-style-name="P62" svg:width="0.0382in" svg:height="0.1646in" svg:x="1.1177in" svg:y="0in" svg:viewBox="0 0 98 419" svg:d="M98 209c0-32-4-82-27-130-25-51-61-79-66-79-3 0-5 1-5 5 0 1 0 1 8 9 42 41 66 108 66 195 0 71-15 145-68 198-6 6-6 6-6 7 0 4 2 5 5 5 5 0 42-29 67-82 22-46 26-93 26-128z"><text:p/></draw:path><draw:path draw:style-name="gr125" draw:text-style-name="P62" svg:width="0.0063in" svg:height="0.1646in" svg:x="1.1925in" svg:y="0in" svg:viewBox="0 0 17 419" svg:d="M17 16c0-9 0-16-9-16-8 0-8 7-8 16 0 129 0 258 0 387 0 9 0 16 8 16 9 0 9-7 9-16 0-129 0-258 0-387z"><text:p/></draw:path><draw:path draw:style-name="gr125" draw:text-style-name="P62" svg:width="0.0437in" svg:height="0.1102in" svg:x="1.2232in" svg:y="0.0146in" svg:viewBox="0 0 112 281" svg:d="M107 16c0-9-5-16-16-16s-21 11-21 23c0 8 4 14 15 14 10 0 22-9 22-21zM76 173c4-11 4-13 9-25 3-8 5-13 5-21 0-19-13-35-35-35-39 0-55 61-55 65 0 5 4 5 5 5 5 0 5-2 7-9 11-39 28-51 42-51 4 0 11 0 11 13 0 8-3 18-5 21-4 11-22 60-29 78-5 11-9 24-9 32 0 21 14 35 34 35 40 0 56-60 56-63 0-4-5-4-6-4-4 0-4 1-6 7-8 25-22 51-44 51-7 0-9-4-9-14s2-16 12-40c6-16 11-30 17-45z"><text:p/></draw:path><draw:path draw:style-name="gr125" draw:text-style-name="P62" svg:width="0.1102in" svg:height="0.0386in" svg:x="1.3311in" svg:y="0.063in" svg:viewBox="0 0 281 99" svg:d="M266 17c6 0 15 0 15-9 0-8-9-8-15-8-84 0-168 0-252 0-6 0-14 0-14 8 0 9 8 9 14 9 84 0 168 0 252 0zM266 99c6 0 15 0 15-8s-9-8-15-8c-84 0-168 0-252 0-6 0-14 0-14 8s8 8 14 8c84 0 168 0 252 0z"><text:p/></draw:path><draw:path draw:style-name="gr125" draw:text-style-name="P62" svg:width="0.0543in" svg:height="0.1094in" svg:x="1.5114in" svg:y="0.0138in" svg:viewBox="0 0 139 279" svg:d="M88 12c0-11 0-12-11-12-25 28-63 28-77 28 0 4 0 8 0 13 10 0 34 0 56-11 0 72 0 143 0 215 0 16-2 21-39 21-5 0-9 0-13 0 0 4 0 9 0 13 14-1 50-1 68-1 17 0 53 0 67 1 0-4 0-9 0-13-5 0-8 0-13 0-37 0-38-5-38-21 0-78 0-155 0-233z"><text:p/></draw:path><draw:path draw:style-name="gr125" draw:text-style-name="P62" svg:width="0.0189in" svg:height="0.0492in" svg:x="1.5941in" svg:y="0.1059in" svg:viewBox="0 0 49 126" svg:d="M49 44c0-27-11-44-26-44s-23 11-23 23c0 10 8 21 23 21 5 0 11-1 14-5 1-1 1-1 3-1 0 3 0 0 0 6 0 31-15 56-28 70-5 4-5 6-5 7 0 3 1 5 4 5 5 0 38-33 38-82z"><text:p/></draw:path><draw:path draw:style-name="gr125" draw:text-style-name="P62" svg:width="0.0177in" svg:height="0.0169in" svg:x="1.6677in" svg:y="0.1059in" svg:viewBox="0 0 46 44" svg:d="M46 23c0-13-11-23-23-23s-23 10-23 23c0 12 11 21 23 21s23-9 23-21z"><text:p/></draw:path><draw:path draw:style-name="gr125" draw:text-style-name="P62" svg:width="0.0169in" svg:height="0.0169in" svg:x="1.7142in" svg:y="0.1059in" svg:viewBox="0 0 44 44" svg:d="M44 23c0-13-10-23-22-23-14 0-22 10-22 23 0 12 8 21 22 21 12 0 22-9 22-21z"><text:p/></draw:path><draw:path draw:style-name="gr125" draw:text-style-name="P62" svg:width="0.0177in" svg:height="0.0169in" svg:x="1.7598in" svg:y="0.1059in" svg:viewBox="0 0 46 44" svg:d="M46 23c0-13-11-23-23-23s-23 10-23 23c0 12 11 21 23 21s23-9 23-21z"><text:p/></draw:path><draw:path draw:style-name="gr125" draw:text-style-name="P62" svg:width="0.0894in" svg:height="0.0744in" svg:x="1.7969in" svg:y="0.0508in" svg:viewBox="0 0 228 190" svg:d="M25 162c-1 5-3 15-3 17 0 8 6 11 12 11 4 0 12-3 15-12 3-11 5-20 7-31 4-13 6-25 10-37 2-10 5-19 7-29 3-7 5-19 6-20 6-13 29-51 69-51 19 0 22 15 22 28 0 27-20 80-27 98-4 10-4 15-4 20 0 20 15 34 34 34 39 0 55-61 55-64 0-4-4-4-5-4-3 0-3 1-6 7-8 29-23 52-43 52-7 0-10-4-10-14s4-20 8-29c8-23 25-69 25-93 0-28-18-45-48-45-39 0-59 28-66 37-1-24-19-37-39-37-19 0-27 17-31 24-7 14-13 39-13 41 0 4 4 3 5 4 5 0 5-1 7-9 7-30 16-50 31-50 9 0 13 4 13 19 0 8-1 13-7 34-8 33-15 65-24 99z"><text:p/></draw:path><draw:path draw:style-name="gr125" draw:text-style-name="P62" svg:width="0.0587in" svg:height="0.1646in" svg:x="1.9035in" svg:y="0in" svg:viewBox="0 0 150 419" svg:d="M61 362c0 17-11 45-57 47-3 1-4 3-4 5 0 5 5 5 8 5 41 0 81-21 81-53 0-31 0-63 0-96 0-16 0-30 17-41 15-14 31-14 40-15 2 0 4-1 4-5 0-3-2-3-7-3-28-3-48-17-53-39-1-3-1-4-1-20 0-27 0-55 0-82 0-18 0-32-21-48-16-12-45-17-60-17-3 0-8 0-8 5 0 3 2 3 7 5 27 1 47 14 53 35 1 4 1 5 1 21 0 29 0 57 0 87 0 20 3 28 17 41 8 8 20 13 32 15-34 11-49 29-49 53 0 33 0 67 0 100z"><text:p/></draw:path><draw:path draw:style-name="gr125" draw:text-style-name="P62" svg:width="0.1012in" svg:height="0.0949in" svg:x="2.0343in" svg:y="0.035in" svg:viewBox="0 0 258 242" svg:d="M250 130c4-2 8-4 8-9 0-6-4-6-8-9-78-37-155-73-233-110-6-2-7-2-9-2-4 0-8 4-8 8s2 6 8 9c74 34 148 69 221 104-73 35-147 69-221 105-6 3-8 5-8 7 0 5 4 9 8 9 2 0 3 0 9-3 78-36 155-73 233-109z"><text:p/></draw:path><draw:path draw:style-name="gr125" draw:text-style-name="P62" svg:width="0.1102in" svg:height="0.0386in" svg:x="2.1591in" svg:y="0.063in" svg:viewBox="0 0 281 99" svg:d="M266 17c6 0 15 0 15-9 0-8-9-8-15-8-84 0-168 0-252 0-6 0-14 0-14 8 0 9 8 9 14 9 84 0 168 0 252 0zM266 99c6 0 15 0 15-8s-9-8-15-8c-84 0-168 0-252 0-6 0-14 0-14 8s8 8 14 8c84 0 168 0 252 0z"><text:p/></draw:path><draw:path draw:style-name="gr125" draw:text-style-name="P62" svg:width="0.0606in" svg:height="0.1154in" svg:x="2.3331in" svg:y="0.0094in" svg:viewBox="0 0 155 294" svg:d="M80 5c0-1 0-5-4-5-10 0-41 2-52 4-4 1-8 1-8 8 0 5 3 5 9 5 21 0 22 3 22 7s-4 18-6 26c-12 46-23 91-35 138-5 20-6 27-6 42 0 38 22 64 53 64 50 0 102-62 102-122 0-38-23-67-57-67-19 0-36 12-49 25 11-41 21-83 31-125zM41 163c2-10 2-10 6-15 21-27 39-33 51-33 15 0 27 12 27 39 0 25-15 73-22 88-14 28-33 43-50 43-15 0-28-11-28-42 0-9 0-14 6-42 4-13 6-26 10-38z"><text:p/></draw:path></draw:g></draw:g></text:p>
      <text:p text:style-name="P25">Kako god trenut<text:span text:style-name="T76">n</text:span>u nisku proširili, rezultat može <text:span text:style-name="T80">postati</text:span> samo <text:span text:style-name="T81">lošiji</text:span>, pa nema potrebe pretraživati nastavke.</text:p>
      <text:p text:style-name="P19"><text:span text:style-name="T2">U ovome se ogleda razlog zašto je korišćen baš DFS a ne BFS. Korišćenjem DFS-a dolazimo do listova što pre, a uslov da uopšte dođe do odsecanja je dolazak do bar jednog lista, jer u suprotnom će najbolja dosadašnja vrednost uvek biti </text:span><text:span text:style-name="T26"><draw:g text:anchor-type="as-char" svg:y="-0.0744in" draw:z-index="48" draw:name="Shape55" draw:style-name="gr123"><svg:title>TexMaths</svg:title><svg:desc>12§display§\infty§svg§600§FALSE§</svg:desc><draw:g draw:style-name="gr2"><draw:path draw:style-name="gr124" draw:text-style-name="P61" svg:width="0.1382in" svg:height="0.0567in" svg:x="0.0004in" svg:y="0.0087in" svg:viewBox="0 0 352 145" svg:d="M0 0c117 0 235 0 352 0 0 48 0 97 0 145-117 0-235 0-352 0 0-48 0-97 0-145z"><text:p/></draw:path><draw:path draw:style-name="gr125" draw:text-style-name="P62" svg:width="0.1465in" svg:height="0.074in" svg:x="0.0008in" svg:y="0in" svg:viewBox="0 0 373 189" svg:d="M191 72c-23-29-28-35-41-46-24-19-47-26-68-26-50 0-82 46-82 95 0 47 31 94 80 94 48 0 83-39 103-72 22 28 27 34 40 45 24 20 47 27 68 27 49 0 82-46 82-94s-30-95-79-95c-48 0-84 38-103 72zM200 87c18-32 49-74 96-74 44 0 67 44 67 82 0 40-27 73-64 73-24 0-44-17-53-26-10-11-19-24-46-55zM173 102c-17 31-48 74-96 74-45 0-67-44-67-81 0-41 27-75 64-75 26 0 43 17 53 27 11 11 20 24 46 55z"><text:p/></draw:path></draw:g></draw:g></text:span><text:span text:style-name="T26">, pa gornji uslov ni jednom ne</text:span><text:span text:style-name="T2">će biti ispunjen. </text:span><text:span text:style-name="T19">Ukoliko bismo koristili BFS, listovi bi na red došli poslednji pa bi odsecanja bila </text:span><text:span text:style-name="T21">skoro </text:span><text:span text:style-name="T19">trivijalna, </text:span><text:span text:style-name="T20">dok bi</text:span><text:span text:style-name="T19"> veliki broj unutrašnjih čvorova bio nepotrebno obrađen.</text:span></text:p>
      <text:p text:style-name="P20"><text:soft-page-break/><text:span text:style-name="T2">U teoriji, ukoliko nikada ne bi dolazilo do odsecanja, ovaj algoritam bi bio čak i lošije složenosti od prethodno</text:span><text:span text:style-name="T13">g jer zahteva računanje ciljne funkcije u svakoj iteraciji. U praksi, ipak, odsecanja su česta i </text:span><text:span text:style-name="T31">algoritam sa </text:span><draw:frame draw:style-name="fr2" draw:name="Image2" text:anchor-type="char" svg:x="1.2201in" svg:y="0.7839in" svg:width="4.4862in" svg:height="2.4217in" draw:z-index="49"><draw:image xlink:href="Pictures/1000000000000334000001EC9C5C42C6D9168A6C.png" xlink:type="simple" xlink:show="embed" xlink:actuate="onLoad" draw:mime-type="image/png"/></draw:frame><text:span text:style-name="T31">odsecanjem </text:span><text:span text:style-name="T13">ponaša se značajno bolje.</text:span></text:p>
      <text:p text:style-name="P26"/>
      <text:p text:style-name="P26"/>
      <text:p text:style-name="P26"/>
      <text:p text:style-name="P26"/>
      <text:p text:style-name="P26"/>
      <text:p text:style-name="P26"/>
      <text:p text:style-name="P26"/>
      <text:p text:style-name="P26"/>
      <text:p text:style-name="P26"/>
      <text:p text:style-name="P43"><text:span text:style-name="T60">Napomena: Hamingova distanca implementirana je korišćenjem python-ovog </text:span><text:span text:style-name="T64">zip</text:span><text:span text:style-name="T60"> generatora. U slučaju da se proslede dve niske nejednake </text:span><text:span text:style-name="T61">dužine, „</text:span><text:span text:style-name="T62">višak“ duže niske se ignoriše. Iz tog razloga nije potrebno implementirati specijalnu verziju Hamingove distance </text:span><text:span text:style-name="T36">niti ciljne funkcije za rad ovog algoritma.</text:span></text:p>
      <text:h text:style-name="Heading_20_3" text:outline-level="3"><text:bookmark-start text:name="__RefHeading___Toc2201_3645954432"/>Poređenje iscrpne pretrage i pretrage sa odsecanjem<text:bookmark-end text:name="__RefHeading___Toc2201_3645954432"/></text:h>
      <text:p text:style-name="P46">Poređenje ova dva algoritma dato je ranije iz razloga što su neuporedivi sa ostalim rešavačima u kontekstu brzine. Svi ostali eksperimentalni nalazi biće dati u pretpostlednjem poglavlju.</text:p>
      <text:p text:style-name="P44"><text:span text:style-name="T68">Naredna t</text:span><text:span text:style-name="T77">abela prikazuje rezultate uporednog testiranja </text:span><text:span text:style-name="T67">iscrpne pretrage i pretrage sa odsecanjem. Testiranje je izvršeno na identičnim problemima rastuće složenosti po dužini niske, od </text:span><text:span text:style-name="T67"><draw:g text:anchor-type="as-char" svg:y="-0.111in" draw:z-index="58" draw:style-name="gr1"><svg:title>TexMaths</svg:title><svg:desc>12§display§m = 2§svg§600§FALSE§</svg:desc><draw:g draw:style-name="gr2"><draw:path draw:style-name="gr114" draw:text-style-name="P61" svg:width="0.4236in" svg:height="0.0937in" svg:x="0.0039in" svg:y="0.0083in" svg:viewBox="0 0 1077 239" svg:d="M0 0c359 0 718 0 1077 0 0 80 0 159 0 239-359 0-718 0-1077 0 0-80 0-159 0-239z"><text:p/></draw:path><draw:path draw:style-name="gr115" draw:text-style-name="P62" svg:width="0.1358in" svg:height="0.074in" svg:x="0.0004in" svg:y="0.0366in" svg:viewBox="0 0 346 189" svg:d="M25 159c-1 7-3 17-3 19 0 7 6 11 12 11 4 0 12-4 15-12 0-1 5-21 9-31 2-12 6-24 8-36 2-10 6-19 7-29 3-7 5-19 6-20 6-13 29-51 69-51 19 0 23 15 23 29 0 10-3 22-6 35-4 16-9 31-13 48-2 11-6 20-8 31-2 8-6 23-6 25 0 7 6 11 13 11 12 0 16-11 18-24 6-23 22-84 26-99 1-6 24-56 69-56 18 0 23 14 23 29 0 24-17 71-25 94-5 9-6 13-6 21 0 20 14 35 35 35 39 0 55-60 55-64 0-3-4-3-5-3-5 0-5 1-7 7-6 20-19 50-43 50-8 0-10-3-10-13 0-11 4-20 7-29 9-21 27-68 27-92 0-27-18-45-50-45s-52 19-68 41c0-5-1-20-13-29-11-10-24-12-35-12-37 0-59 27-66 37-1-24-19-37-39-37-19 0-27 17-31 24-7 15-13 39-13 40 0 5 4 3 5 5 5 0 5-1 7-9 7-30 16-50 31-50 7 0 13 3 13 19 0 9-1 13-7 35-8 32-15 64-24 95z"><text:p/></draw:path><draw:path draw:style-name="gr116" draw:text-style-name="P62" svg:width="0.1102in" svg:height="0.0382in" svg:x="0.1965in" svg:y="0.0492in" svg:viewBox="0 0 281 98" svg:d="M267 17c6 0 14 0 14-9 0-8-8-8-14-8-84 0-169 0-253 0-6 0-14 0-14 8 0 9 8 9 14 9 84 0 169 0 253 0zM267 98c6 0 14 0 14-8 0-9-8-9-14-9-84 0-169 0-253 0-6 0-14 0-14 9 0 8 8 8 14 8 84 0 169 0 253 0z"><text:p/></draw:path><draw:path draw:style-name="gr117" draw:text-style-name="P62" svg:width="0.0657in" svg:height="0.1087in" svg:x="0.3705in" svg:y="0in" svg:viewBox="0 0 168 277" svg:d="M32 245c15-15 30-29 45-43 66-58 91-79 91-121 0-48-38-81-89-81-48 0-79 38-79 75 0 24 20 24 23 24 6 0 21-5 21-23 0-10-8-21-22-21-4 0-4 0-5 1 9-27 32-43 56-43 39 0 57 34 57 68s-22 66-45 91c-26 30-54 60-80 89-5 5-5 6-5 16 52 0 104 0 156 0 4-24 9-48 12-73-3 0-7 0-11 0-2 13-5 31-9 37-3 4-30 4-40 4-25 0-50 0-76 0z"><text:p/></draw:path></draw:g></draw:g></text:span><text:span text:style-name="T40"><text:s/>do </text:span><text:span text:style-name="T40"><draw:g text:anchor-type="as-char" svg:y="-0.1134in" draw:z-index="57" draw:style-name="gr1"><svg:title>TexMaths</svg:title><svg:desc>12§display§m = 20§svg§600§FALSE§</svg:desc><draw:g draw:style-name="gr2"><draw:path draw:style-name="gr118" draw:text-style-name="P61" svg:width="0.5079in" svg:height="0.0961in" svg:x="0.0039in" svg:y="0.0083in" svg:viewBox="0 0 1291 245" svg:d="M0 0c430 0 860 0 1291 0 0 82 0 163 0 245-431 0-861 0-1291 0 0-82 0-163 0-245z"><text:p/></draw:path><draw:path draw:style-name="gr119" draw:text-style-name="P62" svg:width="0.1354in" svg:height="0.074in" svg:x="0.0004in" svg:y="0.0366in" svg:viewBox="0 0 345 189" svg:d="M25 161c-1 6-3 15-3 18 0 7 6 10 12 10 4 0 12-3 15-12s6-20 9-31c2-12 6-24 8-36 2-9 6-19 7-28 2-8 6-20 6-21 6-13 29-51 68-51 20 0 23 15 23 30 0 9-2 21-6 34-3 16-8 31-12 48-2 11-6 22-8 31-1 9-6 23-6 26 0 7 6 10 13 10 12 0 16-10 18-24 6-21 22-83 25-99 3-6 24-56 70-56 19 0 22 14 22 30 0 24-16 71-25 93-5 11-6 13-6 22 0 20 15 34 35 34 40 0 55-60 55-63 0-4-3-4-5-4-4 0-4 1-7 7-6 22-19 51-42 51-7 0-11-4-11-13 0-11 4-21 8-29 8-22 26-68 26-92 0-28-18-46-49-46-33 0-53 19-68 41 0-5-2-19-14-29-10-10-24-12-34-12-38 0-59 28-66 37-2-24-19-37-39-37-19 0-27 17-31 24-7 16-13 40-13 41 0 5 4 2 5 5 5 0 5 0 7-10 7-30 16-50 31-50 7 0 13 3 13 19 0 9-1 13-7 36-8 32-15 64-24 96z"><text:p/></draw:path><draw:path draw:style-name="gr120" draw:text-style-name="P62" svg:width="0.1094in" svg:height="0.0382in" svg:x="0.1965in" svg:y="0.0492in" svg:viewBox="0 0 279 98" svg:d="M265 17c7 0 14 0 14-9 0-8-7-8-13-8-84 0-169 0-253 0-6 0-13 0-13 8 0 9 7 9 14 9 84 0 167 0 251 0zM266 98c6 0 13 0 13-8 0-9-7-9-14-9-84 0-167 0-251 0-7 0-14 0-14 9 0 8 7 8 13 8 84 0 169 0 253 0z"><text:p/></draw:path><draw:path draw:style-name="gr121" draw:text-style-name="P62" svg:width="0.0657in" svg:height="0.1091in" svg:x="0.3697in" svg:y="0in" svg:viewBox="0 0 168 278" svg:d="M32 246c16-15 30-29 46-43 65-58 90-80 90-122 0-47-37-81-89-81-48 0-79 38-79 76 0 23 22 23 23 23 7 0 21-4 21-22 0-11-7-22-21-22-4 0-5 0-6 1 9-27 32-43 56-43 38 0 58 34 58 68s-22 66-45 92c-27 30-54 60-81 89-5 5-5 6-5 16 53 0 104 0 157 0 4-24 7-48 11-73-4 0-6 0-10 0-2 13-5 31-9 38-3 3-32 3-40 3-25 0-51 0-77 0z"><text:p/></draw:path><draw:path draw:style-name="gr122" draw:text-style-name="P62" svg:width="0.0693in" svg:height="0.113in" svg:x="0.4508in" svg:y="0in" svg:viewBox="0 0 177 288" svg:d="M177 145c0-34-2-67-16-98-20-40-54-47-72-47-25 0-55 11-73 50-14 29-16 61-16 95 0 30 2 68 19 101 18 33 49 42 70 42 22 0 55-9 73-49 13-29 15-62 15-94zM89 278c-17 0-42-10-49-50-5-25-5-64-5-88 0-26 0-55 3-76 9-51 40-54 51-54 13 0 42 7 49 49 5 22 5 55 5 81 0 30 0 59-5 87-6 39-30 51-49 51z"><text:p/></draw:path></draw:g></draw:g></text:span><text:span text:style-name="T40">, </text:span><text:span text:style-name="T66">za fiksiranu binarnu azbuku </text:span><text:span text:style-name="T39"><draw:g text:anchor-type="as-char" svg:y="-0.1236in" draw:z-index="59" draw:style-name="gr1"><svg:title>TexMaths</svg:title><svg:desc>12§display§\{0, 1\}§svg§600§FALSE§</svg:desc><draw:g draw:style-name="gr2"><draw:path draw:style-name="gr108" draw:text-style-name="P61" svg:width="0.3752in" svg:height="0.1476in" svg:x="0.0004in" svg:y="0.0087in" svg:viewBox="0 0 954 376" svg:d="M0 0c318 0 636 0 954 0 0 125 0 251 0 376-318 0-636 0-954 0 0-125 0-251 0-376z"><text:p/></draw:path><draw:path draw:style-name="gr109" draw:text-style-name="P62" svg:width="0.0587in" svg:height="0.165in" svg:x="0.0035in" svg:y="0in" svg:viewBox="0 0 150 420" svg:d="M89 56c0-16 11-44 57-46 2-2 4-3 4-5 0-5-4-5-8-5-42 0-81 22-81 53s0 64 0 96c0 16 0 29-17 43-15 12-31 14-40 14-2 0-4 2-4 4 0 3 2 3 7 4 28 1 48 17 53 37 1 5 1 6 1 21 0 27 0 55 0 83 0 18 0 31 21 48 15 12 43 17 60 17 4 0 8 0 8-5 0-4-2-4-7-5-27-1-47-15-53-36-1-4-1-5-1-21 0-28 0-57 0-87 0-20-4-27-17-40-8-10-20-13-32-16 34-9 49-28 49-53 0-33 0-67 0-101z"><text:p/></draw:path><draw:path draw:style-name="gr110" draw:text-style-name="P62" svg:width="0.0697in" svg:height="0.113in" svg:x="0.0811in" svg:y="0.0138in" svg:viewBox="0 0 178 288" svg:d="M178 145c0-32-3-67-17-97-19-41-54-48-72-48-25 0-57 11-73 50-14 29-16 63-16 95 0 33 2 69 19 101 18 34 49 42 70 42 23 0 54-8 73-48 13-30 16-61 16-95zM89 280c-17 0-42-11-49-52-5-24-5-62-5-87 0-27 0-54 3-77 9-51 40-54 51-54 13 0 42 7 49 49 5 24 5 55 5 82 0 32 0 60-5 86-6 40-30 53-49 53z"><text:p/></draw:path><draw:path draw:style-name="gr111" draw:text-style-name="P62" svg:width="0.0189in" svg:height="0.0492in" svg:x="0.1717in" svg:y="0.1059in" svg:viewBox="0 0 49 126" svg:d="M49 44c0-27-11-44-26-44s-23 11-23 23c0 11 8 23 23 23 5 0 9-3 14-6 1-2 1-2 3-2 0 3 0 0 0 6 0 32-15 57-29 71-4 4-4 5-4 6 0 4 1 5 4 5 5 0 38-32 38-82z"><text:p/></draw:path><draw:path draw:style-name="gr112" draw:text-style-name="P62" svg:width="0.0543in" svg:height="0.1098in" svg:x="0.2457in" svg:y="0.0138in" svg:viewBox="0 0 139 280" svg:d="M86 11c0-10 0-11-9-11-27 28-64 28-77 28 0 4 0 8 0 13 8 0 34 0 55-11 0 72 0 144 0 216 0 15-1 21-39 21-5 0-9 0-14 0 0 5 0 9 0 13 15-2 52-2 69-2s53 0 68 2c0-4 0-8 0-13-5 0-8 0-13 0-38 0-40-5-40-21 0-78 0-157 0-235z"><text:p/></draw:path><draw:path draw:style-name="gr113" draw:text-style-name="P62" svg:width="0.0587in" svg:height="0.165in" svg:x="0.3252in" svg:y="0in" svg:viewBox="0 0 150 420" svg:d="M61 363c0 17-11 44-56 47-3 1-5 2-5 5 0 5 5 5 8 5 41 0 81-21 81-53s0-64 0-97c0-15 0-28 18-43 14-12 30-13 39-13 3-1 4-2 4-4 0-4-2-4-7-4-28-2-48-17-52-38-2-5-2-6-2-20 0-28 0-55 0-83 0-18 0-31-19-48-17-13-47-17-62-17-3 0-8 0-8 5 0 3 4 3 7 5 27 1 47 14 53 36 1 3 1 4 1 20 0 29 0 58 0 88 0 19 4 25 17 40 8 8 22 13 32 16-33 9-49 28-49 52 0 34 0 67 0 101z"><text:p/></draw:path></draw:g></draw:g></text:span><text:span text:style-name="T39"><text:s/>i fiksiran broj niski </text:span><text:span text:style-name="T39"><draw:g text:anchor-type="as-char" svg:y="-0.1134in" draw:z-index="60" draw:style-name="gr1"><svg:title>TexMaths</svg:title><svg:desc>12§display§n = 10§svg§600§FALSE§</svg:desc><draw:g draw:style-name="gr2"><draw:path draw:style-name="gr103" draw:text-style-name="P61" svg:width="0.4622in" svg:height="0.0961in" svg:x="0.0039in" svg:y="0.0083in" svg:viewBox="0 0 1175 245" svg:d="M0 0c391 0 784 0 1175 0 0 82 0 163 0 245-391 0-784 0-1175 0 0-82 0-163 0-245z"><text:p/></draw:path><draw:path draw:style-name="gr104" draw:text-style-name="P62" svg:width="0.0894in" svg:height="0.074in" svg:x="0.0004in" svg:y="0.0366in" svg:viewBox="0 0 228 189" svg:d="M25 161c-1 6-3 15-3 18 0 7 6 10 12 10 4 0 12-3 15-12s5-20 9-31c2-12 6-24 8-36 2-9 6-19 7-28 3-8 5-20 6-21 6-13 29-51 69-51 19 0 22 15 22 30 0 25-20 79-27 97-4 8-4 14-4 18 0 20 15 34 34 34 41 0 55-60 55-63 0-4-4-4-5-4-3 0-3 1-6 7-8 28-23 51-43 51-7 0-10-4-10-13 0-11 4-21 8-29 8-23 26-68 26-92 0-29-19-46-49-46-37 0-59 28-66 37-1-24-19-37-39-37-19 0-27 17-31 24-7 14-13 40-13 41 0 5 4 2 5 5 5 0 5 0 7-10 7-30 16-50 31-50 9 0 13 6 13 19 0 9-1 13-7 36-8 32-15 64-24 96z"><text:p/></draw:path><draw:path draw:style-name="gr105" draw:text-style-name="P62" svg:width="0.1098in" svg:height="0.0382in" svg:x="0.1508in" svg:y="0.0492in" svg:viewBox="0 0 280 98" svg:d="M266 17c6 0 14 0 14-9 0-8-8-8-14-8-84 0-168 0-252 0-6 0-14 0-14 8 0 9 8 9 14 9 84 0 168 0 252 0zM266 98c6 0 14 0 14-8 0-9-8-9-14-9-84 0-168 0-252 0-6 0-14 0-14 9 0 8 8 8 14 8 84 0 168 0 252 0z"><text:p/></draw:path><draw:path draw:style-name="gr106" draw:text-style-name="P62" svg:width="0.0543in" svg:height="0.1091in" svg:x="0.3307in" svg:y="0in" svg:viewBox="0 0 139 278" svg:d="M86 11c0-10 0-11-9-11-27 26-64 26-77 26 0 5 0 9 0 14 8 0 34 0 55-11 0 72 0 145 0 217 0 14-1 19-38 19-5 0-10 0-15 0 0 5 0 8 0 13 16-1 52-1 69-1s54 0 68 1c0-5 0-8 0-13-5 0-8 0-13 0-38 0-40-4-40-19 0-78 0-157 0-235z"><text:p/></draw:path><draw:path draw:style-name="gr107" draw:text-style-name="P62" svg:width="0.0697in" svg:height="0.113in" svg:x="0.4055in" svg:y="0in" svg:viewBox="0 0 178 288" svg:d="M178 145c0-34-3-67-17-98-19-40-54-47-72-47-25 0-55 11-73 50-14 29-16 61-16 95 0 30 2 68 19 101 18 33 49 42 70 42 23 0 55-9 73-49 13-29 16-62 16-94zM89 278c-17 0-41-10-49-50-5-25-5-64-5-88 0-26 0-55 3-76 9-51 40-54 51-54 13 0 42 7 49 49 5 22 5 55 5 81 0 30 0 59-5 87-6 39-30 51-49 51z"><text:p/></draw:path></draw:g></draw:g></text:span><text:span text:style-name="T40">. RT (</text:span><text:span text:style-name="T37">Running Time</text:span><text:span text:style-name="T40">) </text:span><text:span text:style-name="T67">označava vreme u sekundama </text:span><text:span text:style-name="T72">zaokruženo na dva decimalna mesta</text:span><text:span text:style-name="T67">. </text:span><text:span text:style-name="T65">S (</text:span><text:span text:style-name="T63">Score</text:span><text:span text:style-name="T65">) </text:span><text:span text:style-name="T52">označava vrednost funkcije cilja. Oba rešavača daju egzaktna rešenja, tako da je podudarnost u koloni </text:span><text:span text:style-name="T53">S očekivana. Što se tiče vremena izvršavanja, primećujemo značajnu superiornost algoritma sa odsecanjem prilikom rasta složenosti problema.</text:span></text:p>
      <text:h text:style-name="P38" text:outline-level="2"><text:span text:style-name="T38"/></text:h>
      <text:h text:style-name="P60" text:outline-level="2"><text:span text:style-name="T38"/></text:h>
      <text:h text:style-name="P60" text:outline-level="2"><text:span text:style-name="T38"/></text:h>
      <text:h text:style-name="P60" text:outline-level="2"><text:span text:style-name="T38"/></text:h>
      <text:h text:style-name="P60" text:outline-level="2"><draw:frame draw:style-name="fr4" draw:name="Object1" text:anchor-type="char" svg:x="1.5362in" svg:y="0.1047in" svg:width="3.5508in" svg:height="3.7638in" draw:z-index="72"><draw:object xlink:href="./Object 1" xlink:type="simple" xlink:show="embed" xlink:actuate="onLoad"/><draw:image xlink:href="./ObjectReplacements/Object 1" xlink:type="simple" xlink:show="embed" xlink:actuate="onLoad"/></draw:frame><text:soft-page-break/><text:span text:style-name="T38"/></text:h>
      <text:p text:style-name="Text_20_body"><text:span text:style-name="T38"/></text:p>
      <text:p text:style-name="Text_20_body"><text:span text:style-name="T38"/></text:p>
      <text:h text:style-name="P39" text:outline-level="2"><text:span text:style-name="T38"/></text:h>
      <text:h text:style-name="Heading_20_2" text:outline-level="2"><text:span text:style-name="T38"/></text:h>
      <text:h text:style-name="Heading_20_2" text:outline-level="2"><text:span text:style-name="T38"/></text:h>
      <text:h text:style-name="Heading_20_2" text:outline-level="2"><text:span text:style-name="T38"/></text:h>
      <text:h text:style-name="Heading_20_2" text:outline-level="2"><text:span text:style-name="T38"/></text:h>
      <text:h text:style-name="Heading_20_2" text:outline-level="2"><text:span text:style-name="T38"/></text:h>
      <text:h text:style-name="P38" text:outline-level="2"><text:span text:style-name="T68"/></text:h>
      <text:h text:style-name="P40" text:outline-level="2"><text:bookmark-start text:name="__RefHeading___Toc3085_2544167869"/><text:span text:style-name="T68">M</text:span><text:span text:style-name="T38">e</text:span>taheuristička rešenja<text:bookmark-end text:name="__RefHeading___Toc3085_2544167869"/></text:h>
      <text:p text:style-name="P47">Metaheuristička rešenja često se <text:span text:style-name="T82">prirodno</text:span> nameću u kombinatornim optimizacionim problemima iz razloga brzine i jednostavnosti. Predstavljamo dva takva rešenja predložena u <text:span text:style-name="T25">[] i [], sa eventualnim manjim modifikacijama.</text:span></text:p>
      <text:h text:style-name="Heading_20_3" text:outline-level="3"><text:bookmark-start text:name="__RefHeading___Toc3133_2544167869"/>Genetski algoritam<text:bookmark-end text:name="__RefHeading___Toc3133_2544167869"/></text:h>
      <text:p text:style-name="P52">Re<text:span text:style-name="T43">šenje genetskim algoritmom ne odstupa mnogo od opšte forme genetskog algoritma, tj nema mnogo prostora za nove ideje. Niske su dobar kandidat za rad sa njima jer je relativno jednostavno definisati operatore ukrštanja i mutacije. </text:span><text:span text:style-name="T69">Ideja predložena u </text:span><text:span text:style-name="T78">[] koristi slede</text:span><text:span text:style-name="T69">ći pristup.</text:span></text:p>
      <text:p text:style-name="P54"><text:span text:style-name="T43">Selekcija </text:span><text:span text:style-name="T58">se vrši najpre odabirom</text:span><text:span text:style-name="T23"> </text:span><text:span text:style-name="T23"><draw:g text:anchor-type="as-char" svg:y="-0.2362in" draw:z-index="70" draw:style-name="gr1"><svg:title>TexMaths</svg:title><svg:desc>12§display§\frac{|P|}{2}§svg§600§FALSE§</svg:desc><draw:g draw:style-name="gr2"><draw:path draw:style-name="gr3" draw:text-style-name="P61" svg:width="0.2031in" svg:height="0.3327in" svg:x="0.0087in" svg:y="0.0091in" svg:viewBox="0 0 517 846" svg:d="M260 846c-88 0-174 0-260 0 0-282 0-564 0-846 172 0 345 0 517 0 0 282 0 564 0 846-86 0-172 0-257 0z"><text:p/></draw:path><draw:path draw:style-name="gr4" draw:text-style-name="P62" svg:width="0.0063in" svg:height="0.1654in" svg:x="0.0201in" svg:y="0.0004in" svg:viewBox="0 0 17 421" svg:d="M17 16c0-8 0-16-9-16-8 0-8 8-8 16 0 130 0 260 0 391 0 7 0 14 8 14 9 0 9-7 9-14 0-131 0-261 0-391z"><text:p/></draw:path><draw:path draw:style-name="gr5" draw:text-style-name="P62" svg:width="0.1169in" svg:height="0.1126in" svg:x="0.0531in" svg:y="0.0118in" svg:viewBox="0 0 298 287" svg:d="M110 155c23 0 47 0 71 0 59 0 117-45 117-91 0-33-26-64-81-64-46 0-91 0-137 0-7 0-12 0-12 7 0 6 4 6 12 6 6 0 13 0 18 0 7 1 10 3 10 7 0 2-2 3-3 9-19 75-37 150-56 225-4 17-5 21-38 21-7 0-11 0-11 7 0 5 5 5 6 5 12 0 42-1 53-1 9 0 18 1 27 1 10 0 18 0 28 0 2 0 8 0 8-9 0-3-5-3-12-3-15 0-27 0-27-9 0-2 1-4 1-7 8-35 16-69 26-104zM140 29c4-15 5-16 23-16 13 0 26 0 40 0 35 0 57 11 57 40 0 17-9 53-24 68-22 19-47 22-65 22-20 0-41 0-60 0 10-39 19-76 29-114z"><text:p/></draw:path><draw:path draw:style-name="gr6" draw:text-style-name="P62" svg:width="0.0063in" svg:height="0.1654in" svg:x="0.1945in" svg:y="0.0004in" svg:viewBox="0 0 17 421" svg:d="M17 16c0-8 0-16-9-16-8 0-8 8-8 16 0 130 0 260 0 391 0 7 0 14 8 14 9 0 9-7 9-14 0-131 0-261 0-391z"><text:p/></draw:path><draw:path draw:style-name="gr7" draw:text-style-name="P62" svg:width="0.2201in" svg:height="0.0063in" svg:x="0.0004in" svg:y="0.1917in" svg:viewBox="0 0 560 17" svg:d="M281 17c-94 0-188 0-281 0 0-6 0-11 0-17 187 0 373 0 560 0 0 6 0 11 0 17-93 0-187 0-279 0z"><text:p/></draw:path><draw:path draw:style-name="gr8" draw:text-style-name="P62" svg:width="0.0654in" svg:height="0.1102in" svg:x="0.0776in" svg:y="0.2402in" svg:viewBox="0 0 167 281" svg:d="M32 248c16-14 30-28 46-43 64-59 89-81 89-123 0-48-37-82-88-82-48 0-79 38-79 77 0 23 22 23 23 23 7 0 21-5 21-22 0-12-7-23-21-23-4 0-5 0-6 1 9-27 32-43 56-43 38 0 56 34 56 69 0 33-20 67-43 93-27 30-54 60-81 90-5 5-5 5-5 16 51 0 103 0 156 0 3-25 7-49 11-73-3 0-7 0-9 0-2 12-6 31-10 37-3 3-31 3-40 3-25 0-51 0-76 0z"><text:p/></draw:path></draw:g></draw:g></text:span><text:span text:style-name="T23"><text:s/></text:span><text:span text:style-name="T58">jedinki, gde je </text:span><text:span text:style-name="T58"><draw:g text:anchor-type="as-char" svg:y="-0.1126in" draw:z-index="61" draw:style-name="gr1"><svg:title>TexMaths</svg:title><svg:desc>12§display§P§svg§600§FALSE§</svg:desc><draw:g draw:style-name="gr2"><draw:path draw:style-name="gr101" draw:text-style-name="P61" svg:width="0.1071in" svg:height="0.0957in" svg:x="0.002in" svg:y="0.0087in" svg:viewBox="0 0 273 244" svg:d="M0 0c91 0 182 0 273 0 0 82 0 162 0 244-91 0-182 0-273 0 0-82 0-162 0-244z"><text:p/></draw:path><draw:path draw:style-name="gr102" draw:text-style-name="P62" svg:width="0.1173in" svg:height="0.1126in" svg:x="0in" svg:y="0in" svg:viewBox="0 0 299 287" svg:d="M110 154c24 0 48 0 72 0 59 0 117-44 117-90 0-33-27-64-82-64-46 0-90 0-136 0-8 0-13 0-13 8 0 5 4 5 12 5 6 0 13 0 18 1 7 0 10 2 10 6 0 3 0 4-1 9-20 75-38 150-57 225-5 16-6 20-38 20-7 0-12 0-12 8 0 5 5 5 6 5 12 0 42-1 54-1 8 0 18 0 26 0 10 0 19 1 28 1 2 0 8 0 8-9 0-4-3-4-12-4-15 0-27 0-27-8 0-2 1-4 1-7 8-35 18-71 26-105zM140 29c4-15 5-16 23-16 13 0 27 0 41 0 34 0 56 11 56 40 0 17-9 53-24 68-22 19-47 22-65 22-20 0-39 0-60 0 10-39 19-76 29-114z"><text:p/></draw:path></draw:g></draw:g></text:span><text:span text:style-name="T58"><text:s/>populacij</text:span><text:span text:style-name="T24">a</text:span><text:span text:style-name="T58">. Odabir se vrši diskretnom raspodelom verovatnoća </text:span><text:span text:style-name="T23">koja je obrnuto proporcionalna funkciji cilja (jer je cilj minimizacija), ta</text:span><text:span text:style-name="T58">čnije jedinka </text:span><text:span text:style-name="T58"><draw:g text:anchor-type="as-char" svg:y="-0.0717in" draw:z-index="62" draw:style-name="gr1"><svg:title>TexMaths</svg:title><svg:desc>12§display§p_i§svg§600§FALSE§</svg:desc><draw:g draw:style-name="gr2"><draw:path draw:style-name="gr98" draw:text-style-name="P61" svg:width="0.1118in" svg:height="0.0874in" svg:x="0.0087in" svg:y="0.0091in" svg:viewBox="0 0 285 223" svg:d="M143 223c-48 0-95 0-143 0 0-74 0-149 0-223 95 0 190 0 285 0 0 74 0 149 0 223-47 0-95 0-142 0z"><text:p/></draw:path><draw:path draw:style-name="gr99" draw:text-style-name="P62" svg:width="0.0858in" svg:height="0.1043in" svg:x="0.0004in" svg:y="0.0004in" svg:viewBox="0 0 219 266" svg:d="M32 236c-3 15-3 17-22 17-5 0-10 0-10 9 0 2 2 4 6 4 11 0 23-1 35-1 14 0 29 1 42 1 2 0 7 0 7-8 0-5-4-5-10-5-21 0-21-2-21-7s18-73 20-84c6 13 18 28 40 28 48 0 100-60 100-123 0-39-24-67-54-67-22 0-42 16-56 31-4-21-23-31-38-31-19 0-28 17-31 24-8 14-14 40-14 41 0 5 5 5 6 5 4 0 4-2 6-10 8-30 16-50 32-50 7 0 13 3 13 19 0 9-1 14-4 21-15 63-31 124-47 186zM107 55c2-12 14-24 22-30 14-13 27-15 34-15 17 0 26 14 26 39 0 24-14 73-21 89-14 29-35 42-50 42-28 0-33-34-33-36 0-1 0-1 1-7 6-28 14-55 21-82z"><text:p/></draw:path><draw:path draw:style-name="gr100" draw:text-style-name="P62" svg:width="0.035in" svg:height="0.0772in" svg:x="0.0941in" svg:y="0.0217in" svg:viewBox="0 0 90 197" svg:d="M82 11c0-5-4-11-11-11-9 0-17 7-17 16 0 6 4 12 12 12s16-9 16-17zM22 160c-2 3-3 7-3 12 0 14 12 25 28 25 30 0 43-41 43-46 0-2-4-2-5-2-5 0-5 1-6 3-6 24-19 36-31 36-6 0-7-3-7-10 0-6 2-12 5-18 2-9 6-15 9-23 3-7 13-34 15-37 1-3 1-6 1-10 0-13-11-25-28-25-29 0-43 41-43 45s5 4 6 4c4 0 4-1 5-5 7-25 20-36 31-36 5 0 7 3 7 11 0 6-1 11-8 29-6 15-13 31-19 47z"><text:p/></draw:path></draw:g></draw:g></text:span><text:span text:style-name="T23"><text:s/>se bira sa verovatno</text:span><text:span text:style-name="T58">ćom </text:span><text:span text:style-name="T58"><draw:g text:anchor-type="as-char" svg:y="-0.1236in" draw:z-index="63" draw:style-name="gr1"><svg:title>TexMaths</svg:title><svg:desc>12§display§m – f(p_i)§svg§600§FALSE§</svg:desc><draw:g draw:style-name="gr2"><draw:path draw:style-name="gr90" draw:text-style-name="P61" svg:width="0.5661in" svg:height="0.148in" svg:x="0.0039in" svg:y="0.0091in" svg:viewBox="0 0 1439 377" svg:d="M720 377c-240 0-480 0-720 0 0-126 0-251 0-377 480 0 959 0 1439 0 0 126 0 251 0 377-240 0-480 0-719 0z"><text:p/></draw:path><draw:path draw:style-name="gr91" draw:text-style-name="P62" svg:width="0.1358in" svg:height="0.0748in" svg:x="0.0004in" svg:y="0.0516in" svg:viewBox="0 0 346 191" svg:d="M25 161c-1 7-3 17-3 19 0 8 6 11 12 11 4 0 13-3 15-12 1-1 6-20 9-31 3-13 6-25 9-37 3-10 5-20 7-29 2-7 5-19 5-21 6-13 29-51 69-51 19 0 22 15 22 28 0 11-2 23-6 37-3 15-8 31-12 48-2 10-6 21-8 32-1 8-5 23-5 25 0 8 6 11 12 11 13 0 16-11 19-24 6-24 22-85 26-101 1-6 22-56 69-56 18 0 23 14 23 28 0 25-18 73-26 95-4 10-6 15-6 23 0 21 15 35 34 35 40 0 56-61 56-65 0-3-4-3-5-3-5 0-5 1-6 7-7 21-21 52-43 52-8 0-11-4-11-14 0-11 5-20 8-30 7-21 25-68 25-92 0-28-16-46-48-46s-54 19-69 41c0-5-1-19-13-30-11-9-24-11-35-11-37 0-58 28-65 37-2-24-20-37-40-37-19 0-27 17-31 24-7 14-13 40-13 41 0 5 5 5 6 5 4 0 4-1 7-10 7-30 16-50 30-50 7 0 13 3 13 19 0 8-1 13-6 35-8 32-16 65-25 97z"><text:p/></draw:path><draw:path draw:style-name="gr92" draw:text-style-name="P62" svg:width="0.0823in" svg:height="0.0035in" svg:x="0.1417in" svg:y="0.0787in" svg:viewBox="0 0 210 10" svg:d="M210 10c0-4 0-6 0-10-70 0-140 0-210 0 0 4 0 6 0 10 70 0 140 0 210 0z"><text:p/></draw:path><draw:path draw:style-name="gr93" draw:text-style-name="P62" svg:width="0.0823in" svg:height="0.15in" svg:x="0.2382in" svg:y="0.0079in" svg:viewBox="0 0 210 382" svg:d="M132 129c12 0 24 0 36 0 8 0 13 0 13-9 0-5-5-5-12-5-12 0-23 0-35 0 4-16 6-32 10-48 1-8 7-38 10-43 3-8 10-14 19-14 2 0 13 0 21 7-19 1-22 17-22 23 0 9 7 14 15 14 11 0 23-10 23-25 0-19-19-29-37-29-13 0-41 7-53 49-2 9-4 14-14 66-10 0-20 0-29 0s-13 0-13 9c0 5 4 5 12 5 9 0 18 0 27 0-11 55-20 109-31 164-7 41-14 80-36 80-2 0-13 0-20-8 19-1 22-16 22-22 0-10-7-15-15-15-11 0-23 10-23 25 0 20 18 29 36 29 23 0 40-25 47-41 14-26 24-77 24-80 8-43 17-88 25-132z"><text:p/></draw:path><draw:path draw:style-name="gr94" draw:text-style-name="P62" svg:width="0.0378in" svg:height="0.1654in" svg:x="0.3445in" svg:y="0.0004in" svg:viewBox="0 0 97 421" svg:d="M97 416c0-1 0-1-7-9-53-54-66-133-66-197 0-73 16-146 68-198 5-6 5-6 5-7 0-4-1-5-3-5-5 0-42 29-68 83-21 46-26 92-26 127 0 33 5 83 28 131 25 52 61 80 66 80 2 0 3-1 3-5z"><text:p/></draw:path><draw:path draw:style-name="gr95" draw:text-style-name="P62" svg:width="0.0866in" svg:height="0.1047in" svg:x="0.387in" svg:y="0.0516in" svg:viewBox="0 0 221 267" svg:d="M32 237c-2 14-3 17-22 17-5 0-10 0-10 8 0 4 2 5 6 5 11 0 24-1 35-1 14 0 29 1 42 1 2 0 7 0 7-9 0-4-4-4-10-4-21 0-21-3-21-6 0-6 18-74 21-83 5 12 17 26 39 26 49 0 102-61 102-124 0-39-24-67-57-67-21 0-40 16-55 31-5-21-23-31-38-31-19 0-28 17-31 24-8 14-14 40-14 41 0 5 5 5 6 5 4 0 5-1 8-10 7-30 15-50 30-50 7 0 13 3 13 19 0 9-1 14-3 21-15 63-32 125-48 187zM107 55c3-12 14-24 21-30 16-13 28-15 35-15 17 0 27 14 27 39 0 26-14 74-22 89-13 30-34 44-49 44-29 0-34-35-34-38 0-1 0-1 1-7 8-28 14-55 21-82z"><text:p/></draw:path><draw:path draw:style-name="gr96" draw:text-style-name="P62" svg:width="0.0346in" svg:height="0.0776in" svg:x="0.4815in" svg:y="0.0728in" svg:viewBox="0 0 89 198" svg:d="M82 11c0-5-4-11-12-11-9 0-17 7-17 17 0 5 5 11 12 11 8 0 17-9 17-17zM22 161c-2 4-3 7-3 12 0 15 11 25 28 25 30 0 42-41 42-44 0-5-4-5-5-5-4 0-4 2-5 6-7 23-20 35-31 35-6 0-7-4-7-10 0-7 1-13 3-19 4-8 8-16 10-24 4-6 13-34 14-37 2-3 3-6 3-10 0-13-12-24-28-24-30 0-43 40-43 45 0 3 4 3 5 3 3 0 5-1 5-5 8-25 21-36 32-36 5 0 7 3 7 11 0 7-2 11-9 30-6 16-12 31-18 47z"><text:p/></draw:path><draw:path draw:style-name="gr97" draw:text-style-name="P62" svg:width="0.0382in" svg:height="0.1654in" svg:x="0.5406in" svg:y="0.0004in" svg:viewBox="0 0 98 421" svg:d="M98 210c0-32-4-83-27-131-25-51-63-79-66-79s-5 2-5 5c0 1 0 1 8 9 41 41 65 109 65 196 0 71-15 146-67 199-6 6-6 6-6 7 0 2 2 5 5 5s42-29 67-83c22-46 26-93 26-128z"><text:p/></draw:path></draw:g></draw:g></text:span><text:span text:style-name="T58"><text:s text:c="2"/></text:span><text:span text:style-name="T23">gde je </text:span><text:span text:style-name="T23"><draw:g text:anchor-type="as-char" svg:y="-0.1173in" draw:z-index="64" draw:style-name="gr1"><svg:title>TexMaths</svg:title><svg:desc>12§display§f§svg§600§FALSE§</svg:desc><draw:g draw:style-name="gr2"><draw:path draw:style-name="gr88" draw:text-style-name="P61" svg:width="0.0736in" svg:height="0.1335in" svg:x="0.0004in" svg:y="0.0087in" svg:viewBox="0 0 188 340" svg:d="M0 0c63 0 125 0 188 0 0 113 0 227 0 340-63 0-125 0-188 0 0-113 0-227 0-340z"><text:p/></draw:path><draw:path draw:style-name="gr89" draw:text-style-name="P62" svg:width="0.0815in" svg:height="0.1504in" svg:x="0.0008in" svg:y="0in" svg:viewBox="0 0 208 383" svg:d="M130 129c12 0 24 0 36 0 9 0 13 0 13-8 0-5-4-5-12-5-10 0-23 0-35 0 4-17 8-33 10-48 1-9 7-39 10-44 3-8 11-14 20-14 1 0 12 0 21 7-20 1-23 17-23 23 0 9 7 14 15 14 11 0 23-8 23-25 0-19-19-29-36-29-14 0-41 7-54 49-1 9-2 14-12 67-10 0-19 0-29 0-8 0-13 0-13 8 0 5 3 5 12 5 8 0 18 0 28 0-11 55-22 110-32 165-8 41-15 80-37 80-1 0-12 0-21-8 21-1 25-16 25-22 0-10-9-15-16-15-11 0-23 9-23 25 0 20 18 29 35 29 23 0 40-25 48-41 13-26 23-78 23-80 8-45 16-88 24-133z"><text:p/></draw:path></draw:g></draw:g></text:span><text:span text:style-name="T23"><text:s/>funkcija cilja.</text:span></text:p>
      <text:p text:style-name="P55">Ukr<text:span text:style-name="T43">štanje </text:span><text:span text:style-name="T57">se vrši nad nasumično odabranim parovima jedinki iz prethodnog koraka. Konkretan operator ukrštanja realizuje se odabirom nasumične pozicije </text:span><text:span text:style-name="T70">j</text:span><text:span text:style-name="T57">, na osnovu koje dobijamo dva potomka za roditelje </text:span><text:span text:style-name="T57"><draw:g text:anchor-type="as-char" svg:y="-0.072in" draw:z-index="66" draw:style-name="gr1"><svg:title>TexMaths</svg:title><svg:desc>12§display§s_1§svg§600§FALSE§</svg:desc><draw:g draw:style-name="gr2"><draw:path draw:style-name="gr82" draw:text-style-name="P61" svg:width="0.1146in" svg:height="0.0803in" svg:x="0.0004in" svg:y="0.0091in" svg:viewBox="0 0 292 205" svg:d="M147 205c-49 0-98 0-147 0 0-69 0-137 0-205 97 0 195 0 292 0 0 68 0 136 0 205-48 0-97 0-145 0z"><text:p/></draw:path><draw:path draw:style-name="gr83" draw:text-style-name="P62"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84" draw:text-style-name="P62" svg:width="0.0421in" svg:height="0.076in" svg:x="0.0815in" svg:y="0.0217in" svg:viewBox="0 0 108 194" svg:d="M67 8c0-8-1-8-8-8-20 18-47 19-59 19 0 4 0 6 0 10 7 0 28 0 43-9 0 51 0 101 0 150 0 9 0 13-30 13-3 0-7 0-11 0 0 4 0 7 0 11 6 0 42-1 53-1 8 0 45 1 53 1 0-4 0-7 0-11-5 0-9 0-12 0-29 0-29-4-29-13 0-54 0-108 0-162z"><text:p/></draw:path></draw:g></draw:g></text:span><text:span text:style-name="T22"><text:s/>i </text:span><text:span text:style-name="T22"><draw:g text:anchor-type="as-char" svg:y="-0.072in" draw:z-index="65" draw:style-name="gr1"><svg:title>TexMaths</svg:title><svg:desc>12§display§s_2§svg§600§FALSE§</svg:desc><draw:g draw:style-name="gr2"><draw:path draw:style-name="gr85" draw:text-style-name="P61" svg:width="0.1189in" svg:height="0.0803in" svg:x="0in" svg:y="0.0083in" svg:viewBox="0 0 303 205" svg:d="M0 0c101 0 202 0 303 0 0 68 0 136 0 205-101 0-202 0-303 0 0-69 0-137 0-205z"><text:p/></draw:path><draw:path draw:style-name="gr86" draw:text-style-name="P62"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87" draw:text-style-name="P62" svg:width="0.0508in" svg:height="0.0764in" svg:x="0.0768in" svg:y="0.0209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22">:</text:span></text:p>
      <text:p text:style-name="P58"><text:span text:style-name="T22"><draw:g text:anchor-type="as-char" svg:y="-0.072in" draw:z-index="67" draw:style-name="gr1"><svg:title>TexMaths</svg:title><svg:desc>12§display§c_1 = s_1_{|\{1, 2, … j\}} s_2_{|\{j+1, j+2, …, m\}}§svg§600§FALSE§</svg:desc><draw:g draw:style-name="gr2"><draw:path draw:style-name="gr47" draw:text-style-name="P61" svg:width="2.3736in" svg:height="0.1142in" svg:x="0.0024in" svg:y="0.0083in" svg:viewBox="0 0 6030 291" svg:d="M0 0c2010 0 4020 0 6030 0 0 97 0 194 0 291-2010 0-4020 0-6030 0 0-97 0-194 0-291z"><text:p/></draw:path><draw:path draw:style-name="gr48" draw:text-style-name="P62" svg:width="0.0642in" svg:height="0.074in" svg:x="0.0004in" svg:y="0in" svg:viewBox="0 0 164 189" svg:d="M150 26c-6 0-12 0-18 6-7 6-8 14-8 16 0 11 8 15 15 15 13 0 24-10 24-27 0-20-19-36-49-36-58 0-114 60-114 119 0 39 25 70 68 70 62 0 96-43 96-48 0-3-2-5-4-5-3 0-4 0-6 3-33 41-80 41-84 41-27 0-39-19-39-44 0-18 9-59 23-84 13-24 37-42 60-42 14 0 30 4 36 16z"><text:p/></draw:path><draw:path draw:style-name="gr49" draw:text-style-name="P62" svg:width="0.0417in" svg:height="0.0764in" svg:x="0.0783in" svg:y="0.0209in" svg:viewBox="0 0 107 195" svg:d="M66 8c0-7 0-8-8-8-20 19-46 19-58 19 0 4 0 7 0 11 7 0 26 0 43-8 0 49 0 99 0 149 0 9 0 13-30 13-3 0-7 0-11 0 0 4 0 7 0 11 5 0 41-1 52-1 10 0 47 1 53 1 0-4 0-7 0-11-4 0-7 0-11 0-30 0-30-4-30-13 0-54 0-108 0-163z"><text:p/></draw:path><draw:path draw:style-name="gr50" draw:text-style-name="P62" svg:width="0.1102in" svg:height="0.0386in" svg:x="0.1953in" svg:y="0.0126in" svg:viewBox="0 0 281 99" svg:d="M266 17c6 0 15 0 15-9 0-8-9-8-15-8-84 0-168 0-252 0-6 0-14 0-14 8 0 9 8 9 14 9 84 0 168 0 252 0zM266 99c6 0 15 0 15-9 0-8-9-8-15-8-84 0-168 0-252 0-6 0-14 0-14 8 0 9 8 9 14 9 84 0 168 0 252 0z"><text:p/></draw:path><draw:path draw:style-name="gr51" draw:text-style-name="P62" svg:width="0.0606in" svg:height="0.074in" svg:x="0.3701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52" draw:text-style-name="P62" svg:width="0.0417in" svg:height="0.0764in" svg:x="0.452in" svg:y="0.0209in" svg:viewBox="0 0 107 195" svg:d="M66 8c0-7 0-8-8-8-20 19-46 19-58 19 0 4 0 7 0 11 7 0 26 0 42-8 0 49 0 99 0 149 0 9 0 13-29 13-3 0-7 0-11 0 0 4 0 7 0 11 5 0 41-1 52-1 10 0 47 1 53 1 0-4 0-7 0-11-4 0-7 0-11 0-30 0-30-4-30-13 0-54 0-108 0-163z"><text:p/></draw:path><draw:path draw:style-name="gr53" draw:text-style-name="P62" svg:width="0.0051in" svg:height="0.115in" svg:x="0.5303in" svg:y="0.0161in" svg:viewBox="0 0 14 293" svg:d="M14 12c0-5 0-12-7-12s-7 7-7 12c0 90 0 179 0 269 0 5 0 12 7 12s7-7 7-12c0-90 0-179 0-269z"><text:p/></draw:path><draw:path draw:style-name="gr54" draw:text-style-name="P62" svg:width="0.0461in" svg:height="0.115in" svg:x="0.5638in" svg:y="0.0161in" svg:viewBox="0 0 118 293" svg:d="M71 42c0-6 0-14 8-23 10-7 21-9 31-11 5 0 8 0 8-3 0-5-4-5-9-5-31 0-61 13-62 37 0 23 0 46 0 70 0 7 0 17-10 25-7 5-17 10-31 11-4 0-6 0-6 5 0 4 2 4 5 4 36 2 42 21 42 30 0 22 0 45 0 68 0 9 0 22 15 31 17 11 40 12 47 12 5 0 9 0 9-3 0-5-4-5-6-5-28-1-39-14-41-25 0-4 0-5 0-10 0-20 0-41 0-61 0-9 0-19-9-27-3-3-10-10-27-14 12-4 32-12 35-31 1-3 1-3 1-12 0-22 0-42 0-63z"><text:p/></draw:path><draw:path draw:style-name="gr55" draw:text-style-name="P62" svg:width="0.0417in" svg:height="0.0764in" svg:x="0.6339in" svg:y="0.026in" svg:viewBox="0 0 107 195" svg:d="M66 8c0-8 0-8-8-8-20 19-46 19-58 19 0 4 0 7 0 11 7 0 26 0 43-8 0 49 0 99 0 149 0 9 0 13-30 13-3 0-7 0-11 0 0 4 0 7 0 11 5 0 41-1 52-1 10 0 47 1 53 1 0-4 0-7 0-11-4 0-7 0-11 0-30 0-30-4-30-13 0-54 0-108 0-163z"><text:p/></draw:path><draw:path draw:style-name="gr56" draw:text-style-name="P62" svg:width="0.0142in" svg:height="0.035in" svg:x="0.7004in" svg:y="0.0898in" svg:viewBox="0 0 37 90" svg:d="M29 29c0 15-3 35-23 54-1 1-2 1-2 4 0 1 2 3 4 3 4 0 29-24 29-59 0-18-7-31-20-31-10 0-17 7-17 17 0 8 6 17 17 17 7 0 8-4 12-5z"><text:p/></draw:path><draw:path draw:style-name="gr57" draw:text-style-name="P62" svg:width="0.0512in" svg:height="0.0764in" svg:x="0.7339in" svg:y="0.026in" svg:viewBox="0 0 131 195" svg:d="M131 142c-4 0-7 0-11 0 0 7-4 24-7 26s-25 2-29 2c-18 0-37 0-55 0 31-27 42-35 60-49 21-18 42-36 42-63 0-36-31-58-70-58-36 0-61 25-61 53 0 16 13 17 16 17 7 0 15-5 15-16 0-6-2-16-17-16 9-21 29-27 44-27 28 0 44 23 44 47 0 25-18 45-28 56-24 23-46 46-70 69-4 2-4 3-4 12 41 0 80 0 121 0 4-18 6-35 10-53z"><text:p/></draw:path><draw:path draw:style-name="gr58" draw:text-style-name="P62" svg:width="0.0142in" svg:height="0.035in" svg:x="0.8059in" svg:y="0.0898in" svg:viewBox="0 0 37 90" svg:d="M30 29c0 15-4 35-24 54-1 1-1 1-1 4 0 1 2 3 3 3 5 0 29-24 29-59 0-18-6-31-20-31-10 0-17 7-17 17 0 8 7 17 17 17 7 0 12-5 13-5z"><text:p/></draw:path><draw:path draw:style-name="gr59" draw:text-style-name="P62" svg:width="0.013in" svg:height="0.013in" svg:x="0.8457in" svg:y="0.0898in" svg:viewBox="0 0 34 34" svg:d="M34 17c0-11-9-17-17-17-10 0-17 7-17 17 0 9 8 17 17 17s17-9 17-17z"><text:p/></draw:path><draw:path draw:style-name="gr60" draw:text-style-name="P62" svg:width="0.013in" svg:height="0.013in" svg:x="0.9126in" svg:y="0.0898in" svg:viewBox="0 0 34 34" svg:d="M34 17c0-11-9-17-17-17-10 0-17 7-17 17 0 9 8 17 17 17s17-9 17-17z"><text:p/></draw:path><draw:path draw:style-name="gr61" draw:text-style-name="P62" svg:width="0.013in" svg:height="0.013in" svg:x="0.9795in" svg:y="0.0898in" svg:viewBox="0 0 34 34" svg:d="M34 17c0-11-9-17-17-17-10 0-17 7-17 17 0 9 8 17 17 17s17-9 17-17z"><text:p/></draw:path><draw:path draw:style-name="gr62" draw:text-style-name="P62" svg:width="0.0508in" svg:height="0.1in" svg:x="1.0335in" svg:y="0.026in" svg:viewBox="0 0 130 255" svg:d="M130 12c0-5-4-12-12-12-9 0-16 8-16 17 0 5 4 11 11 11 8 0 17-8 17-16zM67 209c-5 21-20 38-38 38-4 0-7-2-11-3 8-3 11-10 11-14 0-8-6-11-12-11-9 0-17 7-17 17 0 12 12 19 30 19 17 0 52-11 61-47 9-35 18-70 27-105 1-2 1-6 1-9 0-17-13-28-31-28-34 0-52 41-52 45 0 3 4 3 5 3 3 0 3 0 6-5 7-16 23-34 39-34 8 0 10 4 10 14 0 2 0 7 0 8-10 38-19 75-29 112z"><text:p/></draw:path><draw:path draw:style-name="gr63" draw:text-style-name="P62" svg:width="0.0453in" svg:height="0.115in" svg:x="1.1063in" svg:y="0.0161in" svg:viewBox="0 0 116 293" svg:d="M70 188c0-9 0-18 9-26 7-4 17-9 31-10 4 0 6 0 6-4 0-5-2-5-4-5-35-2-42-23-42-31 0-23 0-46 0-69 0-8 0-21-16-31-17-11-40-12-47-12-3 0-7 0-7 5 0 3 2 3 5 3 27 2 38 15 41 26 1 3 1 4 1 9 0 21 0 41 0 62 0 8 0 19 7 27 5 4 11 11 28 16-12 2-32 11-35 30 0 1 0 1 0 11 0 21 0 42 0 62 0 6 0 15-10 23-8 7-19 10-31 11-4 0-6 0-6 5 0 3 4 3 7 3 31 0 63-13 63-37 0-23 0-46 0-68z"><text:p/></draw:path><draw:path draw:style-name="gr64" draw:text-style-name="P62" svg:width="0.0606in" svg:height="0.074in" svg:x="1.1803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65" draw:text-style-name="P62" svg:width="0.0512in" svg:height="0.0764in" svg:x="1.2559in" svg:y="0.0209in" svg:viewBox="0 0 131 195" svg:d="M131 143c-4 0-6 0-10 0-1 6-3 23-8 25-3 2-24 2-29 2-18 0-36 0-54 0 31-26 41-34 59-49 21-16 42-34 42-63 0-35-31-58-69-58-37 0-62 26-62 53 0 16 13 17 17 17 6 0 15-5 15-16 0-5-2-16-18-16 10-20 29-27 44-27 30 0 44 23 44 47 0 26-18 45-28 56-24 23-46 47-70 70-4 2-4 2-4 11 41 0 82 0 122 0 3-17 6-35 9-52z"><text:p/></draw:path><draw:path draw:style-name="gr66" draw:text-style-name="P62" svg:width="0.0051in" svg:height="0.115in" svg:x="1.3402in" svg:y="0.0161in" svg:viewBox="0 0 14 293" svg:d="M14 12c0-5 0-12-7-12s-7 7-7 12c0 90 0 179 0 269 0 5 0 12 7 12s7-7 7-12c0-90 0-179 0-269z"><text:p/></draw:path><draw:path draw:style-name="gr67" draw:text-style-name="P62" svg:width="0.0461in" svg:height="0.115in" svg:x="1.3736in" svg:y="0.0161in" svg:viewBox="0 0 118 293" svg:d="M70 42c0-6 0-14 9-23 10-7 21-9 31-11 5 0 8 0 8-3 0-5-4-5-9-5-31 0-61 13-62 37 0 23 0 46 0 70 0 7 0 17-10 25-7 5-17 10-31 11-4 0-6 0-6 5 0 4 2 4 5 4 36 2 42 21 42 30 0 22 0 45 0 68 0 9 0 22 15 31 17 11 40 12 47 12 5 0 9 0 9-3 0-5-4-5-6-5-28-1-39-14-41-25-1-4-1-5-1-10 0-20 0-41 0-61 0-9 0-19-8-27-3-3-10-10-27-14 12-4 32-12 35-31 0-3 0-3 0-12 0-22 0-42 0-63z"><text:p/></draw:path><draw:path draw:style-name="gr68" draw:text-style-name="P62" svg:width="0.0508in" svg:height="0.1in" svg:x="1.4307in" svg:y="0.026in" svg:viewBox="0 0 130 255" svg:d="M130 12c0-5-4-12-12-12-9 0-17 8-17 17 0 5 3 11 12 11 8 0 17-8 17-16zM67 209c-5 21-20 38-38 38-4 0-7-2-11-3 8-3 11-10 11-14 0-8-6-11-12-11-10 0-17 7-17 17 0 12 11 19 29 19 17 0 53-11 62-47 9-35 18-70 27-105 0-2 1-6 1-9 0-17-15-28-31-28-34 0-52 41-52 45 0 3 4 3 5 3 3 0 3 0 6-5 7-16 23-34 39-34 8 0 10 4 10 14 0 2 0 7 0 8-10 38-19 75-29 112z"><text:p/></draw:path><draw:path draw:style-name="gr69" draw:text-style-name="P62" svg:width="0.085in" svg:height="0.0846in" svg:x="1.5008in" svg:y="0.0311in" svg:viewBox="0 0 217 216" svg:d="M115 115c30 0 61 0 91 0 4 0 11 0 11-6 0-8-7-8-11-8-30 0-61 0-91 0 0-30 0-60 0-90 0-4 0-11-6-11-8 0-8 7-8 11 0 30 0 60 0 90-30 0-60 0-90 0-4 0-11 0-11 7s6 7 11 7c30 0 60 0 90 0 0 31 0 61 0 91 0 3 0 10 7 10s7-7 7-10c0-30 0-60 0-91z"><text:p/></draw:path><draw:path draw:style-name="gr70" draw:text-style-name="P62" svg:width="0.0421in" svg:height="0.0764in" svg:x="1.6071in" svg:y="0.026in" svg:viewBox="0 0 108 195" svg:d="M67 8c0-8-1-8-9-8-18 19-46 19-58 19 0 4 0 7 0 11 7 0 26 0 43-8 0 49 0 99 0 149 0 9 0 13-30 13-3 0-7 0-11 0 0 4 0 7 0 11 5 0 41-1 53-1 9 0 46 1 53 1 0-4 0-7 0-11-4 0-8 0-12 0-29 0-29-4-29-13 0-54 0-108 0-163z"><text:p/></draw:path><draw:path draw:style-name="gr71" draw:text-style-name="P62" svg:width="0.0142in" svg:height="0.035in" svg:x="1.6736in" svg:y="0.0898in" svg:viewBox="0 0 37 90" svg:d="M29 29c0 15-3 35-23 54-1 1-2 1-2 4 0 1 2 3 4 3 4 0 29-24 29-59 0-18-7-31-20-31-10 0-17 7-17 17 0 8 7 17 17 17 7 0 8-4 12-5z"><text:p/></draw:path><draw:path draw:style-name="gr72" draw:text-style-name="P62" svg:width="0.0508in" svg:height="0.1in" svg:x="1.7in" svg:y="0.026in" svg:viewBox="0 0 130 255" svg:d="M130 12c0-5-4-12-12-12-9 0-17 8-17 17 0 5 3 11 12 11 8 0 17-8 17-16zM67 209c-6 21-21 38-38 38-4 0-7-2-11-3 7-3 10-10 10-14 0-8-5-11-11-11-10 0-17 7-17 17 0 12 11 19 29 19s53-11 61-47c8-35 18-70 26-105 2-2 3-6 3-9 0-17-15-28-33-28-32 0-51 41-51 45 0 3 5 3 6 3 2 0 3 0 5-5 8-16 22-34 40-34 8 0 10 4 10 14 0 2 0 7-1 8-10 38-18 75-28 112z"><text:p/></draw:path><draw:path draw:style-name="gr73" draw:text-style-name="P62" svg:width="0.085in" svg:height="0.0846in" svg:x="1.7701in" svg:y="0.0311in" svg:viewBox="0 0 217 216" svg:d="M115 115c30 0 60 0 90 0 5 0 12 0 12-6 0-8-7-8-12-8-30 0-60 0-90 0 0-30 0-60 0-90 0-4 0-11-7-11s-7 7-7 11c0 30 0 60 0 90-30 0-60 0-90 0-5 0-11 0-11 7s6 7 11 7c30 0 60 0 90 0 0 31 0 61 0 91 0 3 0 10 7 10s7-7 7-10c0-30 0-60 0-91z"><text:p/></draw:path><draw:path draw:style-name="gr74" draw:text-style-name="P62" svg:width="0.0508in" svg:height="0.0764in" svg:x="1.8713in" svg:y="0.026in" svg:viewBox="0 0 130 195" svg:d="M130 142c-4 0-6 0-10 0-1 7-4 24-8 26-2 2-24 2-29 2-18 0-36 0-54 0 31-27 41-35 59-49 21-18 42-36 42-63 0-36-32-58-69-58s-61 25-61 53c0 16 12 17 16 17 6 0 15-5 15-16 0-6-2-16-18-16 10-21 29-27 43-27 30 0 45 23 45 47 0 25-18 45-28 56-24 23-47 46-71 69-2 2-2 3-2 12 41 0 80 0 121 0 3-18 6-35 9-53z"><text:p/></draw:path><draw:path draw:style-name="gr75" draw:text-style-name="P62" svg:width="0.0142in" svg:height="0.035in" svg:x="1.9429in" svg:y="0.0898in" svg:viewBox="0 0 37 90" svg:d="M29 29c0 15-3 35-23 54-1 1-2 1-2 4 0 1 2 3 4 3 4 0 29-24 29-59 0-18-7-31-20-31-10 0-17 7-17 17 0 8 6 17 17 17 7 0 8-4 12-5z"><text:p/></draw:path><draw:path draw:style-name="gr76" draw:text-style-name="P62" svg:width="0.013in" svg:height="0.013in" svg:x="1.9823in" svg:y="0.0898in" svg:viewBox="0 0 34 34" svg:d="M34 17c0-11-9-17-17-17-10 0-17 7-17 17 0 9 8 17 17 17s17-9 17-17z"><text:p/></draw:path><draw:path draw:style-name="gr77" draw:text-style-name="P62" svg:width="0.013in" svg:height="0.013in" svg:x="2.0492in" svg:y="0.0898in" svg:viewBox="0 0 34 34" svg:d="M34 17c0-11-9-17-17-17-10 0-17 7-17 17 0 9 10 17 17 17 9 0 17-9 17-17z"><text:p/></draw:path><draw:path draw:style-name="gr78" draw:text-style-name="P62" svg:width="0.013in" svg:height="0.013in" svg:x="2.1161in" svg:y="0.0898in" svg:viewBox="0 0 34 34" svg:d="M34 17c0-11-9-17-17-17-10 0-17 7-17 17 0 9 10 17 17 17 9 0 17-9 17-17z"><text:p/></draw:path><draw:path draw:style-name="gr79" draw:text-style-name="P62" svg:width="0.0142in" svg:height="0.035in" svg:x="2.1835in" svg:y="0.0898in" svg:viewBox="0 0 37 90" svg:d="M30 29c0 15-4 35-24 54-1 1-1 1-1 4 0 1 2 3 3 3 5 0 29-24 29-59 0-18-6-31-20-31-10 0-17 7-17 17 0 8 7 17 17 17 7 0 12-5 13-5z"><text:p/></draw:path><draw:path draw:style-name="gr80" draw:text-style-name="P62" svg:width="0.1059in" svg:height="0.0516in" svg:x="2.2154in" svg:y="0.052in" svg:viewBox="0 0 270 132" svg:d="M114 106c-1 6-5 15-5 17 0 7 6 9 11 9s8-3 11-6c1-2 5-12 6-18s5-19 6-26c2-7 3-13 5-21 3-12 3-13 9-21 10-15 24-32 47-32 17 0 18 14 18 21 0 17-13 50-18 62-2 9-4 11-4 16 0 16 14 25 28 25 30 0 42-41 42-44 0-4-2-3-4-4-4 0-4 1-6 5-7 23-19 35-31 35-6 0-7-4-7-10 0-7 1-11 6-24 4-9 16-41 16-56 0-5 0-17-11-27-5-3-13-7-28-7-26 0-42 17-51 30-3-25-24-30-39-30-25 0-41 14-50 26-1-20-19-26-31-26-14 0-20 8-23 16-7 10-11 27-11 28 0 4 4 4 5 4 3 0 5 0 6-8 5-17 11-32 21-32 9 0 10 6 10 15 0 5-4 15-5 24-2 8-5 20-6 26-3 12-6 24-9 38-2 4-2 7-3 12 0 7 5 9 10 9s9-3 12-6c2-2 3-12 5-18 1-6 4-19 6-26s3-13 6-21c2-12 3-14 12-26 8-12 21-27 44-27 17 0 17 15 17 21 0 7 0 11-5 28-4 15-8 32-12 49z"><text:p/></draw:path><draw:path draw:style-name="gr81" draw:text-style-name="P62" svg:width="0.0453in" svg:height="0.115in" svg:x="2.339in" svg:y="0.0161in" svg:viewBox="0 0 116 293" svg:d="M70 188c0-9 0-18 9-26 7-4 17-9 31-10 4 0 6 0 6-4 0-5-2-5-4-5-35-2-42-23-42-31 0-23 0-46 0-69 0-8 0-21-16-31-17-11-40-12-47-12-5 0-7 0-7 5 0 3 2 3 5 3 27 2 38 15 41 26 1 3 1 4 1 9 0 21 0 41 0 62 0 8 0 19 7 27 5 4 11 11 28 16-12 2-32 11-35 30 0 1 0 1 0 11 0 21 0 42 0 62 0 6 0 15-10 23-8 7-20 10-31 11-5 0-6 0-6 5 0 3 2 3 7 3 31 0 63-13 63-37 0-23 0-46 0-68z"><text:p/></draw:path></draw:g></draw:g></text:span></text:p>
      <text:p text:style-name="P58"><text:span text:style-name="T22"><draw:g text:anchor-type="as-char" svg:y="-0.072in" draw:z-index="68" draw:style-name="gr1"><svg:title>TexMaths</svg:title><svg:desc>12§display§c_2 = s_2_{|\{1, 2, … j\}} s_1_{|\{j+1, j+2, …, m\}}§svg§600§FALSE§</svg:desc><draw:g draw:style-name="gr2"><draw:path draw:style-name="gr12" draw:text-style-name="P61" svg:width="2.3736in" svg:height="0.1142in" svg:x="0.0024in" svg:y="0.0083in" svg:viewBox="0 0 6030 291" svg:d="M0 0c2010 0 4020 0 6030 0 0 97 0 194 0 291-2010 0-4020 0-6030 0 0-97 0-194 0-291z"><text:p/></draw:path><draw:path draw:style-name="gr13" draw:text-style-name="P62" svg:width="0.0642in" svg:height="0.074in" svg:x="0.0004in" svg:y="0in" svg:viewBox="0 0 164 189" svg:d="M150 26c-6 0-12 0-18 6-7 6-8 14-8 16 0 11 8 15 15 15 13 0 24-10 24-27 0-20-19-36-49-36-58 0-114 60-114 119 0 39 25 70 68 70 62 0 96-43 96-48 0-3-2-5-4-5-3 0-4 0-6 3-33 41-80 41-84 41-27 0-39-19-39-44 0-18 9-59 23-84 13-24 37-42 60-42 14 0 30 4 36 16z"><text:p/></draw:path><draw:path draw:style-name="gr14" draw:text-style-name="P62" svg:width="0.0508in" svg:height="0.0764in" svg:x="0.0732in" svg:y="0.0209in" svg:viewBox="0 0 130 195" svg:d="M130 143c-4 0-6 0-10 0-1 6-4 23-7 25s-25 2-30 2c-18 0-36 0-54 0 31-26 41-34 59-49 21-16 42-34 42-63 0-35-32-58-69-58s-61 26-61 53c0 16 12 17 16 17 7 0 15-5 15-16 0-5-2-16-18-16 10-20 29-27 43-27 30 0 45 23 45 47 0 26-18 45-28 56-24 23-47 47-71 70-2 2-2 2-2 11 41 0 80 0 121 0 3-17 6-35 9-52z"><text:p/></draw:path><draw:path draw:style-name="gr15" draw:text-style-name="P62" svg:width="0.1102in" svg:height="0.0386in" svg:x="0.1953in" svg:y="0.0126in" svg:viewBox="0 0 281 99" svg:d="M266 17c6 0 15 0 15-9 0-8-9-8-15-8-84 0-168 0-252 0-6 0-14 0-14 8 0 9 8 9 14 9 84 0 168 0 252 0zM266 99c6 0 15 0 15-9 0-8-9-8-15-8-84 0-168 0-252 0-6 0-14 0-14 8 0 9 8 9 14 9 84 0 168 0 252 0z"><text:p/></draw:path><draw:path draw:style-name="gr16" draw:text-style-name="P62" svg:width="0.0606in" svg:height="0.074in" svg:x="0.3701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17" draw:text-style-name="P62" svg:width="0.0512in" svg:height="0.0764in" svg:x="0.4465in" svg:y="0.0209in" svg:viewBox="0 0 131 195" svg:d="M131 143c-4 0-6 0-10 0-1 6-3 23-8 25-3 2-24 2-29 2-18 0-36 0-54 0 31-26 41-34 59-49 21-16 42-34 42-63 0-35-31-58-69-58-37 0-62 26-62 53 0 16 13 17 17 17 6 0 15-5 15-16 0-5-2-16-18-16 10-20 29-27 44-27 30 0 44 23 44 47 0 26-18 45-28 56-24 23-46 47-70 70-4 2-4 2-4 11 41 0 82 0 122 0 3-17 6-35 9-52z"><text:p/></draw:path><draw:path draw:style-name="gr18" draw:text-style-name="P62" svg:width="0.0051in" svg:height="0.115in" svg:x="0.5303in" svg:y="0.0161in" svg:viewBox="0 0 14 293" svg:d="M14 12c0-5 0-12-7-12s-7 7-7 12c0 90 0 179 0 269 0 5 0 12 7 12s7-7 7-12c0-90 0-179 0-269z"><text:p/></draw:path><draw:path draw:style-name="gr19" draw:text-style-name="P62" svg:width="0.0461in" svg:height="0.115in" svg:x="0.5638in" svg:y="0.0161in" svg:viewBox="0 0 118 293" svg:d="M71 42c0-6 0-14 8-23 10-7 21-9 31-11 5 0 8 0 8-3 0-5-4-5-9-5-31 0-61 13-62 37 0 23 0 46 0 70 0 7 0 17-10 25-7 5-17 10-31 11-4 0-6 0-6 5 0 4 2 4 5 4 36 2 42 21 42 30 0 22 0 45 0 68 0 9 0 22 15 31 17 11 40 12 47 12 5 0 9 0 9-3 0-5-4-5-6-5-28-1-39-14-41-25 0-4 0-5 0-10 0-20 0-41 0-61 0-9 0-19-9-27-3-3-10-10-27-14 12-4 32-12 35-31 1-3 1-3 1-12 0-22 0-42 0-63z"><text:p/></draw:path><draw:path draw:style-name="gr20" draw:text-style-name="P62" svg:width="0.0417in" svg:height="0.0764in" svg:x="0.6339in" svg:y="0.026in" svg:viewBox="0 0 107 195" svg:d="M66 8c0-8 0-8-8-8-20 19-46 19-58 19 0 4 0 7 0 11 7 0 26 0 43-8 0 49 0 99 0 149 0 9 0 13-30 13-3 0-7 0-11 0 0 4 0 7 0 11 5 0 41-1 52-1 10 0 47 1 53 1 0-4 0-7 0-11-4 0-7 0-11 0-30 0-30-4-30-13 0-54 0-108 0-163z"><text:p/></draw:path><draw:path draw:style-name="gr21" draw:text-style-name="P62" svg:width="0.0142in" svg:height="0.035in" svg:x="0.7004in" svg:y="0.0898in" svg:viewBox="0 0 37 90" svg:d="M29 29c0 15-3 35-23 54-1 1-2 1-2 4 0 1 2 3 4 3 4 0 29-24 29-59 0-18-7-31-20-31-10 0-17 7-17 17 0 8 6 17 17 17 7 0 8-4 12-5z"><text:p/></draw:path><draw:path draw:style-name="gr22" draw:text-style-name="P62" svg:width="0.0512in" svg:height="0.0764in" svg:x="0.7339in" svg:y="0.026in" svg:viewBox="0 0 131 195" svg:d="M131 142c-4 0-7 0-11 0 0 7-4 24-7 26s-25 2-29 2c-18 0-37 0-55 0 31-27 42-35 60-49 21-18 42-36 42-63 0-36-31-58-70-58-36 0-61 25-61 53 0 16 13 17 16 17 7 0 15-5 15-16 0-6-2-16-17-16 9-21 29-27 44-27 28 0 44 23 44 47 0 25-18 45-28 56-24 23-46 46-70 69-4 2-4 3-4 12 41 0 80 0 121 0 4-18 6-35 10-53z"><text:p/></draw:path><draw:path draw:style-name="gr23" draw:text-style-name="P62" svg:width="0.0142in" svg:height="0.035in" svg:x="0.8059in" svg:y="0.0898in" svg:viewBox="0 0 37 90" svg:d="M30 29c0 15-4 35-24 54-1 1-1 1-1 4 0 1 2 3 3 3 5 0 29-24 29-59 0-18-6-31-20-31-10 0-17 7-17 17 0 8 7 17 17 17 7 0 12-5 13-5z"><text:p/></draw:path><draw:path draw:style-name="gr24" draw:text-style-name="P62" svg:width="0.013in" svg:height="0.013in" svg:x="0.8457in" svg:y="0.0898in" svg:viewBox="0 0 34 34" svg:d="M34 17c0-11-9-17-17-17-10 0-17 7-17 17 0 9 8 17 17 17s17-9 17-17z"><text:p/></draw:path><draw:path draw:style-name="gr25" draw:text-style-name="P62" svg:width="0.013in" svg:height="0.013in" svg:x="0.9126in" svg:y="0.0898in" svg:viewBox="0 0 34 34" svg:d="M34 17c0-11-9-17-17-17-10 0-17 7-17 17 0 9 8 17 17 17s17-9 17-17z"><text:p/></draw:path><draw:path draw:style-name="gr26" draw:text-style-name="P62" svg:width="0.013in" svg:height="0.013in" svg:x="0.9795in" svg:y="0.0898in" svg:viewBox="0 0 34 34" svg:d="M34 17c0-11-9-17-17-17-10 0-17 7-17 17 0 9 8 17 17 17s17-9 17-17z"><text:p/></draw:path><draw:path draw:style-name="gr27" draw:text-style-name="P62" svg:width="0.0508in" svg:height="0.1in" svg:x="1.0335in" svg:y="0.026in" svg:viewBox="0 0 130 255" svg:d="M130 12c0-5-4-12-12-12-9 0-16 8-16 17 0 5 4 11 11 11 8 0 17-8 17-16zM67 209c-5 21-20 38-38 38-4 0-7-2-11-3 8-3 11-10 11-14 0-8-6-11-12-11-9 0-17 7-17 17 0 12 12 19 30 19 17 0 52-11 61-47 9-35 18-70 27-105 1-2 1-6 1-9 0-17-13-28-31-28-34 0-52 41-52 45 0 3 4 3 5 3 3 0 3 0 6-5 7-16 23-34 39-34 8 0 10 4 10 14 0 2 0 7 0 8-10 38-19 75-29 112z"><text:p/></draw:path><draw:path draw:style-name="gr28" draw:text-style-name="P62" svg:width="0.0453in" svg:height="0.115in" svg:x="1.1063in" svg:y="0.0161in" svg:viewBox="0 0 116 293" svg:d="M70 188c0-9 0-18 9-26 7-4 17-9 31-10 4 0 6 0 6-4 0-5-2-5-4-5-35-2-42-23-42-31 0-23 0-46 0-69 0-8 0-21-16-31-17-11-40-12-47-12-3 0-7 0-7 5 0 3 2 3 5 3 27 2 38 15 41 26 1 3 1 4 1 9 0 21 0 41 0 62 0 8 0 19 7 27 5 4 11 11 28 16-12 2-32 11-35 30 0 1 0 1 0 11 0 21 0 42 0 62 0 6 0 15-10 23-8 7-19 10-31 11-4 0-6 0-6 5 0 3 4 3 7 3 31 0 63-13 63-37 0-23 0-46 0-68z"><text:p/></draw:path><draw:path draw:style-name="gr29" draw:text-style-name="P62" svg:width="0.0606in" svg:height="0.074in" svg:x="1.1803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30" draw:text-style-name="P62" svg:width="0.0417in" svg:height="0.0764in" svg:x="1.2618in" svg:y="0.0209in" svg:viewBox="0 0 107 195" svg:d="M66 8c0-7 0-8-8-8-20 19-46 19-58 19 0 4 0 7 0 11 7 0 26 0 42-8 0 49 0 99 0 149 0 9 0 13-29 13-3 0-7 0-11 0 0 4 0 7 0 11 5 0 41-1 52-1 10 0 47 1 53 1 0-4 0-7 0-11-4 0-7 0-11 0-30 0-30-4-30-13 0-54 0-108 0-163z"><text:p/></draw:path><draw:path draw:style-name="gr31" draw:text-style-name="P62" svg:width="0.0051in" svg:height="0.115in" svg:x="1.3402in" svg:y="0.0161in" svg:viewBox="0 0 14 293" svg:d="M14 12c0-5 0-12-7-12s-7 7-7 12c0 90 0 179 0 269 0 5 0 12 7 12s7-7 7-12c0-90 0-179 0-269z"><text:p/></draw:path><draw:path draw:style-name="gr32" draw:text-style-name="P62" svg:width="0.0461in" svg:height="0.115in" svg:x="1.3736in" svg:y="0.0161in" svg:viewBox="0 0 118 293" svg:d="M70 42c0-6 0-14 9-23 10-7 21-9 31-11 5 0 8 0 8-3 0-5-4-5-9-5-31 0-61 13-62 37 0 23 0 46 0 70 0 7 0 17-10 25-7 5-17 10-31 11-4 0-6 0-6 5 0 4 2 4 5 4 36 2 42 21 42 30 0 22 0 45 0 68 0 9 0 22 15 31 17 11 40 12 47 12 5 0 9 0 9-3 0-5-4-5-6-5-28-1-39-14-41-25-1-4-1-5-1-10 0-20 0-41 0-61 0-9 0-19-8-27-3-3-10-10-27-14 12-4 32-12 35-31 0-3 0-3 0-12 0-22 0-42 0-63z"><text:p/></draw:path><draw:path draw:style-name="gr33" draw:text-style-name="P62" svg:width="0.0508in" svg:height="0.1in" svg:x="1.4307in" svg:y="0.026in" svg:viewBox="0 0 130 255" svg:d="M130 12c0-5-4-12-12-12-9 0-17 8-17 17 0 5 3 11 12 11 8 0 17-8 17-16zM67 209c-5 21-20 38-38 38-4 0-7-2-11-3 8-3 11-10 11-14 0-8-6-11-12-11-10 0-17 7-17 17 0 12 11 19 29 19 17 0 53-11 62-47 9-35 18-70 27-105 0-2 1-6 1-9 0-17-15-28-31-28-34 0-52 41-52 45 0 3 4 3 5 3 3 0 3 0 6-5 7-16 23-34 39-34 8 0 10 4 10 14 0 2 0 7 0 8-10 38-19 75-29 112z"><text:p/></draw:path><draw:path draw:style-name="gr34" draw:text-style-name="P62" svg:width="0.085in" svg:height="0.0846in" svg:x="1.5008in" svg:y="0.0311in" svg:viewBox="0 0 217 216" svg:d="M115 115c30 0 61 0 91 0 4 0 11 0 11-6 0-8-7-8-11-8-30 0-61 0-91 0 0-30 0-60 0-90 0-4 0-11-6-11-8 0-8 7-8 11 0 30 0 60 0 90-30 0-60 0-90 0-4 0-11 0-11 7s6 7 11 7c30 0 60 0 90 0 0 31 0 61 0 91 0 3 0 10 7 10s7-7 7-10c0-30 0-60 0-91z"><text:p/></draw:path><draw:path draw:style-name="gr35" draw:text-style-name="P62" svg:width="0.0421in" svg:height="0.0764in" svg:x="1.6071in" svg:y="0.026in" svg:viewBox="0 0 108 195" svg:d="M67 8c0-8-1-8-9-8-18 19-46 19-58 19 0 4 0 7 0 11 7 0 26 0 43-8 0 49 0 99 0 149 0 9 0 13-30 13-3 0-7 0-11 0 0 4 0 7 0 11 5 0 41-1 53-1 9 0 46 1 53 1 0-4 0-7 0-11-4 0-8 0-12 0-29 0-29-4-29-13 0-54 0-108 0-163z"><text:p/></draw:path><draw:path draw:style-name="gr36" draw:text-style-name="P62" svg:width="0.0142in" svg:height="0.035in" svg:x="1.6736in" svg:y="0.0898in" svg:viewBox="0 0 37 90" svg:d="M29 29c0 15-3 35-23 54-1 1-2 1-2 4 0 1 2 3 4 3 4 0 29-24 29-59 0-18-7-31-20-31-10 0-17 7-17 17 0 8 7 17 17 17 7 0 8-4 12-5z"><text:p/></draw:path><draw:path draw:style-name="gr37" draw:text-style-name="P62" svg:width="0.0508in" svg:height="0.1in" svg:x="1.7in" svg:y="0.026in" svg:viewBox="0 0 130 255" svg:d="M130 12c0-5-4-12-12-12-9 0-17 8-17 17 0 5 3 11 12 11 8 0 17-8 17-16zM67 209c-6 21-21 38-38 38-4 0-7-2-11-3 7-3 10-10 10-14 0-8-5-11-11-11-10 0-17 7-17 17 0 12 11 19 29 19s53-11 61-47c8-35 18-70 26-105 2-2 3-6 3-9 0-17-15-28-33-28-32 0-51 41-51 45 0 3 5 3 6 3 2 0 3 0 5-5 8-16 22-34 40-34 8 0 10 4 10 14 0 2 0 7-1 8-10 38-18 75-28 112z"><text:p/></draw:path><draw:path draw:style-name="gr38" draw:text-style-name="P62" svg:width="0.085in" svg:height="0.0846in" svg:x="1.7701in" svg:y="0.0311in" svg:viewBox="0 0 217 216" svg:d="M115 115c30 0 60 0 90 0 5 0 12 0 12-6 0-8-7-8-12-8-30 0-60 0-90 0 0-30 0-60 0-90 0-4 0-11-7-11s-7 7-7 11c0 30 0 60 0 90-30 0-60 0-90 0-5 0-11 0-11 7s6 7 11 7c30 0 60 0 90 0 0 31 0 61 0 91 0 3 0 10 7 10s7-7 7-10c0-30 0-60 0-91z"><text:p/></draw:path><draw:path draw:style-name="gr39" draw:text-style-name="P62" svg:width="0.0508in" svg:height="0.0764in" svg:x="1.8713in" svg:y="0.026in" svg:viewBox="0 0 130 195" svg:d="M130 142c-4 0-6 0-10 0-1 7-4 24-8 26-2 2-24 2-29 2-18 0-36 0-54 0 31-27 41-35 59-49 21-18 42-36 42-63 0-36-32-58-69-58s-61 25-61 53c0 16 12 17 16 17 6 0 15-5 15-16 0-6-2-16-18-16 10-21 29-27 43-27 30 0 45 23 45 47 0 25-18 45-28 56-24 23-47 46-71 69-2 2-2 3-2 12 41 0 80 0 121 0 3-18 6-35 9-53z"><text:p/></draw:path><draw:path draw:style-name="gr40" draw:text-style-name="P62" svg:width="0.0142in" svg:height="0.035in" svg:x="1.9429in" svg:y="0.0898in" svg:viewBox="0 0 37 90" svg:d="M29 29c0 15-3 35-23 54-1 1-2 1-2 4 0 1 2 3 4 3 4 0 29-24 29-59 0-18-7-31-20-31-10 0-17 7-17 17 0 8 6 17 17 17 7 0 8-4 12-5z"><text:p/></draw:path><draw:path draw:style-name="gr41" draw:text-style-name="P62" svg:width="0.013in" svg:height="0.013in" svg:x="1.9823in" svg:y="0.0898in" svg:viewBox="0 0 34 34" svg:d="M34 17c0-11-9-17-17-17-10 0-17 7-17 17 0 9 8 17 17 17s17-9 17-17z"><text:p/></draw:path><draw:path draw:style-name="gr42" draw:text-style-name="P62" svg:width="0.013in" svg:height="0.013in" svg:x="2.0492in" svg:y="0.0898in" svg:viewBox="0 0 34 34" svg:d="M34 17c0-11-9-17-17-17-10 0-17 7-17 17 0 9 10 17 17 17 9 0 17-9 17-17z"><text:p/></draw:path><draw:path draw:style-name="gr43" draw:text-style-name="P62" svg:width="0.013in" svg:height="0.013in" svg:x="2.1161in" svg:y="0.0898in" svg:viewBox="0 0 34 34" svg:d="M34 17c0-11-9-17-17-17-10 0-17 7-17 17 0 9 10 17 17 17 9 0 17-9 17-17z"><text:p/></draw:path><draw:path draw:style-name="gr44" draw:text-style-name="P62" svg:width="0.0142in" svg:height="0.035in" svg:x="2.1835in" svg:y="0.0898in" svg:viewBox="0 0 37 90" svg:d="M30 29c0 15-4 35-24 54-1 1-1 1-1 4 0 1 2 3 3 3 5 0 29-24 29-59 0-18-6-31-20-31-10 0-17 7-17 17 0 8 7 17 17 17 7 0 12-5 13-5z"><text:p/></draw:path><draw:path draw:style-name="gr45" draw:text-style-name="P62" svg:width="0.1059in" svg:height="0.0516in" svg:x="2.2154in" svg:y="0.052in" svg:viewBox="0 0 270 132" svg:d="M114 106c-1 6-5 15-5 17 0 7 6 9 11 9s8-3 11-6c1-2 5-12 6-18s5-19 6-26c2-7 3-13 5-21 3-12 3-13 9-21 10-15 24-32 47-32 17 0 18 14 18 21 0 17-13 50-18 62-2 9-4 11-4 16 0 16 14 25 28 25 30 0 42-41 42-44 0-4-2-3-4-4-4 0-4 1-6 5-7 23-19 35-31 35-6 0-7-4-7-10 0-7 1-11 6-24 4-9 16-41 16-56 0-5 0-17-11-27-5-3-13-7-28-7-26 0-42 17-51 30-3-25-24-30-39-30-25 0-41 14-50 26-1-20-19-26-31-26-14 0-20 8-23 16-7 10-11 27-11 28 0 4 4 4 5 4 3 0 5 0 6-8 5-17 11-32 21-32 9 0 10 6 10 15 0 5-4 15-5 24-2 8-5 20-6 26-3 12-6 24-9 38-2 4-2 7-3 12 0 7 5 9 10 9s9-3 12-6c2-2 3-12 5-18 1-6 4-19 6-26s3-13 6-21c2-12 3-14 12-26 8-12 21-27 44-27 17 0 17 15 17 21 0 7 0 11-5 28-4 15-8 32-12 49z"><text:p/></draw:path><draw:path draw:style-name="gr46" draw:text-style-name="P62" svg:width="0.0453in" svg:height="0.115in" svg:x="2.339in" svg:y="0.0161in" svg:viewBox="0 0 116 293" svg:d="M70 188c0-9 0-18 9-26 7-4 17-9 31-10 4 0 6 0 6-4 0-5-2-5-4-5-35-2-42-23-42-31 0-23 0-46 0-69 0-8 0-21-16-31-17-11-40-12-47-12-5 0-7 0-7 5 0 3 2 3 5 3 27 2 38 15 41 26 1 3 1 4 1 9 0 21 0 41 0 62 0 8 0 19 7 27 5 4 11 11 28 16-12 2-32 11-35 30 0 1 0 1 0 11 0 21 0 42 0 62 0 6 0 15-10 23-8 7-20 10-31 11-5 0-6 0-6 5 0 3 2 3 7 3 31 0 63-13 63-37 0-23 0-46 0-68z"><text:p/></draw:path></draw:g></draw:g></text:span></text:p>
      <text:p text:style-name="P55">Mutacija <text:span text:style-name="T22">se sa zadatom verovatno</text:span><text:span text:style-name="T57">ćom vrši nad svakom novonastalom jedinkom odabirom nasumične pozicije i menjanjem slova na toj poziciji na nasumično slovo iz azbuke. Pošto je verovatnoća mutacije uobičajeno niska (</text:span><text:span text:style-name="T57"><draw:g text:anchor-type="as-char" svg:y="-0.1228in" draw:z-index="69" draw:style-name="gr1"><svg:title>TexMaths</svg:title><svg:desc>12§display§5\%§svg§600§FALSE§</svg:desc><draw:g draw:style-name="gr2"><draw:path draw:style-name="gr9" draw:text-style-name="P61" svg:width="0.1929in" svg:height="0.115in" svg:x="0.0004in" svg:y="0.0083in" svg:viewBox="0 0 491 293" svg:d="M0 0c164 0 327 0 491 0 0 98 0 195 0 293-164 0-327 0-491 0 0-98 0-195 0-293z"><text:p/></draw:path><draw:path draw:style-name="gr10" draw:text-style-name="P62" svg:width="0.0654in" svg:height="0.1126in" svg:x="0.0004in" svg:y="0.0134in" svg:viewBox="0 0 167 287" svg:d="M167 194c0-49-34-91-80-91-20 0-38 7-53 21 0-27 0-55 0-81 8 2 22 6 36 6 51 0 81-38 81-44 0-3-1-5-5-5-1 0-1 0-3 1-9 5-29 13-57 13-16 0-36-3-56-12-4-1-4-1-5-1-5 0-5 4-5 10 0 42 0 82 0 124 0 7 0 11 6 11 4 0 4-1 6-4 5-7 21-30 54-30 22 0 33 19 36 28 6 14 7 30 7 51 0 15 0 40-9 58-11 15-27 26-46 26-30 0-54-22-61-47 1 0 3 1 7 1 14 0 21-9 21-20 0-9-7-20-21-20-6 0-20 2-20 21 0 36 29 77 75 77 50 0 92-40 92-93z"><text:p/></draw:path><draw:path draw:style-name="gr11" draw:text-style-name="P62" svg:width="0.1181in" svg:height="0.1319in" svg:x="0.0839in" svg:y="0in" svg:viewBox="0 0 301 336" svg:d="M264 16c2-4 3-5 3-8 0-4-3-8-8-8s-6 2-9 6c-21 29-49 39-80 39-30 0-55-10-79-32-7-7-17-13-30-13-31 0-61 35-61 84 0 51 30 84 61 84s55-37 55-83c0-6 0-26-9-48 27 16 49 18 63 18 33 0 54-13 56-14-63 93-125 185-188 278-3 6-3 7-3 8 0 5 3 9 8 9 4 0 5-1 9-6 70-105 141-209 212-314zM62 159c-8 0-37-5-37-74 0-71 28-75 37-75 22 0 43 31 43 74 0 45-21 75-43 75zM248 326c-8 0-36-5-36-74 0-70 26-75 36-75 20 0 42 31 42 74 0 45-22 75-42 75zM301 252c0-49-25-84-54-84-31 0-61 34-61 83 0 51 30 85 61 85 30 0 54-37 54-84z"><text:p/></draw:path></draw:g></draw:g></text:span><text:span text:style-name="T57">) obezbeđuje se da ukoliko dolazi do mutacije - da do nje zapravo dodje; odnosno da ne može da dođe do situacije da se odabrano slovo zameni istim slovom.</text:span></text:p>
      <text:p text:style-name="P55">Nova generacija <text:span text:style-name="T22">se pravi kori</text:span><text:span text:style-name="T57">šćenjem elitističke strategije. Na kraju vršenja svih operacija imamo originalnu generaciju i novu generaciju. Generaciju za sledeću iteraciju biramo odabirom najboljih jedinki od svih (iz obe generacije).</text:span></text:p>
      <text:p text:style-name="P45">Prikazujemo pseudokod korišćenog genetskog algoritma.</text:p>
      <text:p text:style-name="P45"/>
      <text:p text:style-name="P56"><text:span text:style-name="T43"/></text:p>
      <text:h text:style-name="P41" text:outline-level="3"/>
      <text:h text:style-name="Heading_20_3" text:outline-level="3"/>
      <text:p text:style-name="Text_20_body"/>
      <text:p text:style-name="Text_20_body"/>
      <text:p text:style-name="P51"><draw:frame draw:style-name="fr1" draw:name="Image3" text:anchor-type="char" svg:width="5.7311in" svg:height="2.9984in" draw:z-index="71"><draw:image xlink:href="Pictures/10000000000003050000019AA2F3F7537F10FDEB.png" xlink:type="simple" xlink:show="embed" xlink:actuate="onLoad" draw:mime-type="image/png"/></draw:frame><text:soft-page-break/><text:span text:style-name="T79"/></text:p>
      <text:h text:style-name="P42"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bookmark-start text:name="__RefHeading___Toc3135_2544167869"/>Optimizacija kolonijom mrava<text:bookmark-end text:name="__RefHeading___Toc3135_2544167869"/></text:h>
      <text:p text:style-name="P21"/>
      <text:h text:style-name="P40" text:outline-level="2"><text:bookmark-start text:name="__RefHeading___Toc3102_2544167869"/>Polinomijalne aproksimacije<text:bookmark-end text:name="__RefHeading___Toc3102_2544167869"/></text:h>
      <text:p text:style-name="Text_20_body"/>
      <text:h text:style-name="P36" text:outline-level="1"><text:bookmark-start text:name="__RefHeading___Toc3157_2544167869"/>Eksperimentalni rezultati<text:bookmark-end text:name="__RefHeading___Toc3157_2544167869"/></text:h>
      <text:h text:style-name="P36" text:outline-level="1"><text:bookmark-start text:name="__RefHeading___Toc3176_2544167869"/>Zaklju<text:span text:style-name="T43">čak</text:span><text:bookmark-end text:name="__RefHeading___Toc3176_2544167869"/></text:h>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F" svg:font-family="" style:font-family-generic="roman"/>
    <style:font-face style:name="Arial2" svg:font-family="Arial" style:font-family-generic="swiss"/>
    <style:font-face style:name="Arial1" svg:font-family="Arial" style:font-pitch="variable"/>
    <style:font-face style:name="Microsoft YaHei" svg:font-family="'Microsoft YaHei'" style:font-pitch="variable"/>
    <style:font-face style:name="NSimSun" svg:font-family="NSimSu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Arial" style:font-family-generic="swiss" style:font-pitch="variable"/>
    <style:font-face style:name="Arial" svg:font-family="Arial" style:font-family-generic="system" style:font-pitch="variable"/>
    <style:font-face style:name="Microsoft YaHei1" svg:font-family="'Microsoft YaHei'" style:font-family-generic="system" style:font-pitch="variable"/>
    <style:font-face style:name="NSimSun1" svg:font-family="NSimSun" style:font-family-generic="system" style:font-pitch="variable"/>
  </office:font-face-decls>
  <office:styles>
    <draw:stroke-dash draw:name="Dashed_20__28_var_29__20_2" draw:display-name="Dashed (var) 2"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zxx" fo:country="none" style:letter-kerning="true" style:font-name-asian="NSimSun1"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zxx" fo:country="none" style:letter-kerning="true" style:font-name-asian="NSimSun1"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2" fo:font-family="'Liberation Sans'" style:font-family-generic="swiss" style:font-pitch="variable" fo:font-size="14pt" style:font-name-asian="Microsoft YaHei1"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7T16:24:00.164000000</meta:creation-date>
    <meta:generator>LibreOffice/7.1.3.2$Windows_X86_64 LibreOffice_project/47f78053abe362b9384784d31a6e56f8511eb1c1</meta:generator>
    <dc:date>2021-08-18T11:13:26.804000000</dc:date>
    <meta:editing-duration>PT4H18M19S</meta:editing-duration>
    <meta:editing-cycles>123</meta:editing-cycles>
    <meta:document-statistic meta:table-count="0" meta:image-count="3" meta:object-count="1" meta:page-count="13" meta:paragraph-count="67" meta:word-count="1141" meta:character-count="7690" meta:non-whitespace-character-count="6559"/>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2709in"/>
    </style:style>
    <style:style style:name="co2" style:family="table-column">
      <style:table-column-properties fo:break-before="auto" style:column-width="0.9646in"/>
    </style:style>
    <style:style style:name="co3" style:family="table-column">
      <style:table-column-properties fo:break-before="auto" style:column-width="0.7283in"/>
    </style:style>
    <style:style style:name="co4" style:family="table-column">
      <style:table-column-properties fo:break-before="auto" style:column-width="0.7827in"/>
    </style:style>
    <style:style style:name="co5" style:family="table-column">
      <style:table-column-properties fo:break-before="auto" style:column-width="0.8035in"/>
    </style:style>
    <style:style style:name="co6" style:family="table-column">
      <style:table-column-properties fo:break-before="auto" style:column-width="0.889in"/>
    </style:style>
    <style:style style:name="ro1" style:family="table-row">
      <style:table-row-properties style:row-height="0.2083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5pt solid #000000"/>
      <style:paragraph-properties fo:text-align="center" fo:margin-left="0in"/>
      <style:text-properties fo:font-size="12pt" fo:font-weight="bold" style:font-size-asian="12pt" style:font-weight-asian="bold" style:font-size-complex="12pt" style:font-weight-complex="bold"/>
    </style:style>
    <style:style style:name="ce10" style:family="table-cell" style:parent-style-name="Default">
      <style:table-cell-properties fo:border="0.74pt solid #000000"/>
    </style:style>
    <style:style style:name="ce11" style:family="table-cell" style:parent-style-name="Default">
      <style:table-cell-properties fo:border-bottom="1.5pt solid #000000" fo:border-left="0.74pt solid #000000" fo:padding="0.0138in" fo:border-right="0.74pt solid #000000" fo:border-top="0.74pt solid #000000"/>
    </style:style>
    <style:style style:name="ce2" style:family="table-cell" style:parent-style-name="Default">
      <style:table-cell-properties style:text-align-source="fix" style:repeat-content="false" fo:border="1.5pt solid #000000"/>
      <style:paragraph-properties fo:text-align="end" fo:margin-left="0in"/>
      <style:text-properties fo:font-weight="bold" style:font-weight-asian="bold" style:font-weight-complex="bold"/>
    </style:style>
    <style:style style:name="ce3" style:family="table-cell" style:parent-style-name="Default">
      <style:table-cell-properties fo:border="1.5pt solid #000000"/>
    </style:style>
    <style:style style:name="ce4" style:family="table-cell" style:parent-style-name="Default">
      <style:table-cell-properties fo:border-bottom="1.5pt solid #000000" style:text-align-source="fix" style:repeat-content="false" fo:border-left="none" fo:border-right="1.5pt solid #000000" fo:border-top="none"/>
      <style:paragraph-properties fo:text-align="end" fo:margin-left="0in"/>
      <style:text-properties fo:font-weight="bold" style:font-weight-asian="bold" style:font-weight-complex="bold"/>
    </style:style>
    <style:style style:name="ce5" style:family="table-cell" style:parent-style-name="Default">
      <style:table-cell-properties fo:border-bottom="0.74pt solid #000000" fo:border-left="none" fo:border-right="0.74pt solid #000000" fo:border-top="0.74pt solid #000000"/>
    </style:style>
    <style:style style:name="ce6" style:family="table-cell" style:parent-style-name="Default">
      <style:table-cell-properties fo:border-bottom="1.5pt solid #000000" fo:border-left="none" fo:padding="0.0138in" fo:border-right="0.74pt solid #000000" fo:border-top="0.74pt solid #000000"/>
    </style:style>
    <style:style style:name="ce7" style:family="table-cell" style:parent-style-name="Default">
      <style:table-cell-properties fo:border-bottom="1.5pt solid #000000" style:text-align-source="fix" style:repeat-content="false" fo:border-left="1.5pt solid #000000" fo:border-right="1.5pt solid #000000" fo:border-top="none"/>
      <style:paragraph-properties fo:text-align="end" fo:margin-left="0in"/>
      <style:text-properties fo:font-weight="bold" style:font-weight-asian="bold" style:font-weight-complex="bold"/>
    </style:style>
    <style:style style:name="ce8" style:family="table-cell" style:parent-style-name="Default">
      <style:table-cell-properties fo:border-bottom="0.74pt solid #000000" fo:border-left="0.74pt solid #000000" fo:border-right="1.5pt solid #000000" fo:border-top="0.74pt solid #000000"/>
    </style:style>
    <style:style style:name="ce9" style:family="table-cell" style:parent-style-name="Default">
      <style:table-cell-properties fo:border-bottom="1.5pt solid #000000" fo:border-left="0.74pt solid #000000" fo:padding="0.0138in" fo:border-right="1.5pt solid #000000" fo:border-top="0.74pt solid #000000"/>
    </style:style>
    <style:style style:name="ce22" style:family="table-cell" style:parent-style-name="Default">
      <style:table-cell-properties style:text-align-source="fix" style:repeat-content="false" fo:border="1.5pt solid #000000"/>
      <style:paragraph-properties fo:text-align="center" fo:margin-left="0in"/>
      <style:text-properties fo:font-size="12pt" fo:font-weight="bold" style:font-size-asian="12pt" style:font-weight-asian="bold" style:font-size-complex="12pt" style:font-weight-complex="bold"/>
    </style:style>
    <style:style style:name="ce23" style:family="table-cell" style:parent-style-name="Default">
      <style:table-cell-properties style:text-align-source="fix" style:repeat-content="false" fo:border="1.5pt solid #000000"/>
      <style:paragraph-properties fo:text-align="end" fo:margin-left="0in"/>
      <style:text-properties fo:font-weight="bold" style:font-weight-asian="bold" style:font-weight-complex="bold"/>
    </style:style>
    <style:style style:name="ce24" style:family="table-cell" style:parent-style-name="Default">
      <style:table-cell-properties fo:border="1.5pt solid #000000"/>
    </style:style>
    <style:style style:name="ce25" style:family="table-cell" style:parent-style-name="Default">
      <style:table-cell-properties fo:border-bottom="1.5pt solid #000000" style:text-align-source="fix" style:repeat-content="false" fo:border-left="none" fo:border-right="1.5pt solid #000000" fo:border-top="none"/>
      <style:paragraph-properties fo:text-align="end" fo:margin-left="0in"/>
      <style:text-properties fo:font-weight="bold" style:font-weight-asian="bold" style:font-weight-complex="bold"/>
    </style:style>
    <style:style style:name="ce26" style:family="table-cell" style:parent-style-name="Default">
      <style:table-cell-properties fo:border-bottom="0.74pt solid #000000" fo:border-left="none" fo:border-right="0.74pt solid #000000" fo:border-top="0.74pt solid #000000"/>
    </style:style>
    <style:style style:name="ce27" style:family="table-cell" style:parent-style-name="Default">
      <style:table-cell-properties fo:border-bottom="1.5pt solid #000000" fo:border-left="none" fo:padding="0.0138in" fo:border-right="0.74pt solid #000000" fo:border-top="0.74pt solid #000000"/>
    </style:style>
    <style:style style:name="ce28" style:family="table-cell" style:parent-style-name="Default">
      <style:table-cell-properties fo:border-bottom="1.5pt solid #000000" style:text-align-source="fix" style:repeat-content="false" fo:border-left="1.5pt solid #000000" fo:border-right="1.5pt solid #000000" fo:border-top="none"/>
      <style:paragraph-properties fo:text-align="end" fo:margin-left="0in"/>
      <style:text-properties fo:font-weight="bold" style:font-weight-asian="bold" style:font-weight-complex="bold"/>
    </style:style>
    <style:style style:name="ce29" style:family="table-cell" style:parent-style-name="Default">
      <style:table-cell-properties fo:border-bottom="0.74pt solid #000000" fo:border-left="0.74pt solid #000000" fo:border-right="1.5pt solid #000000" fo:border-top="0.74pt solid #000000"/>
    </style:style>
    <style:style style:name="ce30" style:family="table-cell" style:parent-style-name="Default">
      <style:table-cell-properties fo:border-bottom="1.5pt solid #000000" fo:border-left="0.74pt solid #000000" fo:padding="0.0138in" fo:border-right="1.5pt solid #000000" fo:border-top="0.74pt solid #000000"/>
    </style:style>
    <style:style style:name="ce31" style:family="table-cell" style:parent-style-name="Default">
      <style:table-cell-properties fo:border="0.74pt solid #000000"/>
    </style:style>
    <style:style style:name="ce32" style:family="table-cell" style:parent-style-name="Default">
      <style:table-cell-properties fo:border-bottom="1.5pt solid #000000" fo:border-left="0.74pt solid #000000" fo:padding="0.0138in" fo:border-right="0.74pt solid #000000" fo:border-top="0.74pt solid #000000"/>
    </style:style>
  </office:automatic-styles>
  <office:body>
    <office:spreadsheet>
      <table:calculation-settings table:automatic-find-labels="false" table:use-regular-expressions="false" table:use-wildcards="true"/>
      <table:table table:name="df_brute_test" table:style-name="ta1">
        <table:table-column table:style-name="co1" table:default-cell-style-name="ce24"/>
        <table:table-column table:style-name="co2" table:default-cell-style-name="ce26"/>
        <table:table-column table:style-name="co3" table:default-cell-style-name="ce29"/>
        <table:table-column table:style-name="co4" table:default-cell-style-name="ce31"/>
        <table:table-column table:style-name="co5" table:default-cell-style-name="ce29"/>
        <table:table-row table:style-name="ro1">
          <table:table-cell table:style-name="ce22"/>
          <table:table-cell table:style-name="ce22" office:value-type="string" calcext:value-type="string" table:number-columns-spanned="2" table:number-rows-spanned="1">
            <text:p>Brute Force Solver</text:p>
          </table:table-cell>
          <table:covered-table-cell table:style-name="ce24"/>
          <table:table-cell table:style-name="ce22" office:value-type="string" calcext:value-type="string" table:number-columns-spanned="2" table:number-rows-spanned="1">
            <text:p>Pruning Solver</text:p>
          </table:table-cell>
          <table:covered-table-cell table:style-name="ce24"/>
        </table:table-row>
        <table:table-row table:style-name="ro2">
          <table:table-cell table:style-name="ce23" office:value-type="string" calcext:value-type="string">
            <text:p>m</text:p>
          </table:table-cell>
          <table:table-cell table:style-name="ce25" office:value-type="string" calcext:value-type="string">
            <text:p>RT</text:p>
          </table:table-cell>
          <table:table-cell table:style-name="ce28" office:value-type="string" calcext:value-type="string">
            <text:p>S</text:p>
          </table:table-cell>
          <table:table-cell table:style-name="ce28" office:value-type="string" calcext:value-type="string">
            <text:p>RT</text:p>
          </table:table-cell>
          <table:table-cell table:style-name="ce28" office:value-type="string" calcext:value-type="string">
            <text:p>S</text:p>
          </table:table-cell>
        </table:table-row>
        <table:table-row table:style-name="ro2">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2">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2">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2">
          <table:table-cell office:value-type="float" office:value="5" calcext:value-type="float">
            <text:p>5</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2">
          <table:table-cell office:value-type="float" office:value="6" calcext:value-type="float">
            <text:p>6</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row>
        <table:table-row table:style-name="ro2">
          <table:table-cell office:value-type="float" office:value="7" calcext:value-type="float">
            <text:p>7</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row>
        <table:table-row table:style-name="ro2">
          <table:table-cell office:value-type="float" office:value="8" calcext:value-type="float">
            <text:p>8</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row>
        <table:table-row table:style-name="ro2">
          <table:table-cell office:value-type="float" office:value="9" calcext:value-type="float">
            <text:p>9</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row>
        <table:table-row table:style-name="ro2">
          <table:table-cell office:value-type="float" office:value="10" calcext:value-type="float">
            <text:p>10</text:p>
          </table:table-cell>
          <table:table-cell office:value-type="float" office:value="0.01" calcext:value-type="float">
            <text:p>0.01</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row>
        <table:table-row table:style-name="ro2">
          <table:table-cell office:value-type="float" office:value="11" calcext:value-type="float">
            <text:p>11</text:p>
          </table:table-cell>
          <table:table-cell office:value-type="float" office:value="0.02" calcext:value-type="float">
            <text:p>0.02</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row>
        <table:table-row table:style-name="ro2">
          <table:table-cell office:value-type="float" office:value="12" calcext:value-type="float">
            <text:p>12</text:p>
          </table:table-cell>
          <table:table-cell office:value-type="float" office:value="0.04" calcext:value-type="float">
            <text:p>0.04</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row>
        <table:table-row table:style-name="ro2">
          <table:table-cell office:value-type="float" office:value="13" calcext:value-type="float">
            <text:p>13</text:p>
          </table:table-cell>
          <table:table-cell office:value-type="float" office:value="0.08" calcext:value-type="float">
            <text:p>0.08</text:p>
          </table:table-cell>
          <table:table-cell office:value-type="float" office:value="5" calcext:value-type="float">
            <text:p>5</text:p>
          </table:table-cell>
          <table:table-cell office:value-type="float" office:value="0.01" calcext:value-type="float">
            <text:p>0.01</text:p>
          </table:table-cell>
          <table:table-cell office:value-type="float" office:value="5" calcext:value-type="float">
            <text:p>5</text:p>
          </table:table-cell>
        </table:table-row>
        <table:table-row table:style-name="ro2">
          <table:table-cell office:value-type="float" office:value="14" calcext:value-type="float">
            <text:p>14</text:p>
          </table:table-cell>
          <table:table-cell office:value-type="float" office:value="0.16" calcext:value-type="float">
            <text:p>0.16</text:p>
          </table:table-cell>
          <table:table-cell office:value-type="float" office:value="6" calcext:value-type="float">
            <text:p>6</text:p>
          </table:table-cell>
          <table:table-cell office:value-type="float" office:value="0.02" calcext:value-type="float">
            <text:p>0.02</text:p>
          </table:table-cell>
          <table:table-cell office:value-type="float" office:value="6" calcext:value-type="float">
            <text:p>6</text:p>
          </table:table-cell>
        </table:table-row>
        <table:table-row table:style-name="ro2">
          <table:table-cell office:value-type="float" office:value="15" calcext:value-type="float">
            <text:p>15</text:p>
          </table:table-cell>
          <table:table-cell office:value-type="float" office:value="0.34" calcext:value-type="float">
            <text:p>0.34</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row>
        <table:table-row table:style-name="ro2">
          <table:table-cell office:value-type="float" office:value="16" calcext:value-type="float">
            <text:p>16</text:p>
          </table:table-cell>
          <table:table-cell office:value-type="float" office:value="0.69" calcext:value-type="float">
            <text:p>0.69</text:p>
          </table:table-cell>
          <table:table-cell office:value-type="float" office:value="6" calcext:value-type="float">
            <text:p>6</text:p>
          </table:table-cell>
          <table:table-cell office:value-type="float" office:value="0.02" calcext:value-type="float">
            <text:p>0.02</text:p>
          </table:table-cell>
          <table:table-cell office:value-type="float" office:value="6" calcext:value-type="float">
            <text:p>6</text:p>
          </table:table-cell>
        </table:table-row>
        <table:table-row table:style-name="ro2">
          <table:table-cell office:value-type="float" office:value="17" calcext:value-type="float">
            <text:p>17</text:p>
          </table:table-cell>
          <table:table-cell office:value-type="float" office:value="1.45" calcext:value-type="float">
            <text:p>1.45</text:p>
          </table:table-cell>
          <table:table-cell office:value-type="float" office:value="7" calcext:value-type="float">
            <text:p>7</text:p>
          </table:table-cell>
          <table:table-cell office:value-type="float" office:value="0.05" calcext:value-type="float">
            <text:p>0.05</text:p>
          </table:table-cell>
          <table:table-cell office:value-type="float" office:value="7" calcext:value-type="float">
            <text:p>7</text:p>
          </table:table-cell>
        </table:table-row>
        <table:table-row table:style-name="ro2">
          <table:table-cell office:value-type="float" office:value="18" calcext:value-type="float">
            <text:p>18</text:p>
          </table:table-cell>
          <table:table-cell office:value-type="float" office:value="3.39" calcext:value-type="float">
            <text:p>3.39</text:p>
          </table:table-cell>
          <table:table-cell office:value-type="float" office:value="6" calcext:value-type="float">
            <text:p>6</text:p>
          </table:table-cell>
          <table:table-cell office:value-type="float" office:value="0.03" calcext:value-type="float">
            <text:p>0.03</text:p>
          </table:table-cell>
          <table:table-cell office:value-type="float" office:value="6" calcext:value-type="float">
            <text:p>6</text:p>
          </table:table-cell>
        </table:table-row>
        <table:table-row table:style-name="ro2">
          <table:table-cell office:value-type="float" office:value="19" calcext:value-type="float">
            <text:p>19</text:p>
          </table:table-cell>
          <table:table-cell office:value-type="float" office:value="6.62" calcext:value-type="float">
            <text:p>6.62</text:p>
          </table:table-cell>
          <table:table-cell office:value-type="float" office:value="7" calcext:value-type="float">
            <text:p>7</text:p>
          </table:table-cell>
          <table:table-cell office:value-type="float" office:value="0.16" calcext:value-type="float">
            <text:p>0.16</text:p>
          </table:table-cell>
          <table:table-cell office:value-type="float" office:value="7" calcext:value-type="float">
            <text:p>7</text:p>
          </table:table-cell>
        </table:table-row>
        <table:table-row table:style-name="ro2">
          <table:table-cell office:value-type="float" office:value="20" calcext:value-type="float">
            <text:p>20</text:p>
          </table:table-cell>
          <table:table-cell table:style-name="ce27" office:value-type="float" office:value="15.11" calcext:value-type="float">
            <text:p>15.11</text:p>
          </table:table-cell>
          <table:table-cell table:style-name="ce30" office:value-type="float" office:value="8" calcext:value-type="float">
            <text:p>8</text:p>
          </table:table-cell>
          <table:table-cell table:style-name="ce32" office:value-type="float" office:value="0.35" calcext:value-type="float">
            <text:p>0.35</text:p>
          </table:table-cell>
          <table:table-cell table:style-name="ce30" office:value-type="float" office:value="8" calcext:value-type="float">
            <text:p>8</text:p>
          </table:table-cell>
        </table:table-row>
      </table:table>
      <table:named-expressions/>
    </office:spreadsheet>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1:12:56.04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